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23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2.963cm"/>
    </style:style>
    <style:style style:name="co4" style:family="table-column">
      <style:table-column-properties fo:break-before="auto" style:column-width="9.553cm"/>
    </style:style>
    <style:style style:name="co5" style:family="table-column">
      <style:table-column-properties fo:break-before="auto" style:column-width="11.091cm"/>
    </style:style>
    <style:style style:name="co22" style:family="table-column">
      <style:table-column-properties fo:break-before="auto" style:column-width="3.979cm"/>
    </style:style>
    <style:style style:name="co23" style:family="table-column">
      <style:table-column-properties fo:break-before="auto" style:column-width="3.593cm"/>
    </style:style>
    <style:style style:name="co6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953cm"/>
    </style:style>
    <style:style style:name="co10" style:family="table-column">
      <style:table-column-properties fo:break-before="auto" style:column-width="3.87cm"/>
    </style:style>
    <style:style style:name="co11" style:family="table-column">
      <style:table-column-properties fo:break-before="auto" style:column-width="6.235cm"/>
    </style:style>
    <style:style style:name="co12" style:family="table-column">
      <style:table-column-properties fo:break-before="auto" style:column-width="16.066cm"/>
    </style:style>
    <style:style style:name="co13" style:family="table-column">
      <style:table-column-properties fo:break-before="auto" style:column-width="3.565cm"/>
    </style:style>
    <style:style style:name="co14" style:family="table-column">
      <style:table-column-properties fo:break-before="auto" style:column-width="4.115cm"/>
    </style:style>
    <style:style style:name="co15" style:family="table-column">
      <style:table-column-properties fo:break-before="auto" style:column-width="16.648cm"/>
    </style:style>
    <style:style style:name="co16" style:family="table-column">
      <style:table-column-properties fo:break-before="auto" style:column-width="4.09cm"/>
    </style:style>
    <style:style style:name="co17" style:family="table-column">
      <style:table-column-properties fo:break-before="auto" style:column-width="3.992cm"/>
    </style:style>
    <style:style style:name="co18" style:family="table-column">
      <style:table-column-properties fo:break-before="auto" style:column-width="3.563cm"/>
    </style:style>
    <style:style style:name="co19" style:family="table-column">
      <style:table-column-properties fo:break-before="auto" style:column-width="16.004cm"/>
    </style:style>
    <style:style style:name="co20" style:family="table-column">
      <style:table-column-properties fo:break-before="auto" style:column-width="4.45cm"/>
    </style:style>
    <style:style style:name="co21" style:family="table-column">
      <style:table-column-properties fo:break-before="auto" style:column-width="3.286cm"/>
    </style:style>
    <style:style style:name="co24" style:family="table-column">
      <style:table-column-properties fo:break-before="auto" style:column-width="11.887cm"/>
    </style:style>
    <style:style style:name="co25" style:family="table-column">
      <style:table-column-properties fo:break-before="auto" style:column-width="4.505cm"/>
    </style:style>
    <style:style style:name="co26" style:family="table-column">
      <style:table-column-properties fo:break-before="auto" style:column-width="3.717cm"/>
    </style:style>
    <style:style style:name="co27" style:family="table-column">
      <style:table-column-properties fo:break-before="auto" style:column-width="12.778cm"/>
    </style:style>
    <style:style style:name="co28" style:family="table-column">
      <style:table-column-properties fo:break-before="auto" style:column-width="10.657cm"/>
    </style:style>
    <style:style style:name="co29" style:family="table-column">
      <style:table-column-properties fo:break-before="auto" style:column-width="4.422cm"/>
    </style:style>
    <style:style style:name="co30" style:family="table-column">
      <style:table-column-properties fo:break-before="auto" style:column-width="4.81cm"/>
    </style:style>
    <style:style style:name="co31" style:family="table-column">
      <style:table-column-properties fo:break-before="auto" style:column-width="13.914cm"/>
    </style:style>
    <style:style style:name="co32" style:family="table-column">
      <style:table-column-properties fo:break-before="auto" style:column-width="4.062cm"/>
    </style:style>
    <style:style style:name="co33" style:family="table-column">
      <style:table-column-properties fo:break-before="auto" style:column-width="3.224cm"/>
    </style:style>
    <style:style style:name="co34" style:family="table-column">
      <style:table-column-properties fo:break-before="auto" style:column-width="6.572cm"/>
    </style:style>
    <style:style style:name="co35" style:family="table-column">
      <style:table-column-properties fo:break-before="auto" style:column-width="17.877cm"/>
    </style:style>
    <style:style style:name="co36" style:family="table-column">
      <style:table-column-properties fo:break-before="auto" style:column-width="4.727cm"/>
    </style:style>
    <style:style style:name="co37" style:family="table-column">
      <style:table-column-properties fo:break-before="auto" style:column-width="10.504cm"/>
    </style:style>
    <style:style style:name="co38" style:family="table-column">
      <style:table-column-properties fo:break-before="auto" style:column-width="3.501cm"/>
    </style:style>
    <style:style style:name="co39" style:family="table-column">
      <style:table-column-properties fo:break-before="auto" style:column-width="11.24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Übersich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Datei</text:p>
          </table:table-cell>
          <table:table-cell office:value-type="string">
            <text:p>Anzahl Felder</text:p>
          </table:table-cell>
          <table:table-cell office:value-type="string">
            <text:p>Anzahl Einträge</text:p>
          </table:table-cell>
          <table:table-cell office:value-type="string">
            <text:p>Bemerkung</text:p>
          </table:table-cell>
          <table:table-cell office:value-type="string">
            <text:p>Validations</text:p>
          </table:table-cell>
        </table:table-row>
        <table:table-row table:style-name="ro1">
          <table:table-cell office:value-type="string">
            <text:p>Alte Tabelle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dress01.rb</text:p>
          </table:table-cell>
          <table:table-cell office:value-type="float" office:value="60">
            <text:p>60</text:p>
          </table:table-cell>
          <table:table-cell office:value-type="float" office:value="1653">
            <text:p>1653</text:p>
          </table:table-cell>
          <table:table-cell office:value-type="string">
            <text:p>Aufteilung in Kontakte und Adressen</text:p>
          </table:table-cell>
          <table:table-cell/>
        </table:table-row>
        <table:table-row table:style-name="ro1">
          <table:table-cell office:value-type="string">
            <text:p>gusskosten.rb</text:p>
          </table:table-cell>
          <table:table-cell office:value-type="float" office:value="13">
            <text:p>13</text:p>
          </table:table-cell>
          <table:table-cell office:value-type="float" office:value="994">
            <text:p>994</text:p>
          </table:table-cell>
          <table:table-cell office:value-type="string">
            <text:p>okay</text:p>
          </table:table-cell>
          <table:table-cell/>
        </table:table-row>
        <table:table-row table:style-name="ro1">
          <table:table-cell office:value-type="string">
            <text:p>kunden.rb</text:p>
          </table:table-cell>
          <table:table-cell office:value-type="float" office:value="24">
            <text:p>24</text:p>
          </table:table-cell>
          <table:table-cell office:value-type="float" office:value="1482">
            <text:p>1482</text:p>
          </table:table-cell>
          <table:table-cell office:value-type="string">
            <text:p>Viele Felder verdoppelt, um Paare abzubilden</text:p>
          </table:table-cell>
          <table:table-cell/>
        </table:table-row>
        <table:table-row table:style-name="ro1">
          <table:table-cell office:value-type="string">
            <text:p>lagerbild.rb</text:p>
          </table:table-cell>
          <table:table-cell office:value-type="float" office:value="3">
            <text:p>3</text:p>
          </table:table-cell>
          <table:table-cell office:value-type="float" office:value="1300">
            <text:p>1300</text:p>
          </table:table-cell>
          <table:table-cell office:value-type="string">
            <text:p>Verweis auf Bilder</text:p>
          </table:table-cell>
          <table:table-cell office:value-type="string">
            <text:p>350 MB Rolf will die Bilder von Hand modifizier. Vorschlag git-annex</text:p>
          </table:table-cell>
        </table:table-row>
        <table:table-row table:style-name="ro1">
          <table:table-cell office:value-type="string">
            <text:p>lagerblatposition.rb</text:p>
          </table:table-cell>
          <table:table-cell office:value-type="float" office:value="19">
            <text:p>19</text:p>
          </table:table-cell>
          <table:table-cell office:value-type="float" office:value="36000">
            <text:p>36000</text:p>
          </table:table-cell>
          <table:table-cell office:value-type="string">
            <text:p>Redundantes Feld Total = Menge mal Preis</text:p>
          </table:table-cell>
          <table:table-cell/>
        </table:table-row>
        <table:table-row table:style-name="ro1">
          <table:table-cell office:value-type="string">
            <text:p>lagerblatt.rb</text:p>
          </table:table-cell>
          <table:table-cell office:value-type="float" office:value="140">
            <text:p>140</text:p>
          </table:table-cell>
          <table:table-cell office:value-type="float" office:value="11000">
            <text:p>11000</text:p>
          </table:table-cell>
          <table:table-cell office:value-type="string">
            <text:p><text:s/>Hier braucht es ein Re-Engineering</text:p>
          </table:table-cell>
          <table:table-cell/>
        </table:table-row>
        <table:table-row table:style-name="ro1">
          <table:table-cell office:value-type="string">
            <text:p>materialliste.rb</text:p>
          </table:table-cell>
          <table:table-cell office:value-type="float" office:value="8">
            <text:p>8</text:p>
          </table:table-cell>
          <table:table-cell office:value-type="float" office:value="4400">
            <text:p>4400</text:p>
          </table:table-cell>
          <table:table-cell table:number-columns-repeated="2"/>
        </table:table-row>
        <table:table-row table:style-name="ro1">
          <table:table-cell office:value-type="string">
            <text:p>modelle.rb</text:p>
          </table:table-cell>
          <table:table-cell office:value-type="float" office:value="22">
            <text:p>22</text:p>
          </table:table-cell>
          <table:table-cell office:value-type="float" office:value="536">
            <text:p>536</text:p>
          </table:table-cell>
          <table:table-cell office:value-type="string">
            <text:p>TestFeld überflüssig. Ansonsten okay</text:p>
          </table:table-cell>
          <table:table-cell/>
        </table:table-row>
        <table:table-row table:style-name="ro1">
          <table:table-cell office:value-type="string">
            <text:p>personal.rb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string">
            <text:p>Wird das noch gebraucht??</text:p>
          </table:table-cell>
          <table:table-cell/>
        </table:table-row>
        <table:table-row table:style-name="ro1">
          <table:table-cell office:value-type="string">
            <text:p>steinlager.rb</text:p>
          </table:table-cell>
          <table:table-cell office:value-type="float" office:value="36">
            <text:p>36</text:p>
          </table:table-cell>
          <table:table-cell office:value-type="float" office:value="2234">
            <text:p>2234</text:p>
          </table:table-cell>
          <table:table-cell office:value-type="string">
            <text:p>Zwei Lager in einem Warum Sortier 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Neue Tabellen</text:p>
          </table:table-cell>
          <table:table-cell table:number-columns-repeated="4"/>
        </table:table-row>
        <table:table-row table:style-name="ro1">
          <table:table-cell office:value-type="string">
            <text:p>account.rb</text:p>
          </table:table-cell>
          <table:table-cell office:value-type="float" office:value="5">
            <text:p>5</text:p>
          </table:table-cell>
          <table:table-cell office:value-type="string">
            <text:p>wenige Benutzer</text:p>
          </table:table-cell>
          <table:table-cell office:value-type="string">
            <text:p>name,surname,email,crypted_password,role</text:p>
          </table:table-cell>
          <table:table-cell office:value-type="string">
            <text:p>email,role,password,uniqueness</text:p>
          </table:table-cell>
        </table:table-row>
        <table:table-row table:style-name="ro1">
          <table:table-cell office:value-type="string">
            <text:p>addresstype.rb</text:p>
          </table:table-cell>
          <table:table-cell table:number-columns-repeated="2"/>
          <table:table-cell office:value-type="string">
            <text:p>:main, :bill_to, :delivery, :other</text:p>
          </table:table-cell>
          <table:table-cell/>
        </table:table-row>
        <table:table-row table:style-name="ro1">
          <table:table-cell office:value-type="string">
            <text:p>address.rb</text:p>
          </table:table-cell>
          <table:table-cell office:value-type="float" office:value="10">
            <text:p>10</text:p>
          </table:table-cell>
          <table:table-cell office:value-type="float" office:value="1653">
            <text:p>1653</text:p>
          </table:table-cell>
          <table:table-cell office:value-type="string">
            <text:p>addresstyp,text,po_box,strasse,ortzusatz,staat,plz,ort</text:p>
          </table:table-cell>
          <table:table-cell/>
        </table:table-row>
        <table:table-row table:style-name="ro1">
          <table:table-cell office:value-type="string">
            <text:p>contacttype.rb</text:p>
          </table:table-cell>
          <table:table-cell table:number-columns-repeated="2"/>
          <table:table-cell office:value-type="string">
            <text:p>:internet, :email, :fax, :mobile, :phone </text:p>
          </table:table-cell>
          <table:table-cell/>
        </table:table-row>
        <table:table-row table:style-name="ro1">
          <table:table-cell office:value-type="string">
            <text:p>contact_info.rb</text:p>
          </table:table-cell>
          <table:table-cell table:number-columns-repeated="2"/>
          <table:table-cell office:value-type="string">
            <text:p>contacttype,value1, value2</text:p>
          </table:table-cell>
          <table:table-cell/>
        </table:table-row>
        <table:table-row table:style-name="ro1">
          <table:table-cell office:value-type="string">
            <text:p>contact.rb</text:p>
          </table:table-cell>
          <table:table-cell table:number-columns-repeated="2"/>
          <table:table-cell office:value-type="string">
            <text:p>name,vorname,isPerson, bild1, bild2,hasAddresses,hasContactinfos. Evtl. Fehlen Sachen wie Beruf, seit_wann</text:p>
          </table:table-cell>
          <table:table-cell/>
        </table:table-row>
      </table:table>
      <table:table table:name="matlist" table:style-name="ta1"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row table:style-name="ro2">
          <table:table-cell table:style-name="ce4" office:value-type="string">
            <text:p>Matlis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euer Name</text:p>
          </table:table-cell>
          <table:table-cell office:value-type="string">
            <text:p>Typ</text:p>
          </table:table-cell>
          <table:table-cell office:value-type="string">
            <text:p>Kommentar</text:p>
          </table:table-cell>
          <table:table-cell office:value-type="string">
            <text:p>Zeile</text:p>
          </table:table-cell>
          <table:table-cell office:value-type="string">
            <text:p>Für Import-Script</text:p>
          </table:table-cell>
        </table:table-row>
        <table:table-row table:style-name="ro1">
          <table:table-cell office:value-type="string">
            <text:p>Kurzbeschrieb</text:p>
          </table:table-cell>
          <table:table-cell office:value-type="string">
            <text:p>description</text:p>
          </table:table-cell>
          <table:table-cell office:value-type="string">
            <text:p>String</text:p>
          </table:table-cell>
          <table:table-cell office:value-type="string">
            <text:p>Kurzberschreibung</text:p>
          </table:table-cell>
          <table:table-cell table:formula="of:=CONCATENATE(&quot;  property  :&quot;;[.B3];&quot;,  &quot;;[.C3];&quot;   # row[&quot;;TEXT(COLUMN([.D3])-4;&quot;0&quot;);&quot;] &quot;;[.D3];&quot; alt &quot;;[.$A$1];&quot; &quot;;[.A3])" office:value-type="string" office:string-value="  property  :description,  String   # row[0] Kurzberschreibung alt Matlist Kurzbeschrieb">
            <text:p><text:s text:c="2"/>property <text:s/>:description, <text:s/>String <text:s text:c="2"/># row[0] Kurzberschreibung alt Matlist Kurzbeschrieb</text:p>
          </table:table-cell>
          <table:table-cell table:formula="of:=CONCATENATE(&quot;:&quot;;[.B3];&quot; =&gt; row[&quot;;TEXT(ROW([.E3])-3;&quot;0&quot;);&quot;], &quot;)" office:value-type="string" office:string-value=":description =&gt; row[0], ">
            <text:p>:description =&gt; row[0], </text:p>
          </table:table-cell>
        </table:table-row>
        <table:table-row table:style-name="ro1">
          <table:table-cell office:value-type="string">
            <text:p>PreisProStck</text:p>
          </table:table-cell>
          <table:table-cell office:value-type="string">
            <text:p>price_per_unit</text:p>
          </table:table-cell>
          <table:table-cell office:value-type="string">
            <text:p>String</text:p>
          </table:table-cell>
          <table:table-cell office:value-type="string">
            <text:p>Preis pr Stück</text:p>
          </table:table-cell>
          <table:table-cell table:formula="of:=CONCATENATE(&quot;  property  :&quot;;[.B4];&quot;,  &quot;;[.C4];&quot;   # row[&quot;;TEXT(COLUMN([.D4])-4;&quot;0&quot;);&quot;] &quot;;[.D4];&quot; alt &quot;;[.$A$1];&quot; &quot;;[.A4])" office:value-type="string" office:string-value="  property  :price_per_unit,  String   # row[0] Preis pr Stück alt Matlist PreisProStck">
            <text:p><text:s text:c="2"/>property <text:s/>:price_per_unit, <text:s/>String <text:s text:c="2"/># row[0] Preis pr Stück alt Matlist PreisProStck</text:p>
          </table:table-cell>
          <table:table-cell table:formula="of:=CONCATENATE(&quot;:&quot;;[.B4];&quot; =&gt; row[&quot;;TEXT(ROW([.E4])-3;&quot;0&quot;);&quot;], &quot;)" office:value-type="string" office:string-value=":price_per_unit =&gt; row[1], ">
            <text:p>:price_per_unit =&gt; row[1], </text:p>
          </table:table-cell>
        </table:table-row>
        <table:table-row table:style-name="ro1">
          <table:table-cell office:value-type="string">
            <text:p>Einheit</text:p>
          </table:table-cell>
          <table:table-cell office:value-type="string">
            <text:p>unit</text:p>
          </table:table-cell>
          <table:table-cell office:value-type="string">
            <text:p>String</text:p>
          </table:table-cell>
          <table:table-cell office:value-type="string">
            <text:p>Einheit, z.B. Kg</text:p>
          </table:table-cell>
          <table:table-cell table:formula="of:=CONCATENATE(&quot;  property  :&quot;;[.B5];&quot;,  &quot;;[.C5];&quot;   # row[&quot;;TEXT(COLUMN([.D5])-4;&quot;0&quot;);&quot;] &quot;;[.D5];&quot; alt &quot;;[.$A$1];&quot; &quot;;[.A5])" office:value-type="string" office:string-value="  property  :unit,  String   # row[0] Einheit, z.B. Kg alt Matlist Einheit">
            <text:p><text:s text:c="2"/>property <text:s/>:unit, <text:s/>String <text:s text:c="2"/># row[0] Einheit, z.B. Kg alt Matlist Einheit</text:p>
          </table:table-cell>
          <table:table-cell table:formula="of:=CONCATENATE(&quot;:&quot;;[.B5];&quot; =&gt; row[&quot;;TEXT(ROW([.E5])-3;&quot;0&quot;);&quot;], &quot;)" office:value-type="string" office:string-value=":unit =&gt; row[2], ">
            <text:p>:unit =&gt; row[2], </text:p>
          </table:table-cell>
        </table:table-row>
        <table:table-row table:style-name="ro1">
          <table:table-cell office:value-type="string">
            <text:p>Artikelnummer</text:p>
          </table:table-cell>
          <table:table-cell office:value-type="string">
            <text:p>article_number</text:p>
          </table:table-cell>
          <table:table-cell office:value-type="string">
            <text:p>String</text:p>
          </table:table-cell>
          <table:table-cell office:value-type="string">
            <text:p>Hauptschlüssel (sprechender)</text:p>
          </table:table-cell>
          <table:table-cell table:formula="of:=CONCATENATE(&quot;  property  :&quot;;[.B6];&quot;,  &quot;;[.C6];&quot;   # row[&quot;;TEXT(COLUMN([.D6])-4;&quot;0&quot;);&quot;] &quot;;[.D6];&quot; alt &quot;;[.$A$1];&quot; &quot;;[.A6])" office:value-type="string" office:string-value="  property  :article_number,  String   # row[0] Hauptschlüssel (sprechender) alt Matlist Artikelnummer">
            <text:p><text:s text:c="2"/>property <text:s/>:article_number, <text:s/>String <text:s text:c="2"/># row[0] Hauptschlüssel (sprechender) alt Matlist Artikelnummer</text:p>
          </table:table-cell>
          <table:table-cell table:formula="of:=CONCATENATE(&quot;:&quot;;[.B6];&quot; =&gt; row[&quot;;TEXT(ROW([.E6])-3;&quot;0&quot;);&quot;], &quot;)" office:value-type="string" office:string-value=":article_number =&gt; row[3], ">
            <text:p>:article_number =&gt; row[3], </text:p>
          </table:table-cell>
        </table:table-row>
        <table:table-row table:style-name="ro1">
          <table:table-cell office:value-type="string">
            <text:p>MatBild</text:p>
          </table:table-cell>
          <table:table-cell office:value-type="string">
            <text:p>picture</text:p>
          </table:table-cell>
          <table:table-cell office:value-type="string">
            <text:p>String</text:p>
          </table:table-cell>
          <table:table-cell office:value-type="string">
            <text:p>Bild des Materials</text:p>
          </table:table-cell>
          <table:table-cell table:formula="of:=CONCATENATE(&quot;  property  :&quot;;[.B7];&quot;,  &quot;;[.C7];&quot;   # row[&quot;;TEXT(COLUMN([.D7])-4;&quot;0&quot;);&quot;] &quot;;[.D7];&quot; alt &quot;;[.$A$1];&quot; &quot;;[.A7])" office:value-type="string" office:string-value="  property  :picture,  String   # row[0] Bild des Materials alt Matlist MatBild">
            <text:p><text:s text:c="2"/>property <text:s/>:picture, <text:s/>String <text:s text:c="2"/># row[0] Bild des Materials alt Matlist MatBild</text:p>
          </table:table-cell>
          <table:table-cell table:formula="of:=CONCATENATE(&quot;:&quot;;[.B7];&quot; =&gt; row[&quot;;TEXT(ROW([.E7])-3;&quot;0&quot;);&quot;], &quot;)" office:value-type="string" office:string-value=":picture =&gt; row[4], ">
            <text:p>:picture =&gt; row[4], </text:p>
          </table:table-cell>
        </table:table-row>
        <table:table-row table:style-name="ro1">
          <table:table-cell office:value-type="string">
            <text:p>EMGK</text:p>
          </table:table-cell>
          <table:table-cell table:formula="of:=LOWER([.A8])" office:value-type="string" office:string-value="emgk">
            <text:p>emgk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8];&quot;,  &quot;;[.C8];&quot;   # row[&quot;;TEXT(COLUMN([.D8])-4;&quot;0&quot;);&quot;] &quot;;[.D8];&quot; alt &quot;;[.$A$1];&quot; &quot;;[.A8])" office:value-type="string" office:string-value="  property  :emgk,  String   # row[0]  alt Matlist EMGK">
            <text:p><text:s text:c="2"/>property <text:s/>:emgk, <text:s/>String <text:s text:c="2"/># row[0] <text:s/>alt Matlist EMGK</text:p>
          </table:table-cell>
          <table:table-cell table:formula="of:=CONCATENATE(&quot;:&quot;;[.B8];&quot; =&gt; row[&quot;;TEXT(ROW([.E8])-3;&quot;0&quot;);&quot;], &quot;)" office:value-type="string" office:string-value=":emgk =&gt; row[5], ">
            <text:p>:emgk =&gt; row[5], </text:p>
          </table:table-cell>
        </table:table-row>
        <table:table-row table:style-name="ro1">
          <table:table-cell office:value-type="string">
            <text:p>MaGK</text:p>
          </table:table-cell>
          <table:table-cell table:formula="of:=LOWER([.A9])" office:value-type="string" office:string-value="magk">
            <text:p>magk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9];&quot;,  &quot;;[.C9];&quot;   # row[&quot;;TEXT(COLUMN([.D9])-4;&quot;0&quot;);&quot;] &quot;;[.D9];&quot; alt &quot;;[.$A$1];&quot; &quot;;[.A9])" office:value-type="string" office:string-value="  property  :magk,  String   # row[0]  alt Matlist MaGK">
            <text:p><text:s text:c="2"/>property <text:s/>:magk, <text:s/>String <text:s text:c="2"/># row[0] <text:s/>alt Matlist MaGK</text:p>
          </table:table-cell>
          <table:table-cell table:formula="of:=CONCATENATE(&quot;:&quot;;[.B9];&quot; =&gt; row[&quot;;TEXT(ROW([.E9])-3;&quot;0&quot;);&quot;], &quot;)" office:value-type="string" office:string-value=":magk =&gt; row[6], ">
            <text:p>:magk =&gt; row[6], </text:p>
          </table:table-cell>
        </table:table-row>
        <table:table-row table:style-name="ro1">
          <table:table-cell office:value-type="string">
            <text:p>VVGK</text:p>
          </table:table-cell>
          <table:table-cell table:formula="of:=LOWER([.A10])" office:value-type="string" office:string-value="vvgk">
            <text:p>vvgk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0];&quot;,  &quot;;[.C10];&quot;   # row[&quot;;TEXT(COLUMN([.D10])-4;&quot;0&quot;);&quot;] &quot;;[.D10];&quot; alt &quot;;[.$A$1];&quot; &quot;;[.A10])" office:value-type="string" office:string-value="  property  :vvgk,  String   # row[0]  alt Matlist VVGK">
            <text:p><text:s text:c="2"/>property <text:s/>:vvgk, <text:s/>String <text:s text:c="2"/># row[0] <text:s/>alt Matlist VVGK</text:p>
          </table:table-cell>
          <table:table-cell table:formula="of:=CONCATENATE(&quot;:&quot;;[.B10];&quot; =&gt; row[&quot;;TEXT(ROW([.E10])-3;&quot;0&quot;);&quot;], &quot;)" office:value-type="string" office:string-value=":vvgk =&gt; row[7], ">
            <text:p>:vvgk =&gt; row[7], </text:p>
          </table:table-cell>
        </table:table-row>
        <table:table-row table:style-name="ro1">
          <table:table-cell office:value-type="string">
            <text:p>GEWINNZU</text:p>
          </table:table-cell>
          <table:table-cell office:value-type="string">
            <text:p>gewinn_zuschlag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1];&quot;,  &quot;;[.C11];&quot;   # row[&quot;;TEXT(COLUMN([.D11])-4;&quot;0&quot;);&quot;] &quot;;[.D11];&quot; alt &quot;;[.$A$1];&quot; &quot;;[.A11])" office:value-type="string" office:string-value="  property  :gewinn_zuschlag,  String   # row[0]  alt Matlist GEWINNZU">
            <text:p><text:s text:c="2"/>property <text:s/>:gewinn_zuschlag, <text:s/>String <text:s text:c="2"/># row[0] <text:s/>alt Matlist GEWINNZU</text:p>
          </table:table-cell>
          <table:table-cell table:formula="of:=CONCATENATE(&quot;:&quot;;[.B11];&quot; =&gt; row[&quot;;TEXT(ROW([.E11])-3;&quot;0&quot;);&quot;], &quot;)" office:value-type="string" office:string-value=":gewinn_zuschlag =&gt; row[8], ">
            <text:p>:gewinn_zuschlag =&gt; row[8], </text:p>
          </table:table-cell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=</text:p>
          </table:table-cell>
          <table:table-cell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usskost" table:style-name="ta1">
        <table:table-column table:style-name="co13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row table:style-name="ro2">
          <table:table-cell table:style-name="ce5" office:value-type="string">
            <text:p>Gusskost</text:p>
          </table:table-cell>
          <table:table-cell table:style-name="ce5" office:value-type="string">
            <text:p>Gusskoste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uer Name</text:p>
          </table:table-cell>
          <table:table-cell office:value-type="string">
            <text:p>Typ</text:p>
          </table:table-cell>
          <table:table-cell office:value-type="string">
            <text:p>Kommentar</text:p>
          </table:table-cell>
          <table:table-cell office:value-type="string">
            <text:p>Zeile</text:p>
          </table:table-cell>
          <table:table-cell office:value-type="string">
            <text:p>Für Import-Script</text:p>
          </table:table-cell>
        </table:table-row>
        <table:table-row table:style-name="ro1">
          <table:table-cell office:value-type="string">
            <text:p>MetallNummer</text:p>
          </table:table-cell>
          <table:table-cell table:formula="of:=LOWER([.A3])" office:value-type="string" office:string-value="metallnummer">
            <text:p>metallnumme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];&quot;,  &quot;;[.C3];&quot;   # &quot;;[.D3];&quot; alt &quot;;[.$A$1];&quot; &quot;;[.A3])" office:value-type="string" office:string-value="  property  :metallnummer,  String   #  alt Gusskost MetallNummer">
            <text:p><text:s text:c="2"/>property <text:s/>:metallnummer, <text:s/>String <text:s text:c="2"/># <text:s/>alt Gusskost MetallNummer</text:p>
          </table:table-cell>
          <table:table-cell table:formula="of:=CONCATENATE(&quot;:&quot;;[.B3];&quot; =&gt; row[&quot;;TEXT(ROW([.E3])-3;&quot;0&quot;);&quot;], &quot;)" office:value-type="string" office:string-value=":metallnummer =&gt; row[0], ">
            <text:p>:metallnummer =&gt; row[0], </text:p>
          </table:table-cell>
        </table:table-row>
        <table:table-row table:style-name="ro1">
          <table:table-cell office:value-type="string">
            <text:p>neueModellNr</text:p>
          </table:table-cell>
          <table:table-cell table:formula="of:=LOWER([.A4])" office:value-type="string" office:string-value="neuemodellnr">
            <text:p>neuemodelln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];&quot;,  &quot;;[.C4];&quot;   # &quot;;[.D4];&quot; alt &quot;;[.$A$1];&quot; &quot;;[.A4])" office:value-type="string" office:string-value="  property  :neuemodellnr,  String   #  alt Gusskost neueModellNr">
            <text:p><text:s text:c="2"/>property <text:s/>:neuemodellnr, <text:s/>String <text:s text:c="2"/># <text:s/>alt Gusskost neueModellNr</text:p>
          </table:table-cell>
          <table:table-cell table:formula="of:=CONCATENATE(&quot;:&quot;;[.B4];&quot; =&gt; row[&quot;;TEXT(ROW([.E4])-3;&quot;0&quot;);&quot;], &quot;)" office:value-type="string" office:string-value=":neuemodellnr =&gt; row[1], ">
            <text:p>:neuemodellnr =&gt; row[1], </text:p>
          </table:table-cell>
        </table:table-row>
        <table:table-row table:style-name="ro1">
          <table:table-cell office:value-type="string">
            <text:p>FremdBestellNr</text:p>
          </table:table-cell>
          <table:table-cell table:formula="of:=LOWER([.A5])" office:value-type="string" office:string-value="fremdbestellnr">
            <text:p>fremdbestelln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];&quot;,  &quot;;[.C5];&quot;   # &quot;;[.D5];&quot; alt &quot;;[.$A$1];&quot; &quot;;[.A5])" office:value-type="string" office:string-value="  property  :fremdbestellnr,  String   #  alt Gusskost FremdBestellNr">
            <text:p><text:s text:c="2"/>property <text:s/>:fremdbestellnr, <text:s/>String <text:s text:c="2"/># <text:s/>alt Gusskost FremdBestellNr</text:p>
          </table:table-cell>
          <table:table-cell table:formula="of:=CONCATENATE(&quot;:&quot;;[.B5];&quot; =&gt; row[&quot;;TEXT(ROW([.E5])-3;&quot;0&quot;);&quot;], &quot;)" office:value-type="string" office:string-value=":fremdbestellnr =&gt; row[2], ">
            <text:p>:fremdbestellnr =&gt; row[2], </text:p>
          </table:table-cell>
        </table:table-row>
        <table:table-row table:style-name="ro1">
          <table:table-cell office:value-type="string">
            <text:p>Einheit</text:p>
          </table:table-cell>
          <table:table-cell table:formula="of:=LOWER([.A6])" office:value-type="string" office:string-value="einheit">
            <text:p>einhei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6];&quot;,  &quot;;[.C6];&quot;   # &quot;;[.D6];&quot; alt &quot;;[.$A$1];&quot; &quot;;[.A6])" office:value-type="string" office:string-value="  property  :einheit,  String   #  alt Gusskost Einheit">
            <text:p><text:s text:c="2"/>property <text:s/>:einheit, <text:s/>String <text:s text:c="2"/># <text:s/>alt Gusskost Einheit</text:p>
          </table:table-cell>
          <table:table-cell table:formula="of:=CONCATENATE(&quot;:&quot;;[.B6];&quot; =&gt; row[&quot;;TEXT(ROW([.E6])-3;&quot;0&quot;);&quot;], &quot;)" office:value-type="string" office:string-value=":einheit =&gt; row[3], ">
            <text:p>:einheit =&gt; row[3], </text:p>
          </table:table-cell>
        </table:table-row>
        <table:table-row table:style-name="ro1">
          <table:table-cell office:value-type="string">
            <text:p>Lieferant</text:p>
          </table:table-cell>
          <table:table-cell table:formula="of:=LOWER([.A7])" office:value-type="string" office:string-value="lieferant">
            <text:p>lieferan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7];&quot;,  &quot;;[.C7];&quot;   # &quot;;[.D7];&quot; alt &quot;;[.$A$1];&quot; &quot;;[.A7])" office:value-type="string" office:string-value="  property  :lieferant,  String   #  alt Gusskost Lieferant">
            <text:p><text:s text:c="2"/>property <text:s/>:lieferant, <text:s/>String <text:s text:c="2"/># <text:s/>alt Gusskost Lieferant</text:p>
          </table:table-cell>
          <table:table-cell table:formula="of:=CONCATENATE(&quot;:&quot;;[.B7];&quot; =&gt; row[&quot;;TEXT(ROW([.E7])-3;&quot;0&quot;);&quot;], &quot;)" office:value-type="string" office:string-value=":lieferant =&gt; row[4], ">
            <text:p>:lieferant =&gt; row[4], </text:p>
          </table:table-cell>
        </table:table-row>
        <table:table-row table:style-name="ro1">
          <table:table-cell office:value-type="string">
            <text:p>Modellgruppe</text:p>
          </table:table-cell>
          <table:table-cell table:formula="of:=LOWER([.A8])" office:value-type="string" office:string-value="modellgruppe">
            <text:p>modellgrupp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8];&quot;,  &quot;;[.C8];&quot;   # &quot;;[.D8];&quot; alt &quot;;[.$A$1];&quot; &quot;;[.A8])" office:value-type="string" office:string-value="  property  :modellgruppe,  String   #  alt Gusskost Modellgruppe">
            <text:p><text:s text:c="2"/>property <text:s/>:modellgruppe, <text:s/>String <text:s text:c="2"/># <text:s/>alt Gusskost Modellgruppe</text:p>
          </table:table-cell>
          <table:table-cell table:formula="of:=CONCATENATE(&quot;:&quot;;[.B8];&quot; =&gt; row[&quot;;TEXT(ROW([.E8])-3;&quot;0&quot;);&quot;], &quot;)" office:value-type="string" office:string-value=":modellgruppe =&gt; row[5], ">
            <text:p>:modellgruppe =&gt; row[5], </text:p>
          </table:table-cell>
        </table:table-row>
        <table:table-row table:style-name="ro1">
          <table:table-cell office:value-type="string">
            <text:p>Metall</text:p>
          </table:table-cell>
          <table:table-cell table:formula="of:=LOWER([.A9])" office:value-type="string" office:string-value="metall">
            <text:p>metall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9];&quot;,  &quot;;[.C9];&quot;   # &quot;;[.D9];&quot; alt &quot;;[.$A$1];&quot; &quot;;[.A9])" office:value-type="string" office:string-value="  property  :metall,  String   #  alt Gusskost Metall">
            <text:p><text:s text:c="2"/>property <text:s/>:metall, <text:s/>String <text:s text:c="2"/># <text:s/>alt Gusskost Metall</text:p>
          </table:table-cell>
          <table:table-cell table:formula="of:=CONCATENATE(&quot;:&quot;;[.B9];&quot; =&gt; row[&quot;;TEXT(ROW([.E9])-3;&quot;0&quot;);&quot;], &quot;)" office:value-type="string" office:string-value=":metall =&gt; row[6], ">
            <text:p>:metall =&gt; row[6], </text:p>
          </table:table-cell>
        </table:table-row>
        <table:table-row table:style-name="ro1">
          <table:table-cell office:value-type="string">
            <text:p>PreisProStck</text:p>
          </table:table-cell>
          <table:table-cell table:formula="of:=LOWER([.A10])" office:value-type="string" office:string-value="preisprostck">
            <text:p>preisprostck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0];&quot;,  &quot;;[.C10];&quot;   # &quot;;[.D10];&quot; alt &quot;;[.$A$1];&quot; &quot;;[.A10])" office:value-type="string" office:string-value="  property  :preisprostck,  String   #  alt Gusskost PreisProStck">
            <text:p><text:s text:c="2"/>property <text:s/>:preisprostck, <text:s/>String <text:s text:c="2"/># <text:s/>alt Gusskost PreisProStck</text:p>
          </table:table-cell>
          <table:table-cell table:formula="of:=CONCATENATE(&quot;:&quot;;[.B10];&quot; =&gt; row[&quot;;TEXT(ROW([.E10])-3;&quot;0&quot;);&quot;], &quot;)" office:value-type="string" office:string-value=":preisprostck =&gt; row[7], ">
            <text:p>:preisprostck =&gt; row[7], </text:p>
          </table:table-cell>
        </table:table-row>
        <table:table-row table:style-name="ro1">
          <table:table-cell office:value-type="string">
            <text:p>Giesserkosten</text:p>
          </table:table-cell>
          <table:table-cell table:formula="of:=LOWER([.A11])" office:value-type="string" office:string-value="giesserkosten">
            <text:p>giesserkosten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1];&quot;,  &quot;;[.C11];&quot;   # &quot;;[.D11];&quot; alt &quot;;[.$A$1];&quot; &quot;;[.A11])" office:value-type="string" office:string-value="  property  :giesserkosten,  String   #  alt Gusskost Giesserkosten">
            <text:p><text:s text:c="2"/>property <text:s/>:giesserkosten, <text:s/>String <text:s text:c="2"/># <text:s/>alt Gusskost Giesserkosten</text:p>
          </table:table-cell>
          <table:table-cell table:formula="of:=CONCATENATE(&quot;:&quot;;[.B11];&quot; =&gt; row[&quot;;TEXT(ROW([.E11])-3;&quot;0&quot;);&quot;], &quot;)" office:value-type="string" office:string-value=":giesserkosten =&gt; row[8], ">
            <text:p>:giesserkosten =&gt; row[8], </text:p>
          </table:table-cell>
        </table:table-row>
        <table:table-row table:style-name="ro1">
          <table:table-cell office:value-type="string">
            <text:p>Fremdgeldkosten</text:p>
          </table:table-cell>
          <table:table-cell table:formula="of:=LOWER([.A12])" office:value-type="string" office:string-value="fremdgeldkosten">
            <text:p>fremdgeldkosten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2];&quot;,  &quot;;[.C12];&quot;   # &quot;;[.D12];&quot; alt &quot;;[.$A$1];&quot; &quot;;[.A12])" office:value-type="string" office:string-value="  property  :fremdgeldkosten,  String   #  alt Gusskost Fremdgeldkosten">
            <text:p><text:s text:c="2"/>property <text:s/>:fremdgeldkosten, <text:s/>String <text:s text:c="2"/># <text:s/>alt Gusskost Fremdgeldkosten</text:p>
          </table:table-cell>
          <table:table-cell table:formula="of:=CONCATENATE(&quot;:&quot;;[.B12];&quot; =&gt; row[&quot;;TEXT(ROW([.E12])-3;&quot;0&quot;);&quot;], &quot;)" office:value-type="string" office:string-value=":fremdgeldkosten =&gt; row[9], ">
            <text:p>:fremdgeldkosten =&gt; row[9], </text:p>
          </table:table-cell>
        </table:table-row>
        <table:table-row table:style-name="ro1">
          <table:table-cell office:value-type="string">
            <text:p>effektAufpreis</text:p>
          </table:table-cell>
          <table:table-cell table:formula="of:=LOWER([.A13])" office:value-type="string" office:string-value="effektaufpreis">
            <text:p>effektaufpreis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3];&quot;,  &quot;;[.C13];&quot;   # &quot;;[.D13];&quot; alt &quot;;[.$A$1];&quot; &quot;;[.A13])" office:value-type="string" office:string-value="  property  :effektaufpreis,  String   #  alt Gusskost effektAufpreis">
            <text:p><text:s text:c="2"/>property <text:s/>:effektaufpreis, <text:s/>String <text:s text:c="2"/># <text:s/>alt Gusskost effektAufpreis</text:p>
          </table:table-cell>
          <table:table-cell table:formula="of:=CONCATENATE(&quot;:&quot;;[.B13];&quot; =&gt; row[&quot;;TEXT(ROW([.E13])-3;&quot;0&quot;);&quot;], &quot;)" office:value-type="string" office:string-value=":effektaufpreis =&gt; row[10], ">
            <text:p>:effektaufpreis =&gt; row[10], </text:p>
          </table:table-cell>
        </table:table-row>
        <table:table-row table:style-name="ro1">
          <table:table-cell office:value-type="string">
            <text:p>LieferantNr</text:p>
          </table:table-cell>
          <table:table-cell table:formula="of:=LOWER([.A14])" office:value-type="string" office:string-value="lieferantnr">
            <text:p>lieferantnr</text:p>
          </table:table-cell>
          <table:table-cell office:value-type="string">
            <text:p>String</text:p>
          </table:table-cell>
          <table:table-cell office:value-type="string">
            <text:p>Unterschied zu Lieferant, LieferantenNr</text:p>
          </table:table-cell>
          <table:table-cell table:formula="of:=CONCATENATE(&quot;  property  :&quot;;[.B14];&quot;,  &quot;;[.C14];&quot;   # &quot;;[.D14];&quot; alt &quot;;[.$A$1];&quot; &quot;;[.A14])" office:value-type="string" office:string-value="  property  :lieferantnr,  String   # Unterschied zu Lieferant, LieferantenNr alt Gusskost LieferantNr">
            <text:p><text:s text:c="2"/>property <text:s/>:lieferantnr, <text:s/>String <text:s text:c="2"/># Unterschied zu Lieferant, LieferantenNr alt Gusskost LieferantNr</text:p>
          </table:table-cell>
          <table:table-cell table:formula="of:=CONCATENATE(&quot;:&quot;;[.B14];&quot; =&gt; row[&quot;;TEXT(ROW([.E14])-3;&quot;0&quot;);&quot;], &quot;)" office:value-type="string" office:string-value=":lieferantnr =&gt; row[11], ">
            <text:p>:lieferantnr =&gt; row[11], </text:p>
          </table:table-cell>
        </table:table-row>
        <table:table-row table:style-name="ro1">
          <table:table-cell office:value-type="string">
            <text:p>Artikelnummer</text:p>
          </table:table-cell>
          <table:table-cell table:formula="of:=LOWER([.A15])" office:value-type="string" office:string-value="artikelnummer">
            <text:p>artikelnumme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5];&quot;,  &quot;;[.C15];&quot;   # &quot;;[.D15];&quot; alt &quot;;[.$A$1];&quot; &quot;;[.A15])" office:value-type="string" office:string-value="  property  :artikelnummer,  String   #  alt Gusskost Artikelnummer">
            <text:p><text:s text:c="2"/>property <text:s/>:artikelnummer, <text:s/>String <text:s text:c="2"/># <text:s/>alt Gusskost Artikelnummer</text:p>
          </table:table-cell>
          <table:table-cell table:formula="of:=CONCATENATE(&quot;:&quot;;[.B15];&quot; =&gt; row[&quot;;TEXT(ROW([.E15])-3;&quot;0&quot;);&quot;], &quot;)" office:value-type="string" office:string-value=":artikelnummer =&gt; row[12], ">
            <text:p>:artikelnummer =&gt; row[12], </text:p>
          </table:table-cell>
        </table:table-row>
        <table:table-row table:style-name="ro1">
          <table:table-cell office:value-type="string">
            <text:p>LieferantenNr</text:p>
          </table:table-cell>
          <table:table-cell table:formula="of:=LOWER([.A16])" office:value-type="string" office:string-value="lieferantennr">
            <text:p>lieferantennr</text:p>
          </table:table-cell>
          <table:table-cell office:value-type="string">
            <text:p>String</text:p>
          </table:table-cell>
          <table:table-cell office:value-type="string">
            <text:p>Worauf verweist diese?</text:p>
          </table:table-cell>
          <table:table-cell table:formula="of:=CONCATENATE(&quot;  property  :&quot;;[.B16];&quot;,  &quot;;[.C16];&quot;   # &quot;;[.D16];&quot; alt &quot;;[.$A$1];&quot; &quot;;[.A16])" office:value-type="string" office:string-value="  property  :lieferantennr,  String   # Worauf verweist diese? alt Gusskost LieferantenNr">
            <text:p><text:s text:c="2"/>property <text:s/>:lieferantennr, <text:s/>String <text:s text:c="2"/># Worauf verweist diese? alt Gusskost LieferantenNr</text:p>
          </table:table-cell>
          <table:table-cell table:formula="of:=CONCATENATE(&quot;:&quot;;[.B16];&quot; =&gt; row[&quot;;TEXT(ROW([.E16])-3;&quot;0&quot;);&quot;], &quot;)" office:value-type="string" office:string-value=":lieferantennr =&gt; row[13], ">
            <text:p>:lieferantennr =&gt; row[13], </text:p>
          </table:table-cell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Kunden" table:style-name="ta1"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default-cell-style-name="Default"/>
        <table:table-row table:style-name="ro2">
          <table:table-cell table:style-name="ce5" office:value-type="string">
            <text:p>Kunden</text:p>
          </table:table-cell>
          <table:table-cell table:number-columns-repeated="3"/>
          <table:table-cell office:value-type="string">
            <text:p><text:s text:c="3"/></text:p>
          </table:table-cell>
          <table:table-cell/>
        </table:table-row>
        <table:table-row table:style-name="ro1">
          <table:table-cell office:value-type="string">
            <text:p>AdrNum</text:p>
          </table:table-cell>
          <table:table-cell office:value-type="string">
            <text:p>Neuer Name</text:p>
          </table:table-cell>
          <table:table-cell office:value-type="string">
            <text:p>Typ</text:p>
          </table:table-cell>
          <table:table-cell office:value-type="string">
            <text:p>Kommentar</text:p>
          </table:table-cell>
          <table:table-cell office:value-type="string">
            <text:p>Zeile</text:p>
          </table:table-cell>
          <table:table-cell office:value-type="string">
            <text:p>Für Import-Script</text:p>
          </table:table-cell>
        </table:table-row>
        <table:table-row table:style-name="ro1">
          <table:table-cell office:value-type="string">
            <text:p>AdrZusatzNr</text:p>
          </table:table-cell>
          <table:table-cell table:formula="of:=LOWER([.A3])" office:value-type="string" office:string-value="adrzusatznr">
            <text:p>adrzusatzn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];&quot;,  &quot;;[.C3];&quot;   # &quot;;[.D3];&quot; alt &quot;;[.$A$1];&quot; &quot;;[.A3])" office:value-type="string" office:string-value="  property  :adrzusatznr,  String   #  alt Kunden AdrZusatzNr">
            <text:p><text:s text:c="2"/>property <text:s/>:adrzusatznr, <text:s/>String <text:s text:c="2"/># <text:s/>alt Kunden AdrZusatzNr</text:p>
          </table:table-cell>
          <table:table-cell table:formula="of:=CONCATENATE(&quot;:&quot;;[.B3];&quot; =&gt; row[&quot;;TEXT(ROW([.E3])-3;&quot;0&quot;);&quot;], &quot;)" office:value-type="string" office:string-value=":adrzusatznr =&gt; row[0], ">
            <text:p>:adrzusatznr =&gt; row[0], </text:p>
          </table:table-cell>
        </table:table-row>
        <table:table-row table:style-name="ro1">
          <table:table-cell office:value-type="string">
            <text:p>AdrNumIndex</text:p>
          </table:table-cell>
          <table:table-cell table:formula="of:=LOWER([.A4])" office:value-type="string" office:string-value="adrnumindex">
            <text:p>adrnumindex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];&quot;,  &quot;;[.C4];&quot;   # &quot;;[.D4];&quot; alt &quot;;[.$A$1];&quot; &quot;;[.A4])" office:value-type="string" office:string-value="  property  :adrnumindex,  String   #  alt Kunden AdrNumIndex">
            <text:p><text:s text:c="2"/>property <text:s/>:adrnumindex, <text:s/>String <text:s text:c="2"/># <text:s/>alt Kunden AdrNumIndex</text:p>
          </table:table-cell>
          <table:table-cell table:formula="of:=CONCATENATE(&quot;:&quot;;[.B4];&quot; =&gt; row[&quot;;TEXT(ROW([.E4])-3;&quot;0&quot;);&quot;], &quot;)" office:value-type="string" office:string-value=":adrnumindex =&gt; row[1], ">
            <text:p>:adrnumindex =&gt; row[1], </text:p>
          </table:table-cell>
        </table:table-row>
        <table:table-row table:style-name="ro1">
          <table:table-cell office:value-type="string">
            <text:p>Sortier</text:p>
          </table:table-cell>
          <table:table-cell table:formula="of:=LOWER([.A5])" office:value-type="string" office:string-value="sortier">
            <text:p>sortier</text:p>
          </table:table-cell>
          <table:table-cell office:value-type="string">
            <text:p>String</text:p>
          </table:table-cell>
          <table:table-cell office:value-type="string">
            <text:p>??</text:p>
          </table:table-cell>
          <table:table-cell table:formula="of:=CONCATENATE(&quot;  property  :&quot;;[.B5];&quot;,  &quot;;[.C5];&quot;   # &quot;;[.D5];&quot; alt &quot;;[.$A$1];&quot; &quot;;[.A5])" office:value-type="string" office:string-value="  property  :sortier,  String   # ?? alt Kunden Sortier">
            <text:p><text:s text:c="2"/>property <text:s/>:sortier, <text:s/>String <text:s text:c="2"/># ?? alt Kunden Sortier</text:p>
          </table:table-cell>
          <table:table-cell table:formula="of:=CONCATENATE(&quot;:&quot;;[.B5];&quot; =&gt; row[&quot;;TEXT(ROW([.E5])-3;&quot;0&quot;);&quot;], &quot;)" office:value-type="string" office:string-value=":sortier =&gt; row[2], ">
            <text:p>:sortier =&gt; row[2], </text:p>
          </table:table-cell>
        </table:table-row>
        <table:table-row table:style-name="ro1">
          <table:table-cell office:value-type="string">
            <text:p>Preisstufe</text:p>
          </table:table-cell>
          <table:table-cell table:formula="of:=LOWER([.A6])" office:value-type="string" office:string-value="preisstufe">
            <text:p>preisstuf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6];&quot;,  &quot;;[.C6];&quot;   # &quot;;[.D6];&quot; alt &quot;;[.$A$1];&quot; &quot;;[.A6])" office:value-type="string" office:string-value="  property  :preisstufe,  String   #  alt Kunden Preisstufe">
            <text:p><text:s text:c="2"/>property <text:s/>:preisstufe, <text:s/>String <text:s text:c="2"/># <text:s/>alt Kunden Preisstufe</text:p>
          </table:table-cell>
          <table:table-cell table:formula="of:=CONCATENATE(&quot;:&quot;;[.B6];&quot; =&gt; row[&quot;;TEXT(ROW([.E6])-3;&quot;0&quot;);&quot;], &quot;)" office:value-type="string" office:string-value=":preisstufe =&gt; row[3], ">
            <text:p>:preisstufe =&gt; row[3], </text:p>
          </table:table-cell>
        </table:table-row>
        <table:table-row table:style-name="ro1">
          <table:table-cell office:value-type="string">
            <text:p>Kundenart</text:p>
          </table:table-cell>
          <table:table-cell table:formula="of:=LOWER([.A7])" office:value-type="string" office:string-value="kundenart">
            <text:p>kundenar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7];&quot;,  &quot;;[.C7];&quot;   # &quot;;[.D7];&quot; alt &quot;;[.$A$1];&quot; &quot;;[.A7])" office:value-type="string" office:string-value="  property  :kundenart,  String   #  alt Kunden Kundenart">
            <text:p><text:s text:c="2"/>property <text:s/>:kundenart, <text:s/>String <text:s text:c="2"/># <text:s/>alt Kunden Kundenart</text:p>
          </table:table-cell>
          <table:table-cell table:formula="of:=CONCATENATE(&quot;:&quot;;[.B7];&quot; =&gt; row[&quot;;TEXT(ROW([.E7])-3;&quot;0&quot;);&quot;], &quot;)" office:value-type="string" office:string-value=":kundenart =&gt; row[4], ">
            <text:p>:kundenart =&gt; row[4], </text:p>
          </table:table-cell>
        </table:table-row>
        <table:table-row table:style-name="ro1">
          <table:table-cell office:value-type="string">
            <text:p>Beruf01_von</text:p>
          </table:table-cell>
          <table:table-cell table:formula="of:=LOWER([.A8])" office:value-type="string" office:string-value="beruf01_von">
            <text:p>beruf01_von</text:p>
          </table:table-cell>
          <table:table-cell office:value-type="string">
            <text:p>String</text:p>
          </table:table-cell>
          <table:table-cell office:value-type="string">
            <text:p>-&gt;Kontakt erweitern um Beruf</text:p>
          </table:table-cell>
          <table:table-cell table:formula="of:=CONCATENATE(&quot;  property  :&quot;;[.B8];&quot;,  &quot;;[.C8];&quot;   # &quot;;[.D8];&quot; alt &quot;;[.$A$1];&quot; &quot;;[.A8])" office:value-type="string" office:string-value="  property  :beruf01_von,  String   # -&gt;Kontakt erweitern um Beruf alt Kunden Beruf01_von">
            <text:p><text:s text:c="2"/>property <text:s/>:beruf01_von, <text:s/>String <text:s text:c="2"/># -&gt;Kontakt erweitern um Beruf alt Kunden Beruf01_von</text:p>
          </table:table-cell>
          <table:table-cell table:formula="of:=CONCATENATE(&quot;:&quot;;[.B8];&quot; =&gt; row[&quot;;TEXT(ROW([.E8])-3;&quot;0&quot;);&quot;], &quot;)" office:value-type="string" office:string-value=":beruf01_von =&gt; row[5], ">
            <text:p>:beruf01_von =&gt; row[5], </text:p>
          </table:table-cell>
        </table:table-row>
        <table:table-row table:style-name="ro1">
          <table:table-cell office:value-type="string">
            <text:p>Beruf01_was</text:p>
          </table:table-cell>
          <table:table-cell table:formula="of:=LOWER([.A9])" office:value-type="string" office:string-value="beruf01_was">
            <text:p>beruf01_was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9];&quot;,  &quot;;[.C9];&quot;   # &quot;;[.D9];&quot; alt &quot;;[.$A$1];&quot; &quot;;[.A9])" office:value-type="string" office:string-value="  property  :beruf01_was,  String   #  alt Kunden Beruf01_was">
            <text:p><text:s text:c="2"/>property <text:s/>:beruf01_was, <text:s/>String <text:s text:c="2"/># <text:s/>alt Kunden Beruf01_was</text:p>
          </table:table-cell>
          <table:table-cell table:formula="of:=CONCATENATE(&quot;:&quot;;[.B9];&quot; =&gt; row[&quot;;TEXT(ROW([.E9])-3;&quot;0&quot;);&quot;], &quot;)" office:value-type="string" office:string-value=":beruf01_was =&gt; row[6], ">
            <text:p>:beruf01_was =&gt; row[6], </text:p>
          </table:table-cell>
        </table:table-row>
        <table:table-row table:style-name="ro1">
          <table:table-cell office:value-type="string">
            <text:p>Beruf02_von</text:p>
          </table:table-cell>
          <table:table-cell table:formula="of:=LOWER([.A10])" office:value-type="string" office:string-value="beruf02_von">
            <text:p>beruf02_von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0];&quot;,  &quot;;[.C10];&quot;   # &quot;;[.D10];&quot; alt &quot;;[.$A$1];&quot; &quot;;[.A10])" office:value-type="string" office:string-value="  property  :beruf02_von,  String   #  alt Kunden Beruf02_von">
            <text:p><text:s text:c="2"/>property <text:s/>:beruf02_von, <text:s/>String <text:s text:c="2"/># <text:s/>alt Kunden Beruf02_von</text:p>
          </table:table-cell>
          <table:table-cell table:formula="of:=CONCATENATE(&quot;:&quot;;[.B10];&quot; =&gt; row[&quot;;TEXT(ROW([.E10])-3;&quot;0&quot;);&quot;], &quot;)" office:value-type="string" office:string-value=":beruf02_von =&gt; row[7], ">
            <text:p>:beruf02_von =&gt; row[7], </text:p>
          </table:table-cell>
        </table:table-row>
        <table:table-row table:style-name="ro1">
          <table:table-cell office:value-type="string">
            <text:p>Beruf02_was</text:p>
          </table:table-cell>
          <table:table-cell table:formula="of:=LOWER([.A11])" office:value-type="string" office:string-value="beruf02_was">
            <text:p>beruf02_was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1];&quot;,  &quot;;[.C11];&quot;   # &quot;;[.D11];&quot; alt &quot;;[.$A$1];&quot; &quot;;[.A11])" office:value-type="string" office:string-value="  property  :beruf02_was,  String   #  alt Kunden Beruf02_was">
            <text:p><text:s text:c="2"/>property <text:s/>:beruf02_was, <text:s/>String <text:s text:c="2"/># <text:s/>alt Kunden Beruf02_was</text:p>
          </table:table-cell>
          <table:table-cell table:formula="of:=CONCATENATE(&quot;:&quot;;[.B11];&quot; =&gt; row[&quot;;TEXT(ROW([.E11])-3;&quot;0&quot;);&quot;], &quot;)" office:value-type="string" office:string-value=":beruf02_was =&gt; row[8], ">
            <text:p>:beruf02_was =&gt; row[8], </text:p>
          </table:table-cell>
        </table:table-row>
        <table:table-row table:style-name="ro1">
          <table:table-cell office:value-type="string">
            <text:p>Code</text:p>
          </table:table-cell>
          <table:table-cell table:formula="of:=LOWER([.A12])" office:value-type="string" office:string-value="code">
            <text:p>code</text:p>
          </table:table-cell>
          <table:table-cell office:value-type="string">
            <text:p>String</text:p>
          </table:table-cell>
          <table:table-cell office:value-type="string">
            <text:p>??</text:p>
          </table:table-cell>
          <table:table-cell table:formula="of:=CONCATENATE(&quot;  property  :&quot;;[.B12];&quot;,  &quot;;[.C12];&quot;   # &quot;;[.D12];&quot; alt &quot;;[.$A$1];&quot; &quot;;[.A12])" office:value-type="string" office:string-value="  property  :code,  String   # ?? alt Kunden Code">
            <text:p><text:s text:c="2"/>property <text:s/>:code, <text:s/>String <text:s text:c="2"/># ?? alt Kunden Code</text:p>
          </table:table-cell>
          <table:table-cell table:formula="of:=CONCATENATE(&quot;:&quot;;[.B12];&quot; =&gt; row[&quot;;TEXT(ROW([.E12])-3;&quot;0&quot;);&quot;], &quot;)" office:value-type="string" office:string-value=":code =&gt; row[9], ">
            <text:p>:code =&gt; row[9], </text:p>
          </table:table-cell>
        </table:table-row>
        <table:table-row table:style-name="ro1">
          <table:table-cell office:value-type="string">
            <text:p>Eingabedatum</text:p>
          </table:table-cell>
          <table:table-cell table:formula="of:=LOWER([.A13])" office:value-type="string" office:string-value="eingabedatum">
            <text:p>eingabedatum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3];&quot;,  &quot;;[.C13];&quot;   # &quot;;[.D13];&quot; alt &quot;;[.$A$1];&quot; &quot;;[.A13])" office:value-type="string" office:string-value="  property  :eingabedatum,  String   #  alt Kunden Eingabedatum">
            <text:p><text:s text:c="2"/>property <text:s/>:eingabedatum, <text:s/>String <text:s text:c="2"/># <text:s/>alt Kunden Eingabedatum</text:p>
          </table:table-cell>
          <table:table-cell table:formula="of:=CONCATENATE(&quot;:&quot;;[.B13];&quot; =&gt; row[&quot;;TEXT(ROW([.E13])-3;&quot;0&quot;);&quot;], &quot;)" office:value-type="string" office:string-value=":eingabedatum =&gt; row[10], ">
            <text:p>:eingabedatum =&gt; row[10], </text:p>
          </table:table-cell>
        </table:table-row>
        <table:table-row table:style-name="ro1">
          <table:table-cell office:value-type="string">
            <text:p>Notiz</text:p>
          </table:table-cell>
          <table:table-cell table:formula="of:=LOWER([.A14])" office:value-type="string" office:string-value="notiz">
            <text:p>notiz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4];&quot;,  &quot;;[.C14];&quot;   # &quot;;[.D14];&quot; alt &quot;;[.$A$1];&quot; &quot;;[.A14])" office:value-type="string" office:string-value="  property  :notiz,  String   #  alt Kunden Notiz">
            <text:p><text:s text:c="2"/>property <text:s/>:notiz, <text:s/>String <text:s text:c="2"/># <text:s/>alt Kunden Notiz</text:p>
          </table:table-cell>
          <table:table-cell table:formula="of:=CONCATENATE(&quot;:&quot;;[.B14];&quot; =&gt; row[&quot;;TEXT(ROW([.E14])-3;&quot;0&quot;);&quot;], &quot;)" office:value-type="string" office:string-value=":notiz =&gt; row[11], ">
            <text:p>:notiz =&gt; row[11], </text:p>
          </table:table-cell>
        </table:table-row>
        <table:table-row table:style-name="ro1">
          <table:table-cell office:value-type="string">
            <text:p>Erstkontakt_Wo</text:p>
          </table:table-cell>
          <table:table-cell table:formula="of:=LOWER([.A15])" office:value-type="string" office:string-value="erstkontakt_wo">
            <text:p>erstkontakt_wo</text:p>
          </table:table-cell>
          <table:table-cell office:value-type="string">
            <text:p>String</text:p>
          </table:table-cell>
          <table:table-cell office:value-type="string">
            <text:p>-&gt; Kontakt erweitern ??</text:p>
          </table:table-cell>
          <table:table-cell table:formula="of:=CONCATENATE(&quot;  property  :&quot;;[.B15];&quot;,  &quot;;[.C15];&quot;   # &quot;;[.D15];&quot; alt &quot;;[.$A$1];&quot; &quot;;[.A15])" office:value-type="string" office:string-value="  property  :erstkontakt_wo,  String   # -&gt; Kontakt erweitern ?? alt Kunden Erstkontakt_Wo">
            <text:p><text:s text:c="2"/>property <text:s/>:erstkontakt_wo, <text:s/>String <text:s text:c="2"/># -&gt; Kontakt erweitern ?? alt Kunden Erstkontakt_Wo</text:p>
          </table:table-cell>
          <table:table-cell table:formula="of:=CONCATENATE(&quot;:&quot;;[.B15];&quot; =&gt; row[&quot;;TEXT(ROW([.E15])-3;&quot;0&quot;);&quot;], &quot;)" office:value-type="string" office:string-value=":erstkontakt_wo =&gt; row[12], ">
            <text:p>:erstkontakt_wo =&gt; row[12], </text:p>
          </table:table-cell>
        </table:table-row>
        <table:table-row table:style-name="ro1">
          <table:table-cell office:value-type="string">
            <text:p>Erstkontak_Wann</text:p>
          </table:table-cell>
          <table:table-cell table:formula="of:=LOWER([.A16])" office:value-type="string" office:string-value="erstkontak_wann">
            <text:p>erstkontak_wann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6];&quot;,  &quot;;[.C16];&quot;   # &quot;;[.D16];&quot; alt &quot;;[.$A$1];&quot; &quot;;[.A16])" office:value-type="string" office:string-value="  property  :erstkontak_wann,  String   #  alt Kunden Erstkontak_Wann">
            <text:p><text:s text:c="2"/>property <text:s/>:erstkontak_wann, <text:s/>String <text:s text:c="2"/># <text:s/>alt Kunden Erstkontak_Wann</text:p>
          </table:table-cell>
          <table:table-cell table:formula="of:=CONCATENATE(&quot;:&quot;;[.B16];&quot; =&gt; row[&quot;;TEXT(ROW([.E16])-3;&quot;0&quot;);&quot;], &quot;)" office:value-type="string" office:string-value=":erstkontak_wann =&gt; row[13], ">
            <text:p>:erstkontak_wann =&gt; row[13], </text:p>
          </table:table-cell>
        </table:table-row>
        <table:table-row table:style-name="ro1">
          <table:table-cell office:value-type="string">
            <text:p>KundSeitWann</text:p>
          </table:table-cell>
          <table:table-cell table:formula="of:=LOWER([.A17])" office:value-type="string" office:string-value="kundseitwann">
            <text:p>kundseitwann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7];&quot;,  &quot;;[.C17];&quot;   # &quot;;[.D17];&quot; alt &quot;;[.$A$1];&quot; &quot;;[.A17])" office:value-type="string" office:string-value="  property  :kundseitwann,  String   #  alt Kunden KundSeitWann">
            <text:p><text:s text:c="2"/>property <text:s/>:kundseitwann, <text:s/>String <text:s text:c="2"/># <text:s/>alt Kunden KundSeitWann</text:p>
          </table:table-cell>
          <table:table-cell table:formula="of:=CONCATENATE(&quot;:&quot;;[.B17];&quot; =&gt; row[&quot;;TEXT(ROW([.E17])-3;&quot;0&quot;);&quot;], &quot;)" office:value-type="string" office:string-value=":kundseitwann =&gt; row[14], ">
            <text:p>:kundseitwann =&gt; row[14], </text:p>
          </table:table-cell>
        </table:table-row>
        <table:table-row table:style-name="ro1">
          <table:table-cell office:value-type="string">
            <text:p>Selektion</text:p>
          </table:table-cell>
          <table:table-cell table:formula="of:=LOWER([.A18])" office:value-type="string" office:string-value="selektion">
            <text:p>selektion</text:p>
          </table:table-cell>
          <table:table-cell office:value-type="string">
            <text:p>String</text:p>
          </table:table-cell>
          <table:table-cell office:value-type="string">
            <text:p>??</text:p>
          </table:table-cell>
          <table:table-cell table:formula="of:=CONCATENATE(&quot;  property  :&quot;;[.B18];&quot;,  &quot;;[.C18];&quot;   # &quot;;[.D18];&quot; alt &quot;;[.$A$1];&quot; &quot;;[.A18])" office:value-type="string" office:string-value="  property  :selektion,  String   # ?? alt Kunden Selektion">
            <text:p><text:s text:c="2"/>property <text:s/>:selektion, <text:s/>String <text:s text:c="2"/># ?? alt Kunden Selektion</text:p>
          </table:table-cell>
          <table:table-cell table:formula="of:=CONCATENATE(&quot;:&quot;;[.B18];&quot; =&gt; row[&quot;;TEXT(ROW([.E18])-3;&quot;0&quot;);&quot;], &quot;)" office:value-type="string" office:string-value=":selektion =&gt; row[15], ">
            <text:p>:selektion =&gt; row[15], </text:p>
          </table:table-cell>
        </table:table-row>
        <table:table-row table:style-name="ro1">
          <table:table-cell office:value-type="string">
            <text:p>MyLieferantNr</text:p>
          </table:table-cell>
          <table:table-cell table:formula="of:=LOWER([.A19])" office:value-type="string" office:string-value="mylieferantnr">
            <text:p>mylieferantnr</text:p>
          </table:table-cell>
          <table:table-cell office:value-type="string">
            <text:p>String</text:p>
          </table:table-cell>
          <table:table-cell office:value-type="string">
            <text:p>??</text:p>
          </table:table-cell>
          <table:table-cell table:formula="of:=CONCATENATE(&quot;  property  :&quot;;[.B19];&quot;,  &quot;;[.C19];&quot;   # &quot;;[.D19];&quot; alt &quot;;[.$A$1];&quot; &quot;;[.A19])" office:value-type="string" office:string-value="  property  :mylieferantnr,  String   # ?? alt Kunden MyLieferantNr">
            <text:p><text:s text:c="2"/>property <text:s/>:mylieferantnr, <text:s/>String <text:s text:c="2"/># ?? alt Kunden MyLieferantNr</text:p>
          </table:table-cell>
          <table:table-cell table:formula="of:=CONCATENATE(&quot;:&quot;;[.B19];&quot; =&gt; row[&quot;;TEXT(ROW([.E19])-3;&quot;0&quot;);&quot;], &quot;)" office:value-type="string" office:string-value=":mylieferantnr =&gt; row[16], ">
            <text:p>:mylieferantnr =&gt; row[16], </text:p>
          </table:table-cell>
        </table:table-row>
        <table:table-row table:style-name="ro1">
          <table:table-cell office:value-type="string">
            <text:p>Auswahl1</text:p>
          </table:table-cell>
          <table:table-cell table:formula="of:=LOWER([.A20])" office:value-type="string" office:string-value="auswahl1">
            <text:p>auswahl1</text:p>
          </table:table-cell>
          <table:table-cell office:value-type="string">
            <text:p>String</text:p>
          </table:table-cell>
          <table:table-cell office:value-type="string">
            <text:p>??</text:p>
          </table:table-cell>
          <table:table-cell table:formula="of:=CONCATENATE(&quot;  property  :&quot;;[.B20];&quot;,  &quot;;[.C20];&quot;   # &quot;;[.D20];&quot; alt &quot;;[.$A$1];&quot; &quot;;[.A20])" office:value-type="string" office:string-value="  property  :auswahl1,  String   # ?? alt Kunden Auswahl1">
            <text:p><text:s text:c="2"/>property <text:s/>:auswahl1, <text:s/>String <text:s text:c="2"/># ?? alt Kunden Auswahl1</text:p>
          </table:table-cell>
          <table:table-cell table:formula="of:=CONCATENATE(&quot;:&quot;;[.B20];&quot; =&gt; row[&quot;;TEXT(ROW([.E20])-3;&quot;0&quot;);&quot;], &quot;)" office:value-type="string" office:string-value=":auswahl1 =&gt; row[17], ">
            <text:p>:auswahl1 =&gt; row[17], </text:p>
          </table:table-cell>
        </table:table-row>
        <table:table-row table:style-name="ro1">
          <table:table-cell office:value-type="string">
            <text:p>offenPendenz</text:p>
          </table:table-cell>
          <table:table-cell table:formula="of:=LOWER([.A21])" office:value-type="string" office:string-value="offenpendenz">
            <text:p>offenpendenz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1];&quot;,  &quot;;[.C21];&quot;   # &quot;;[.D21];&quot; alt &quot;;[.$A$1];&quot; &quot;;[.A21])" office:value-type="string" office:string-value="  property  :offenpendenz,  String   #  alt Kunden offenPendenz">
            <text:p><text:s text:c="2"/>property <text:s/>:offenpendenz, <text:s/>String <text:s text:c="2"/># <text:s/>alt Kunden offenPendenz</text:p>
          </table:table-cell>
          <table:table-cell table:formula="of:=CONCATENATE(&quot;:&quot;;[.B21];&quot; =&gt; row[&quot;;TEXT(ROW([.E21])-3;&quot;0&quot;);&quot;], &quot;)" office:value-type="string" office:string-value=":offenpendenz =&gt; row[18], ">
            <text:p>:offenpendenz =&gt; row[18], </text:p>
          </table:table-cell>
        </table:table-row>
        <table:table-row table:style-name="ro1">
          <table:table-cell office:value-type="string">
            <text:p>Jahrgang01_von</text:p>
          </table:table-cell>
          <table:table-cell table:formula="of:=LOWER([.A22])" office:value-type="string" office:string-value="jahrgang01_von">
            <text:p>jahrgang01_von</text:p>
          </table:table-cell>
          <table:table-cell office:value-type="string">
            <text:p>String</text:p>
          </table:table-cell>
          <table:table-cell office:value-type="string">
            <text:p>-&gt; Kontakt erweitern um</text:p>
          </table:table-cell>
          <table:table-cell table:formula="of:=CONCATENATE(&quot;  property  :&quot;;[.B22];&quot;,  &quot;;[.C22];&quot;   # &quot;;[.D22];&quot; alt &quot;;[.$A$1];&quot; &quot;;[.A22])" office:value-type="string" office:string-value="  property  :jahrgang01_von,  String   # -&gt; Kontakt erweitern um alt Kunden Jahrgang01_von">
            <text:p><text:s text:c="2"/>property <text:s/>:jahrgang01_von, <text:s/>String <text:s text:c="2"/># -&gt; Kontakt erweitern um alt Kunden Jahrgang01_von</text:p>
          </table:table-cell>
          <table:table-cell table:formula="of:=CONCATENATE(&quot;:&quot;;[.B22];&quot; =&gt; row[&quot;;TEXT(ROW([.E22])-3;&quot;0&quot;);&quot;], &quot;)" office:value-type="string" office:string-value=":jahrgang01_von =&gt; row[19], ">
            <text:p>:jahrgang01_von =&gt; row[19], </text:p>
          </table:table-cell>
        </table:table-row>
        <table:table-row table:style-name="ro1">
          <table:table-cell office:value-type="string">
            <text:p>Jahrgang01Cirka</text:p>
          </table:table-cell>
          <table:table-cell table:formula="of:=LOWER([.A23])" office:value-type="string" office:string-value="jahrgang01cirka">
            <text:p>jahrgang01cirka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3];&quot;,  &quot;;[.C23];&quot;   # &quot;;[.D23];&quot; alt &quot;;[.$A$1];&quot; &quot;;[.A23])" office:value-type="string" office:string-value="  property  :jahrgang01cirka,  String   #  alt Kunden Jahrgang01Cirka">
            <text:p><text:s text:c="2"/>property <text:s/>:jahrgang01cirka, <text:s/>String <text:s text:c="2"/># <text:s/>alt Kunden Jahrgang01Cirka</text:p>
          </table:table-cell>
          <table:table-cell table:formula="of:=CONCATENATE(&quot;:&quot;;[.B23];&quot; =&gt; row[&quot;;TEXT(ROW([.E23])-3;&quot;0&quot;);&quot;], &quot;)" office:value-type="string" office:string-value=":jahrgang01cirka =&gt; row[20], ">
            <text:p>:jahrgang01cirka =&gt; row[20], </text:p>
          </table:table-cell>
        </table:table-row>
        <table:table-row table:style-name="ro1">
          <table:table-cell office:value-type="string">
            <text:p>Jahrgang02_von</text:p>
          </table:table-cell>
          <table:table-cell table:formula="of:=LOWER([.A24])" office:value-type="string" office:string-value="jahrgang02_von">
            <text:p>jahrgang02_von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4];&quot;,  &quot;;[.C24];&quot;   # &quot;;[.D24];&quot; alt &quot;;[.$A$1];&quot; &quot;;[.A24])" office:value-type="string" office:string-value="  property  :jahrgang02_von,  String   #  alt Kunden Jahrgang02_von">
            <text:p><text:s text:c="2"/>property <text:s/>:jahrgang02_von, <text:s/>String <text:s text:c="2"/># <text:s/>alt Kunden Jahrgang02_von</text:p>
          </table:table-cell>
          <table:table-cell table:formula="of:=CONCATENATE(&quot;:&quot;;[.B24];&quot; =&gt; row[&quot;;TEXT(ROW([.E24])-3;&quot;0&quot;);&quot;], &quot;)" office:value-type="string" office:string-value=":jahrgang02_von =&gt; row[21], ">
            <text:p>:jahrgang02_von =&gt; row[21], </text:p>
          </table:table-cell>
        </table:table-row>
        <table:table-row table:style-name="ro1">
          <table:table-cell office:value-type="string">
            <text:p>Jahrgang02Cirka</text:p>
          </table:table-cell>
          <table:table-cell table:formula="of:=LOWER([.A25])" office:value-type="string" office:string-value="jahrgang02cirka">
            <text:p>jahrgang02cirka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5];&quot;,  &quot;;[.C25];&quot;   # &quot;;[.D25];&quot; alt &quot;;[.$A$1];&quot; &quot;;[.A25])" office:value-type="string" office:string-value="  property  :jahrgang02cirka,  String   #  alt Kunden Jahrgang02Cirka">
            <text:p><text:s text:c="2"/>property <text:s/>:jahrgang02cirka, <text:s/>String <text:s text:c="2"/># <text:s/>alt Kunden Jahrgang02Cirka</text:p>
          </table:table-cell>
          <table:table-cell table:formula="of:=CONCATENATE(&quot;:&quot;;[.B25];&quot; =&gt; row[&quot;;TEXT(ROW([.E25])-3;&quot;0&quot;);&quot;], &quot;)" office:value-type="string" office:string-value=":jahrgang02cirka =&gt; row[22], ">
            <text:p>:jahrgang02cirka =&gt; row[22], </text:p>
          </table:table-cell>
        </table:table-row>
        <table:table-row table:style-name="ro1">
          <table:table-cell office:value-type="string">
            <text:p>Post_Ja_Nein</text:p>
          </table:table-cell>
          <table:table-cell table:formula="of:=LOWER([.A26])" office:value-type="string" office:string-value="post_ja_nein">
            <text:p>post_ja_nein</text:p>
          </table:table-cell>
          <table:table-cell office:value-type="string">
            <text:p>Boolean</text:p>
          </table:table-cell>
          <table:table-cell/>
          <table:table-cell table:formula="of:=CONCATENATE(&quot;  property  :&quot;;[.B26];&quot;,  &quot;;[.C26];&quot;   # &quot;;[.D26];&quot; alt &quot;;[.$A$1];&quot; &quot;;[.A26])" office:value-type="string" office:string-value="  property  :post_ja_nein,  Boolean   #  alt Kunden Post_Ja_Nein">
            <text:p><text:s text:c="2"/>property <text:s/>:post_ja_nein, <text:s/>Boolean <text:s text:c="2"/># <text:s/>alt Kunden Post_Ja_Nein</text:p>
          </table:table-cell>
          <table:table-cell table:formula="of:=CONCATENATE(&quot;:&quot;;[.B26];&quot; =&gt; row[&quot;;TEXT(ROW([.E26])-3;&quot;0&quot;);&quot;], &quot;)" office:value-type="string" office:string-value=":post_ja_nein =&gt; row[23], ">
            <text:p>:post_ja_nein =&gt; row[23], </text:p>
          </table:table-cell>
        </table:table-row>
        <table:table-row table:style-name="ro1" table:number-rows-repeated="104854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odelle" table:style-name="ta1">
        <table:table-column table:style-name="co20" table:default-cell-style-name="Default"/>
        <table:table-column table:style-name="co21" table:number-columns-repeated="2" table:default-cell-style-name="Default"/>
        <table:table-column table:style-name="co6" table:default-cell-style-name="Default"/>
        <table:table-column table:style-name="co24" table:default-cell-style-name="Default"/>
        <table:table-column table:style-name="co6" table:default-cell-style-name="Default"/>
        <table:table-row table:style-name="ro2">
          <table:table-cell table:style-name="ce4" office:value-type="string">
            <text:p>Model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euer Name</text:p>
          </table:table-cell>
          <table:table-cell office:value-type="string">
            <text:p>Typ</text:p>
          </table:table-cell>
          <table:table-cell office:value-type="string">
            <text:p>Kommentar</text:p>
          </table:table-cell>
          <table:table-cell office:value-type="string">
            <text:p>Zeile</text:p>
          </table:table-cell>
          <table:table-cell office:value-type="string">
            <text:p>Für Import-Script</text:p>
          </table:table-cell>
        </table:table-row>
        <table:table-row table:style-name="ro1">
          <table:table-cell office:value-type="string">
            <text:p>Langtext</text:p>
          </table:table-cell>
          <table:table-cell table:formula="of:=LOWER([.A3])" office:value-type="string" office:string-value="langtext">
            <text:p>langtex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];&quot;,  &quot;;[.C3];&quot;   # &quot;;[.D3];&quot; alt &quot;;[.$A$1];&quot; &quot;;[.A3])" office:value-type="string" office:string-value="  property  :langtext,  String   #  alt Modelle Langtext">
            <text:p><text:s text:c="2"/>property <text:s/>:langtext, <text:s/>String <text:s text:c="2"/># <text:s/>alt Modelle Langtext</text:p>
          </table:table-cell>
          <table:table-cell table:formula="of:=CONCATENATE(&quot;:&quot;;[.B3];&quot; =&gt; row[&quot;;TEXT(ROW([.E3])-3;&quot;0&quot;);&quot;], &quot;)" office:value-type="string" office:string-value=":langtext =&gt; row[0], ">
            <text:p>:langtext =&gt; row[0], </text:p>
          </table:table-cell>
        </table:table-row>
        <table:table-row table:style-name="ro1">
          <table:table-cell office:value-type="string">
            <text:p>neueModellNr</text:p>
          </table:table-cell>
          <table:table-cell table:formula="of:=LOWER([.A4])" office:value-type="string" office:string-value="neuemodellnr">
            <text:p>neuemodelln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];&quot;,  &quot;;[.C4];&quot;   # &quot;;[.D4];&quot; alt &quot;;[.$A$1];&quot; &quot;;[.A4])" office:value-type="string" office:string-value="  property  :neuemodellnr,  String   #  alt Modelle neueModellNr">
            <text:p><text:s text:c="2"/>property <text:s/>:neuemodellnr, <text:s/>String <text:s text:c="2"/># <text:s/>alt Modelle neueModellNr</text:p>
          </table:table-cell>
          <table:table-cell table:formula="of:=CONCATENATE(&quot;:&quot;;[.B4];&quot; =&gt; row[&quot;;TEXT(ROW([.E4])-3;&quot;0&quot;);&quot;], &quot;)" office:value-type="string" office:string-value=":neuemodellnr =&gt; row[1], ">
            <text:p>:neuemodellnr =&gt; row[1], </text:p>
          </table:table-cell>
        </table:table-row>
        <table:table-row table:style-name="ro1">
          <table:table-cell office:value-type="string">
            <text:p>BestellNr</text:p>
          </table:table-cell>
          <table:table-cell table:formula="of:=LOWER([.A5])" office:value-type="string" office:string-value="bestellnr">
            <text:p>bestelln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];&quot;,  &quot;;[.C5];&quot;   # &quot;;[.D5];&quot; alt &quot;;[.$A$1];&quot; &quot;;[.A5])" office:value-type="string" office:string-value="  property  :bestellnr,  String   #  alt Modelle BestellNr">
            <text:p><text:s text:c="2"/>property <text:s/>:bestellnr, <text:s/>String <text:s text:c="2"/># <text:s/>alt Modelle BestellNr</text:p>
          </table:table-cell>
          <table:table-cell table:formula="of:=CONCATENATE(&quot;:&quot;;[.B5];&quot; =&gt; row[&quot;;TEXT(ROW([.E5])-3;&quot;0&quot;);&quot;], &quot;)" office:value-type="string" office:string-value=":bestellnr =&gt; row[2], ">
            <text:p>:bestellnr =&gt; row[2], </text:p>
          </table:table-cell>
        </table:table-row>
        <table:table-row table:style-name="ro1">
          <table:table-cell office:value-type="string">
            <text:p>Einheit</text:p>
          </table:table-cell>
          <table:table-cell table:formula="of:=LOWER([.A6])" office:value-type="string" office:string-value="einheit">
            <text:p>einhei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6];&quot;,  &quot;;[.C6];&quot;   # &quot;;[.D6];&quot; alt &quot;;[.$A$1];&quot; &quot;;[.A6])" office:value-type="string" office:string-value="  property  :einheit,  String   #  alt Modelle Einheit">
            <text:p><text:s text:c="2"/>property <text:s/>:einheit, <text:s/>String <text:s text:c="2"/># <text:s/>alt Modelle Einheit</text:p>
          </table:table-cell>
          <table:table-cell table:formula="of:=CONCATENATE(&quot;:&quot;;[.B6];&quot; =&gt; row[&quot;;TEXT(ROW([.E6])-3;&quot;0&quot;);&quot;], &quot;)" office:value-type="string" office:string-value=":einheit =&gt; row[3], ">
            <text:p>:einheit =&gt; row[3], </text:p>
          </table:table-cell>
        </table:table-row>
        <table:table-row table:style-name="ro1">
          <table:table-cell office:value-type="string">
            <text:p>Kurzbeschrieb</text:p>
          </table:table-cell>
          <table:table-cell table:formula="of:=LOWER([.A7])" office:value-type="string" office:string-value="kurzbeschrieb">
            <text:p>kurzbeschrieb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7];&quot;,  &quot;;[.C7];&quot;   # &quot;;[.D7];&quot; alt &quot;;[.$A$1];&quot; &quot;;[.A7])" office:value-type="string" office:string-value="  property  :kurzbeschrieb,  String   #  alt Modelle Kurzbeschrieb">
            <text:p><text:s text:c="2"/>property <text:s/>:kurzbeschrieb, <text:s/>String <text:s text:c="2"/># <text:s/>alt Modelle Kurzbeschrieb</text:p>
          </table:table-cell>
          <table:table-cell table:formula="of:=CONCATENATE(&quot;:&quot;;[.B7];&quot; =&gt; row[&quot;;TEXT(ROW([.E7])-3;&quot;0&quot;);&quot;], &quot;)" office:value-type="string" office:string-value=":kurzbeschrieb =&gt; row[4], ">
            <text:p>:kurzbeschrieb =&gt; row[4], </text:p>
          </table:table-cell>
        </table:table-row>
        <table:table-row table:style-name="ro1">
          <table:table-cell office:value-type="string">
            <text:p>Lieferant</text:p>
          </table:table-cell>
          <table:table-cell table:formula="of:=LOWER([.A8])" office:value-type="string" office:string-value="lieferant">
            <text:p>lieferan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8];&quot;,  &quot;;[.C8];&quot;   # &quot;;[.D8];&quot; alt &quot;;[.$A$1];&quot; &quot;;[.A8])" office:value-type="string" office:string-value="  property  :lieferant,  String   #  alt Modelle Lieferant">
            <text:p><text:s text:c="2"/>property <text:s/>:lieferant, <text:s/>String <text:s text:c="2"/># <text:s/>alt Modelle Lieferant</text:p>
          </table:table-cell>
          <table:table-cell table:formula="of:=CONCATENATE(&quot;:&quot;;[.B8];&quot; =&gt; row[&quot;;TEXT(ROW([.E8])-3;&quot;0&quot;);&quot;], &quot;)" office:value-type="string" office:string-value=":lieferant =&gt; row[5], ">
            <text:p>:lieferant =&gt; row[5], </text:p>
          </table:table-cell>
        </table:table-row>
        <table:table-row table:style-name="ro1">
          <table:table-cell office:value-type="string">
            <text:p>Kommentar</text:p>
          </table:table-cell>
          <table:table-cell table:formula="of:=LOWER([.A9])" office:value-type="string" office:string-value="kommentar">
            <text:p>kommenta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9];&quot;,  &quot;;[.C9];&quot;   # &quot;;[.D9];&quot; alt &quot;;[.$A$1];&quot; &quot;;[.A9])" office:value-type="string" office:string-value="  property  :kommentar,  String   #  alt Modelle Kommentar">
            <text:p><text:s text:c="2"/>property <text:s/>:kommentar, <text:s/>String <text:s text:c="2"/># <text:s/>alt Modelle Kommentar</text:p>
          </table:table-cell>
          <table:table-cell table:formula="of:=CONCATENATE(&quot;:&quot;;[.B9];&quot; =&gt; row[&quot;;TEXT(ROW([.E9])-3;&quot;0&quot;);&quot;], &quot;)" office:value-type="string" office:string-value=":kommentar =&gt; row[6], ">
            <text:p>:kommentar =&gt; row[6], </text:p>
          </table:table-cell>
        </table:table-row>
        <table:table-row table:style-name="ro1">
          <table:table-cell office:value-type="string">
            <text:p>Modellgruppe</text:p>
          </table:table-cell>
          <table:table-cell table:formula="of:=LOWER([.A10])" office:value-type="string" office:string-value="modellgruppe">
            <text:p>modellgrupp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0];&quot;,  &quot;;[.C10];&quot;   # &quot;;[.D10];&quot; alt &quot;;[.$A$1];&quot; &quot;;[.A10])" office:value-type="string" office:string-value="  property  :modellgruppe,  String   #  alt Modelle Modellgruppe">
            <text:p><text:s text:c="2"/>property <text:s/>:modellgruppe, <text:s/>String <text:s text:c="2"/># <text:s/>alt Modelle Modellgruppe</text:p>
          </table:table-cell>
          <table:table-cell table:formula="of:=CONCATENATE(&quot;:&quot;;[.B10];&quot; =&gt; row[&quot;;TEXT(ROW([.E10])-3;&quot;0&quot;);&quot;], &quot;)" office:value-type="string" office:string-value=":modellgruppe =&gt; row[7], ">
            <text:p>:modellgruppe =&gt; row[7], </text:p>
          </table:table-cell>
        </table:table-row>
        <table:table-row table:style-name="ro1">
          <table:table-cell office:value-type="string">
            <text:p>Gummikosten</text:p>
          </table:table-cell>
          <table:table-cell table:formula="of:=LOWER([.A11])" office:value-type="string" office:string-value="gummikosten">
            <text:p>gummikosten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1];&quot;,  &quot;;[.C11];&quot;   # &quot;;[.D11];&quot; alt &quot;;[.$A$1];&quot; &quot;;[.A11])" office:value-type="string" office:string-value="  property  :gummikosten,  String   #  alt Modelle Gummikosten">
            <text:p><text:s text:c="2"/>property <text:s/>:gummikosten, <text:s/>String <text:s text:c="2"/># <text:s/>alt Modelle Gummikosten</text:p>
          </table:table-cell>
          <table:table-cell table:formula="of:=CONCATENATE(&quot;:&quot;;[.B11];&quot; =&gt; row[&quot;;TEXT(ROW([.E11])-3;&quot;0&quot;);&quot;], &quot;)" office:value-type="string" office:string-value=":gummikosten =&gt; row[8], ">
            <text:p>:gummikosten =&gt; row[8], </text:p>
          </table:table-cell>
        </table:table-row>
        <table:table-row table:style-name="ro1">
          <table:table-cell office:value-type="string">
            <text:p>wannGummi</text:p>
          </table:table-cell>
          <table:table-cell table:formula="of:=LOWER([.A12])" office:value-type="string" office:string-value="wanngummi">
            <text:p>wanngummi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2];&quot;,  &quot;;[.C12];&quot;   # &quot;;[.D12];&quot; alt &quot;;[.$A$1];&quot; &quot;;[.A12])" office:value-type="string" office:string-value="  property  :wanngummi,  String   #  alt Modelle wannGummi">
            <text:p><text:s text:c="2"/>property <text:s/>:wanngummi, <text:s/>String <text:s text:c="2"/># <text:s/>alt Modelle wannGummi</text:p>
          </table:table-cell>
          <table:table-cell table:formula="of:=CONCATENATE(&quot;:&quot;;[.B12];&quot; =&gt; row[&quot;;TEXT(ROW([.E12])-3;&quot;0&quot;);&quot;], &quot;)" office:value-type="string" office:string-value=":wanngummi =&gt; row[9], ">
            <text:p>:wanngummi =&gt; row[9], </text:p>
          </table:table-cell>
        </table:table-row>
        <table:table-row table:style-name="ro1">
          <table:table-cell office:value-type="string">
            <text:p>erwartetZahl</text:p>
          </table:table-cell>
          <table:table-cell table:formula="of:=LOWER([.A13])" office:value-type="string" office:string-value="erwartetzahl">
            <text:p>erwartetzahl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3];&quot;,  &quot;;[.C13];&quot;   # &quot;;[.D13];&quot; alt &quot;;[.$A$1];&quot; &quot;;[.A13])" office:value-type="string" office:string-value="  property  :erwartetzahl,  String   #  alt Modelle erwartetZahl">
            <text:p><text:s text:c="2"/>property <text:s/>:erwartetzahl, <text:s/>String <text:s text:c="2"/># <text:s/>alt Modelle erwartetZahl</text:p>
          </table:table-cell>
          <table:table-cell table:formula="of:=CONCATENATE(&quot;:&quot;;[.B13];&quot; =&gt; row[&quot;;TEXT(ROW([.E13])-3;&quot;0&quot;);&quot;], &quot;)" office:value-type="string" office:string-value=":erwartetzahl =&gt; row[10], ">
            <text:p>:erwartetzahl =&gt; row[10], </text:p>
          </table:table-cell>
        </table:table-row>
        <table:table-row table:style-name="ro1">
          <table:table-cell office:value-type="string">
            <text:p>Modellkosten</text:p>
          </table:table-cell>
          <table:table-cell table:formula="of:=LOWER([.A14])" office:value-type="string" office:string-value="modellkosten">
            <text:p>modellkosten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4];&quot;,  &quot;;[.C14];&quot;   # &quot;;[.D14];&quot; alt &quot;;[.$A$1];&quot; &quot;;[.A14])" office:value-type="string" office:string-value="  property  :modellkosten,  String   #  alt Modelle Modellkosten">
            <text:p><text:s text:c="2"/>property <text:s/>:modellkosten, <text:s/>String <text:s text:c="2"/># <text:s/>alt Modelle Modellkosten</text:p>
          </table:table-cell>
          <table:table-cell table:formula="of:=CONCATENATE(&quot;:&quot;;[.B14];&quot; =&gt; row[&quot;;TEXT(ROW([.E14])-3;&quot;0&quot;);&quot;], &quot;)" office:value-type="string" office:string-value=":modellkosten =&gt; row[11], ">
            <text:p>:modellkosten =&gt; row[11], </text:p>
          </table:table-cell>
        </table:table-row>
        <table:table-row table:style-name="ro1">
          <table:table-cell office:value-type="string">
            <text:p>ProduktionsNr</text:p>
          </table:table-cell>
          <table:table-cell table:formula="of:=LOWER([.A15])" office:value-type="string" office:string-value="produktionsnr">
            <text:p>produktionsn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5];&quot;,  &quot;;[.C15];&quot;   # &quot;;[.D15];&quot; alt &quot;;[.$A$1];&quot; &quot;;[.A15])" office:value-type="string" office:string-value="  property  :produktionsnr,  String   #  alt Modelle ProduktionsNr">
            <text:p><text:s text:c="2"/>property <text:s/>:produktionsnr, <text:s/>String <text:s text:c="2"/># <text:s/>alt Modelle ProduktionsNr</text:p>
          </table:table-cell>
          <table:table-cell table:formula="of:=CONCATENATE(&quot;:&quot;;[.B15];&quot; =&gt; row[&quot;;TEXT(ROW([.E15])-3;&quot;0&quot;);&quot;], &quot;)" office:value-type="string" office:string-value=":produktionsnr =&gt; row[12], ">
            <text:p>:produktionsnr =&gt; row[12], </text:p>
          </table:table-cell>
        </table:table-row>
        <table:table-row table:style-name="ro1">
          <table:table-cell office:value-type="string">
            <text:p>Kostengerechnet</text:p>
          </table:table-cell>
          <table:table-cell table:formula="of:=LOWER([.A16])" office:value-type="string" office:string-value="kostengerechnet">
            <text:p>kostengerechne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6];&quot;,  &quot;;[.C16];&quot;   # &quot;;[.D16];&quot; alt &quot;;[.$A$1];&quot; &quot;;[.A16])" office:value-type="string" office:string-value="  property  :kostengerechnet,  String   #  alt Modelle Kostengerechnet">
            <text:p><text:s text:c="2"/>property <text:s/>:kostengerechnet, <text:s/>String <text:s text:c="2"/># <text:s/>alt Modelle Kostengerechnet</text:p>
          </table:table-cell>
          <table:table-cell table:formula="of:=CONCATENATE(&quot;:&quot;;[.B16];&quot; =&gt; row[&quot;;TEXT(ROW([.E16])-3;&quot;0&quot;);&quot;], &quot;)" office:value-type="string" office:string-value=":kostengerechnet =&gt; row[13], ">
            <text:p>:kostengerechnet =&gt; row[13], </text:p>
          </table:table-cell>
        </table:table-row>
        <table:table-row table:style-name="ro1">
          <table:table-cell office:value-type="string">
            <text:p>ModellGewicht</text:p>
          </table:table-cell>
          <table:table-cell table:formula="of:=LOWER([.A17])" office:value-type="string" office:string-value="modellgewicht">
            <text:p>modellgewich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7];&quot;,  &quot;;[.C17];&quot;   # &quot;;[.D17];&quot; alt &quot;;[.$A$1];&quot; &quot;;[.A17])" office:value-type="string" office:string-value="  property  :modellgewicht,  String   #  alt Modelle ModellGewicht">
            <text:p><text:s text:c="2"/>property <text:s/>:modellgewicht, <text:s/>String <text:s text:c="2"/># <text:s/>alt Modelle ModellGewicht</text:p>
          </table:table-cell>
          <table:table-cell table:formula="of:=CONCATENATE(&quot;:&quot;;[.B17];&quot; =&gt; row[&quot;;TEXT(ROW([.E17])-3;&quot;0&quot;);&quot;], &quot;)" office:value-type="string" office:string-value=":modellgewicht =&gt; row[14], ">
            <text:p>:modellgewicht =&gt; row[14], </text:p>
          </table:table-cell>
        </table:table-row>
        <table:table-row table:style-name="ro1">
          <table:table-cell office:value-type="string">
            <text:p>Metall</text:p>
          </table:table-cell>
          <table:table-cell table:formula="of:=LOWER([.A18])" office:value-type="string" office:string-value="metall">
            <text:p>metall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8];&quot;,  &quot;;[.C18];&quot;   # &quot;;[.D18];&quot; alt &quot;;[.$A$1];&quot; &quot;;[.A18])" office:value-type="string" office:string-value="  property  :metall,  String   #  alt Modelle Metall">
            <text:p><text:s text:c="2"/>property <text:s/>:metall, <text:s/>String <text:s text:c="2"/># <text:s/>alt Modelle Metall</text:p>
          </table:table-cell>
          <table:table-cell table:formula="of:=CONCATENATE(&quot;:&quot;;[.B18];&quot; =&gt; row[&quot;;TEXT(ROW([.E18])-3;&quot;0&quot;);&quot;], &quot;)" office:value-type="string" office:string-value=":metall =&gt; row[15], ">
            <text:p>:metall =&gt; row[15], </text:p>
          </table:table-cell>
        </table:table-row>
        <table:table-row table:style-name="ro1">
          <table:table-cell office:value-type="string">
            <text:p>effektAufpreis</text:p>
          </table:table-cell>
          <table:table-cell table:formula="of:=LOWER([.A19])" office:value-type="string" office:string-value="effektaufpreis">
            <text:p>effektaufpreis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9];&quot;,  &quot;;[.C19];&quot;   # &quot;;[.D19];&quot; alt &quot;;[.$A$1];&quot; &quot;;[.A19])" office:value-type="string" office:string-value="  property  :effektaufpreis,  String   #  alt Modelle effektAufpreis">
            <text:p><text:s text:c="2"/>property <text:s/>:effektaufpreis, <text:s/>String <text:s text:c="2"/># <text:s/>alt Modelle effektAufpreis</text:p>
          </table:table-cell>
          <table:table-cell table:formula="of:=CONCATENATE(&quot;:&quot;;[.B19];&quot; =&gt; row[&quot;;TEXT(ROW([.E19])-3;&quot;0&quot;);&quot;], &quot;)" office:value-type="string" office:string-value=":effektaufpreis =&gt; row[16], ">
            <text:p>:effektaufpreis =&gt; row[16], </text:p>
          </table:table-cell>
        </table:table-row>
        <table:table-row table:style-name="ro1">
          <table:table-cell office:value-type="string">
            <text:p>LieferantenNr</text:p>
          </table:table-cell>
          <table:table-cell table:formula="of:=LOWER([.A20])" office:value-type="string" office:string-value="lieferantennr">
            <text:p>lieferantenn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0];&quot;,  &quot;;[.C20];&quot;   # &quot;;[.D20];&quot; alt &quot;;[.$A$1];&quot; &quot;;[.A20])" office:value-type="string" office:string-value="  property  :lieferantennr,  String   #  alt Modelle LieferantenNr">
            <text:p><text:s text:c="2"/>property <text:s/>:lieferantennr, <text:s/>String <text:s text:c="2"/># <text:s/>alt Modelle LieferantenNr</text:p>
          </table:table-cell>
          <table:table-cell table:formula="of:=CONCATENATE(&quot;:&quot;;[.B20];&quot; =&gt; row[&quot;;TEXT(ROW([.E20])-3;&quot;0&quot;);&quot;], &quot;)" office:value-type="string" office:string-value=":lieferantennr =&gt; row[17], ">
            <text:p>:lieferantennr =&gt; row[17], </text:p>
          </table:table-cell>
        </table:table-row>
        <table:table-row table:style-name="ro1">
          <table:table-cell office:value-type="string">
            <text:p>Artikelnummer</text:p>
          </table:table-cell>
          <table:table-cell table:formula="of:=LOWER([.A21])" office:value-type="string" office:string-value="artikelnummer">
            <text:p>artikelnumme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1];&quot;,  &quot;;[.C21];&quot;   # &quot;;[.D21];&quot; alt &quot;;[.$A$1];&quot; &quot;;[.A21])" office:value-type="string" office:string-value="  property  :artikelnummer,  String   #  alt Modelle Artikelnummer">
            <text:p><text:s text:c="2"/>property <text:s/>:artikelnummer, <text:s/>String <text:s text:c="2"/># <text:s/>alt Modelle Artikelnummer</text:p>
          </table:table-cell>
          <table:table-cell table:formula="of:=CONCATENATE(&quot;:&quot;;[.B21];&quot; =&gt; row[&quot;;TEXT(ROW([.E21])-3;&quot;0&quot;);&quot;], &quot;)" office:value-type="string" office:string-value=":artikelnummer =&gt; row[18], ">
            <text:p>:artikelnummer =&gt; row[18], </text:p>
          </table:table-cell>
        </table:table-row>
        <table:table-row table:style-name="ro1">
          <table:table-cell office:value-type="string">
            <text:p>Kollektionsname</text:p>
          </table:table-cell>
          <table:table-cell table:formula="of:=LOWER([.A22])" office:value-type="string" office:string-value="kollektionsname">
            <text:p>kollektionsnam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2];&quot;,  &quot;;[.C22];&quot;   # &quot;;[.D22];&quot; alt &quot;;[.$A$1];&quot; &quot;;[.A22])" office:value-type="string" office:string-value="  property  :kollektionsname,  String   #  alt Modelle Kollektionsname">
            <text:p><text:s text:c="2"/>property <text:s/>:kollektionsname, <text:s/>String <text:s text:c="2"/># <text:s/>alt Modelle Kollektionsname</text:p>
          </table:table-cell>
          <table:table-cell table:formula="of:=CONCATENATE(&quot;:&quot;;[.B22];&quot; =&gt; row[&quot;;TEXT(ROW([.E22])-3;&quot;0&quot;);&quot;], &quot;)" office:value-type="string" office:string-value=":kollektionsname =&gt; row[19], ">
            <text:p>:kollektionsname =&gt; row[19], </text:p>
          </table:table-cell>
        </table:table-row>
        <table:table-row table:style-name="ro1">
          <table:table-cell office:value-type="string">
            <text:p>SchmArt1</text:p>
          </table:table-cell>
          <table:table-cell table:formula="of:=LOWER([.A23])" office:value-type="string" office:string-value="schmart1">
            <text:p>schmart1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3];&quot;,  &quot;;[.C23];&quot;   # &quot;;[.D23];&quot; alt &quot;;[.$A$1];&quot; &quot;;[.A23])" office:value-type="string" office:string-value="  property  :schmart1,  String   #  alt Modelle SchmArt1">
            <text:p><text:s text:c="2"/>property <text:s/>:schmart1, <text:s/>String <text:s text:c="2"/># <text:s/>alt Modelle SchmArt1</text:p>
          </table:table-cell>
          <table:table-cell table:formula="of:=CONCATENATE(&quot;:&quot;;[.B23];&quot; =&gt; row[&quot;;TEXT(ROW([.E23])-3;&quot;0&quot;);&quot;], &quot;)" office:value-type="string" office:string-value=":schmart1 =&gt; row[20], ">
            <text:p>:schmart1 =&gt; row[20], </text:p>
          </table:table-cell>
        </table:table-row>
        <table:table-row table:style-name="ro1">
          <table:table-cell office:value-type="string">
            <text:p>Testfeld1</text:p>
          </table:table-cell>
          <table:table-cell table:formula="of:=LOWER([.A24])" office:value-type="string" office:string-value="testfeld1">
            <text:p>testfeld1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4];&quot;,  &quot;;[.C24];&quot;   # &quot;;[.D24];&quot; alt &quot;;[.$A$1];&quot; &quot;;[.A24])" office:value-type="string" office:string-value="  property  :testfeld1,  String   #  alt Modelle Testfeld1">
            <text:p><text:s text:c="2"/>property <text:s/>:testfeld1, <text:s/>String <text:s text:c="2"/># <text:s/>alt Modelle Testfeld1</text:p>
          </table:table-cell>
          <table:table-cell table:formula="of:=CONCATENATE(&quot;:&quot;;[.B24];&quot; =&gt; row[&quot;;TEXT(ROW([.E24])-3;&quot;0&quot;);&quot;], &quot;)" office:value-type="string" office:string-value=":testfeld1 =&gt; row[21], ">
            <text:p>:testfeld1 =&gt; row[21], </text:p>
          </table:table-cell>
        </table:table-row>
        <table:table-row table:style-name="ro1" table:number-rows-repeated="104855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agblatt" table:style-name="ta1">
        <table:table-column table:style-name="co25" table:default-cell-style-name="Default"/>
        <table:table-column table:style-name="co26" table:default-cell-style-name="Default"/>
        <table:table-column table:style-name="co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row table:style-name="ro2">
          <table:table-cell table:style-name="ce4" office:value-type="string">
            <text:p>Lagblat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euer Name</text:p>
          </table:table-cell>
          <table:table-cell office:value-type="string">
            <text:p>Typ</text:p>
          </table:table-cell>
          <table:table-cell office:value-type="string">
            <text:p>Kommentar</text:p>
          </table:table-cell>
          <table:table-cell office:value-type="string">
            <text:p>Zeile</text:p>
          </table:table-cell>
          <table:table-cell office:value-type="string">
            <text:p>Für Import-Script</text:p>
          </table:table-cell>
        </table:table-row>
        <table:table-row table:style-name="ro1">
          <table:table-cell office:value-type="string">
            <text:p>LAGERNR</text:p>
          </table:table-cell>
          <table:table-cell table:formula="of:=LOWER([.A3])" office:value-type="string" office:string-value="lagernr">
            <text:p>lagern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];&quot;,  &quot;;[.C3];&quot;   # &quot;;[.D3];&quot; alt &quot;;[.$A$1];&quot; &quot;;[.A3])" office:value-type="string" office:string-value="  property  :lagernr,  String   #  alt Lagblatt LAGERNR">
            <text:p><text:s text:c="2"/>property <text:s/>:lagernr, <text:s/>String <text:s text:c="2"/># <text:s/>alt Lagblatt LAGERNR</text:p>
          </table:table-cell>
          <table:table-cell table:formula="of:=CONCATENATE(&quot;:&quot;;[.B3];&quot; =&gt; row[&quot;;TEXT(ROW([.E3])-3;&quot;0&quot;);&quot;], &quot;)" office:value-type="string" office:string-value=":lagernr =&gt; row[0], ">
            <text:p>:lagernr =&gt; row[0], </text:p>
          </table:table-cell>
        </table:table-row>
        <table:table-row table:style-name="ro1">
          <table:table-cell office:value-type="string">
            <text:p>BLATT</text:p>
          </table:table-cell>
          <table:table-cell table:formula="of:=LOWER([.A4])" office:value-type="string" office:string-value="blatt">
            <text:p>blat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];&quot;,  &quot;;[.C4];&quot;   # &quot;;[.D4];&quot; alt &quot;;[.$A$1];&quot; &quot;;[.A4])" office:value-type="string" office:string-value="  property  :blatt,  String   #  alt Lagblatt BLATT">
            <text:p><text:s text:c="2"/>property <text:s/>:blatt, <text:s/>String <text:s text:c="2"/># <text:s/>alt Lagblatt BLATT</text:p>
          </table:table-cell>
          <table:table-cell table:formula="of:=CONCATENATE(&quot;:&quot;;[.B4];&quot; =&gt; row[&quot;;TEXT(ROW([.E4])-3;&quot;0&quot;);&quot;], &quot;)" office:value-type="string" office:string-value=":blatt =&gt; row[1], ">
            <text:p>:blatt =&gt; row[1], </text:p>
          </table:table-cell>
        </table:table-row>
        <table:table-row table:style-name="ro1">
          <table:table-cell office:value-type="string">
            <text:p>EINGANG</text:p>
          </table:table-cell>
          <table:table-cell table:formula="of:=LOWER([.A5])" office:value-type="string" office:string-value="eingang">
            <text:p>eingang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];&quot;,  &quot;;[.C5];&quot;   # &quot;;[.D5];&quot; alt &quot;;[.$A$1];&quot; &quot;;[.A5])" office:value-type="string" office:string-value="  property  :eingang,  String   #  alt Lagblatt EINGANG">
            <text:p><text:s text:c="2"/>property <text:s/>:eingang, <text:s/>String <text:s text:c="2"/># <text:s/>alt Lagblatt EINGANG</text:p>
          </table:table-cell>
          <table:table-cell table:formula="of:=CONCATENATE(&quot;:&quot;;[.B5];&quot; =&gt; row[&quot;;TEXT(ROW([.E5])-3;&quot;0&quot;);&quot;], &quot;)" office:value-type="string" office:string-value=":eingang =&gt; row[2], ">
            <text:p>:eingang =&gt; row[2], </text:p>
          </table:table-cell>
        </table:table-row>
        <table:table-row table:style-name="ro1">
          <table:table-cell office:value-type="string">
            <text:p>AUSGANG</text:p>
          </table:table-cell>
          <table:table-cell table:formula="of:=LOWER([.A6])" office:value-type="string" office:string-value="ausgang">
            <text:p>ausgang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6];&quot;,  &quot;;[.C6];&quot;   # &quot;;[.D6];&quot; alt &quot;;[.$A$1];&quot; &quot;;[.A6])" office:value-type="string" office:string-value="  property  :ausgang,  String   #  alt Lagblatt AUSGANG">
            <text:p><text:s text:c="2"/>property <text:s/>:ausgang, <text:s/>String <text:s text:c="2"/># <text:s/>alt Lagblatt AUSGANG</text:p>
          </table:table-cell>
          <table:table-cell table:formula="of:=CONCATENATE(&quot;:&quot;;[.B6];&quot; =&gt; row[&quot;;TEXT(ROW([.E6])-3;&quot;0&quot;);&quot;], &quot;)" office:value-type="string" office:string-value=":ausgang =&gt; row[3], ">
            <text:p>:ausgang =&gt; row[3], </text:p>
          </table:table-cell>
        </table:table-row>
        <table:table-row table:style-name="ro1">
          <table:table-cell office:value-type="string">
            <text:p>KUNDE</text:p>
          </table:table-cell>
          <table:table-cell table:formula="of:=LOWER([.A7])" office:value-type="string" office:string-value="kunde">
            <text:p>kund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7];&quot;,  &quot;;[.C7];&quot;   # &quot;;[.D7];&quot; alt &quot;;[.$A$1];&quot; &quot;;[.A7])" office:value-type="string" office:string-value="  property  :kunde,  String   #  alt Lagblatt KUNDE">
            <text:p><text:s text:c="2"/>property <text:s/>:kunde, <text:s/>String <text:s text:c="2"/># <text:s/>alt Lagblatt KUNDE</text:p>
          </table:table-cell>
          <table:table-cell table:formula="of:=CONCATENATE(&quot;:&quot;;[.B7];&quot; =&gt; row[&quot;;TEXT(ROW([.E7])-3;&quot;0&quot;);&quot;], &quot;)" office:value-type="string" office:string-value=":kunde =&gt; row[4], ">
            <text:p>:kunde =&gt; row[4], </text:p>
          </table:table-cell>
        </table:table-row>
        <table:table-row table:style-name="ro1">
          <table:table-cell office:value-type="string">
            <text:p>ANZAHL</text:p>
          </table:table-cell>
          <table:table-cell table:formula="of:=LOWER([.A8])" office:value-type="string" office:string-value="anzahl">
            <text:p>anzahl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8];&quot;,  &quot;;[.C8];&quot;   # &quot;;[.D8];&quot; alt &quot;;[.$A$1];&quot; &quot;;[.A8])" office:value-type="string" office:string-value="  property  :anzahl,  String   #  alt Lagblatt ANZAHL">
            <text:p><text:s text:c="2"/>property <text:s/>:anzahl, <text:s/>String <text:s text:c="2"/># <text:s/>alt Lagblatt ANZAHL</text:p>
          </table:table-cell>
          <table:table-cell table:formula="of:=CONCATENATE(&quot;:&quot;;[.B8];&quot; =&gt; row[&quot;;TEXT(ROW([.E8])-3;&quot;0&quot;);&quot;], &quot;)" office:value-type="string" office:string-value=":anzahl =&gt; row[5], ">
            <text:p>:anzahl =&gt; row[5], </text:p>
          </table:table-cell>
        </table:table-row>
        <table:table-row table:style-name="ro1">
          <table:table-cell office:value-type="string">
            <text:p>AUFBESCHRIEB</text:p>
          </table:table-cell>
          <table:table-cell table:formula="of:=LOWER([.A9])" office:value-type="string" office:string-value="aufbeschrieb">
            <text:p>aufbeschrieb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9];&quot;,  &quot;;[.C9];&quot;   # &quot;;[.D9];&quot; alt &quot;;[.$A$1];&quot; &quot;;[.A9])" office:value-type="string" office:string-value="  property  :aufbeschrieb,  String   #  alt Lagblatt AUFBESCHRIEB">
            <text:p><text:s text:c="2"/>property <text:s/>:aufbeschrieb, <text:s/>String <text:s text:c="2"/># <text:s/>alt Lagblatt AUFBESCHRIEB</text:p>
          </table:table-cell>
          <table:table-cell table:formula="of:=CONCATENATE(&quot;:&quot;;[.B9];&quot; =&gt; row[&quot;;TEXT(ROW([.E9])-3;&quot;0&quot;);&quot;], &quot;)" office:value-type="string" office:string-value=":aufbeschrieb =&gt; row[6], ">
            <text:p>:aufbeschrieb =&gt; row[6], </text:p>
          </table:table-cell>
        </table:table-row>
        <table:table-row table:style-name="ro1">
          <table:table-cell office:value-type="string">
            <text:p>Müller</text:p>
          </table:table-cell>
          <table:table-cell office:value-type="string">
            <text:p>muelle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0];&quot;,  &quot;;[.C10];&quot;   # &quot;;[.D10];&quot; alt &quot;;[.$A$1];&quot; &quot;;[.A10])" office:value-type="string" office:string-value="  property  :mueller,  String   #  alt Lagblatt Müller">
            <text:p><text:s text:c="2"/>property <text:s/>:mueller, <text:s/>String <text:s text:c="2"/># <text:s/>alt Lagblatt Müller</text:p>
          </table:table-cell>
          <table:table-cell table:formula="of:=CONCATENATE(&quot;:&quot;;[.B10];&quot; =&gt; row[&quot;;TEXT(ROW([.E10])-3;&quot;0&quot;);&quot;], &quot;)" office:value-type="string" office:string-value=":mueller =&gt; row[7], ">
            <text:p>:mueller =&gt; row[7], </text:p>
          </table:table-cell>
        </table:table-row>
        <table:table-row table:style-name="ro1">
          <table:table-cell office:value-type="string">
            <text:p>ANSATZ</text:p>
          </table:table-cell>
          <table:table-cell table:formula="of:=LOWER([.A11])" office:value-type="string" office:string-value="ansatz">
            <text:p>ansatz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1];&quot;,  &quot;;[.C11];&quot;   # &quot;;[.D11];&quot; alt &quot;;[.$A$1];&quot; &quot;;[.A11])" office:value-type="string" office:string-value="  property  :ansatz,  String   #  alt Lagblatt ANSATZ">
            <text:p><text:s text:c="2"/>property <text:s/>:ansatz, <text:s/>String <text:s text:c="2"/># <text:s/>alt Lagblatt ANSATZ</text:p>
          </table:table-cell>
          <table:table-cell table:formula="of:=CONCATENATE(&quot;:&quot;;[.B11];&quot; =&gt; row[&quot;;TEXT(ROW([.E11])-3;&quot;0&quot;);&quot;], &quot;)" office:value-type="string" office:string-value=":ansatz =&gt; row[8], ">
            <text:p>:ansatz =&gt; row[8], </text:p>
          </table:table-cell>
        </table:table-row>
        <table:table-row table:style-name="ro1">
          <table:table-cell office:value-type="string">
            <text:p>Total_Arbeit</text:p>
          </table:table-cell>
          <table:table-cell table:formula="of:=LOWER([.A12])" office:value-type="string" office:string-value="total_arbeit">
            <text:p>total_arbei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2];&quot;,  &quot;;[.C12];&quot;   # &quot;;[.D12];&quot; alt &quot;;[.$A$1];&quot; &quot;;[.A12])" office:value-type="string" office:string-value="  property  :total_arbeit,  String   #  alt Lagblatt Total_Arbeit">
            <text:p><text:s text:c="2"/>property <text:s/>:total_arbeit, <text:s/>String <text:s text:c="2"/># <text:s/>alt Lagblatt Total_Arbeit</text:p>
          </table:table-cell>
          <table:table-cell table:formula="of:=CONCATENATE(&quot;:&quot;;[.B12];&quot; =&gt; row[&quot;;TEXT(ROW([.E12])-3;&quot;0&quot;);&quot;], &quot;)" office:value-type="string" office:string-value=":total_arbeit =&gt; row[9], ">
            <text:p>:total_arbeit =&gt; row[9], </text:p>
          </table:table-cell>
        </table:table-row>
        <table:table-row table:style-name="ro1">
          <table:table-cell office:value-type="string">
            <text:p>Inventarwert</text:p>
          </table:table-cell>
          <table:table-cell table:formula="of:=LOWER([.A13])" office:value-type="string" office:string-value="inventarwert">
            <text:p>inventarwer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3];&quot;,  &quot;;[.C13];&quot;   # &quot;;[.D13];&quot; alt &quot;;[.$A$1];&quot; &quot;;[.A13])" office:value-type="string" office:string-value="  property  :inventarwert,  String   #  alt Lagblatt Inventarwert">
            <text:p><text:s text:c="2"/>property <text:s/>:inventarwert, <text:s/>String <text:s text:c="2"/># <text:s/>alt Lagblatt Inventarwert</text:p>
          </table:table-cell>
          <table:table-cell table:formula="of:=CONCATENATE(&quot;:&quot;;[.B13];&quot; =&gt; row[&quot;;TEXT(ROW([.E13])-3;&quot;0&quot;);&quot;], &quot;)" office:value-type="string" office:string-value=":inventarwert =&gt; row[10], ">
            <text:p>:inventarwert =&gt; row[10], </text:p>
          </table:table-cell>
        </table:table-row>
        <table:table-row table:style-name="ro1">
          <table:table-cell office:value-type="string">
            <text:p>Zuschlag1</text:p>
          </table:table-cell>
          <table:table-cell table:formula="of:=LOWER([.A14])" office:value-type="string" office:string-value="zuschlag1">
            <text:p>zuschlag1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4];&quot;,  &quot;;[.C14];&quot;   # &quot;;[.D14];&quot; alt &quot;;[.$A$1];&quot; &quot;;[.A14])" office:value-type="string" office:string-value="  property  :zuschlag1,  String   #  alt Lagblatt Zuschlag1">
            <text:p><text:s text:c="2"/>property <text:s/>:zuschlag1, <text:s/>String <text:s text:c="2"/># <text:s/>alt Lagblatt Zuschlag1</text:p>
          </table:table-cell>
          <table:table-cell table:formula="of:=CONCATENATE(&quot;:&quot;;[.B14];&quot; =&gt; row[&quot;;TEXT(ROW([.E14])-3;&quot;0&quot;);&quot;], &quot;)" office:value-type="string" office:string-value=":zuschlag1 =&gt; row[11], ">
            <text:p>:zuschlag1 =&gt; row[11], </text:p>
          </table:table-cell>
        </table:table-row>
        <table:table-row table:style-name="ro1">
          <table:table-cell office:value-type="string">
            <text:p>Ztotal</text:p>
          </table:table-cell>
          <table:table-cell table:formula="of:=LOWER([.A15])" office:value-type="string" office:string-value="ztotal">
            <text:p>ztotal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5];&quot;,  &quot;;[.C15];&quot;   # &quot;;[.D15];&quot; alt &quot;;[.$A$1];&quot; &quot;;[.A15])" office:value-type="string" office:string-value="  property  :ztotal,  String   #  alt Lagblatt Ztotal">
            <text:p><text:s text:c="2"/>property <text:s/>:ztotal, <text:s/>String <text:s text:c="2"/># <text:s/>alt Lagblatt Ztotal</text:p>
          </table:table-cell>
          <table:table-cell table:formula="of:=CONCATENATE(&quot;:&quot;;[.B15];&quot; =&gt; row[&quot;;TEXT(ROW([.E15])-3;&quot;0&quot;);&quot;], &quot;)" office:value-type="string" office:string-value=":ztotal =&gt; row[12], ">
            <text:p>:ztotal =&gt; row[12], </text:p>
          </table:table-cell>
        </table:table-row>
        <table:table-row table:style-name="ro1">
          <table:table-cell office:value-type="string">
            <text:p>Zuschlag_</text:p>
          </table:table-cell>
          <table:table-cell table:formula="of:=LOWER([.A16])" office:value-type="string" office:string-value="zuschlag_">
            <text:p>zuschlag_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6];&quot;,  &quot;;[.C16];&quot;   # &quot;;[.D16];&quot; alt &quot;;[.$A$1];&quot; &quot;;[.A16])" office:value-type="string" office:string-value="  property  :zuschlag_,  String   #  alt Lagblatt Zuschlag_">
            <text:p><text:s text:c="2"/>property <text:s/>:zuschlag_, <text:s/>String <text:s text:c="2"/># <text:s/>alt Lagblatt Zuschlag_</text:p>
          </table:table-cell>
          <table:table-cell table:formula="of:=CONCATENATE(&quot;:&quot;;[.B16];&quot; =&gt; row[&quot;;TEXT(ROW([.E16])-3;&quot;0&quot;);&quot;], &quot;)" office:value-type="string" office:string-value=":zuschlag_ =&gt; row[13], ">
            <text:p>:zuschlag_ =&gt; row[13], </text:p>
          </table:table-cell>
        </table:table-row>
        <table:table-row table:style-name="ro1">
          <table:table-cell office:value-type="string">
            <text:p>Administrat</text:p>
          </table:table-cell>
          <table:table-cell table:formula="of:=LOWER([.A17])" office:value-type="string" office:string-value="administrat">
            <text:p>administra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7];&quot;,  &quot;;[.C17];&quot;   # &quot;;[.D17];&quot; alt &quot;;[.$A$1];&quot; &quot;;[.A17])" office:value-type="string" office:string-value="  property  :administrat,  String   #  alt Lagblatt Administrat">
            <text:p><text:s text:c="2"/>property <text:s/>:administrat, <text:s/>String <text:s text:c="2"/># <text:s/>alt Lagblatt Administrat</text:p>
          </table:table-cell>
          <table:table-cell table:formula="of:=CONCATENATE(&quot;:&quot;;[.B17];&quot; =&gt; row[&quot;;TEXT(ROW([.E17])-3;&quot;0&quot;);&quot;], &quot;)" office:value-type="string" office:string-value=":administrat =&gt; row[14], ">
            <text:p>:administrat =&gt; row[14], </text:p>
          </table:table-cell>
        </table:table-row>
        <table:table-row table:style-name="ro1">
          <table:table-cell office:value-type="string">
            <text:p>Kalkpreis</text:p>
          </table:table-cell>
          <table:table-cell table:formula="of:=LOWER([.A18])" office:value-type="string" office:string-value="kalkpreis">
            <text:p>kalkpreis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8];&quot;,  &quot;;[.C18];&quot;   # &quot;;[.D18];&quot; alt &quot;;[.$A$1];&quot; &quot;;[.A18])" office:value-type="string" office:string-value="  property  :kalkpreis,  String   #  alt Lagblatt Kalkpreis">
            <text:p><text:s text:c="2"/>property <text:s/>:kalkpreis, <text:s/>String <text:s text:c="2"/># <text:s/>alt Lagblatt Kalkpreis</text:p>
          </table:table-cell>
          <table:table-cell table:formula="of:=CONCATENATE(&quot;:&quot;;[.B18];&quot; =&gt; row[&quot;;TEXT(ROW([.E18])-3;&quot;0&quot;);&quot;], &quot;)" office:value-type="string" office:string-value=":kalkpreis =&gt; row[15], ">
            <text:p>:kalkpreis =&gt; row[15], </text:p>
          </table:table-cell>
        </table:table-row>
        <table:table-row table:style-name="ro1">
          <table:table-cell office:value-type="string">
            <text:p>Grundpreis</text:p>
          </table:table-cell>
          <table:table-cell table:formula="of:=LOWER([.A19])" office:value-type="string" office:string-value="grundpreis">
            <text:p>grundpreis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9];&quot;,  &quot;;[.C19];&quot;   # &quot;;[.D19];&quot; alt &quot;;[.$A$1];&quot; &quot;;[.A19])" office:value-type="string" office:string-value="  property  :grundpreis,  String   #  alt Lagblatt Grundpreis">
            <text:p><text:s text:c="2"/>property <text:s/>:grundpreis, <text:s/>String <text:s text:c="2"/># <text:s/>alt Lagblatt Grundpreis</text:p>
          </table:table-cell>
          <table:table-cell table:formula="of:=CONCATENATE(&quot;:&quot;;[.B19];&quot; =&gt; row[&quot;;TEXT(ROW([.E19])-3;&quot;0&quot;);&quot;], &quot;)" office:value-type="string" office:string-value=":grundpreis =&gt; row[16], ">
            <text:p>:grundpreis =&gt; row[16], </text:p>
          </table:table-cell>
        </table:table-row>
        <table:table-row table:style-name="ro1">
          <table:table-cell office:value-type="string">
            <text:p>VertriebFaktor</text:p>
          </table:table-cell>
          <table:table-cell table:formula="of:=LOWER([.A20])" office:value-type="string" office:string-value="vertriebfaktor">
            <text:p>vertriebfakto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0];&quot;,  &quot;;[.C20];&quot;   # &quot;;[.D20];&quot; alt &quot;;[.$A$1];&quot; &quot;;[.A20])" office:value-type="string" office:string-value="  property  :vertriebfaktor,  String   #  alt Lagblatt VertriebFaktor">
            <text:p><text:s text:c="2"/>property <text:s/>:vertriebfaktor, <text:s/>String <text:s text:c="2"/># <text:s/>alt Lagblatt VertriebFaktor</text:p>
          </table:table-cell>
          <table:table-cell table:formula="of:=CONCATENATE(&quot;:&quot;;[.B20];&quot; =&gt; row[&quot;;TEXT(ROW([.E20])-3;&quot;0&quot;);&quot;], &quot;)" office:value-type="string" office:string-value=":vertriebfaktor =&gt; row[17], ">
            <text:p>:vertriebfaktor =&gt; row[17], </text:p>
          </table:table-cell>
        </table:table-row>
        <table:table-row table:style-name="ro1">
          <table:table-cell office:value-type="string">
            <text:p>VerSFRgerechnet</text:p>
          </table:table-cell>
          <table:table-cell table:formula="of:=LOWER([.A21])" office:value-type="string" office:string-value="versfrgerechnet">
            <text:p>versfrgerechne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1];&quot;,  &quot;;[.C21];&quot;   # &quot;;[.D21];&quot; alt &quot;;[.$A$1];&quot; &quot;;[.A21])" office:value-type="string" office:string-value="  property  :versfrgerechnet,  String   #  alt Lagblatt VerSFRgerechnet">
            <text:p><text:s text:c="2"/>property <text:s/>:versfrgerechnet, <text:s/>String <text:s text:c="2"/># <text:s/>alt Lagblatt VerSFRgerechnet</text:p>
          </table:table-cell>
          <table:table-cell table:formula="of:=CONCATENATE(&quot;:&quot;;[.B21];&quot; =&gt; row[&quot;;TEXT(ROW([.E21])-3;&quot;0&quot;);&quot;], &quot;)" office:value-type="string" office:string-value=":versfrgerechnet =&gt; row[18], ">
            <text:p>:versfrgerechnet =&gt; row[18], </text:p>
          </table:table-cell>
        </table:table-row>
        <table:table-row table:style-name="ro1">
          <table:table-cell office:value-type="string">
            <text:p>VerSFRgerundet</text:p>
          </table:table-cell>
          <table:table-cell table:formula="of:=LOWER([.A22])" office:value-type="string" office:string-value="versfrgerundet">
            <text:p>versfrgerunde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2];&quot;,  &quot;;[.C22];&quot;   # &quot;;[.D22];&quot; alt &quot;;[.$A$1];&quot; &quot;;[.A22])" office:value-type="string" office:string-value="  property  :versfrgerundet,  String   #  alt Lagblatt VerSFRgerundet">
            <text:p><text:s text:c="2"/>property <text:s/>:versfrgerundet, <text:s/>String <text:s text:c="2"/># <text:s/>alt Lagblatt VerSFRgerundet</text:p>
          </table:table-cell>
          <table:table-cell table:formula="of:=CONCATENATE(&quot;:&quot;;[.B22];&quot; =&gt; row[&quot;;TEXT(ROW([.E22])-3;&quot;0&quot;);&quot;], &quot;)" office:value-type="string" office:string-value=":versfrgerundet =&gt; row[19], ">
            <text:p>:versfrgerundet =&gt; row[19], </text:p>
          </table:table-cell>
        </table:table-row>
        <table:table-row table:style-name="ro1">
          <table:table-cell office:value-type="string">
            <text:p>GE_GP_</text:p>
          </table:table-cell>
          <table:table-cell table:formula="of:=LOWER([.A23])" office:value-type="string" office:string-value="ge_gp_">
            <text:p>ge_gp_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3];&quot;,  &quot;;[.C23];&quot;   # &quot;;[.D23];&quot; alt &quot;;[.$A$1];&quot; &quot;;[.A23])" office:value-type="string" office:string-value="  property  :ge_gp_,  String   #  alt Lagblatt GE_GP_">
            <text:p><text:s text:c="2"/>property <text:s/>:ge_gp_, <text:s/>String <text:s text:c="2"/># <text:s/>alt Lagblatt GE_GP_</text:p>
          </table:table-cell>
          <table:table-cell table:formula="of:=CONCATENATE(&quot;:&quot;;[.B23];&quot; =&gt; row[&quot;;TEXT(ROW([.E23])-3;&quot;0&quot;);&quot;], &quot;)" office:value-type="string" office:string-value=":ge_gp_ =&gt; row[20], ">
            <text:p>:ge_gp_ =&gt; row[20], </text:p>
          </table:table-cell>
        </table:table-row>
        <table:table-row table:style-name="ro1">
          <table:table-cell office:value-type="string">
            <text:p>GEgerechnet</text:p>
          </table:table-cell>
          <table:table-cell table:formula="of:=LOWER([.A24])" office:value-type="string" office:string-value="gegerechnet">
            <text:p>gegerechne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4];&quot;,  &quot;;[.C24];&quot;   # &quot;;[.D24];&quot; alt &quot;;[.$A$1];&quot; &quot;;[.A24])" office:value-type="string" office:string-value="  property  :gegerechnet,  String   #  alt Lagblatt GEgerechnet">
            <text:p><text:s text:c="2"/>property <text:s/>:gegerechnet, <text:s/>String <text:s text:c="2"/># <text:s/>alt Lagblatt GEgerechnet</text:p>
          </table:table-cell>
          <table:table-cell table:formula="of:=CONCATENATE(&quot;:&quot;;[.B24];&quot; =&gt; row[&quot;;TEXT(ROW([.E24])-3;&quot;0&quot;);&quot;], &quot;)" office:value-type="string" office:string-value=":gegerechnet =&gt; row[21], ">
            <text:p>:gegerechnet =&gt; row[21], </text:p>
          </table:table-cell>
        </table:table-row>
        <table:table-row table:style-name="ro1">
          <table:table-cell office:value-type="string">
            <text:p>GEgerundet</text:p>
          </table:table-cell>
          <table:table-cell table:formula="of:=LOWER([.A25])" office:value-type="string" office:string-value="gegerundet">
            <text:p>gegerunde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5];&quot;,  &quot;;[.C25];&quot;   # &quot;;[.D25];&quot; alt &quot;;[.$A$1];&quot; &quot;;[.A25])" office:value-type="string" office:string-value="  property  :gegerundet,  String   #  alt Lagblatt GEgerundet">
            <text:p><text:s text:c="2"/>property <text:s/>:gegerundet, <text:s/>String <text:s text:c="2"/># <text:s/>alt Lagblatt GEgerundet</text:p>
          </table:table-cell>
          <table:table-cell table:formula="of:=CONCATENATE(&quot;:&quot;;[.B25];&quot; =&gt; row[&quot;;TEXT(ROW([.E25])-3;&quot;0&quot;);&quot;], &quot;)" office:value-type="string" office:string-value=":gegerundet =&gt; row[22], ">
            <text:p>:gegerundet =&gt; row[22], </text:p>
          </table:table-cell>
        </table:table-row>
        <table:table-row table:style-name="ro1">
          <table:table-cell office:value-type="string">
            <text:p>Sachetnr</text:p>
          </table:table-cell>
          <table:table-cell table:formula="of:=LOWER([.A26])" office:value-type="string" office:string-value="sachetnr">
            <text:p>sachetn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6];&quot;,  &quot;;[.C26];&quot;   # &quot;;[.D26];&quot; alt &quot;;[.$A$1];&quot; &quot;;[.A26])" office:value-type="string" office:string-value="  property  :sachetnr,  String   #  alt Lagblatt Sachetnr">
            <text:p><text:s text:c="2"/>property <text:s/>:sachetnr, <text:s/>String <text:s text:c="2"/># <text:s/>alt Lagblatt Sachetnr</text:p>
          </table:table-cell>
          <table:table-cell table:formula="of:=CONCATENATE(&quot;:&quot;;[.B26];&quot; =&gt; row[&quot;;TEXT(ROW([.E26])-3;&quot;0&quot;);&quot;], &quot;)" office:value-type="string" office:string-value=":sachetnr =&gt; row[23], ">
            <text:p>:sachetnr =&gt; row[23], </text:p>
          </table:table-cell>
        </table:table-row>
        <table:table-row table:style-name="ro1">
          <table:table-cell office:value-type="string">
            <text:p>Auftragnr</text:p>
          </table:table-cell>
          <table:table-cell table:formula="of:=LOWER([.A27])" office:value-type="string" office:string-value="auftragnr">
            <text:p>auftragn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7];&quot;,  &quot;;[.C27];&quot;   # &quot;;[.D27];&quot; alt &quot;;[.$A$1];&quot; &quot;;[.A27])" office:value-type="string" office:string-value="  property  :auftragnr,  String   #  alt Lagblatt Auftragnr">
            <text:p><text:s text:c="2"/>property <text:s/>:auftragnr, <text:s/>String <text:s text:c="2"/># <text:s/>alt Lagblatt Auftragnr</text:p>
          </table:table-cell>
          <table:table-cell table:formula="of:=CONCATENATE(&quot;:&quot;;[.B27];&quot; =&gt; row[&quot;;TEXT(ROW([.E27])-3;&quot;0&quot;);&quot;], &quot;)" office:value-type="string" office:string-value=":auftragnr =&gt; row[24], ">
            <text:p>:auftragnr =&gt; row[24], </text:p>
          </table:table-cell>
        </table:table-row>
        <table:table-row table:style-name="ro1">
          <table:table-cell office:value-type="string">
            <text:p>Pos</text:p>
          </table:table-cell>
          <table:table-cell table:formula="of:=LOWER([.A28])" office:value-type="string" office:string-value="pos">
            <text:p>pos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8];&quot;,  &quot;;[.C28];&quot;   # &quot;;[.D28];&quot; alt &quot;;[.$A$1];&quot; &quot;;[.A28])" office:value-type="string" office:string-value="  property  :pos,  String   #  alt Lagblatt Pos">
            <text:p><text:s text:c="2"/>property <text:s/>:pos, <text:s/>String <text:s text:c="2"/># <text:s/>alt Lagblatt Pos</text:p>
          </table:table-cell>
          <table:table-cell table:formula="of:=CONCATENATE(&quot;:&quot;;[.B28];&quot; =&gt; row[&quot;;TEXT(ROW([.E28])-3;&quot;0&quot;);&quot;], &quot;)" office:value-type="string" office:string-value=":pos =&gt; row[25], ">
            <text:p>:pos =&gt; row[25], </text:p>
          </table:table-cell>
        </table:table-row>
        <table:table-row table:style-name="ro1">
          <table:table-cell office:value-type="string">
            <text:p>Grundpreis_STK</text:p>
          </table:table-cell>
          <table:table-cell table:formula="of:=LOWER([.A29])" office:value-type="string" office:string-value="grundpreis_stk">
            <text:p>grundpreis_stk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9];&quot;,  &quot;;[.C29];&quot;   # &quot;;[.D29];&quot; alt &quot;;[.$A$1];&quot; &quot;;[.A29])" office:value-type="string" office:string-value="  property  :grundpreis_stk,  String   #  alt Lagblatt Grundpreis_STK">
            <text:p><text:s text:c="2"/>property <text:s/>:grundpreis_stk, <text:s/>String <text:s text:c="2"/># <text:s/>alt Lagblatt Grundpreis_STK</text:p>
          </table:table-cell>
          <table:table-cell table:formula="of:=CONCATENATE(&quot;:&quot;;[.B29];&quot; =&gt; row[&quot;;TEXT(ROW([.E29])-3;&quot;0&quot;);&quot;], &quot;)" office:value-type="string" office:string-value=":grundpreis_stk =&gt; row[26], ">
            <text:p>:grundpreis_stk =&gt; row[26], </text:p>
          </table:table-cell>
        </table:table-row>
        <table:table-row table:style-name="ro1">
          <table:table-cell office:value-type="string">
            <text:p>Hinweis</text:p>
          </table:table-cell>
          <table:table-cell table:formula="of:=LOWER([.A30])" office:value-type="string" office:string-value="hinweis">
            <text:p>hinweis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0];&quot;,  &quot;;[.C30];&quot;   # &quot;;[.D30];&quot; alt &quot;;[.$A$1];&quot; &quot;;[.A30])" office:value-type="string" office:string-value="  property  :hinweis,  String   #  alt Lagblatt Hinweis">
            <text:p><text:s text:c="2"/>property <text:s/>:hinweis, <text:s/>String <text:s text:c="2"/># <text:s/>alt Lagblatt Hinweis</text:p>
          </table:table-cell>
          <table:table-cell table:formula="of:=CONCATENATE(&quot;:&quot;;[.B30];&quot; =&gt; row[&quot;;TEXT(ROW([.E30])-3;&quot;0&quot;);&quot;], &quot;)" office:value-type="string" office:string-value=":hinweis =&gt; row[27], ">
            <text:p>:hinweis =&gt; row[27], </text:p>
          </table:table-cell>
        </table:table-row>
        <table:table-row table:style-name="ro1">
          <table:table-cell office:value-type="string">
            <text:p>VerSFRPreis</text:p>
          </table:table-cell>
          <table:table-cell table:formula="of:=LOWER([.A31])" office:value-type="string" office:string-value="versfrpreis">
            <text:p>versfrpreis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1];&quot;,  &quot;;[.C31];&quot;   # &quot;;[.D31];&quot; alt &quot;;[.$A$1];&quot; &quot;;[.A31])" office:value-type="string" office:string-value="  property  :versfrpreis,  String   #  alt Lagblatt VerSFRPreis">
            <text:p><text:s text:c="2"/>property <text:s/>:versfrpreis, <text:s/>String <text:s text:c="2"/># <text:s/>alt Lagblatt VerSFRPreis</text:p>
          </table:table-cell>
          <table:table-cell table:formula="of:=CONCATENATE(&quot;:&quot;;[.B31];&quot; =&gt; row[&quot;;TEXT(ROW([.E31])-3;&quot;0&quot;);&quot;], &quot;)" office:value-type="string" office:string-value=":versfrpreis =&gt; row[28], ">
            <text:p>:versfrpreis =&gt; row[28], </text:p>
          </table:table-cell>
        </table:table-row>
        <table:table-row table:style-name="ro1">
          <table:table-cell office:value-type="string">
            <text:p>VKGE</text:p>
          </table:table-cell>
          <table:table-cell table:formula="of:=LOWER([.A32])" office:value-type="string" office:string-value="vkge">
            <text:p>vkg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2];&quot;,  &quot;;[.C32];&quot;   # &quot;;[.D32];&quot; alt &quot;;[.$A$1];&quot; &quot;;[.A32])" office:value-type="string" office:string-value="  property  :vkge,  String   #  alt Lagblatt VKGE">
            <text:p><text:s text:c="2"/>property <text:s/>:vkge, <text:s/>String <text:s text:c="2"/># <text:s/>alt Lagblatt VKGE</text:p>
          </table:table-cell>
          <table:table-cell table:formula="of:=CONCATENATE(&quot;:&quot;;[.B32];&quot; =&gt; row[&quot;;TEXT(ROW([.E32])-3;&quot;0&quot;);&quot;], &quot;)" office:value-type="string" office:string-value=":vkge =&gt; row[29], ">
            <text:p>:vkge =&gt; row[29], </text:p>
          </table:table-cell>
        </table:table-row>
        <table:table-row table:style-name="ro1">
          <table:table-cell office:value-type="string">
            <text:p>ZUSCHLAG_2</text:p>
          </table:table-cell>
          <table:table-cell table:formula="of:=LOWER([.A33])" office:value-type="string" office:string-value="zuschlag_2">
            <text:p>zuschlag_2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3];&quot;,  &quot;;[.C33];&quot;   # &quot;;[.D33];&quot; alt &quot;;[.$A$1];&quot; &quot;;[.A33])" office:value-type="string" office:string-value="  property  :zuschlag_2,  String   #  alt Lagblatt ZUSCHLAG_2">
            <text:p><text:s text:c="2"/>property <text:s/>:zuschlag_2, <text:s/>String <text:s text:c="2"/># <text:s/>alt Lagblatt ZUSCHLAG_2</text:p>
          </table:table-cell>
          <table:table-cell table:formula="of:=CONCATENATE(&quot;:&quot;;[.B33];&quot; =&gt; row[&quot;;TEXT(ROW([.E33])-3;&quot;0&quot;);&quot;], &quot;)" office:value-type="string" office:string-value=":zuschlag_2 =&gt; row[30], ">
            <text:p>:zuschlag_2 =&gt; row[30], </text:p>
          </table:table-cell>
        </table:table-row>
        <table:table-row table:style-name="ro1">
          <table:table-cell office:value-type="string">
            <text:p>ZUSCHLAGGrösse</text:p>
          </table:table-cell>
          <table:table-cell office:value-type="string">
            <text:p>zuschlag_groess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4];&quot;,  &quot;;[.C34];&quot;   # &quot;;[.D34];&quot; alt &quot;;[.$A$1];&quot; &quot;;[.A34])" office:value-type="string" office:string-value="  property  :zuschlag_groesse,  String   #  alt Lagblatt ZUSCHLAGGrösse">
            <text:p><text:s text:c="2"/>property <text:s/>:zuschlag_groesse, <text:s/>String <text:s text:c="2"/># <text:s/>alt Lagblatt ZUSCHLAGGrösse</text:p>
          </table:table-cell>
          <table:table-cell table:formula="of:=CONCATENATE(&quot;:&quot;;[.B34];&quot; =&gt; row[&quot;;TEXT(ROW([.E34])-3;&quot;0&quot;);&quot;], &quot;)" office:value-type="string" office:string-value=":zuschlag_groesse =&gt; row[31], ">
            <text:p>:zuschlag_groesse =&gt; row[31], </text:p>
          </table:table-cell>
        </table:table-row>
        <table:table-row table:style-name="ro1">
          <table:table-cell office:value-type="string">
            <text:p>Kostenvoransch</text:p>
          </table:table-cell>
          <table:table-cell table:formula="of:=LOWER([.A35])" office:value-type="string" office:string-value="kostenvoransch">
            <text:p>kostenvoransch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5];&quot;,  &quot;;[.C35];&quot;   # &quot;;[.D35];&quot; alt &quot;;[.$A$1];&quot; &quot;;[.A35])" office:value-type="string" office:string-value="  property  :kostenvoransch,  String   #  alt Lagblatt Kostenvoransch">
            <text:p><text:s text:c="2"/>property <text:s/>:kostenvoransch, <text:s/>String <text:s text:c="2"/># <text:s/>alt Lagblatt Kostenvoransch</text:p>
          </table:table-cell>
          <table:table-cell table:formula="of:=CONCATENATE(&quot;:&quot;;[.B35];&quot; =&gt; row[&quot;;TEXT(ROW([.E35])-3;&quot;0&quot;);&quot;], &quot;)" office:value-type="string" office:string-value=":kostenvoransch =&gt; row[32], ">
            <text:p>:kostenvoransch =&gt; row[32], </text:p>
          </table:table-cell>
        </table:table-row>
        <table:table-row table:style-name="ro1">
          <table:table-cell office:value-type="string">
            <text:p>Sachetbeschrieb</text:p>
          </table:table-cell>
          <table:table-cell table:formula="of:=LOWER([.A36])" office:value-type="string" office:string-value="sachetbeschrieb">
            <text:p>sachetbeschrieb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6];&quot;,  &quot;;[.C36];&quot;   # &quot;;[.D36];&quot; alt &quot;;[.$A$1];&quot; &quot;;[.A36])" office:value-type="string" office:string-value="  property  :sachetbeschrieb,  String   #  alt Lagblatt Sachetbeschrieb">
            <text:p><text:s text:c="2"/>property <text:s/>:sachetbeschrieb, <text:s/>String <text:s text:c="2"/># <text:s/>alt Lagblatt Sachetbeschrieb</text:p>
          </table:table-cell>
          <table:table-cell table:formula="of:=CONCATENATE(&quot;:&quot;;[.B36];&quot; =&gt; row[&quot;;TEXT(ROW([.E36])-3;&quot;0&quot;);&quot;], &quot;)" office:value-type="string" office:string-value=":sachetbeschrieb =&gt; row[33], ">
            <text:p>:sachetbeschrieb =&gt; row[33], </text:p>
          </table:table-cell>
        </table:table-row>
        <table:table-row table:style-name="ro1">
          <table:table-cell office:value-type="string">
            <text:p>Gewichttot</text:p>
          </table:table-cell>
          <table:table-cell table:formula="of:=LOWER([.A37])" office:value-type="string" office:string-value="gewichttot">
            <text:p>gewichtto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7];&quot;,  &quot;;[.C37];&quot;   # &quot;;[.D37];&quot; alt &quot;;[.$A$1];&quot; &quot;;[.A37])" office:value-type="string" office:string-value="  property  :gewichttot,  String   #  alt Lagblatt Gewichttot">
            <text:p><text:s text:c="2"/>property <text:s/>:gewichttot, <text:s/>String <text:s text:c="2"/># <text:s/>alt Lagblatt Gewichttot</text:p>
          </table:table-cell>
          <table:table-cell table:formula="of:=CONCATENATE(&quot;:&quot;;[.B37];&quot; =&gt; row[&quot;;TEXT(ROW([.E37])-3;&quot;0&quot;);&quot;], &quot;)" office:value-type="string" office:string-value=":gewichttot =&gt; row[34], ">
            <text:p>:gewichttot =&gt; row[34], </text:p>
          </table:table-cell>
        </table:table-row>
        <table:table-row table:style-name="ro1">
          <table:table-cell office:value-type="string">
            <text:p>GewichtStk</text:p>
          </table:table-cell>
          <table:table-cell table:formula="of:=LOWER([.A38])" office:value-type="string" office:string-value="gewichtstk">
            <text:p>gewichtstk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8];&quot;,  &quot;;[.C38];&quot;   # &quot;;[.D38];&quot; alt &quot;;[.$A$1];&quot; &quot;;[.A38])" office:value-type="string" office:string-value="  property  :gewichtstk,  String   #  alt Lagblatt GewichtStk">
            <text:p><text:s text:c="2"/>property <text:s/>:gewichtstk, <text:s/>String <text:s text:c="2"/># <text:s/>alt Lagblatt GewichtStk</text:p>
          </table:table-cell>
          <table:table-cell table:formula="of:=CONCATENATE(&quot;:&quot;;[.B38];&quot; =&gt; row[&quot;;TEXT(ROW([.E38])-3;&quot;0&quot;);&quot;], &quot;)" office:value-type="string" office:string-value=":gewichtstk =&gt; row[35], ">
            <text:p>:gewichtstk =&gt; row[35], </text:p>
          </table:table-cell>
        </table:table-row>
        <table:table-row table:style-name="ro1">
          <table:table-cell office:value-type="string">
            <text:p>Goldtot</text:p>
          </table:table-cell>
          <table:table-cell table:formula="of:=LOWER([.A39])" office:value-type="string" office:string-value="goldtot">
            <text:p>goldto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9];&quot;,  &quot;;[.C39];&quot;   # &quot;;[.D39];&quot; alt &quot;;[.$A$1];&quot; &quot;;[.A39])" office:value-type="string" office:string-value="  property  :goldtot,  String   #  alt Lagblatt Goldtot">
            <text:p><text:s text:c="2"/>property <text:s/>:goldtot, <text:s/>String <text:s text:c="2"/># <text:s/>alt Lagblatt Goldtot</text:p>
          </table:table-cell>
          <table:table-cell table:formula="of:=CONCATENATE(&quot;:&quot;;[.B39];&quot; =&gt; row[&quot;;TEXT(ROW([.E39])-3;&quot;0&quot;);&quot;], &quot;)" office:value-type="string" office:string-value=":goldtot =&gt; row[36], ">
            <text:p>:goldtot =&gt; row[36], </text:p>
          </table:table-cell>
        </table:table-row>
        <table:table-row table:style-name="ro1">
          <table:table-cell office:value-type="string">
            <text:p>GoldStk</text:p>
          </table:table-cell>
          <table:table-cell table:formula="of:=LOWER([.A40])" office:value-type="string" office:string-value="goldstk">
            <text:p>goldstk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0];&quot;,  &quot;;[.C40];&quot;   # &quot;;[.D40];&quot; alt &quot;;[.$A$1];&quot; &quot;;[.A40])" office:value-type="string" office:string-value="  property  :goldstk,  String   #  alt Lagblatt GoldStk">
            <text:p><text:s text:c="2"/>property <text:s/>:goldstk, <text:s/>String <text:s text:c="2"/># <text:s/>alt Lagblatt GoldStk</text:p>
          </table:table-cell>
          <table:table-cell table:formula="of:=CONCATENATE(&quot;:&quot;;[.B40];&quot; =&gt; row[&quot;;TEXT(ROW([.E40])-3;&quot;0&quot;);&quot;], &quot;)" office:value-type="string" office:string-value=":goldstk =&gt; row[37], ">
            <text:p>:goldstk =&gt; row[37], </text:p>
          </table:table-cell>
        </table:table-row>
        <table:table-row table:style-name="ro1">
          <table:table-cell office:value-type="string">
            <text:p>Platintot</text:p>
          </table:table-cell>
          <table:table-cell table:formula="of:=LOWER([.A41])" office:value-type="string" office:string-value="platintot">
            <text:p>platinto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1];&quot;,  &quot;;[.C41];&quot;   # &quot;;[.D41];&quot; alt &quot;;[.$A$1];&quot; &quot;;[.A41])" office:value-type="string" office:string-value="  property  :platintot,  String   #  alt Lagblatt Platintot">
            <text:p><text:s text:c="2"/>property <text:s/>:platintot, <text:s/>String <text:s text:c="2"/># <text:s/>alt Lagblatt Platintot</text:p>
          </table:table-cell>
          <table:table-cell table:formula="of:=CONCATENATE(&quot;:&quot;;[.B41];&quot; =&gt; row[&quot;;TEXT(ROW([.E41])-3;&quot;0&quot;);&quot;], &quot;)" office:value-type="string" office:string-value=":platintot =&gt; row[38], ">
            <text:p>:platintot =&gt; row[38], </text:p>
          </table:table-cell>
        </table:table-row>
        <table:table-row table:style-name="ro1">
          <table:table-cell office:value-type="string">
            <text:p>PlatinStk</text:p>
          </table:table-cell>
          <table:table-cell table:formula="of:=LOWER([.A42])" office:value-type="string" office:string-value="platinstk">
            <text:p>platinstk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2];&quot;,  &quot;;[.C42];&quot;   # &quot;;[.D42];&quot; alt &quot;;[.$A$1];&quot; &quot;;[.A42])" office:value-type="string" office:string-value="  property  :platinstk,  String   #  alt Lagblatt PlatinStk">
            <text:p><text:s text:c="2"/>property <text:s/>:platinstk, <text:s/>String <text:s text:c="2"/># <text:s/>alt Lagblatt PlatinStk</text:p>
          </table:table-cell>
          <table:table-cell table:formula="of:=CONCATENATE(&quot;:&quot;;[.B42];&quot; =&gt; row[&quot;;TEXT(ROW([.E42])-3;&quot;0&quot;);&quot;], &quot;)" office:value-type="string" office:string-value=":platinstk =&gt; row[39], ">
            <text:p>:platinstk =&gt; row[39], </text:p>
          </table:table-cell>
        </table:table-row>
        <table:table-row table:style-name="ro1">
          <table:table-cell office:value-type="string">
            <text:p>Silbertot</text:p>
          </table:table-cell>
          <table:table-cell table:formula="of:=LOWER([.A43])" office:value-type="string" office:string-value="silbertot">
            <text:p>silberto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3];&quot;,  &quot;;[.C43];&quot;   # &quot;;[.D43];&quot; alt &quot;;[.$A$1];&quot; &quot;;[.A43])" office:value-type="string" office:string-value="  property  :silbertot,  String   #  alt Lagblatt Silbertot">
            <text:p><text:s text:c="2"/>property <text:s/>:silbertot, <text:s/>String <text:s text:c="2"/># <text:s/>alt Lagblatt Silbertot</text:p>
          </table:table-cell>
          <table:table-cell table:formula="of:=CONCATENATE(&quot;:&quot;;[.B43];&quot; =&gt; row[&quot;;TEXT(ROW([.E43])-3;&quot;0&quot;);&quot;], &quot;)" office:value-type="string" office:string-value=":silbertot =&gt; row[40], ">
            <text:p>:silbertot =&gt; row[40], </text:p>
          </table:table-cell>
        </table:table-row>
        <table:table-row table:style-name="ro1">
          <table:table-cell office:value-type="string">
            <text:p>Silberstk</text:p>
          </table:table-cell>
          <table:table-cell table:formula="of:=LOWER([.A44])" office:value-type="string" office:string-value="silberstk">
            <text:p>silberstk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4];&quot;,  &quot;;[.C44];&quot;   # &quot;;[.D44];&quot; alt &quot;;[.$A$1];&quot; &quot;;[.A44])" office:value-type="string" office:string-value="  property  :silberstk,  String   #  alt Lagblatt Silberstk">
            <text:p><text:s text:c="2"/>property <text:s/>:silberstk, <text:s/>String <text:s text:c="2"/># <text:s/>alt Lagblatt Silberstk</text:p>
          </table:table-cell>
          <table:table-cell table:formula="of:=CONCATENATE(&quot;:&quot;;[.B44];&quot; =&gt; row[&quot;;TEXT(ROW([.E44])-3;&quot;0&quot;);&quot;], &quot;)" office:value-type="string" office:string-value=":silberstk =&gt; row[41], ">
            <text:p>:silberstk =&gt; row[41], </text:p>
          </table:table-cell>
        </table:table-row>
        <table:table-row table:style-name="ro1">
          <table:table-cell office:value-type="string">
            <text:p>Bezandere</text:p>
          </table:table-cell>
          <table:table-cell table:formula="of:=LOWER([.A45])" office:value-type="string" office:string-value="bezandere">
            <text:p>bezander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5];&quot;,  &quot;;[.C45];&quot;   # &quot;;[.D45];&quot; alt &quot;;[.$A$1];&quot; &quot;;[.A45])" office:value-type="string" office:string-value="  property  :bezandere,  String   #  alt Lagblatt Bezandere">
            <text:p><text:s text:c="2"/>property <text:s/>:bezandere, <text:s/>String <text:s text:c="2"/># <text:s/>alt Lagblatt Bezandere</text:p>
          </table:table-cell>
          <table:table-cell table:formula="of:=CONCATENATE(&quot;:&quot;;[.B45];&quot; =&gt; row[&quot;;TEXT(ROW([.E45])-3;&quot;0&quot;);&quot;], &quot;)" office:value-type="string" office:string-value=":bezandere =&gt; row[42], ">
            <text:p>:bezandere =&gt; row[42], </text:p>
          </table:table-cell>
        </table:table-row>
        <table:table-row table:style-name="ro1">
          <table:table-cell office:value-type="string">
            <text:p>Bezanderetot</text:p>
          </table:table-cell>
          <table:table-cell table:formula="of:=LOWER([.A46])" office:value-type="string" office:string-value="bezanderetot">
            <text:p>bezandereto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6];&quot;,  &quot;;[.C46];&quot;   # &quot;;[.D46];&quot; alt &quot;;[.$A$1];&quot; &quot;;[.A46])" office:value-type="string" office:string-value="  property  :bezanderetot,  String   #  alt Lagblatt Bezanderetot">
            <text:p><text:s text:c="2"/>property <text:s/>:bezanderetot, <text:s/>String <text:s text:c="2"/># <text:s/>alt Lagblatt Bezanderetot</text:p>
          </table:table-cell>
          <table:table-cell table:formula="of:=CONCATENATE(&quot;:&quot;;[.B46];&quot; =&gt; row[&quot;;TEXT(ROW([.E46])-3;&quot;0&quot;);&quot;], &quot;)" office:value-type="string" office:string-value=":bezanderetot =&gt; row[43], ">
            <text:p>:bezanderetot =&gt; row[43], </text:p>
          </table:table-cell>
        </table:table-row>
        <table:table-row table:style-name="ro1">
          <table:table-cell office:value-type="string">
            <text:p>Bezanderestk</text:p>
          </table:table-cell>
          <table:table-cell table:formula="of:=LOWER([.A47])" office:value-type="string" office:string-value="bezanderestk">
            <text:p>bezanderestk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7];&quot;,  &quot;;[.C47];&quot;   # &quot;;[.D47];&quot; alt &quot;;[.$A$1];&quot; &quot;;[.A47])" office:value-type="string" office:string-value="  property  :bezanderestk,  String   #  alt Lagblatt Bezanderestk">
            <text:p><text:s text:c="2"/>property <text:s/>:bezanderestk, <text:s/>String <text:s text:c="2"/># <text:s/>alt Lagblatt Bezanderestk</text:p>
          </table:table-cell>
          <table:table-cell table:formula="of:=CONCATENATE(&quot;:&quot;;[.B47];&quot; =&gt; row[&quot;;TEXT(ROW([.E47])-3;&quot;0&quot;);&quot;], &quot;)" office:value-type="string" office:string-value=":bezanderestk =&gt; row[44], ">
            <text:p>:bezanderestk =&gt; row[44], </text:p>
          </table:table-cell>
        </table:table-row>
        <table:table-row table:style-name="ro1">
          <table:table-cell office:value-type="string">
            <text:p>PROZZUSCHL</text:p>
          </table:table-cell>
          <table:table-cell table:formula="of:=LOWER([.A48])" office:value-type="string" office:string-value="prozzuschl">
            <text:p>prozzuschl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8];&quot;,  &quot;;[.C48];&quot;   # &quot;;[.D48];&quot; alt &quot;;[.$A$1];&quot; &quot;;[.A48])" office:value-type="string" office:string-value="  property  :prozzuschl,  String   #  alt Lagblatt PROZZUSCHL">
            <text:p><text:s text:c="2"/>property <text:s/>:prozzuschl, <text:s/>String <text:s text:c="2"/># <text:s/>alt Lagblatt PROZZUSCHL</text:p>
          </table:table-cell>
          <table:table-cell table:formula="of:=CONCATENATE(&quot;:&quot;;[.B48];&quot; =&gt; row[&quot;;TEXT(ROW([.E48])-3;&quot;0&quot;);&quot;], &quot;)" office:value-type="string" office:string-value=":prozzuschl =&gt; row[45], ">
            <text:p>:prozzuschl =&gt; row[45], </text:p>
          </table:table-cell>
        </table:table-row>
        <table:table-row table:style-name="ro1">
          <table:table-cell office:value-type="string">
            <text:p>AdminStk</text:p>
          </table:table-cell>
          <table:table-cell table:formula="of:=LOWER([.A49])" office:value-type="string" office:string-value="adminstk">
            <text:p>adminstk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9];&quot;,  &quot;;[.C49];&quot;   # &quot;;[.D49];&quot; alt &quot;;[.$A$1];&quot; &quot;;[.A49])" office:value-type="string" office:string-value="  property  :adminstk,  String   #  alt Lagblatt AdminStk">
            <text:p><text:s text:c="2"/>property <text:s/>:adminstk, <text:s/>String <text:s text:c="2"/># <text:s/>alt Lagblatt AdminStk</text:p>
          </table:table-cell>
          <table:table-cell table:formula="of:=CONCATENATE(&quot;:&quot;;[.B49];&quot; =&gt; row[&quot;;TEXT(ROW([.E49])-3;&quot;0&quot;);&quot;], &quot;)" office:value-type="string" office:string-value=":adminstk =&gt; row[46], ">
            <text:p>:adminstk =&gt; row[46], </text:p>
          </table:table-cell>
        </table:table-row>
        <table:table-row table:style-name="ro1">
          <table:table-cell office:value-type="string">
            <text:p>Bezgrösse</text:p>
          </table:table-cell>
          <table:table-cell office:value-type="string">
            <text:p>bezugs_groess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0];&quot;,  &quot;;[.C50];&quot;   # &quot;;[.D50];&quot; alt &quot;;[.$A$1];&quot; &quot;;[.A50])" office:value-type="string" office:string-value="  property  :bezugs_groesse,  String   #  alt Lagblatt Bezgrösse">
            <text:p><text:s text:c="2"/>property <text:s/>:bezugs_groesse, <text:s/>String <text:s text:c="2"/># <text:s/>alt Lagblatt Bezgrösse</text:p>
          </table:table-cell>
          <table:table-cell table:formula="of:=CONCATENATE(&quot;:&quot;;[.B50];&quot; =&gt; row[&quot;;TEXT(ROW([.E50])-3;&quot;0&quot;);&quot;], &quot;)" office:value-type="string" office:string-value=":bezugs_groesse =&gt; row[47], ">
            <text:p>:bezugs_groesse =&gt; row[47], </text:p>
          </table:table-cell>
        </table:table-row>
        <table:table-row table:style-name="ro1">
          <table:table-cell office:value-type="string">
            <text:p>GrösseStk</text:p>
          </table:table-cell>
          <table:table-cell office:value-type="string">
            <text:p>groesse_stueck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1];&quot;,  &quot;;[.C51];&quot;   # &quot;;[.D51];&quot; alt &quot;;[.$A$1];&quot; &quot;;[.A51])" office:value-type="string" office:string-value="  property  :groesse_stueck,  String   #  alt Lagblatt GrösseStk">
            <text:p><text:s text:c="2"/>property <text:s/>:groesse_stueck, <text:s/>String <text:s text:c="2"/># <text:s/>alt Lagblatt GrösseStk</text:p>
          </table:table-cell>
          <table:table-cell table:formula="of:=CONCATENATE(&quot;:&quot;;[.B51];&quot; =&gt; row[&quot;;TEXT(ROW([.E51])-3;&quot;0&quot;);&quot;], &quot;)" office:value-type="string" office:string-value=":groesse_stueck =&gt; row[48], ">
            <text:p>:groesse_stueck =&gt; row[48], </text:p>
          </table:table-cell>
        </table:table-row>
        <table:table-row table:style-name="ro1">
          <table:table-cell office:value-type="string">
            <text:p>TEXTZU1</text:p>
          </table:table-cell>
          <table:table-cell table:formula="of:=LOWER([.A52])" office:value-type="string" office:string-value="textzu1">
            <text:p>textzu1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2];&quot;,  &quot;;[.C52];&quot;   # &quot;;[.D52];&quot; alt &quot;;[.$A$1];&quot; &quot;;[.A52])" office:value-type="string" office:string-value="  property  :textzu1,  String   #  alt Lagblatt TEXTZU1">
            <text:p><text:s text:c="2"/>property <text:s/>:textzu1, <text:s/>String <text:s text:c="2"/># <text:s/>alt Lagblatt TEXTZU1</text:p>
          </table:table-cell>
          <table:table-cell table:formula="of:=CONCATENATE(&quot;:&quot;;[.B52];&quot; =&gt; row[&quot;;TEXT(ROW([.E52])-3;&quot;0&quot;);&quot;], &quot;)" office:value-type="string" office:string-value=":textzu1 =&gt; row[49], ">
            <text:p>:textzu1 =&gt; row[49], </text:p>
          </table:table-cell>
        </table:table-row>
        <table:table-row table:style-name="ro1">
          <table:table-cell office:value-type="string">
            <text:p>TEXTZU2</text:p>
          </table:table-cell>
          <table:table-cell table:formula="of:=LOWER([.A53])" office:value-type="string" office:string-value="textzu2">
            <text:p>textzu2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3];&quot;,  &quot;;[.C53];&quot;   # &quot;;[.D53];&quot; alt &quot;;[.$A$1];&quot; &quot;;[.A53])" office:value-type="string" office:string-value="  property  :textzu2,  String   #  alt Lagblatt TEXTZU2">
            <text:p><text:s text:c="2"/>property <text:s/>:textzu2, <text:s/>String <text:s text:c="2"/># <text:s/>alt Lagblatt TEXTZU2</text:p>
          </table:table-cell>
          <table:table-cell table:formula="of:=CONCATENATE(&quot;:&quot;;[.B53];&quot; =&gt; row[&quot;;TEXT(ROW([.E53])-3;&quot;0&quot;);&quot;], &quot;)" office:value-type="string" office:string-value=":textzu2 =&gt; row[50], ">
            <text:p>:textzu2 =&gt; row[50], </text:p>
          </table:table-cell>
        </table:table-row>
        <table:table-row table:style-name="ro1">
          <table:table-cell office:value-type="string">
            <text:p>ARCHIV</text:p>
          </table:table-cell>
          <table:table-cell table:formula="of:=LOWER([.A54])" office:value-type="string" office:string-value="archiv">
            <text:p>archiv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4];&quot;,  &quot;;[.C54];&quot;   # &quot;;[.D54];&quot; alt &quot;;[.$A$1];&quot; &quot;;[.A54])" office:value-type="string" office:string-value="  property  :archiv,  String   #  alt Lagblatt ARCHIV">
            <text:p><text:s text:c="2"/>property <text:s/>:archiv, <text:s/>String <text:s text:c="2"/># <text:s/>alt Lagblatt ARCHIV</text:p>
          </table:table-cell>
          <table:table-cell table:formula="of:=CONCATENATE(&quot;:&quot;;[.B54];&quot; =&gt; row[&quot;;TEXT(ROW([.E54])-3;&quot;0&quot;);&quot;], &quot;)" office:value-type="string" office:string-value=":archiv =&gt; row[51], ">
            <text:p>:archiv =&gt; row[51], </text:p>
          </table:table-cell>
        </table:table-row>
        <table:table-row table:style-name="ro1">
          <table:table-cell office:value-type="string">
            <text:p>Vorrat</text:p>
          </table:table-cell>
          <table:table-cell table:formula="of:=LOWER([.A55])" office:value-type="string" office:string-value="vorrat">
            <text:p>vorra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5];&quot;,  &quot;;[.C55];&quot;   # &quot;;[.D55];&quot; alt &quot;;[.$A$1];&quot; &quot;;[.A55])" office:value-type="string" office:string-value="  property  :vorrat,  String   #  alt Lagblatt Vorrat">
            <text:p><text:s text:c="2"/>property <text:s/>:vorrat, <text:s/>String <text:s text:c="2"/># <text:s/>alt Lagblatt Vorrat</text:p>
          </table:table-cell>
          <table:table-cell table:formula="of:=CONCATENATE(&quot;:&quot;;[.B55];&quot; =&gt; row[&quot;;TEXT(ROW([.E55])-3;&quot;0&quot;);&quot;], &quot;)" office:value-type="string" office:string-value=":vorrat =&gt; row[52], ">
            <text:p>:vorrat =&gt; row[52], </text:p>
          </table:table-cell>
        </table:table-row>
        <table:table-row table:style-name="ro1">
          <table:table-cell office:value-type="string">
            <text:p>INVENT_X_VORAT</text:p>
          </table:table-cell>
          <table:table-cell table:formula="of:=LOWER([.A56])" office:value-type="string" office:string-value="invent_x_vorat">
            <text:p>invent_x_vora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6];&quot;,  &quot;;[.C56];&quot;   # &quot;;[.D56];&quot; alt &quot;;[.$A$1];&quot; &quot;;[.A56])" office:value-type="string" office:string-value="  property  :invent_x_vorat,  String   #  alt Lagblatt INVENT_X_VORAT">
            <text:p><text:s text:c="2"/>property <text:s/>:invent_x_vorat, <text:s/>String <text:s text:c="2"/># <text:s/>alt Lagblatt INVENT_X_VORAT</text:p>
          </table:table-cell>
          <table:table-cell table:formula="of:=CONCATENATE(&quot;:&quot;;[.B56];&quot; =&gt; row[&quot;;TEXT(ROW([.E56])-3;&quot;0&quot;);&quot;], &quot;)" office:value-type="string" office:string-value=":invent_x_vorat =&gt; row[53], ">
            <text:p>:invent_x_vorat =&gt; row[53], </text:p>
          </table:table-cell>
        </table:table-row>
        <table:table-row table:style-name="ro1">
          <table:table-cell office:value-type="string">
            <text:p>AUFGELÖST</text:p>
          </table:table-cell>
          <table:table-cell office:value-type="string">
            <text:p>aufgeloes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7];&quot;,  &quot;;[.C57];&quot;   # &quot;;[.D57];&quot; alt &quot;;[.$A$1];&quot; &quot;;[.A57])" office:value-type="string" office:string-value="  property  :aufgeloest,  String   #  alt Lagblatt AUFGELÖST">
            <text:p><text:s text:c="2"/>property <text:s/>:aufgeloest, <text:s/>String <text:s text:c="2"/># <text:s/>alt Lagblatt AUFGELÖST</text:p>
          </table:table-cell>
          <table:table-cell table:formula="of:=CONCATENATE(&quot;:&quot;;[.B57];&quot; =&gt; row[&quot;;TEXT(ROW([.E57])-3;&quot;0&quot;);&quot;], &quot;)" office:value-type="string" office:string-value=":aufgeloest =&gt; row[54], ">
            <text:p>:aufgeloest =&gt; row[54], </text:p>
          </table:table-cell>
        </table:table-row>
        <table:table-row table:style-name="ro1">
          <table:table-cell office:value-type="string">
            <text:p>EFFEKTIVPREIS</text:p>
          </table:table-cell>
          <table:table-cell table:formula="of:=LOWER([.A58])" office:value-type="string" office:string-value="effektivpreis">
            <text:p>effektivpreis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8];&quot;,  &quot;;[.C58];&quot;   # &quot;;[.D58];&quot; alt &quot;;[.$A$1];&quot; &quot;;[.A58])" office:value-type="string" office:string-value="  property  :effektivpreis,  String   #  alt Lagblatt EFFEKTIVPREIS">
            <text:p><text:s text:c="2"/>property <text:s/>:effektivpreis, <text:s/>String <text:s text:c="2"/># <text:s/>alt Lagblatt EFFEKTIVPREIS</text:p>
          </table:table-cell>
          <table:table-cell table:formula="of:=CONCATENATE(&quot;:&quot;;[.B58];&quot; =&gt; row[&quot;;TEXT(ROW([.E58])-3;&quot;0&quot;);&quot;], &quot;)" office:value-type="string" office:string-value=":effektivpreis =&gt; row[55], ">
            <text:p>:effektivpreis =&gt; row[55], </text:p>
          </table:table-cell>
        </table:table-row>
        <table:table-row table:style-name="ro1">
          <table:table-cell office:value-type="string">
            <text:p>PREISSTUFE</text:p>
          </table:table-cell>
          <table:table-cell table:formula="of:=LOWER([.A59])" office:value-type="string" office:string-value="preisstufe">
            <text:p>preisstuf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9];&quot;,  &quot;;[.C59];&quot;   # &quot;;[.D59];&quot; alt &quot;;[.$A$1];&quot; &quot;;[.A59])" office:value-type="string" office:string-value="  property  :preisstufe,  String   #  alt Lagblatt PREISSTUFE">
            <text:p><text:s text:c="2"/>property <text:s/>:preisstufe, <text:s/>String <text:s text:c="2"/># <text:s/>alt Lagblatt PREISSTUFE</text:p>
          </table:table-cell>
          <table:table-cell table:formula="of:=CONCATENATE(&quot;:&quot;;[.B59];&quot; =&gt; row[&quot;;TEXT(ROW([.E59])-3;&quot;0&quot;);&quot;], &quot;)" office:value-type="string" office:string-value=":preisstufe =&gt; row[56], ">
            <text:p>:preisstufe =&gt; row[56], </text:p>
          </table:table-cell>
        </table:table-row>
        <table:table-row table:style-name="ro1">
          <table:table-cell office:value-type="string">
            <text:p>PREISLISTE</text:p>
          </table:table-cell>
          <table:table-cell table:formula="of:=LOWER([.A60])" office:value-type="string" office:string-value="preisliste">
            <text:p>preislist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60];&quot;,  &quot;;[.C60];&quot;   # &quot;;[.D60];&quot; alt &quot;;[.$A$1];&quot; &quot;;[.A60])" office:value-type="string" office:string-value="  property  :preisliste,  String   #  alt Lagblatt PREISLISTE">
            <text:p><text:s text:c="2"/>property <text:s/>:preisliste, <text:s/>String <text:s text:c="2"/># <text:s/>alt Lagblatt PREISLISTE</text:p>
          </table:table-cell>
          <table:table-cell table:formula="of:=CONCATENATE(&quot;:&quot;;[.B60];&quot; =&gt; row[&quot;;TEXT(ROW([.E60])-3;&quot;0&quot;);&quot;], &quot;)" office:value-type="string" office:string-value=":preisliste =&gt; row[57], ">
            <text:p>:preisliste =&gt; row[57], </text:p>
          </table:table-cell>
        </table:table-row>
        <table:table-row table:style-name="ro1">
          <table:table-cell office:value-type="string">
            <text:p>VORRATDATUM</text:p>
          </table:table-cell>
          <table:table-cell table:formula="of:=LOWER([.A61])" office:value-type="string" office:string-value="vorratdatum">
            <text:p>vorratdatum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61];&quot;,  &quot;;[.C61];&quot;   # &quot;;[.D61];&quot; alt &quot;;[.$A$1];&quot; &quot;;[.A61])" office:value-type="string" office:string-value="  property  :vorratdatum,  String   #  alt Lagblatt VORRATDATUM">
            <text:p><text:s text:c="2"/>property <text:s/>:vorratdatum, <text:s/>String <text:s text:c="2"/># <text:s/>alt Lagblatt VORRATDATUM</text:p>
          </table:table-cell>
          <table:table-cell table:formula="of:=CONCATENATE(&quot;:&quot;;[.B61];&quot; =&gt; row[&quot;;TEXT(ROW([.E61])-3;&quot;0&quot;);&quot;], &quot;)" office:value-type="string" office:string-value=":vorratdatum =&gt; row[58], ">
            <text:p>:vorratdatum =&gt; row[58], </text:p>
          </table:table-cell>
        </table:table-row>
        <table:table-row table:style-name="ro1">
          <table:table-cell office:value-type="string">
            <text:p>MüllerXANSATZ</text:p>
          </table:table-cell>
          <table:table-cell office:value-type="string">
            <text:p>mueller_x_ansatz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62];&quot;,  &quot;;[.C62];&quot;   # &quot;;[.D62];&quot; alt &quot;;[.$A$1];&quot; &quot;;[.A62])" office:value-type="string" office:string-value="  property  :mueller_x_ansatz,  String   #  alt Lagblatt MüllerXANSATZ">
            <text:p><text:s text:c="2"/>property <text:s/>:mueller_x_ansatz, <text:s/>String <text:s text:c="2"/># <text:s/>alt Lagblatt MüllerXANSATZ</text:p>
          </table:table-cell>
          <table:table-cell table:formula="of:=CONCATENATE(&quot;:&quot;;[.B62];&quot; =&gt; row[&quot;;TEXT(ROW([.E62])-3;&quot;0&quot;);&quot;], &quot;)" office:value-type="string" office:string-value=":mueller_x_ansatz =&gt; row[59], ">
            <text:p>:mueller_x_ansatz =&gt; row[59], </text:p>
          </table:table-cell>
        </table:table-row>
        <table:table-row table:style-name="ro1">
          <table:table-cell office:value-type="string">
            <text:p>KUNDENUM</text:p>
          </table:table-cell>
          <table:table-cell table:formula="of:=LOWER([.A63])" office:value-type="string" office:string-value="kundenum">
            <text:p>kundenum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63];&quot;,  &quot;;[.C63];&quot;   # &quot;;[.D63];&quot; alt &quot;;[.$A$1];&quot; &quot;;[.A63])" office:value-type="string" office:string-value="  property  :kundenum,  String   #  alt Lagblatt KUNDENUM">
            <text:p><text:s text:c="2"/>property <text:s/>:kundenum, <text:s/>String <text:s text:c="2"/># <text:s/>alt Lagblatt KUNDENUM</text:p>
          </table:table-cell>
          <table:table-cell table:formula="of:=CONCATENATE(&quot;:&quot;;[.B63];&quot; =&gt; row[&quot;;TEXT(ROW([.E63])-3;&quot;0&quot;);&quot;], &quot;)" office:value-type="string" office:string-value=":kundenum =&gt; row[60], ">
            <text:p>:kundenum =&gt; row[60], </text:p>
          </table:table-cell>
        </table:table-row>
        <table:table-row table:style-name="ro1">
          <table:table-cell office:value-type="string">
            <text:p>Goldtot aktuell</text:p>
          </table:table-cell>
          <table:table-cell office:value-type="string">
            <text:p>gold_total_aktuell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64];&quot;,  &quot;;[.C64];&quot;   # &quot;;[.D64];&quot; alt &quot;;[.$A$1];&quot; &quot;;[.A64])" office:value-type="string" office:string-value="  property  :gold_total_aktuell,  String   #  alt Lagblatt Goldtot aktuell">
            <text:p><text:s text:c="2"/>property <text:s/>:gold_total_aktuell, <text:s/>String <text:s text:c="2"/># <text:s/>alt Lagblatt Goldtot aktuell</text:p>
          </table:table-cell>
          <table:table-cell table:formula="of:=CONCATENATE(&quot;:&quot;;[.B64];&quot; =&gt; row[&quot;;TEXT(ROW([.E64])-3;&quot;0&quot;);&quot;], &quot;)" office:value-type="string" office:string-value=":gold_total_aktuell =&gt; row[61], ">
            <text:p>:gold_total_aktuell =&gt; row[61], </text:p>
          </table:table-cell>
        </table:table-row>
        <table:table-row table:style-name="ro1">
          <table:table-cell office:value-type="string">
            <text:p>Pt tot aktuell</text:p>
          </table:table-cell>
          <table:table-cell office:value-type="string">
            <text:p>pt_total_aktuell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65];&quot;,  &quot;;[.C65];&quot;   # &quot;;[.D65];&quot; alt &quot;;[.$A$1];&quot; &quot;;[.A65])" office:value-type="string" office:string-value="  property  :pt_total_aktuell,  String   #  alt Lagblatt Pt tot aktuell">
            <text:p><text:s text:c="2"/>property <text:s/>:pt_total_aktuell, <text:s/>String <text:s text:c="2"/># <text:s/>alt Lagblatt Pt tot aktuell</text:p>
          </table:table-cell>
          <table:table-cell table:formula="of:=CONCATENATE(&quot;:&quot;;[.B65];&quot; =&gt; row[&quot;;TEXT(ROW([.E65])-3;&quot;0&quot;);&quot;], &quot;)" office:value-type="string" office:string-value=":pt_total_aktuell =&gt; row[62], ">
            <text:p>:pt_total_aktuell =&gt; row[62], </text:p>
          </table:table-cell>
        </table:table-row>
        <table:table-row table:style-name="ro1">
          <table:table-cell office:value-type="string">
            <text:p>Ag tot aktuell</text:p>
          </table:table-cell>
          <table:table-cell office:value-type="string">
            <text:p>ag_total_aktuell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66];&quot;,  &quot;;[.C66];&quot;   # &quot;;[.D66];&quot; alt &quot;;[.$A$1];&quot; &quot;;[.A66])" office:value-type="string" office:string-value="  property  :ag_total_aktuell,  String   #  alt Lagblatt Ag tot aktuell">
            <text:p><text:s text:c="2"/>property <text:s/>:ag_total_aktuell, <text:s/>String <text:s text:c="2"/># <text:s/>alt Lagblatt Ag tot aktuell</text:p>
          </table:table-cell>
          <table:table-cell table:formula="of:=CONCATENATE(&quot;:&quot;;[.B66];&quot; =&gt; row[&quot;;TEXT(ROW([.E66])-3;&quot;0&quot;);&quot;], &quot;)" office:value-type="string" office:string-value=":ag_total_aktuell =&gt; row[63], ">
            <text:p>:ag_total_aktuell =&gt; row[63], </text:p>
          </table:table-cell>
        </table:table-row>
        <table:table-row table:style-name="ro1">
          <table:table-cell office:value-type="string">
            <text:p>andere aktuell</text:p>
          </table:table-cell>
          <table:table-cell office:value-type="string">
            <text:p>andere_aktuell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67];&quot;,  &quot;;[.C67];&quot;   # &quot;;[.D67];&quot; alt &quot;;[.$A$1];&quot; &quot;;[.A67])" office:value-type="string" office:string-value="  property  :andere_aktuell,  String   #  alt Lagblatt andere aktuell">
            <text:p><text:s text:c="2"/>property <text:s/>:andere_aktuell, <text:s/>String <text:s text:c="2"/># <text:s/>alt Lagblatt andere aktuell</text:p>
          </table:table-cell>
          <table:table-cell table:formula="of:=CONCATENATE(&quot;:&quot;;[.B67];&quot; =&gt; row[&quot;;TEXT(ROW([.E67])-3;&quot;0&quot;);&quot;], &quot;)" office:value-type="string" office:string-value=":andere_aktuell =&gt; row[64], ">
            <text:p>:andere_aktuell =&gt; row[64], </text:p>
          </table:table-cell>
        </table:table-row>
        <table:table-row table:style-name="ro1">
          <table:table-cell office:value-type="string">
            <text:p>Selektion</text:p>
          </table:table-cell>
          <table:table-cell table:formula="of:=LOWER([.A68])" office:value-type="string" office:string-value="selektion">
            <text:p>selektion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68];&quot;,  &quot;;[.C68];&quot;   # &quot;;[.D68];&quot; alt &quot;;[.$A$1];&quot; &quot;;[.A68])" office:value-type="string" office:string-value="  property  :selektion,  String   #  alt Lagblatt Selektion">
            <text:p><text:s text:c="2"/>property <text:s/>:selektion, <text:s/>String <text:s text:c="2"/># <text:s/>alt Lagblatt Selektion</text:p>
          </table:table-cell>
          <table:table-cell table:formula="of:=CONCATENATE(&quot;:&quot;;[.B68];&quot; =&gt; row[&quot;;TEXT(ROW([.E68])-3;&quot;0&quot;);&quot;], &quot;)" office:value-type="string" office:string-value=":selektion =&gt; row[65], ">
            <text:p>:selektion =&gt; row[65], </text:p>
          </table:table-cell>
        </table:table-row>
        <table:table-row table:style-name="ro1">
          <table:table-cell office:value-type="string">
            <text:p>Berechengrundla</text:p>
          </table:table-cell>
          <table:table-cell table:formula="of:=LOWER([.A69])" office:value-type="string" office:string-value="berechengrundla">
            <text:p>berechengrundla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69];&quot;,  &quot;;[.C69];&quot;   # &quot;;[.D69];&quot; alt &quot;;[.$A$1];&quot; &quot;;[.A69])" office:value-type="string" office:string-value="  property  :berechengrundla,  String   #  alt Lagblatt Berechengrundla">
            <text:p><text:s text:c="2"/>property <text:s/>:berechengrundla, <text:s/>String <text:s text:c="2"/># <text:s/>alt Lagblatt Berechengrundla</text:p>
          </table:table-cell>
          <table:table-cell table:formula="of:=CONCATENATE(&quot;:&quot;;[.B69];&quot; =&gt; row[&quot;;TEXT(ROW([.E69])-3;&quot;0&quot;);&quot;], &quot;)" office:value-type="string" office:string-value=":berechengrundla =&gt; row[66], ">
            <text:p>:berechengrundla =&gt; row[66], </text:p>
          </table:table-cell>
        </table:table-row>
        <table:table-row table:style-name="ro1">
          <table:table-cell office:value-type="string">
            <text:p>LAG_BLATT_INDEX</text:p>
          </table:table-cell>
          <table:table-cell table:formula="of:=LOWER([.A70])" office:value-type="string" office:string-value="lag_blatt_index">
            <text:p>lag_blatt_index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70];&quot;,  &quot;;[.C70];&quot;   # &quot;;[.D70];&quot; alt &quot;;[.$A$1];&quot; &quot;;[.A70])" office:value-type="string" office:string-value="  property  :lag_blatt_index,  String   #  alt Lagblatt LAG_BLATT_INDEX">
            <text:p><text:s text:c="2"/>property <text:s/>:lag_blatt_index, <text:s/>String <text:s text:c="2"/># <text:s/>alt Lagblatt LAG_BLATT_INDEX</text:p>
          </table:table-cell>
          <table:table-cell table:formula="of:=CONCATENATE(&quot;:&quot;;[.B70];&quot; =&gt; row[&quot;;TEXT(ROW([.E70])-3;&quot;0&quot;);&quot;], &quot;)" office:value-type="string" office:string-value=":lag_blatt_index =&gt; row[67], ">
            <text:p>:lag_blatt_index =&gt; row[67], </text:p>
          </table:table-cell>
        </table:table-row>
        <table:table-row table:style-name="ro1">
          <table:table-cell office:value-type="string">
            <text:p>LAGBILD</text:p>
          </table:table-cell>
          <table:table-cell table:formula="of:=LOWER([.A71])" office:value-type="string" office:string-value="lagbild">
            <text:p>lagbild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71];&quot;,  &quot;;[.C71];&quot;   # &quot;;[.D71];&quot; alt &quot;;[.$A$1];&quot; &quot;;[.A71])" office:value-type="string" office:string-value="  property  :lagbild,  String   #  alt Lagblatt LAGBILD">
            <text:p><text:s text:c="2"/>property <text:s/>:lagbild, <text:s/>String <text:s text:c="2"/># <text:s/>alt Lagblatt LAGBILD</text:p>
          </table:table-cell>
          <table:table-cell table:formula="of:=CONCATENATE(&quot;:&quot;;[.B71];&quot; =&gt; row[&quot;;TEXT(ROW([.E71])-3;&quot;0&quot;);&quot;], &quot;)" office:value-type="string" office:string-value=":lagbild =&gt; row[68], ">
            <text:p>:lagbild =&gt; row[68], </text:p>
          </table:table-cell>
        </table:table-row>
        <table:table-row table:style-name="ro1">
          <table:table-cell office:value-type="string">
            <text:p>Selektion2</text:p>
          </table:table-cell>
          <table:table-cell table:formula="of:=LOWER([.A72])" office:value-type="string" office:string-value="selektion2">
            <text:p>selektion2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72];&quot;,  &quot;;[.C72];&quot;   # &quot;;[.D72];&quot; alt &quot;;[.$A$1];&quot; &quot;;[.A72])" office:value-type="string" office:string-value="  property  :selektion2,  String   #  alt Lagblatt Selektion2">
            <text:p><text:s text:c="2"/>property <text:s/>:selektion2, <text:s/>String <text:s text:c="2"/># <text:s/>alt Lagblatt Selektion2</text:p>
          </table:table-cell>
          <table:table-cell table:formula="of:=CONCATENATE(&quot;:&quot;;[.B72];&quot; =&gt; row[&quot;;TEXT(ROW([.E72])-3;&quot;0&quot;);&quot;], &quot;)" office:value-type="string" office:string-value=":selektion2 =&gt; row[69], ">
            <text:p>:selektion2 =&gt; row[69], </text:p>
          </table:table-cell>
        </table:table-row>
        <table:table-row table:style-name="ro1">
          <table:table-cell office:value-type="string">
            <text:p>Selektion2Menge</text:p>
          </table:table-cell>
          <table:table-cell table:formula="of:=LOWER([.A73])" office:value-type="string" office:string-value="selektion2menge">
            <text:p>selektion2meng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73];&quot;,  &quot;;[.C73];&quot;   # &quot;;[.D73];&quot; alt &quot;;[.$A$1];&quot; &quot;;[.A73])" office:value-type="string" office:string-value="  property  :selektion2menge,  String   #  alt Lagblatt Selektion2Menge">
            <text:p><text:s text:c="2"/>property <text:s/>:selektion2menge, <text:s/>String <text:s text:c="2"/># <text:s/>alt Lagblatt Selektion2Menge</text:p>
          </table:table-cell>
          <table:table-cell table:formula="of:=CONCATENATE(&quot;:&quot;;[.B73];&quot; =&gt; row[&quot;;TEXT(ROW([.E73])-3;&quot;0&quot;);&quot;], &quot;)" office:value-type="string" office:string-value=":selektion2menge =&gt; row[70], ">
            <text:p>:selektion2menge =&gt; row[70], </text:p>
          </table:table-cell>
        </table:table-row>
        <table:table-row table:style-name="ro1">
          <table:table-cell office:value-type="string">
            <text:p>WER03</text:p>
          </table:table-cell>
          <table:table-cell table:formula="of:=LOWER([.A74])" office:value-type="string" office:string-value="wer03">
            <text:p>wer03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74];&quot;,  &quot;;[.C74];&quot;   # &quot;;[.D74];&quot; alt &quot;;[.$A$1];&quot; &quot;;[.A74])" office:value-type="string" office:string-value="  property  :wer03,  String   #  alt Lagblatt WER03">
            <text:p><text:s text:c="2"/>property <text:s/>:wer03, <text:s/>String <text:s text:c="2"/># <text:s/>alt Lagblatt WER03</text:p>
          </table:table-cell>
          <table:table-cell table:formula="of:=CONCATENATE(&quot;:&quot;;[.B74];&quot; =&gt; row[&quot;;TEXT(ROW([.E74])-3;&quot;0&quot;);&quot;], &quot;)" office:value-type="string" office:string-value=":wer03 =&gt; row[71], ">
            <text:p>:wer03 =&gt; row[71], </text:p>
          </table:table-cell>
        </table:table-row>
        <table:table-row table:style-name="ro1">
          <table:table-cell office:value-type="string">
            <text:p>WER04</text:p>
          </table:table-cell>
          <table:table-cell table:formula="of:=LOWER([.A75])" office:value-type="string" office:string-value="wer04">
            <text:p>wer04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75];&quot;,  &quot;;[.C75];&quot;   # &quot;;[.D75];&quot; alt &quot;;[.$A$1];&quot; &quot;;[.A75])" office:value-type="string" office:string-value="  property  :wer04,  String   #  alt Lagblatt WER04">
            <text:p><text:s text:c="2"/>property <text:s/>:wer04, <text:s/>String <text:s text:c="2"/># <text:s/>alt Lagblatt WER04</text:p>
          </table:table-cell>
          <table:table-cell table:formula="of:=CONCATENATE(&quot;:&quot;;[.B75];&quot; =&gt; row[&quot;;TEXT(ROW([.E75])-3;&quot;0&quot;);&quot;], &quot;)" office:value-type="string" office:string-value=":wer04 =&gt; row[72], ">
            <text:p>:wer04 =&gt; row[72], </text:p>
          </table:table-cell>
        </table:table-row>
        <table:table-row table:style-name="ro1">
          <table:table-cell office:value-type="string">
            <text:p>ANZAHL_STD03</text:p>
          </table:table-cell>
          <table:table-cell table:formula="of:=LOWER([.A76])" office:value-type="string" office:string-value="anzahl_std03">
            <text:p>anzahl_std03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76];&quot;,  &quot;;[.C76];&quot;   # &quot;;[.D76];&quot; alt &quot;;[.$A$1];&quot; &quot;;[.A76])" office:value-type="string" office:string-value="  property  :anzahl_std03,  String   #  alt Lagblatt ANZAHL_STD03">
            <text:p><text:s text:c="2"/>property <text:s/>:anzahl_std03, <text:s/>String <text:s text:c="2"/># <text:s/>alt Lagblatt ANZAHL_STD03</text:p>
          </table:table-cell>
          <table:table-cell table:formula="of:=CONCATENATE(&quot;:&quot;;[.B76];&quot; =&gt; row[&quot;;TEXT(ROW([.E76])-3;&quot;0&quot;);&quot;], &quot;)" office:value-type="string" office:string-value=":anzahl_std03 =&gt; row[73], ">
            <text:p>:anzahl_std03 =&gt; row[73], </text:p>
          </table:table-cell>
        </table:table-row>
        <table:table-row table:style-name="ro1">
          <table:table-cell office:value-type="string">
            <text:p>ANZAHL_STD04</text:p>
          </table:table-cell>
          <table:table-cell table:formula="of:=LOWER([.A77])" office:value-type="string" office:string-value="anzahl_std04">
            <text:p>anzahl_std04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77];&quot;,  &quot;;[.C77];&quot;   # &quot;;[.D77];&quot; alt &quot;;[.$A$1];&quot; &quot;;[.A77])" office:value-type="string" office:string-value="  property  :anzahl_std04,  String   #  alt Lagblatt ANZAHL_STD04">
            <text:p><text:s text:c="2"/>property <text:s/>:anzahl_std04, <text:s/>String <text:s text:c="2"/># <text:s/>alt Lagblatt ANZAHL_STD04</text:p>
          </table:table-cell>
          <table:table-cell table:formula="of:=CONCATENATE(&quot;:&quot;;[.B77];&quot; =&gt; row[&quot;;TEXT(ROW([.E77])-3;&quot;0&quot;);&quot;], &quot;)" office:value-type="string" office:string-value=":anzahl_std04 =&gt; row[74], ">
            <text:p>:anzahl_std04 =&gt; row[74], </text:p>
          </table:table-cell>
        </table:table-row>
        <table:table-row table:style-name="ro1">
          <table:table-cell office:value-type="string">
            <text:p>ANSATZ_STD_04</text:p>
          </table:table-cell>
          <table:table-cell table:formula="of:=LOWER([.A78])" office:value-type="string" office:string-value="ansatz_std_04">
            <text:p>ansatz_std_04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78];&quot;,  &quot;;[.C78];&quot;   # &quot;;[.D78];&quot; alt &quot;;[.$A$1];&quot; &quot;;[.A78])" office:value-type="string" office:string-value="  property  :ansatz_std_04,  String   #  alt Lagblatt ANSATZ_STD_04">
            <text:p><text:s text:c="2"/>property <text:s/>:ansatz_std_04, <text:s/>String <text:s text:c="2"/># <text:s/>alt Lagblatt ANSATZ_STD_04</text:p>
          </table:table-cell>
          <table:table-cell table:formula="of:=CONCATENATE(&quot;:&quot;;[.B78];&quot; =&gt; row[&quot;;TEXT(ROW([.E78])-3;&quot;0&quot;);&quot;], &quot;)" office:value-type="string" office:string-value=":ansatz_std_04 =&gt; row[75], ">
            <text:p>:ansatz_std_04 =&gt; row[75], </text:p>
          </table:table-cell>
        </table:table-row>
        <table:table-row table:style-name="ro1">
          <table:table-cell office:value-type="string">
            <text:p>ANSATZ_STD_03</text:p>
          </table:table-cell>
          <table:table-cell table:formula="of:=LOWER([.A79])" office:value-type="string" office:string-value="ansatz_std_03">
            <text:p>ansatz_std_03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79];&quot;,  &quot;;[.C79];&quot;   # &quot;;[.D79];&quot; alt &quot;;[.$A$1];&quot; &quot;;[.A79])" office:value-type="string" office:string-value="  property  :ansatz_std_03,  String   #  alt Lagblatt ANSATZ_STD_03">
            <text:p><text:s text:c="2"/>property <text:s/>:ansatz_std_03, <text:s/>String <text:s text:c="2"/># <text:s/>alt Lagblatt ANSATZ_STD_03</text:p>
          </table:table-cell>
          <table:table-cell table:formula="of:=CONCATENATE(&quot;:&quot;;[.B79];&quot; =&gt; row[&quot;;TEXT(ROW([.E79])-3;&quot;0&quot;);&quot;], &quot;)" office:value-type="string" office:string-value=":ansatz_std_03 =&gt; row[76], ">
            <text:p>:ansatz_std_03 =&gt; row[76], </text:p>
          </table:table-cell>
        </table:table-row>
        <table:table-row table:style-name="ro1">
          <table:table-cell office:value-type="string">
            <text:p>STD_PRO_STÜCK</text:p>
          </table:table-cell>
          <table:table-cell office:value-type="string">
            <text:p>stunden_pro_stueck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80];&quot;,  &quot;;[.C80];&quot;   # &quot;;[.D80];&quot; alt &quot;;[.$A$1];&quot; &quot;;[.A80])" office:value-type="string" office:string-value="  property  :stunden_pro_stueck,  String   #  alt Lagblatt STD_PRO_STÜCK">
            <text:p><text:s text:c="2"/>property <text:s/>:stunden_pro_stueck, <text:s/>String <text:s text:c="2"/># <text:s/>alt Lagblatt STD_PRO_STÜCK</text:p>
          </table:table-cell>
          <table:table-cell table:formula="of:=CONCATENATE(&quot;:&quot;;[.B80];&quot; =&gt; row[&quot;;TEXT(ROW([.E80])-3;&quot;0&quot;);&quot;], &quot;)" office:value-type="string" office:string-value=":stunden_pro_stueck =&gt; row[77], ">
            <text:p>:stunden_pro_stueck =&gt; row[77], </text:p>
          </table:table-cell>
        </table:table-row>
        <table:table-row table:style-name="ro1">
          <table:table-cell office:value-type="string">
            <text:p>INVENTARWERT_ST</text:p>
          </table:table-cell>
          <table:table-cell table:formula="of:=LOWER([.A81])" office:value-type="string" office:string-value="inventarwert_st">
            <text:p>inventarwert_s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81];&quot;,  &quot;;[.C81];&quot;   # &quot;;[.D81];&quot; alt &quot;;[.$A$1];&quot; &quot;;[.A81])" office:value-type="string" office:string-value="  property  :inventarwert_st,  String   #  alt Lagblatt INVENTARWERT_ST">
            <text:p><text:s text:c="2"/>property <text:s/>:inventarwert_st, <text:s/>String <text:s text:c="2"/># <text:s/>alt Lagblatt INVENTARWERT_ST</text:p>
          </table:table-cell>
          <table:table-cell table:formula="of:=CONCATENATE(&quot;:&quot;;[.B81];&quot; =&gt; row[&quot;;TEXT(ROW([.E81])-3;&quot;0&quot;);&quot;], &quot;)" office:value-type="string" office:string-value=":inventarwert_st =&gt; row[78], ">
            <text:p>:inventarwert_st =&gt; row[78], </text:p>
          </table:table-cell>
        </table:table-row>
        <table:table-row table:style-name="ro1">
          <table:table-cell office:value-type="string">
            <text:p>TOTALARBEIT_ST</text:p>
          </table:table-cell>
          <table:table-cell table:formula="of:=LOWER([.A82])" office:value-type="string" office:string-value="totalarbeit_st">
            <text:p>totalarbeit_s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82];&quot;,  &quot;;[.C82];&quot;   # &quot;;[.D82];&quot; alt &quot;;[.$A$1];&quot; &quot;;[.A82])" office:value-type="string" office:string-value="  property  :totalarbeit_st,  String   #  alt Lagblatt TOTALARBEIT_ST">
            <text:p><text:s text:c="2"/>property <text:s/>:totalarbeit_st, <text:s/>String <text:s text:c="2"/># <text:s/>alt Lagblatt TOTALARBEIT_ST</text:p>
          </table:table-cell>
          <table:table-cell table:formula="of:=CONCATENATE(&quot;:&quot;;[.B82];&quot; =&gt; row[&quot;;TEXT(ROW([.E82])-3;&quot;0&quot;);&quot;], &quot;)" office:value-type="string" office:string-value=":totalarbeit_st =&gt; row[79], ">
            <text:p>:totalarbeit_st =&gt; row[79], </text:p>
          </table:table-cell>
        </table:table-row>
        <table:table-row table:style-name="ro1">
          <table:table-cell office:value-type="string">
            <text:p>GUSSMODELL</text:p>
          </table:table-cell>
          <table:table-cell table:formula="of:=LOWER([.A83])" office:value-type="string" office:string-value="gussmodell">
            <text:p>gussmodell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83];&quot;,  &quot;;[.C83];&quot;   # &quot;;[.D83];&quot; alt &quot;;[.$A$1];&quot; &quot;;[.A83])" office:value-type="string" office:string-value="  property  :gussmodell,  String   #  alt Lagblatt GUSSMODELL">
            <text:p><text:s text:c="2"/>property <text:s/>:gussmodell, <text:s/>String <text:s text:c="2"/># <text:s/>alt Lagblatt GUSSMODELL</text:p>
          </table:table-cell>
          <table:table-cell table:formula="of:=CONCATENATE(&quot;:&quot;;[.B83];&quot; =&gt; row[&quot;;TEXT(ROW([.E83])-3;&quot;0&quot;);&quot;], &quot;)" office:value-type="string" office:string-value=":gussmodell =&gt; row[80], ">
            <text:p>:gussmodell =&gt; row[80], </text:p>
          </table:table-cell>
        </table:table-row>
        <table:table-row table:style-name="ro1">
          <table:table-cell office:value-type="string">
            <text:p>KOLLEKTIONSNAME</text:p>
          </table:table-cell>
          <table:table-cell table:formula="of:=LOWER([.A84])" office:value-type="string" office:string-value="kollektionsname">
            <text:p>kollektionsnam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84];&quot;,  &quot;;[.C84];&quot;   # &quot;;[.D84];&quot; alt &quot;;[.$A$1];&quot; &quot;;[.A84])" office:value-type="string" office:string-value="  property  :kollektionsname,  String   #  alt Lagblatt KOLLEKTIONSNAME">
            <text:p><text:s text:c="2"/>property <text:s/>:kollektionsname, <text:s/>String <text:s text:c="2"/># <text:s/>alt Lagblatt KOLLEKTIONSNAME</text:p>
          </table:table-cell>
          <table:table-cell table:formula="of:=CONCATENATE(&quot;:&quot;;[.B84];&quot; =&gt; row[&quot;;TEXT(ROW([.E84])-3;&quot;0&quot;);&quot;], &quot;)" office:value-type="string" office:string-value=":kollektionsname =&gt; row[81], ">
            <text:p>:kollektionsname =&gt; row[81], </text:p>
          </table:table-cell>
        </table:table-row>
        <table:table-row table:style-name="ro1">
          <table:table-cell office:value-type="string">
            <text:p>selek_Wien</text:p>
          </table:table-cell>
          <table:table-cell table:formula="of:=LOWER([.A85])" office:value-type="string" office:string-value="selek_wien">
            <text:p>selek_wien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85];&quot;,  &quot;;[.C85];&quot;   # &quot;;[.D85];&quot; alt &quot;;[.$A$1];&quot; &quot;;[.A85])" office:value-type="string" office:string-value="  property  :selek_wien,  String   #  alt Lagblatt selek_Wien">
            <text:p><text:s text:c="2"/>property <text:s/>:selek_wien, <text:s/>String <text:s text:c="2"/># <text:s/>alt Lagblatt selek_Wien</text:p>
          </table:table-cell>
          <table:table-cell table:formula="of:=CONCATENATE(&quot;:&quot;;[.B85];&quot; =&gt; row[&quot;;TEXT(ROW([.E85])-3;&quot;0&quot;);&quot;], &quot;)" office:value-type="string" office:string-value=":selek_wien =&gt; row[82], ">
            <text:p>:selek_wien =&gt; row[82], </text:p>
          </table:table-cell>
        </table:table-row>
        <table:table-row table:style-name="ro1">
          <table:table-cell office:value-type="string">
            <text:p>HerstellXVorrat</text:p>
          </table:table-cell>
          <table:table-cell table:formula="of:=LOWER([.A86])" office:value-type="string" office:string-value="herstellxvorrat">
            <text:p>herstellxvorra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86];&quot;,  &quot;;[.C86];&quot;   # &quot;;[.D86];&quot; alt &quot;;[.$A$1];&quot; &quot;;[.A86])" office:value-type="string" office:string-value="  property  :herstellxvorrat,  String   #  alt Lagblatt HerstellXVorrat">
            <text:p><text:s text:c="2"/>property <text:s/>:herstellxvorrat, <text:s/>String <text:s text:c="2"/># <text:s/>alt Lagblatt HerstellXVorrat</text:p>
          </table:table-cell>
          <table:table-cell table:formula="of:=CONCATENATE(&quot;:&quot;;[.B86];&quot; =&gt; row[&quot;;TEXT(ROW([.E86])-3;&quot;0&quot;);&quot;], &quot;)" office:value-type="string" office:string-value=":herstellxvorrat =&gt; row[83], ">
            <text:p>:herstellxvorrat =&gt; row[83], </text:p>
          </table:table-cell>
        </table:table-row>
        <table:table-row table:style-name="ro1">
          <table:table-cell office:value-type="string">
            <text:p>Kurzlagtext</text:p>
          </table:table-cell>
          <table:table-cell table:formula="of:=LOWER([.A87])" office:value-type="string" office:string-value="kurzlagtext">
            <text:p>kurzlagtex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87];&quot;,  &quot;;[.C87];&quot;   # &quot;;[.D87];&quot; alt &quot;;[.$A$1];&quot; &quot;;[.A87])" office:value-type="string" office:string-value="  property  :kurzlagtext,  String   #  alt Lagblatt Kurzlagtext">
            <text:p><text:s text:c="2"/>property <text:s/>:kurzlagtext, <text:s/>String <text:s text:c="2"/># <text:s/>alt Lagblatt Kurzlagtext</text:p>
          </table:table-cell>
          <table:table-cell table:formula="of:=CONCATENATE(&quot;:&quot;;[.B87];&quot; =&gt; row[&quot;;TEXT(ROW([.E87])-3;&quot;0&quot;);&quot;], &quot;)" office:value-type="string" office:string-value=":kurzlagtext =&gt; row[84], ">
            <text:p>:kurzlagtext =&gt; row[84], </text:p>
          </table:table-cell>
        </table:table-row>
        <table:table-row table:style-name="ro1">
          <table:table-cell office:value-type="string">
            <text:p>Stundentotal</text:p>
          </table:table-cell>
          <table:table-cell table:formula="of:=LOWER([.A88])" office:value-type="string" office:string-value="stundentotal">
            <text:p>stundentotal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88];&quot;,  &quot;;[.C88];&quot;   # &quot;;[.D88];&quot; alt &quot;;[.$A$1];&quot; &quot;;[.A88])" office:value-type="string" office:string-value="  property  :stundentotal,  String   #  alt Lagblatt Stundentotal">
            <text:p><text:s text:c="2"/>property <text:s/>:stundentotal, <text:s/>String <text:s text:c="2"/># <text:s/>alt Lagblatt Stundentotal</text:p>
          </table:table-cell>
          <table:table-cell table:formula="of:=CONCATENATE(&quot;:&quot;;[.B88];&quot; =&gt; row[&quot;;TEXT(ROW([.E88])-3;&quot;0&quot;);&quot;], &quot;)" office:value-type="string" office:string-value=":stundentotal =&gt; row[85], ">
            <text:p>:stundentotal =&gt; row[85], </text:p>
          </table:table-cell>
        </table:table-row>
        <table:table-row table:style-name="ro1">
          <table:table-cell office:value-type="string">
            <text:p>FaktorKatalog</text:p>
          </table:table-cell>
          <table:table-cell table:formula="of:=LOWER([.A89])" office:value-type="string" office:string-value="faktorkatalog">
            <text:p>faktorkatalog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89];&quot;,  &quot;;[.C89];&quot;   # &quot;;[.D89];&quot; alt &quot;;[.$A$1];&quot; &quot;;[.A89])" office:value-type="string" office:string-value="  property  :faktorkatalog,  String   #  alt Lagblatt FaktorKatalog">
            <text:p><text:s text:c="2"/>property <text:s/>:faktorkatalog, <text:s/>String <text:s text:c="2"/># <text:s/>alt Lagblatt FaktorKatalog</text:p>
          </table:table-cell>
          <table:table-cell table:formula="of:=CONCATENATE(&quot;:&quot;;[.B89];&quot; =&gt; row[&quot;;TEXT(ROW([.E89])-3;&quot;0&quot;);&quot;], &quot;)" office:value-type="string" office:string-value=":faktorkatalog =&gt; row[86], ">
            <text:p>:faktorkatalog =&gt; row[86], </text:p>
          </table:table-cell>
        </table:table-row>
        <table:table-row table:style-name="ro1">
          <table:table-cell office:value-type="string">
            <text:p>Kataloggrechnet</text:p>
          </table:table-cell>
          <table:table-cell table:formula="of:=LOWER([.A90])" office:value-type="string" office:string-value="kataloggrechnet">
            <text:p>kataloggrechne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90];&quot;,  &quot;;[.C90];&quot;   # &quot;;[.D90];&quot; alt &quot;;[.$A$1];&quot; &quot;;[.A90])" office:value-type="string" office:string-value="  property  :kataloggrechnet,  String   #  alt Lagblatt Kataloggrechnet">
            <text:p><text:s text:c="2"/>property <text:s/>:kataloggrechnet, <text:s/>String <text:s text:c="2"/># <text:s/>alt Lagblatt Kataloggrechnet</text:p>
          </table:table-cell>
          <table:table-cell table:formula="of:=CONCATENATE(&quot;:&quot;;[.B90];&quot; =&gt; row[&quot;;TEXT(ROW([.E90])-3;&quot;0&quot;);&quot;], &quot;)" office:value-type="string" office:string-value=":kataloggrechnet =&gt; row[87], ">
            <text:p>:kataloggrechnet =&gt; row[87], </text:p>
          </table:table-cell>
        </table:table-row>
        <table:table-row table:style-name="ro1">
          <table:table-cell office:value-type="string">
            <text:p>Katalogerundet</text:p>
          </table:table-cell>
          <table:table-cell table:formula="of:=LOWER([.A91])" office:value-type="string" office:string-value="katalogerundet">
            <text:p>katalogerunde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91];&quot;,  &quot;;[.C91];&quot;   # &quot;;[.D91];&quot; alt &quot;;[.$A$1];&quot; &quot;;[.A91])" office:value-type="string" office:string-value="  property  :katalogerundet,  String   #  alt Lagblatt Katalogerundet">
            <text:p><text:s text:c="2"/>property <text:s/>:katalogerundet, <text:s/>String <text:s text:c="2"/># <text:s/>alt Lagblatt Katalogerundet</text:p>
          </table:table-cell>
          <table:table-cell table:formula="of:=CONCATENATE(&quot;:&quot;;[.B91];&quot; =&gt; row[&quot;;TEXT(ROW([.E91])-3;&quot;0&quot;);&quot;], &quot;)" office:value-type="string" office:string-value=":katalogerundet =&gt; row[88], ">
            <text:p>:katalogerundet =&gt; row[88], </text:p>
          </table:table-cell>
        </table:table-row>
        <table:table-row table:style-name="ro1">
          <table:table-cell office:value-type="string">
            <text:p>KatalogpreisSFR</text:p>
          </table:table-cell>
          <table:table-cell table:formula="of:=LOWER([.A92])" office:value-type="string" office:string-value="katalogpreissfr">
            <text:p>katalogpreissf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92];&quot;,  &quot;;[.C92];&quot;   # &quot;;[.D92];&quot; alt &quot;;[.$A$1];&quot; &quot;;[.A92])" office:value-type="string" office:string-value="  property  :katalogpreissfr,  String   #  alt Lagblatt KatalogpreisSFR">
            <text:p><text:s text:c="2"/>property <text:s/>:katalogpreissfr, <text:s/>String <text:s text:c="2"/># <text:s/>alt Lagblatt KatalogpreisSFR</text:p>
          </table:table-cell>
          <table:table-cell table:formula="of:=CONCATENATE(&quot;:&quot;;[.B92];&quot; =&gt; row[&quot;;TEXT(ROW([.E92])-3;&quot;0&quot;);&quot;], &quot;)" office:value-type="string" office:string-value=":katalogpreissfr =&gt; row[89], ">
            <text:p>:katalogpreissfr =&gt; row[89], </text:p>
          </table:table-cell>
        </table:table-row>
        <table:table-row table:style-name="ro1">
          <table:table-cell office:value-type="string">
            <text:p>Set1</text:p>
          </table:table-cell>
          <table:table-cell table:formula="of:=LOWER([.A93])" office:value-type="string" office:string-value="set1">
            <text:p>set1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93];&quot;,  &quot;;[.C93];&quot;   # &quot;;[.D93];&quot; alt &quot;;[.$A$1];&quot; &quot;;[.A93])" office:value-type="string" office:string-value="  property  :set1,  String   #  alt Lagblatt Set1">
            <text:p><text:s text:c="2"/>property <text:s/>:set1, <text:s/>String <text:s text:c="2"/># <text:s/>alt Lagblatt Set1</text:p>
          </table:table-cell>
          <table:table-cell table:formula="of:=CONCATENATE(&quot;:&quot;;[.B93];&quot; =&gt; row[&quot;;TEXT(ROW([.E93])-3;&quot;0&quot;);&quot;], &quot;)" office:value-type="string" office:string-value=":set1 =&gt; row[90], ">
            <text:p>:set1 =&gt; row[90], </text:p>
          </table:table-cell>
        </table:table-row>
        <table:table-row table:style-name="ro1">
          <table:table-cell office:value-type="string">
            <text:p>Merkmal1</text:p>
          </table:table-cell>
          <table:table-cell table:formula="of:=LOWER([.A94])" office:value-type="string" office:string-value="merkmal1">
            <text:p>merkmal1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94];&quot;,  &quot;;[.C94];&quot;   # &quot;;[.D94];&quot; alt &quot;;[.$A$1];&quot; &quot;;[.A94])" office:value-type="string" office:string-value="  property  :merkmal1,  String   #  alt Lagblatt Merkmal1">
            <text:p><text:s text:c="2"/>property <text:s/>:merkmal1, <text:s/>String <text:s text:c="2"/># <text:s/>alt Lagblatt Merkmal1</text:p>
          </table:table-cell>
          <table:table-cell table:formula="of:=CONCATENATE(&quot;:&quot;;[.B94];&quot; =&gt; row[&quot;;TEXT(ROW([.E94])-3;&quot;0&quot;);&quot;], &quot;)" office:value-type="string" office:string-value=":merkmal1 =&gt; row[91], ">
            <text:p>:merkmal1 =&gt; row[91], </text:p>
          </table:table-cell>
        </table:table-row>
        <table:table-row table:style-name="ro1">
          <table:table-cell office:value-type="string">
            <text:p>Merkmal2</text:p>
          </table:table-cell>
          <table:table-cell table:formula="of:=LOWER([.A95])" office:value-type="string" office:string-value="merkmal2">
            <text:p>merkmal2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95];&quot;,  &quot;;[.C95];&quot;   # &quot;;[.D95];&quot; alt &quot;;[.$A$1];&quot; &quot;;[.A95])" office:value-type="string" office:string-value="  property  :merkmal2,  String   #  alt Lagblatt Merkmal2">
            <text:p><text:s text:c="2"/>property <text:s/>:merkmal2, <text:s/>String <text:s text:c="2"/># <text:s/>alt Lagblatt Merkmal2</text:p>
          </table:table-cell>
          <table:table-cell table:formula="of:=CONCATENATE(&quot;:&quot;;[.B95];&quot; =&gt; row[&quot;;TEXT(ROW([.E95])-3;&quot;0&quot;);&quot;], &quot;)" office:value-type="string" office:string-value=":merkmal2 =&gt; row[92], ">
            <text:p>:merkmal2 =&gt; row[92], </text:p>
          </table:table-cell>
        </table:table-row>
        <table:table-row table:style-name="ro1">
          <table:table-cell office:value-type="string">
            <text:p>HerstelproAnzah</text:p>
          </table:table-cell>
          <table:table-cell table:formula="of:=LOWER([.A96])" office:value-type="string" office:string-value="herstelproanzah">
            <text:p>herstelproanzah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96];&quot;,  &quot;;[.C96];&quot;   # &quot;;[.D96];&quot; alt &quot;;[.$A$1];&quot; &quot;;[.A96])" office:value-type="string" office:string-value="  property  :herstelproanzah,  String   #  alt Lagblatt HerstelproAnzah">
            <text:p><text:s text:c="2"/>property <text:s/>:herstelproanzah, <text:s/>String <text:s text:c="2"/># <text:s/>alt Lagblatt HerstelproAnzah</text:p>
          </table:table-cell>
          <table:table-cell table:formula="of:=CONCATENATE(&quot;:&quot;;[.B96];&quot; =&gt; row[&quot;;TEXT(ROW([.E96])-3;&quot;0&quot;);&quot;], &quot;)" office:value-type="string" office:string-value=":herstelproanzah =&gt; row[93], ">
            <text:p>:herstelproanzah =&gt; row[93], </text:p>
          </table:table-cell>
        </table:table-row>
        <table:table-row table:style-name="ro1">
          <table:table-cell office:value-type="string">
            <text:p>DetBRDFaktor</text:p>
          </table:table-cell>
          <table:table-cell table:formula="of:=LOWER([.A97])" office:value-type="string" office:string-value="detbrdfaktor">
            <text:p>detbrdfakto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97];&quot;,  &quot;;[.C97];&quot;   # &quot;;[.D97];&quot; alt &quot;;[.$A$1];&quot; &quot;;[.A97])" office:value-type="string" office:string-value="  property  :detbrdfaktor,  String   #  alt Lagblatt DetBRDFaktor">
            <text:p><text:s text:c="2"/>property <text:s/>:detbrdfaktor, <text:s/>String <text:s text:c="2"/># <text:s/>alt Lagblatt DetBRDFaktor</text:p>
          </table:table-cell>
          <table:table-cell table:formula="of:=CONCATENATE(&quot;:&quot;;[.B97];&quot; =&gt; row[&quot;;TEXT(ROW([.E97])-3;&quot;0&quot;);&quot;], &quot;)" office:value-type="string" office:string-value=":detbrdfaktor =&gt; row[94], ">
            <text:p>:detbrdfaktor =&gt; row[94], </text:p>
          </table:table-cell>
        </table:table-row>
        <table:table-row table:style-name="ro1">
          <table:table-cell office:value-type="string">
            <text:p>SFRzuEURO</text:p>
          </table:table-cell>
          <table:table-cell table:formula="of:=LOWER([.A98])" office:value-type="string" office:string-value="sfrzueuro">
            <text:p>sfrzueuro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98];&quot;,  &quot;;[.C98];&quot;   # &quot;;[.D98];&quot; alt &quot;;[.$A$1];&quot; &quot;;[.A98])" office:value-type="string" office:string-value="  property  :sfrzueuro,  String   #  alt Lagblatt SFRzuEURO">
            <text:p><text:s text:c="2"/>property <text:s/>:sfrzueuro, <text:s/>String <text:s text:c="2"/># <text:s/>alt Lagblatt SFRzuEURO</text:p>
          </table:table-cell>
          <table:table-cell table:formula="of:=CONCATENATE(&quot;:&quot;;[.B98];&quot; =&gt; row[&quot;;TEXT(ROW([.E98])-3;&quot;0&quot;);&quot;], &quot;)" office:value-type="string" office:string-value=":sfrzueuro =&gt; row[95], ">
            <text:p>:sfrzueuro =&gt; row[95], </text:p>
          </table:table-cell>
        </table:table-row>
        <table:table-row table:style-name="ro1">
          <table:table-cell office:value-type="string">
            <text:p>DetBRDgerundet</text:p>
          </table:table-cell>
          <table:table-cell table:formula="of:=LOWER([.A99])" office:value-type="string" office:string-value="detbrdgerundet">
            <text:p>detbrdgerunde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99];&quot;,  &quot;;[.C99];&quot;   # &quot;;[.D99];&quot; alt &quot;;[.$A$1];&quot; &quot;;[.A99])" office:value-type="string" office:string-value="  property  :detbrdgerundet,  String   #  alt Lagblatt DetBRDgerundet">
            <text:p><text:s text:c="2"/>property <text:s/>:detbrdgerundet, <text:s/>String <text:s text:c="2"/># <text:s/>alt Lagblatt DetBRDgerundet</text:p>
          </table:table-cell>
          <table:table-cell table:formula="of:=CONCATENATE(&quot;:&quot;;[.B99];&quot; =&gt; row[&quot;;TEXT(ROW([.E99])-3;&quot;0&quot;);&quot;], &quot;)" office:value-type="string" office:string-value=":detbrdgerundet =&gt; row[96], ">
            <text:p>:detbrdgerundet =&gt; row[96], </text:p>
          </table:table-cell>
        </table:table-row>
        <table:table-row table:style-name="ro1">
          <table:table-cell office:value-type="string">
            <text:p>DetBRDEuroPreis</text:p>
          </table:table-cell>
          <table:table-cell table:formula="of:=LOWER([.A100])" office:value-type="string" office:string-value="detbrdeuropreis">
            <text:p>detbrdeuropreis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00];&quot;,  &quot;;[.C100];&quot;   # &quot;;[.D100];&quot; alt &quot;;[.$A$1];&quot; &quot;;[.A100])" office:value-type="string" office:string-value="  property  :detbrdeuropreis,  String   #  alt Lagblatt DetBRDEuroPreis">
            <text:p><text:s text:c="2"/>property <text:s/>:detbrdeuropreis, <text:s/>String <text:s text:c="2"/># <text:s/>alt Lagblatt DetBRDEuroPreis</text:p>
          </table:table-cell>
          <table:table-cell table:formula="of:=CONCATENATE(&quot;:&quot;;[.B100];&quot; =&gt; row[&quot;;TEXT(ROW([.E100])-3;&quot;0&quot;);&quot;], &quot;)" office:value-type="string" office:string-value=":detbrdeuropreis =&gt; row[97], ">
            <text:p>:detbrdeuropreis =&gt; row[97], </text:p>
          </table:table-cell>
        </table:table-row>
        <table:table-row table:style-name="ro1">
          <table:table-cell office:value-type="string">
            <text:p>VerEUROgerundet</text:p>
          </table:table-cell>
          <table:table-cell table:formula="of:=LOWER([.A101])" office:value-type="string" office:string-value="vereurogerundet">
            <text:p>vereurogerunde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01];&quot;,  &quot;;[.C101];&quot;   # &quot;;[.D101];&quot; alt &quot;;[.$A$1];&quot; &quot;;[.A101])" office:value-type="string" office:string-value="  property  :vereurogerundet,  String   #  alt Lagblatt VerEUROgerundet">
            <text:p><text:s text:c="2"/>property <text:s/>:vereurogerundet, <text:s/>String <text:s text:c="2"/># <text:s/>alt Lagblatt VerEUROgerundet</text:p>
          </table:table-cell>
          <table:table-cell table:formula="of:=CONCATENATE(&quot;:&quot;;[.B101];&quot; =&gt; row[&quot;;TEXT(ROW([.E101])-3;&quot;0&quot;);&quot;], &quot;)" office:value-type="string" office:string-value=":vereurogerundet =&gt; row[98], ">
            <text:p>:vereurogerundet =&gt; row[98], </text:p>
          </table:table-cell>
        </table:table-row>
        <table:table-row table:style-name="ro1">
          <table:table-cell office:value-type="string">
            <text:p>VerEUROPreis</text:p>
          </table:table-cell>
          <table:table-cell table:formula="of:=LOWER([.A102])" office:value-type="string" office:string-value="vereuropreis">
            <text:p>vereuropreis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02];&quot;,  &quot;;[.C102];&quot;   # &quot;;[.D102];&quot; alt &quot;;[.$A$1];&quot; &quot;;[.A102])" office:value-type="string" office:string-value="  property  :vereuropreis,  String   #  alt Lagblatt VerEUROPreis">
            <text:p><text:s text:c="2"/>property <text:s/>:vereuropreis, <text:s/>String <text:s text:c="2"/># <text:s/>alt Lagblatt VerEUROPreis</text:p>
          </table:table-cell>
          <table:table-cell table:formula="of:=CONCATENATE(&quot;:&quot;;[.B102];&quot; =&gt; row[&quot;;TEXT(ROW([.E102])-3;&quot;0&quot;);&quot;], &quot;)" office:value-type="string" office:string-value=":vereuropreis =&gt; row[99], ">
            <text:p>:vereuropreis =&gt; row[99], </text:p>
          </table:table-cell>
        </table:table-row>
        <table:table-row table:style-name="ro1">
          <table:table-cell office:value-type="string">
            <text:p>FreiPreisFaktor</text:p>
          </table:table-cell>
          <table:table-cell table:formula="of:=LOWER([.A103])" office:value-type="string" office:string-value="freipreisfaktor">
            <text:p>freipreisfakto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03];&quot;,  &quot;;[.C103];&quot;   # &quot;;[.D103];&quot; alt &quot;;[.$A$1];&quot; &quot;;[.A103])" office:value-type="string" office:string-value="  property  :freipreisfaktor,  String   #  alt Lagblatt FreiPreisFaktor">
            <text:p><text:s text:c="2"/>property <text:s/>:freipreisfaktor, <text:s/>String <text:s text:c="2"/># <text:s/>alt Lagblatt FreiPreisFaktor</text:p>
          </table:table-cell>
          <table:table-cell table:formula="of:=CONCATENATE(&quot;:&quot;;[.B103];&quot; =&gt; row[&quot;;TEXT(ROW([.E103])-3;&quot;0&quot;);&quot;], &quot;)" office:value-type="string" office:string-value=":freipreisfaktor =&gt; row[100], ">
            <text:p>:freipreisfaktor =&gt; row[100], </text:p>
          </table:table-cell>
        </table:table-row>
        <table:table-row table:style-name="ro1">
          <table:table-cell office:value-type="string">
            <text:p>FreiPreisgerund</text:p>
          </table:table-cell>
          <table:table-cell table:formula="of:=LOWER([.A104])" office:value-type="string" office:string-value="freipreisgerund">
            <text:p>freipreisgerund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04];&quot;,  &quot;;[.C104];&quot;   # &quot;;[.D104];&quot; alt &quot;;[.$A$1];&quot; &quot;;[.A104])" office:value-type="string" office:string-value="  property  :freipreisgerund,  String   #  alt Lagblatt FreiPreisgerund">
            <text:p><text:s text:c="2"/>property <text:s/>:freipreisgerund, <text:s/>String <text:s text:c="2"/># <text:s/>alt Lagblatt FreiPreisgerund</text:p>
          </table:table-cell>
          <table:table-cell table:formula="of:=CONCATENATE(&quot;:&quot;;[.B104];&quot; =&gt; row[&quot;;TEXT(ROW([.E104])-3;&quot;0&quot;);&quot;], &quot;)" office:value-type="string" office:string-value=":freipreisgerund =&gt; row[101], ">
            <text:p>:freipreisgerund =&gt; row[101], </text:p>
          </table:table-cell>
        </table:table-row>
        <table:table-row table:style-name="ro1">
          <table:table-cell office:value-type="string">
            <text:p>FreiVKPreis</text:p>
          </table:table-cell>
          <table:table-cell table:formula="of:=LOWER([.A105])" office:value-type="string" office:string-value="freivkpreis">
            <text:p>freivkpreis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05];&quot;,  &quot;;[.C105];&quot;   # &quot;;[.D105];&quot; alt &quot;;[.$A$1];&quot; &quot;;[.A105])" office:value-type="string" office:string-value="  property  :freivkpreis,  String   #  alt Lagblatt FreiVKPreis">
            <text:p><text:s text:c="2"/>property <text:s/>:freivkpreis, <text:s/>String <text:s text:c="2"/># <text:s/>alt Lagblatt FreiVKPreis</text:p>
          </table:table-cell>
          <table:table-cell table:formula="of:=CONCATENATE(&quot;:&quot;;[.B105];&quot; =&gt; row[&quot;;TEXT(ROW([.E105])-3;&quot;0&quot;);&quot;], &quot;)" office:value-type="string" office:string-value=":freivkpreis =&gt; row[102], ">
            <text:p>:freivkpreis =&gt; row[102], </text:p>
          </table:table-cell>
        </table:table-row>
        <table:table-row table:style-name="ro1">
          <table:table-cell office:value-type="string">
            <text:p>FreiPreisWem</text:p>
          </table:table-cell>
          <table:table-cell table:formula="of:=LOWER([.A106])" office:value-type="string" office:string-value="freipreiswem">
            <text:p>freipreiswem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06];&quot;,  &quot;;[.C106];&quot;   # &quot;;[.D106];&quot; alt &quot;;[.$A$1];&quot; &quot;;[.A106])" office:value-type="string" office:string-value="  property  :freipreiswem,  String   #  alt Lagblatt FreiPreisWem">
            <text:p><text:s text:c="2"/>property <text:s/>:freipreiswem, <text:s/>String <text:s text:c="2"/># <text:s/>alt Lagblatt FreiPreisWem</text:p>
          </table:table-cell>
          <table:table-cell table:formula="of:=CONCATENATE(&quot;:&quot;;[.B106];&quot; =&gt; row[&quot;;TEXT(ROW([.E106])-3;&quot;0&quot;);&quot;], &quot;)" office:value-type="string" office:string-value=":freipreiswem =&gt; row[103], ">
            <text:p>:freipreiswem =&gt; row[103], </text:p>
          </table:table-cell>
        </table:table-row>
        <table:table-row table:style-name="ro1">
          <table:table-cell office:value-type="string">
            <text:p>VKGEschlüssel</text:p>
          </table:table-cell>
          <table:table-cell office:value-type="string">
            <text:p>vkge_schluessel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07];&quot;,  &quot;;[.C107];&quot;   # &quot;;[.D107];&quot; alt &quot;;[.$A$1];&quot; &quot;;[.A107])" office:value-type="string" office:string-value="  property  :vkge_schluessel,  String   #  alt Lagblatt VKGEschlüssel">
            <text:p><text:s text:c="2"/>property <text:s/>:vkge_schluessel, <text:s/>String <text:s text:c="2"/># <text:s/>alt Lagblatt VKGEschlüssel</text:p>
          </table:table-cell>
          <table:table-cell table:formula="of:=CONCATENATE(&quot;:&quot;;[.B107];&quot; =&gt; row[&quot;;TEXT(ROW([.E107])-3;&quot;0&quot;);&quot;], &quot;)" office:value-type="string" office:string-value=":vkge_schluessel =&gt; row[104], ">
            <text:p>:vkge_schluessel =&gt; row[104], </text:p>
          </table:table-cell>
        </table:table-row>
        <table:table-row table:style-name="ro1">
          <table:table-cell office:value-type="string">
            <text:p>mateinzelkost1</text:p>
          </table:table-cell>
          <table:table-cell table:formula="of:=LOWER([.A108])" office:value-type="string" office:string-value="mateinzelkost1">
            <text:p>mateinzelkost1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08];&quot;,  &quot;;[.C108];&quot;   # &quot;;[.D108];&quot; alt &quot;;[.$A$1];&quot; &quot;;[.A108])" office:value-type="string" office:string-value="  property  :mateinzelkost1,  String   #  alt Lagblatt mateinzelkost1">
            <text:p><text:s text:c="2"/>property <text:s/>:mateinzelkost1, <text:s/>String <text:s text:c="2"/># <text:s/>alt Lagblatt mateinzelkost1</text:p>
          </table:table-cell>
          <table:table-cell table:formula="of:=CONCATENATE(&quot;:&quot;;[.B108];&quot; =&gt; row[&quot;;TEXT(ROW([.E108])-3;&quot;0&quot;);&quot;], &quot;)" office:value-type="string" office:string-value=":mateinzelkost1 =&gt; row[105], ">
            <text:p>:mateinzelkost1 =&gt; row[105], </text:p>
          </table:table-cell>
        </table:table-row>
        <table:table-row table:style-name="ro1">
          <table:table-cell office:value-type="string">
            <text:p>auf_LS</text:p>
          </table:table-cell>
          <table:table-cell table:formula="of:=LOWER([.A109])" office:value-type="string" office:string-value="auf_ls">
            <text:p>auf_ls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09];&quot;,  &quot;;[.C109];&quot;   # &quot;;[.D109];&quot; alt &quot;;[.$A$1];&quot; &quot;;[.A109])" office:value-type="string" office:string-value="  property  :auf_ls,  String   #  alt Lagblatt auf_LS">
            <text:p><text:s text:c="2"/>property <text:s/>:auf_ls, <text:s/>String <text:s text:c="2"/># <text:s/>alt Lagblatt auf_LS</text:p>
          </table:table-cell>
          <table:table-cell table:formula="of:=CONCATENATE(&quot;:&quot;;[.B109];&quot; =&gt; row[&quot;;TEXT(ROW([.E109])-3;&quot;0&quot;);&quot;], &quot;)" office:value-type="string" office:string-value=":auf_ls =&gt; row[106], ">
            <text:p>:auf_ls =&gt; row[106], </text:p>
          </table:table-cell>
        </table:table-row>
        <table:table-row table:style-name="ro1">
          <table:table-cell office:value-type="string">
            <text:p>auf_LSwo</text:p>
          </table:table-cell>
          <table:table-cell table:formula="of:=LOWER([.A110])" office:value-type="string" office:string-value="auf_lswo">
            <text:p>auf_lswo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10];&quot;,  &quot;;[.C110];&quot;   # &quot;;[.D110];&quot; alt &quot;;[.$A$1];&quot; &quot;;[.A110])" office:value-type="string" office:string-value="  property  :auf_lswo,  String   #  alt Lagblatt auf_LSwo">
            <text:p><text:s text:c="2"/>property <text:s/>:auf_lswo, <text:s/>String <text:s text:c="2"/># <text:s/>alt Lagblatt auf_LSwo</text:p>
          </table:table-cell>
          <table:table-cell table:formula="of:=CONCATENATE(&quot;:&quot;;[.B110];&quot; =&gt; row[&quot;;TEXT(ROW([.E110])-3;&quot;0&quot;);&quot;], &quot;)" office:value-type="string" office:string-value=":auf_lswo =&gt; row[107], ">
            <text:p>:auf_lswo =&gt; row[107], </text:p>
          </table:table-cell>
        </table:table-row>
        <table:table-row table:style-name="ro1">
          <table:table-cell office:value-type="string">
            <text:p>SumHerst</text:p>
          </table:table-cell>
          <table:table-cell table:formula="of:=LOWER([.A111])" office:value-type="string" office:string-value="sumherst">
            <text:p>sumhers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11];&quot;,  &quot;;[.C111];&quot;   # &quot;;[.D111];&quot; alt &quot;;[.$A$1];&quot; &quot;;[.A111])" office:value-type="string" office:string-value="  property  :sumherst,  String   #  alt Lagblatt SumHerst">
            <text:p><text:s text:c="2"/>property <text:s/>:sumherst, <text:s/>String <text:s text:c="2"/># <text:s/>alt Lagblatt SumHerst</text:p>
          </table:table-cell>
          <table:table-cell table:formula="of:=CONCATENATE(&quot;:&quot;;[.B111];&quot; =&gt; row[&quot;;TEXT(ROW([.E111])-3;&quot;0&quot;);&quot;], &quot;)" office:value-type="string" office:string-value=":sumherst =&gt; row[108], ">
            <text:p>:sumherst =&gt; row[108], </text:p>
          </table:table-cell>
        </table:table-row>
        <table:table-row table:style-name="ro1">
          <table:table-cell office:value-type="string">
            <text:p>KatalWem</text:p>
          </table:table-cell>
          <table:table-cell table:formula="of:=LOWER([.A112])" office:value-type="string" office:string-value="katalwem">
            <text:p>katalwem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12];&quot;,  &quot;;[.C112];&quot;   # &quot;;[.D112];&quot; alt &quot;;[.$A$1];&quot; &quot;;[.A112])" office:value-type="string" office:string-value="  property  :katalwem,  String   #  alt Lagblatt KatalWem">
            <text:p><text:s text:c="2"/>property <text:s/>:katalwem, <text:s/>String <text:s text:c="2"/># <text:s/>alt Lagblatt KatalWem</text:p>
          </table:table-cell>
          <table:table-cell table:formula="of:=CONCATENATE(&quot;:&quot;;[.B112];&quot; =&gt; row[&quot;;TEXT(ROW([.E112])-3;&quot;0&quot;);&quot;], &quot;)" office:value-type="string" office:string-value=":katalwem =&gt; row[109], ">
            <text:p>:katalwem =&gt; row[109], </text:p>
          </table:table-cell>
        </table:table-row>
        <table:table-row table:style-name="ro1">
          <table:table-cell office:value-type="string">
            <text:p>PrivEurFaktor</text:p>
          </table:table-cell>
          <table:table-cell table:formula="of:=LOWER([.A113])" office:value-type="string" office:string-value="priveurfaktor">
            <text:p>priveurfakto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13];&quot;,  &quot;;[.C113];&quot;   # &quot;;[.D113];&quot; alt &quot;;[.$A$1];&quot; &quot;;[.A113])" office:value-type="string" office:string-value="  property  :priveurfaktor,  String   #  alt Lagblatt PrivEurFaktor">
            <text:p><text:s text:c="2"/>property <text:s/>:priveurfaktor, <text:s/>String <text:s text:c="2"/># <text:s/>alt Lagblatt PrivEurFaktor</text:p>
          </table:table-cell>
          <table:table-cell table:formula="of:=CONCATENATE(&quot;:&quot;;[.B113];&quot; =&gt; row[&quot;;TEXT(ROW([.E113])-3;&quot;0&quot;);&quot;], &quot;)" office:value-type="string" office:string-value=":priveurfaktor =&gt; row[110], ">
            <text:p>:priveurfaktor =&gt; row[110], </text:p>
          </table:table-cell>
        </table:table-row>
        <table:table-row table:style-name="ro1">
          <table:table-cell office:value-type="string">
            <text:p>PrivEurGerech</text:p>
          </table:table-cell>
          <table:table-cell table:formula="of:=LOWER([.A114])" office:value-type="string" office:string-value="priveurgerech">
            <text:p>priveurgerech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14];&quot;,  &quot;;[.C114];&quot;   # &quot;;[.D114];&quot; alt &quot;;[.$A$1];&quot; &quot;;[.A114])" office:value-type="string" office:string-value="  property  :priveurgerech,  String   #  alt Lagblatt PrivEurGerech">
            <text:p><text:s text:c="2"/>property <text:s/>:priveurgerech, <text:s/>String <text:s text:c="2"/># <text:s/>alt Lagblatt PrivEurGerech</text:p>
          </table:table-cell>
          <table:table-cell table:formula="of:=CONCATENATE(&quot;:&quot;;[.B114];&quot; =&gt; row[&quot;;TEXT(ROW([.E114])-3;&quot;0&quot;);&quot;], &quot;)" office:value-type="string" office:string-value=":priveurgerech =&gt; row[111], ">
            <text:p>:priveurgerech =&gt; row[111], </text:p>
          </table:table-cell>
        </table:table-row>
        <table:table-row table:style-name="ro1">
          <table:table-cell office:value-type="string">
            <text:p>PrivEurGerundet</text:p>
          </table:table-cell>
          <table:table-cell table:formula="of:=LOWER([.A115])" office:value-type="string" office:string-value="priveurgerundet">
            <text:p>priveurgerunde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15];&quot;,  &quot;;[.C115];&quot;   # &quot;;[.D115];&quot; alt &quot;;[.$A$1];&quot; &quot;;[.A115])" office:value-type="string" office:string-value="  property  :priveurgerundet,  String   #  alt Lagblatt PrivEurGerundet">
            <text:p><text:s text:c="2"/>property <text:s/>:priveurgerundet, <text:s/>String <text:s text:c="2"/># <text:s/>alt Lagblatt PrivEurGerundet</text:p>
          </table:table-cell>
          <table:table-cell table:formula="of:=CONCATENATE(&quot;:&quot;;[.B115];&quot; =&gt; row[&quot;;TEXT(ROW([.E115])-3;&quot;0&quot;);&quot;], &quot;)" office:value-type="string" office:string-value=":priveurgerundet =&gt; row[112], ">
            <text:p>:priveurgerundet =&gt; row[112], </text:p>
          </table:table-cell>
        </table:table-row>
        <table:table-row table:style-name="ro1">
          <table:table-cell office:value-type="string">
            <text:p>PrivEurPreis</text:p>
          </table:table-cell>
          <table:table-cell table:formula="of:=LOWER([.A116])" office:value-type="string" office:string-value="priveurpreis">
            <text:p>priveurpreis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16];&quot;,  &quot;;[.C116];&quot;   # &quot;;[.D116];&quot; alt &quot;;[.$A$1];&quot; &quot;;[.A116])" office:value-type="string" office:string-value="  property  :priveurpreis,  String   #  alt Lagblatt PrivEurPreis">
            <text:p><text:s text:c="2"/>property <text:s/>:priveurpreis, <text:s/>String <text:s text:c="2"/># <text:s/>alt Lagblatt PrivEurPreis</text:p>
          </table:table-cell>
          <table:table-cell table:formula="of:=CONCATENATE(&quot;:&quot;;[.B116];&quot; =&gt; row[&quot;;TEXT(ROW([.E116])-3;&quot;0&quot;);&quot;], &quot;)" office:value-type="string" office:string-value=":priveurpreis =&gt; row[113], ">
            <text:p>:priveurpreis =&gt; row[113], </text:p>
          </table:table-cell>
        </table:table-row>
        <table:table-row table:style-name="ro1">
          <table:table-cell office:value-type="string">
            <text:p>DetEurSchlüssel</text:p>
          </table:table-cell>
          <table:table-cell office:value-type="string">
            <text:p>det_eur_schluessel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17];&quot;,  &quot;;[.C117];&quot;   # &quot;;[.D117];&quot; alt &quot;;[.$A$1];&quot; &quot;;[.A117])" office:value-type="string" office:string-value="  property  :det_eur_schluessel,  String   #  alt Lagblatt DetEurSchlüssel">
            <text:p><text:s text:c="2"/>property <text:s/>:det_eur_schluessel, <text:s/>String <text:s text:c="2"/># <text:s/>alt Lagblatt DetEurSchlüssel</text:p>
          </table:table-cell>
          <table:table-cell table:formula="of:=CONCATENATE(&quot;:&quot;;[.B117];&quot; =&gt; row[&quot;;TEXT(ROW([.E117])-3;&quot;0&quot;);&quot;], &quot;)" office:value-type="string" office:string-value=":det_eur_schluessel =&gt; row[114], ">
            <text:p>:det_eur_schluessel =&gt; row[114], </text:p>
          </table:table-cell>
        </table:table-row>
        <table:table-row table:style-name="ro1">
          <table:table-cell office:value-type="string">
            <text:p>Kalkschema</text:p>
          </table:table-cell>
          <table:table-cell table:formula="of:=LOWER([.A118])" office:value-type="string" office:string-value="kalkschema">
            <text:p>kalkschema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18];&quot;,  &quot;;[.C118];&quot;   # &quot;;[.D118];&quot; alt &quot;;[.$A$1];&quot; &quot;;[.A118])" office:value-type="string" office:string-value="  property  :kalkschema,  String   #  alt Lagblatt Kalkschema">
            <text:p><text:s text:c="2"/>property <text:s/>:kalkschema, <text:s/>String <text:s text:c="2"/># <text:s/>alt Lagblatt Kalkschema</text:p>
          </table:table-cell>
          <table:table-cell table:formula="of:=CONCATENATE(&quot;:&quot;;[.B118];&quot; =&gt; row[&quot;;TEXT(ROW([.E118])-3;&quot;0&quot;);&quot;], &quot;)" office:value-type="string" office:string-value=":kalkschema =&gt; row[115], ">
            <text:p>:kalkschema =&gt; row[115], </text:p>
          </table:table-cell>
        </table:table-row>
        <table:table-row table:style-name="ro1">
          <table:table-cell office:value-type="string">
            <text:p>TotArbeit_VVGK</text:p>
          </table:table-cell>
          <table:table-cell table:formula="of:=LOWER([.A119])" office:value-type="string" office:string-value="totarbeit_vvgk">
            <text:p>totarbeit_vvgk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19];&quot;,  &quot;;[.C119];&quot;   # &quot;;[.D119];&quot; alt &quot;;[.$A$1];&quot; &quot;;[.A119])" office:value-type="string" office:string-value="  property  :totarbeit_vvgk,  String   #  alt Lagblatt TotArbeit_VVGK">
            <text:p><text:s text:c="2"/>property <text:s/>:totarbeit_vvgk, <text:s/>String <text:s text:c="2"/># <text:s/>alt Lagblatt TotArbeit_VVGK</text:p>
          </table:table-cell>
          <table:table-cell table:formula="of:=CONCATENATE(&quot;:&quot;;[.B119];&quot; =&gt; row[&quot;;TEXT(ROW([.E119])-3;&quot;0&quot;);&quot;], &quot;)" office:value-type="string" office:string-value=":totarbeit_vvgk =&gt; row[116], ">
            <text:p>:totarbeit_vvgk =&gt; row[116], </text:p>
          </table:table-cell>
        </table:table-row>
        <table:table-row table:style-name="ro1">
          <table:table-cell office:value-type="string">
            <text:p>TotArbeit_GEZU</text:p>
          </table:table-cell>
          <table:table-cell table:formula="of:=LOWER([.A120])" office:value-type="string" office:string-value="totarbeit_gezu">
            <text:p>totarbeit_gezu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20];&quot;,  &quot;;[.C120];&quot;   # &quot;;[.D120];&quot; alt &quot;;[.$A$1];&quot; &quot;;[.A120])" office:value-type="string" office:string-value="  property  :totarbeit_gezu,  String   #  alt Lagblatt TotArbeit_GEZU">
            <text:p><text:s text:c="2"/>property <text:s/>:totarbeit_gezu, <text:s/>String <text:s text:c="2"/># <text:s/>alt Lagblatt TotArbeit_GEZU</text:p>
          </table:table-cell>
          <table:table-cell table:formula="of:=CONCATENATE(&quot;:&quot;;[.B120];&quot; =&gt; row[&quot;;TEXT(ROW([.E120])-3;&quot;0&quot;);&quot;], &quot;)" office:value-type="string" office:string-value=":totarbeit_gezu =&gt; row[117], ">
            <text:p>:totarbeit_gezu =&gt; row[117], </text:p>
          </table:table-cell>
        </table:table-row>
        <table:table-row table:style-name="ro1">
          <table:table-cell office:value-type="string">
            <text:p>Herstellpreis</text:p>
          </table:table-cell>
          <table:table-cell table:formula="of:=LOWER([.A121])" office:value-type="string" office:string-value="herstellpreis">
            <text:p>herstellpreis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21];&quot;,  &quot;;[.C121];&quot;   # &quot;;[.D121];&quot; alt &quot;;[.$A$1];&quot; &quot;;[.A121])" office:value-type="string" office:string-value="  property  :herstellpreis,  String   #  alt Lagblatt Herstellpreis">
            <text:p><text:s text:c="2"/>property <text:s/>:herstellpreis, <text:s/>String <text:s text:c="2"/># <text:s/>alt Lagblatt Herstellpreis</text:p>
          </table:table-cell>
          <table:table-cell table:formula="of:=CONCATENATE(&quot;:&quot;;[.B121];&quot; =&gt; row[&quot;;TEXT(ROW([.E121])-3;&quot;0&quot;);&quot;], &quot;)" office:value-type="string" office:string-value=":herstellpreis =&gt; row[118], ">
            <text:p>:herstellpreis =&gt; row[118], </text:p>
          </table:table-cell>
        </table:table-row>
        <table:table-row table:style-name="ro1">
          <table:table-cell office:value-type="string">
            <text:p>Selbstkpreis</text:p>
          </table:table-cell>
          <table:table-cell table:formula="of:=LOWER([.A122])" office:value-type="string" office:string-value="selbstkpreis">
            <text:p>selbstkpreis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22];&quot;,  &quot;;[.C122];&quot;   # &quot;;[.D122];&quot; alt &quot;;[.$A$1];&quot; &quot;;[.A122])" office:value-type="string" office:string-value="  property  :selbstkpreis,  String   #  alt Lagblatt Selbstkpreis">
            <text:p><text:s text:c="2"/>property <text:s/>:selbstkpreis, <text:s/>String <text:s text:c="2"/># <text:s/>alt Lagblatt Selbstkpreis</text:p>
          </table:table-cell>
          <table:table-cell table:formula="of:=CONCATENATE(&quot;:&quot;;[.B122];&quot; =&gt; row[&quot;;TEXT(ROW([.E122])-3;&quot;0&quot;);&quot;], &quot;)" office:value-type="string" office:string-value=":selbstkpreis =&gt; row[119], ">
            <text:p>:selbstkpreis =&gt; row[119], </text:p>
          </table:table-cell>
        </table:table-row>
        <table:table-row table:style-name="ro1">
          <table:table-cell office:value-type="string">
            <text:p>Kalkkostpreis</text:p>
          </table:table-cell>
          <table:table-cell table:formula="of:=LOWER([.A123])" office:value-type="string" office:string-value="kalkkostpreis">
            <text:p>kalkkostpreis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23];&quot;,  &quot;;[.C123];&quot;   # &quot;;[.D123];&quot; alt &quot;;[.$A$1];&quot; &quot;;[.A123])" office:value-type="string" office:string-value="  property  :kalkkostpreis,  String   #  alt Lagblatt Kalkkostpreis">
            <text:p><text:s text:c="2"/>property <text:s/>:kalkkostpreis, <text:s/>String <text:s text:c="2"/># <text:s/>alt Lagblatt Kalkkostpreis</text:p>
          </table:table-cell>
          <table:table-cell table:formula="of:=CONCATENATE(&quot;:&quot;;[.B123];&quot; =&gt; row[&quot;;TEXT(ROW([.E123])-3;&quot;0&quot;);&quot;], &quot;)" office:value-type="string" office:string-value=":kalkkostpreis =&gt; row[120], ">
            <text:p>:kalkkostpreis =&gt; row[120], </text:p>
          </table:table-cell>
        </table:table-row>
        <table:table-row table:style-name="ro1">
          <table:table-cell office:value-type="string">
            <text:p>TotMatEMGK</text:p>
          </table:table-cell>
          <table:table-cell table:formula="of:=LOWER([.A124])" office:value-type="string" office:string-value="totmatemgk">
            <text:p>totmatemgk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24];&quot;,  &quot;;[.C124];&quot;   # &quot;;[.D124];&quot; alt &quot;;[.$A$1];&quot; &quot;;[.A124])" office:value-type="string" office:string-value="  property  :totmatemgk,  String   #  alt Lagblatt TotMatEMGK">
            <text:p><text:s text:c="2"/>property <text:s/>:totmatemgk, <text:s/>String <text:s text:c="2"/># <text:s/>alt Lagblatt TotMatEMGK</text:p>
          </table:table-cell>
          <table:table-cell table:formula="of:=CONCATENATE(&quot;:&quot;;[.B124];&quot; =&gt; row[&quot;;TEXT(ROW([.E124])-3;&quot;0&quot;);&quot;], &quot;)" office:value-type="string" office:string-value=":totmatemgk =&gt; row[121], ">
            <text:p>:totmatemgk =&gt; row[121], </text:p>
          </table:table-cell>
        </table:table-row>
        <table:table-row table:style-name="ro1">
          <table:table-cell office:value-type="string">
            <text:p>TotMatMaK</text:p>
          </table:table-cell>
          <table:table-cell table:formula="of:=LOWER([.A125])" office:value-type="string" office:string-value="totmatmak">
            <text:p>totmatmak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25];&quot;,  &quot;;[.C125];&quot;   # &quot;;[.D125];&quot; alt &quot;;[.$A$1];&quot; &quot;;[.A125])" office:value-type="string" office:string-value="  property  :totmatmak,  String   #  alt Lagblatt TotMatMaK">
            <text:p><text:s text:c="2"/>property <text:s/>:totmatmak, <text:s/>String <text:s text:c="2"/># <text:s/>alt Lagblatt TotMatMaK</text:p>
          </table:table-cell>
          <table:table-cell table:formula="of:=CONCATENATE(&quot;:&quot;;[.B125];&quot; =&gt; row[&quot;;TEXT(ROW([.E125])-3;&quot;0&quot;);&quot;], &quot;)" office:value-type="string" office:string-value=":totmatmak =&gt; row[122], ">
            <text:p>:totmatmak =&gt; row[122], </text:p>
          </table:table-cell>
        </table:table-row>
        <table:table-row table:style-name="ro1">
          <table:table-cell office:value-type="string">
            <text:p>TotMatVVGK</text:p>
          </table:table-cell>
          <table:table-cell table:formula="of:=LOWER([.A126])" office:value-type="string" office:string-value="totmatvvgk">
            <text:p>totmatvvgk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26];&quot;,  &quot;;[.C126];&quot;   # &quot;;[.D126];&quot; alt &quot;;[.$A$1];&quot; &quot;;[.A126])" office:value-type="string" office:string-value="  property  :totmatvvgk,  String   #  alt Lagblatt TotMatVVGK">
            <text:p><text:s text:c="2"/>property <text:s/>:totmatvvgk, <text:s/>String <text:s text:c="2"/># <text:s/>alt Lagblatt TotMatVVGK</text:p>
          </table:table-cell>
          <table:table-cell table:formula="of:=CONCATENATE(&quot;:&quot;;[.B126];&quot; =&gt; row[&quot;;TEXT(ROW([.E126])-3;&quot;0&quot;);&quot;], &quot;)" office:value-type="string" office:string-value=":totmatvvgk =&gt; row[123], ">
            <text:p>:totmatvvgk =&gt; row[123], </text:p>
          </table:table-cell>
        </table:table-row>
        <table:table-row table:style-name="ro1">
          <table:table-cell office:value-type="string">
            <text:p>TotMatGEZU</text:p>
          </table:table-cell>
          <table:table-cell table:formula="of:=LOWER([.A127])" office:value-type="string" office:string-value="totmatgezu">
            <text:p>totmatgezu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27];&quot;,  &quot;;[.C127];&quot;   # &quot;;[.D127];&quot; alt &quot;;[.$A$1];&quot; &quot;;[.A127])" office:value-type="string" office:string-value="  property  :totmatgezu,  String   #  alt Lagblatt TotMatGEZU">
            <text:p><text:s text:c="2"/>property <text:s/>:totmatgezu, <text:s/>String <text:s text:c="2"/># <text:s/>alt Lagblatt TotMatGEZU</text:p>
          </table:table-cell>
          <table:table-cell table:formula="of:=CONCATENATE(&quot;:&quot;;[.B127];&quot; =&gt; row[&quot;;TEXT(ROW([.E127])-3;&quot;0&quot;);&quot;], &quot;)" office:value-type="string" office:string-value=":totmatgezu =&gt; row[124], ">
            <text:p>:totmatgezu =&gt; row[124], </text:p>
          </table:table-cell>
        </table:table-row>
        <table:table-row table:style-name="ro1">
          <table:table-cell office:value-type="string">
            <text:p>MWST_Ansatz</text:p>
          </table:table-cell>
          <table:table-cell table:formula="of:=LOWER([.A128])" office:value-type="string" office:string-value="mwst_ansatz">
            <text:p>mwst_ansatz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28];&quot;,  &quot;;[.C128];&quot;   # &quot;;[.D128];&quot; alt &quot;;[.$A$1];&quot; &quot;;[.A128])" office:value-type="string" office:string-value="  property  :mwst_ansatz,  String   #  alt Lagblatt MWST_Ansatz">
            <text:p><text:s text:c="2"/>property <text:s/>:mwst_ansatz, <text:s/>String <text:s text:c="2"/># <text:s/>alt Lagblatt MWST_Ansatz</text:p>
          </table:table-cell>
          <table:table-cell table:formula="of:=CONCATENATE(&quot;:&quot;;[.B128];&quot; =&gt; row[&quot;;TEXT(ROW([.E128])-3;&quot;0&quot;);&quot;], &quot;)" office:value-type="string" office:string-value=":mwst_ansatz =&gt; row[125], ">
            <text:p>:mwst_ansatz =&gt; row[125], </text:p>
          </table:table-cell>
        </table:table-row>
        <table:table-row table:style-name="ro1">
          <table:table-cell office:value-type="string">
            <text:p>SumLsDet</text:p>
          </table:table-cell>
          <table:table-cell table:formula="of:=LOWER([.A129])" office:value-type="string" office:string-value="sumlsdet">
            <text:p>sumlsde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29];&quot;,  &quot;;[.C129];&quot;   # &quot;;[.D129];&quot; alt &quot;;[.$A$1];&quot; &quot;;[.A129])" office:value-type="string" office:string-value="  property  :sumlsdet,  String   #  alt Lagblatt SumLsDet">
            <text:p><text:s text:c="2"/>property <text:s/>:sumlsdet, <text:s/>String <text:s text:c="2"/># <text:s/>alt Lagblatt SumLsDet</text:p>
          </table:table-cell>
          <table:table-cell table:formula="of:=CONCATENATE(&quot;:&quot;;[.B129];&quot; =&gt; row[&quot;;TEXT(ROW([.E129])-3;&quot;0&quot;);&quot;], &quot;)" office:value-type="string" office:string-value=":sumlsdet =&gt; row[126], ">
            <text:p>:sumlsdet =&gt; row[126], </text:p>
          </table:table-cell>
        </table:table-row>
        <table:table-row table:style-name="ro1">
          <table:table-cell office:value-type="string">
            <text:p>Schmuckart</text:p>
          </table:table-cell>
          <table:table-cell table:formula="of:=LOWER([.A130])" office:value-type="string" office:string-value="schmuckart">
            <text:p>schmuckar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30];&quot;,  &quot;;[.C130];&quot;   # &quot;;[.D130];&quot; alt &quot;;[.$A$1];&quot; &quot;;[.A130])" office:value-type="string" office:string-value="  property  :schmuckart,  String   #  alt Lagblatt Schmuckart">
            <text:p><text:s text:c="2"/>property <text:s/>:schmuckart, <text:s/>String <text:s text:c="2"/># <text:s/>alt Lagblatt Schmuckart</text:p>
          </table:table-cell>
          <table:table-cell table:formula="of:=CONCATENATE(&quot;:&quot;;[.B130];&quot; =&gt; row[&quot;;TEXT(ROW([.E130])-3;&quot;0&quot;);&quot;], &quot;)" office:value-type="string" office:string-value=":schmuckart =&gt; row[127], ">
            <text:p>:schmuckart =&gt; row[127], </text:p>
          </table:table-cell>
        </table:table-row>
        <table:table-row table:style-name="ro1">
          <table:table-cell office:value-type="string">
            <text:p>Seitenzahl</text:p>
          </table:table-cell>
          <table:table-cell table:formula="of:=LOWER([.A131])" office:value-type="string" office:string-value="seitenzahl">
            <text:p>seitenzahl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31];&quot;,  &quot;;[.C131];&quot;   # &quot;;[.D131];&quot; alt &quot;;[.$A$1];&quot; &quot;;[.A131])" office:value-type="string" office:string-value="  property  :seitenzahl,  String   #  alt Lagblatt Seitenzahl">
            <text:p><text:s text:c="2"/>property <text:s/>:seitenzahl, <text:s/>String <text:s text:c="2"/># <text:s/>alt Lagblatt Seitenzahl</text:p>
          </table:table-cell>
          <table:table-cell table:formula="of:=CONCATENATE(&quot;:&quot;;[.B131];&quot; =&gt; row[&quot;;TEXT(ROW([.E131])-3;&quot;0&quot;);&quot;], &quot;)" office:value-type="string" office:string-value=":seitenzahl =&gt; row[128], ">
            <text:p>:seitenzahl =&gt; row[128], </text:p>
          </table:table-cell>
        </table:table-row>
        <table:table-row table:style-name="ro1">
          <table:table-cell office:value-type="string">
            <text:p>Artikelnummer</text:p>
          </table:table-cell>
          <table:table-cell table:formula="of:=LOWER([.A132])" office:value-type="string" office:string-value="artikelnummer">
            <text:p>artikelnumme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32];&quot;,  &quot;;[.C132];&quot;   # &quot;;[.D132];&quot; alt &quot;;[.$A$1];&quot; &quot;;[.A132])" office:value-type="string" office:string-value="  property  :artikelnummer,  String   #  alt Lagblatt Artikelnummer">
            <text:p><text:s text:c="2"/>property <text:s/>:artikelnummer, <text:s/>String <text:s text:c="2"/># <text:s/>alt Lagblatt Artikelnummer</text:p>
          </table:table-cell>
          <table:table-cell table:formula="of:=CONCATENATE(&quot;:&quot;;[.B132];&quot; =&gt; row[&quot;;TEXT(ROW([.E132])-3;&quot;0&quot;);&quot;], &quot;)" office:value-type="string" office:string-value=":artikelnummer =&gt; row[129], ">
            <text:p>:artikelnummer =&gt; row[129], </text:p>
          </table:table-cell>
        </table:table-row>
        <table:table-row table:style-name="ro1">
          <table:table-cell office:value-type="string">
            <text:p>AlbumpreisPriv</text:p>
          </table:table-cell>
          <table:table-cell table:formula="of:=LOWER([.A133])" office:value-type="string" office:string-value="albumpreispriv">
            <text:p>albumpreispriv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33];&quot;,  &quot;;[.C133];&quot;   # &quot;;[.D133];&quot; alt &quot;;[.$A$1];&quot; &quot;;[.A133])" office:value-type="string" office:string-value="  property  :albumpreispriv,  String   #  alt Lagblatt AlbumpreisPriv">
            <text:p><text:s text:c="2"/>property <text:s/>:albumpreispriv, <text:s/>String <text:s text:c="2"/># <text:s/>alt Lagblatt AlbumpreisPriv</text:p>
          </table:table-cell>
          <table:table-cell table:formula="of:=CONCATENATE(&quot;:&quot;;[.B133];&quot; =&gt; row[&quot;;TEXT(ROW([.E133])-3;&quot;0&quot;);&quot;], &quot;)" office:value-type="string" office:string-value=":albumpreispriv =&gt; row[130], ">
            <text:p>:albumpreispriv =&gt; row[130], </text:p>
          </table:table-cell>
        </table:table-row>
        <table:table-row table:style-name="ro1">
          <table:table-cell office:value-type="string">
            <text:p>AlbumpreisDet</text:p>
          </table:table-cell>
          <table:table-cell table:formula="of:=LOWER([.A134])" office:value-type="string" office:string-value="albumpreisdet">
            <text:p>albumpreisde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34];&quot;,  &quot;;[.C134];&quot;   # &quot;;[.D134];&quot; alt &quot;;[.$A$1];&quot; &quot;;[.A134])" office:value-type="string" office:string-value="  property  :albumpreisdet,  String   #  alt Lagblatt AlbumpreisDet">
            <text:p><text:s text:c="2"/>property <text:s/>:albumpreisdet, <text:s/>String <text:s text:c="2"/># <text:s/>alt Lagblatt AlbumpreisDet</text:p>
          </table:table-cell>
          <table:table-cell table:formula="of:=CONCATENATE(&quot;:&quot;;[.B134];&quot; =&gt; row[&quot;;TEXT(ROW([.E134])-3;&quot;0&quot;);&quot;], &quot;)" office:value-type="string" office:string-value=":albumpreisdet =&gt; row[131], ">
            <text:p>:albumpreisdet =&gt; row[131], </text:p>
          </table:table-cell>
        </table:table-row>
        <table:table-row table:style-name="ro1">
          <table:table-cell office:value-type="string">
            <text:p>DE_VertrEK2_EUR</text:p>
          </table:table-cell>
          <table:table-cell table:formula="of:=LOWER([.A135])" office:value-type="string" office:string-value="de_vertrek2_eur">
            <text:p>de_vertrek2_eu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35];&quot;,  &quot;;[.C135];&quot;   # &quot;;[.D135];&quot; alt &quot;;[.$A$1];&quot; &quot;;[.A135])" office:value-type="string" office:string-value="  property  :de_vertrek2_eur,  String   #  alt Lagblatt DE_VertrEK2_EUR">
            <text:p><text:s text:c="2"/>property <text:s/>:de_vertrek2_eur, <text:s/>String <text:s text:c="2"/># <text:s/>alt Lagblatt DE_VertrEK2_EUR</text:p>
          </table:table-cell>
          <table:table-cell table:formula="of:=CONCATENATE(&quot;:&quot;;[.B135];&quot; =&gt; row[&quot;;TEXT(ROW([.E135])-3;&quot;0&quot;);&quot;], &quot;)" office:value-type="string" office:string-value=":de_vertrek2_eur =&gt; row[132], ">
            <text:p>:de_vertrek2_eur =&gt; row[132], </text:p>
          </table:table-cell>
        </table:table-row>
        <table:table-row table:style-name="ro1">
          <table:table-cell office:value-type="string">
            <text:p>DE_Det_EK2_EUR</text:p>
          </table:table-cell>
          <table:table-cell table:formula="of:=LOWER([.A136])" office:value-type="string" office:string-value="de_det_ek2_eur">
            <text:p>de_det_ek2_eu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36];&quot;,  &quot;;[.C136];&quot;   # &quot;;[.D136];&quot; alt &quot;;[.$A$1];&quot; &quot;;[.A136])" office:value-type="string" office:string-value="  property  :de_det_ek2_eur,  String   #  alt Lagblatt DE_Det_EK2_EUR">
            <text:p><text:s text:c="2"/>property <text:s/>:de_det_ek2_eur, <text:s/>String <text:s text:c="2"/># <text:s/>alt Lagblatt DE_Det_EK2_EUR</text:p>
          </table:table-cell>
          <table:table-cell table:formula="of:=CONCATENATE(&quot;:&quot;;[.B136];&quot; =&gt; row[&quot;;TEXT(ROW([.E136])-3;&quot;0&quot;);&quot;], &quot;)" office:value-type="string" office:string-value=":de_det_ek2_eur =&gt; row[133], ">
            <text:p>:de_det_ek2_eur =&gt; row[133], </text:p>
          </table:table-cell>
        </table:table-row>
        <table:table-row table:style-name="ro1">
          <table:table-cell office:value-type="string">
            <text:p>DE_DetEK_EURKey</text:p>
          </table:table-cell>
          <table:table-cell table:formula="of:=LOWER([.A137])" office:value-type="string" office:string-value="de_detek_eurkey">
            <text:p>de_detek_eurkey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37];&quot;,  &quot;;[.C137];&quot;   # &quot;;[.D137];&quot; alt &quot;;[.$A$1];&quot; &quot;;[.A137])" office:value-type="string" office:string-value="  property  :de_detek_eurkey,  String   #  alt Lagblatt DE_DetEK_EURKey">
            <text:p><text:s text:c="2"/>property <text:s/>:de_detek_eurkey, <text:s/>String <text:s text:c="2"/># <text:s/>alt Lagblatt DE_DetEK_EURKey</text:p>
          </table:table-cell>
          <table:table-cell table:formula="of:=CONCATENATE(&quot;:&quot;;[.B137];&quot; =&gt; row[&quot;;TEXT(ROW([.E137])-3;&quot;0&quot;);&quot;], &quot;)" office:value-type="string" office:string-value=":de_detek_eurkey =&gt; row[134], ">
            <text:p>:de_detek_eurkey =&gt; row[134], </text:p>
          </table:table-cell>
        </table:table-row>
        <table:table-row table:style-name="ro1">
          <table:table-cell office:value-type="string">
            <text:p>DE_Det_VK2_EUR</text:p>
          </table:table-cell>
          <table:table-cell table:formula="of:=LOWER([.A138])" office:value-type="string" office:string-value="de_det_vk2_eur">
            <text:p>de_det_vk2_eu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38];&quot;,  &quot;;[.C138];&quot;   # &quot;;[.D138];&quot; alt &quot;;[.$A$1];&quot; &quot;;[.A138])" office:value-type="string" office:string-value="  property  :de_det_vk2_eur,  String   #  alt Lagblatt DE_Det_VK2_EUR">
            <text:p><text:s text:c="2"/>property <text:s/>:de_det_vk2_eur, <text:s/>String <text:s text:c="2"/># <text:s/>alt Lagblatt DE_Det_VK2_EUR</text:p>
          </table:table-cell>
          <table:table-cell table:formula="of:=CONCATENATE(&quot;:&quot;;[.B138];&quot; =&gt; row[&quot;;TEXT(ROW([.E138])-3;&quot;0&quot;);&quot;], &quot;)" office:value-type="string" office:string-value=":de_det_vk2_eur =&gt; row[135], ">
            <text:p>:de_det_vk2_eur =&gt; row[135], </text:p>
          </table:table-cell>
        </table:table-row>
        <table:table-row table:style-name="ro1">
          <table:table-cell office:value-type="string">
            <text:p>CH_VertrEK2_CHF</text:p>
          </table:table-cell>
          <table:table-cell table:formula="of:=LOWER([.A139])" office:value-type="string" office:string-value="ch_vertrek2_chf">
            <text:p>ch_vertrek2_chf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39];&quot;,  &quot;;[.C139];&quot;   # &quot;;[.D139];&quot; alt &quot;;[.$A$1];&quot; &quot;;[.A139])" office:value-type="string" office:string-value="  property  :ch_vertrek2_chf,  String   #  alt Lagblatt CH_VertrEK2_CHF">
            <text:p><text:s text:c="2"/>property <text:s/>:ch_vertrek2_chf, <text:s/>String <text:s text:c="2"/># <text:s/>alt Lagblatt CH_VertrEK2_CHF</text:p>
          </table:table-cell>
          <table:table-cell table:formula="of:=CONCATENATE(&quot;:&quot;;[.B139];&quot; =&gt; row[&quot;;TEXT(ROW([.E139])-3;&quot;0&quot;);&quot;], &quot;)" office:value-type="string" office:string-value=":ch_vertrek2_chf =&gt; row[136], ">
            <text:p>:ch_vertrek2_chf =&gt; row[136], </text:p>
          </table:table-cell>
        </table:table-row>
        <table:table-row table:style-name="ro1">
          <table:table-cell office:value-type="string">
            <text:p>CH_Det_EK2</text:p>
          </table:table-cell>
          <table:table-cell table:formula="of:=LOWER([.A140])" office:value-type="string" office:string-value="ch_det_ek2">
            <text:p>ch_det_ek2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40];&quot;,  &quot;;[.C140];&quot;   # &quot;;[.D140];&quot; alt &quot;;[.$A$1];&quot; &quot;;[.A140])" office:value-type="string" office:string-value="  property  :ch_det_ek2,  String   #  alt Lagblatt CH_Det_EK2">
            <text:p><text:s text:c="2"/>property <text:s/>:ch_det_ek2, <text:s/>String <text:s text:c="2"/># <text:s/>alt Lagblatt CH_Det_EK2</text:p>
          </table:table-cell>
          <table:table-cell table:formula="of:=CONCATENATE(&quot;:&quot;;[.B140];&quot; =&gt; row[&quot;;TEXT(ROW([.E140])-3;&quot;0&quot;);&quot;], &quot;)" office:value-type="string" office:string-value=":ch_det_ek2 =&gt; row[137], ">
            <text:p>:ch_det_ek2 =&gt; row[137], </text:p>
          </table:table-cell>
        </table:table-row>
        <table:table-row table:style-name="ro1">
          <table:table-cell office:value-type="string">
            <text:p>CH_Det_EK_Key</text:p>
          </table:table-cell>
          <table:table-cell table:formula="of:=LOWER([.A141])" office:value-type="string" office:string-value="ch_det_ek_key">
            <text:p>ch_det_ek_key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41];&quot;,  &quot;;[.C141];&quot;   # &quot;;[.D141];&quot; alt &quot;;[.$A$1];&quot; &quot;;[.A141])" office:value-type="string" office:string-value="  property  :ch_det_ek_key,  String   #  alt Lagblatt CH_Det_EK_Key">
            <text:p><text:s text:c="2"/>property <text:s/>:ch_det_ek_key, <text:s/>String <text:s text:c="2"/># <text:s/>alt Lagblatt CH_Det_EK_Key</text:p>
          </table:table-cell>
          <table:table-cell table:formula="of:=CONCATENATE(&quot;:&quot;;[.B141];&quot; =&gt; row[&quot;;TEXT(ROW([.E141])-3;&quot;0&quot;);&quot;], &quot;)" office:value-type="string" office:string-value=":ch_det_ek_key =&gt; row[138], ">
            <text:p>:ch_det_ek_key =&gt; row[138], </text:p>
          </table:table-cell>
        </table:table-row>
        <table:table-row table:style-name="ro1">
          <table:table-cell office:value-type="string">
            <text:p>CH_Det_VK2</text:p>
          </table:table-cell>
          <table:table-cell table:formula="of:=LOWER([.A142])" office:value-type="string" office:string-value="ch_det_vk2">
            <text:p>ch_det_vk2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42];&quot;,  &quot;;[.C142];&quot;   # &quot;;[.D142];&quot; alt &quot;;[.$A$1];&quot; &quot;;[.A142])" office:value-type="string" office:string-value="  property  :ch_det_vk2,  String   #  alt Lagblatt CH_Det_VK2">
            <text:p><text:s text:c="2"/>property <text:s/>:ch_det_vk2, <text:s/>String <text:s text:c="2"/># <text:s/>alt Lagblatt CH_Det_VK2</text:p>
          </table:table-cell>
          <table:table-cell table:formula="of:=CONCATENATE(&quot;:&quot;;[.B142];&quot; =&gt; row[&quot;;TEXT(ROW([.E142])-3;&quot;0&quot;);&quot;], &quot;)" office:value-type="string" office:string-value=":ch_det_vk2 =&gt; row[139], ">
            <text:p>:ch_det_vk2 =&gt; row[139], </text:p>
          </table:table-cell>
        </table:table-row>
        <table:table-row table:style-name="ro1">
          <table:table-cell office:value-type="string">
            <text:p>CH_my_Endpreis2</text:p>
          </table:table-cell>
          <table:table-cell table:formula="of:=LOWER([.A143])" office:value-type="string" office:string-value="ch_my_endpreis2">
            <text:p>ch_my_endpreis2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43];&quot;,  &quot;;[.C143];&quot;   # &quot;;[.D143];&quot; alt &quot;;[.$A$1];&quot; &quot;;[.A143])" office:value-type="string" office:string-value="  property  :ch_my_endpreis2,  String   #  alt Lagblatt CH_my_Endpreis2">
            <text:p><text:s text:c="2"/>property <text:s/>:ch_my_endpreis2, <text:s/>String <text:s text:c="2"/># <text:s/>alt Lagblatt CH_my_Endpreis2</text:p>
          </table:table-cell>
          <table:table-cell table:formula="of:=CONCATENATE(&quot;:&quot;;[.B143];&quot; =&gt; row[&quot;;TEXT(ROW([.E143])-3;&quot;0&quot;);&quot;], &quot;)" office:value-type="string" office:string-value=":ch_my_endpreis2 =&gt; row[140], ">
            <text:p>:ch_my_endpreis2 =&gt; row[140], </text:p>
          </table:table-cell>
        </table:table-row>
        <table:table-row table:style-name="ro1">
          <table:table-cell office:value-type="string">
            <text:p>Preis_wann_neu</text:p>
          </table:table-cell>
          <table:table-cell table:formula="of:=LOWER([.A144])" office:value-type="string" office:string-value="preis_wann_neu">
            <text:p>preis_wann_neu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44];&quot;,  &quot;;[.C144];&quot;   # &quot;;[.D144];&quot; alt &quot;;[.$A$1];&quot; &quot;;[.A144])" office:value-type="string" office:string-value="  property  :preis_wann_neu,  String   #  alt Lagblatt Preis_wann_neu">
            <text:p><text:s text:c="2"/>property <text:s/>:preis_wann_neu, <text:s/>String <text:s text:c="2"/># <text:s/>alt Lagblatt Preis_wann_neu</text:p>
          </table:table-cell>
          <table:table-cell table:formula="of:=CONCATENATE(&quot;:&quot;;[.B144];&quot; =&gt; row[&quot;;TEXT(ROW([.E144])-3;&quot;0&quot;);&quot;], &quot;)" office:value-type="string" office:string-value=":preis_wann_neu =&gt; row[141], ">
            <text:p>:preis_wann_neu =&gt; row[141], </text:p>
          </table:table-cell>
        </table:table-row>
        <table:table-row table:style-name="ro1" table:number-rows-repeated="104843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teinlag" table:style-name="ta1">
        <table:table-column table:style-name="co29" table:default-cell-style-name="Default"/>
        <table:table-column table:style-name="co30" table:default-cell-style-name="Default"/>
        <table:table-column table:style-name="co6" table:number-columns-repeated="2" table:default-cell-style-name="Default"/>
        <table:table-column table:style-name="co31" table:default-cell-style-name="Default"/>
        <table:table-column table:style-name="co6" table:default-cell-style-name="Default"/>
        <table:table-row table:style-name="ro2">
          <table:table-cell table:style-name="ce4" office:value-type="string">
            <text:p>Steinlag</text:p>
          </table:table-cell>
          <table:table-cell table:style-name="ce4" office:value-type="string">
            <text:p>Steinlag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uer Name</text:p>
          </table:table-cell>
          <table:table-cell office:value-type="string">
            <text:p>Typ</text:p>
          </table:table-cell>
          <table:table-cell office:value-type="string">
            <text:p>Kommentar</text:p>
          </table:table-cell>
          <table:table-cell office:value-type="string">
            <text:p>Zeile</text:p>
          </table:table-cell>
          <table:table-cell office:value-type="string">
            <text:p>Für Import-Script</text:p>
          </table:table-cell>
        </table:table-row>
        <table:table-row table:style-name="ro1">
          <table:table-cell office:value-type="string">
            <text:p>SORTIER</text:p>
          </table:table-cell>
          <table:table-cell table:formula="of:=LOWER([.A3])" office:value-type="string" office:string-value="sortier">
            <text:p>sortie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];&quot;,  &quot;;[.C3];&quot;   # &quot;;[.D3];&quot; alt &quot;;[.$A$1];&quot; &quot;;[.A3])" office:value-type="string" office:string-value="  property  :sortier,  String   #  alt Steinlag SORTIER">
            <text:p><text:s text:c="2"/>property <text:s/>:sortier, <text:s/>String <text:s text:c="2"/># <text:s/>alt Steinlag SORTIER</text:p>
          </table:table-cell>
          <table:table-cell table:formula="of:=CONCATENATE(&quot;:&quot;;[.B3];&quot; =&gt; row[&quot;;TEXT(ROW([.E3])-3;&quot;0&quot;);&quot;], &quot;)" office:value-type="string" office:string-value=":sortier =&gt; row[0], ">
            <text:p>:sortier =&gt; row[0], </text:p>
          </table:table-cell>
        </table:table-row>
        <table:table-row table:style-name="ro1">
          <table:table-cell office:value-type="string">
            <text:p>STEINGRUPPE</text:p>
          </table:table-cell>
          <table:table-cell table:formula="of:=LOWER([.A4])" office:value-type="string" office:string-value="steingruppe">
            <text:p>steingruppe</text:p>
          </table:table-cell>
          <table:table-cell office:value-type="string">
            <text:p>Integer</text:p>
          </table:table-cell>
          <table:table-cell office:value-type="string">
            <text:p>Hilfstabelle</text:p>
          </table:table-cell>
          <table:table-cell table:formula="of:=CONCATENATE(&quot;  property  :&quot;;[.B4];&quot;,  &quot;;[.C4];&quot;   # &quot;;[.D4];&quot; alt &quot;;[.$A$1];&quot; &quot;;[.A4])" office:value-type="string" office:string-value="  property  :steingruppe,  Integer   # Hilfstabelle alt Steinlag STEINGRUPPE">
            <text:p><text:s text:c="2"/>property <text:s/>:steingruppe, <text:s/>Integer <text:s text:c="2"/># Hilfstabelle alt Steinlag STEINGRUPPE</text:p>
          </table:table-cell>
          <table:table-cell table:formula="of:=CONCATENATE(&quot;:&quot;;[.B4];&quot; =&gt; row[&quot;;TEXT(ROW([.E4])-3;&quot;0&quot;);&quot;], &quot;)" office:value-type="string" office:string-value=":steingruppe =&gt; row[1], ">
            <text:p>:steingruppe =&gt; row[1], </text:p>
          </table:table-cell>
        </table:table-row>
        <table:table-row table:style-name="ro1">
          <table:table-cell office:value-type="string">
            <text:p>Artikelnummer</text:p>
          </table:table-cell>
          <table:table-cell table:formula="of:=LOWER([.A5])" office:value-type="string" office:string-value="artikelnummer">
            <text:p>artikelnumme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];&quot;,  &quot;;[.C5];&quot;   # &quot;;[.D5];&quot; alt &quot;;[.$A$1];&quot; &quot;;[.A5])" office:value-type="string" office:string-value="  property  :artikelnummer,  String   #  alt Steinlag Artikelnummer">
            <text:p><text:s text:c="2"/>property <text:s/>:artikelnummer, <text:s/>String <text:s text:c="2"/># <text:s/>alt Steinlag Artikelnummer</text:p>
          </table:table-cell>
          <table:table-cell table:formula="of:=CONCATENATE(&quot;:&quot;;[.B5];&quot; =&gt; row[&quot;;TEXT(ROW([.E5])-3;&quot;0&quot;);&quot;], &quot;)" office:value-type="string" office:string-value=":artikelnummer =&gt; row[2], ">
            <text:p>:artikelnummer =&gt; row[2], </text:p>
          </table:table-cell>
        </table:table-row>
        <table:table-row table:style-name="ro1">
          <table:table-cell office:value-type="string">
            <text:p>SACHET</text:p>
          </table:table-cell>
          <table:table-cell table:formula="of:=LOWER([.A6])" office:value-type="string" office:string-value="sachet">
            <text:p>sache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6];&quot;,  &quot;;[.C6];&quot;   # &quot;;[.D6];&quot; alt &quot;;[.$A$1];&quot; &quot;;[.A6])" office:value-type="string" office:string-value="  property  :sachet,  String   #  alt Steinlag SACHET">
            <text:p><text:s text:c="2"/>property <text:s/>:sachet, <text:s/>String <text:s text:c="2"/># <text:s/>alt Steinlag SACHET</text:p>
          </table:table-cell>
          <table:table-cell table:formula="of:=CONCATENATE(&quot;:&quot;;[.B6];&quot; =&gt; row[&quot;;TEXT(ROW([.E6])-3;&quot;0&quot;);&quot;], &quot;)" office:value-type="string" office:string-value=":sachet =&gt; row[3], ">
            <text:p>:sachet =&gt; row[3], </text:p>
          </table:table-cell>
        </table:table-row>
        <table:table-row table:style-name="ro1">
          <table:table-cell office:value-type="string">
            <text:p>VORRAT</text:p>
          </table:table-cell>
          <table:table-cell table:formula="of:=LOWER([.A7])" office:value-type="string" office:string-value="vorrat">
            <text:p>vorra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7];&quot;,  &quot;;[.C7];&quot;   # &quot;;[.D7];&quot; alt &quot;;[.$A$1];&quot; &quot;;[.A7])" office:value-type="string" office:string-value="  property  :vorrat,  String   #  alt Steinlag VORRAT">
            <text:p><text:s text:c="2"/>property <text:s/>:vorrat, <text:s/>String <text:s text:c="2"/># <text:s/>alt Steinlag VORRAT</text:p>
          </table:table-cell>
          <table:table-cell table:formula="of:=CONCATENATE(&quot;:&quot;;[.B7];&quot; =&gt; row[&quot;;TEXT(ROW([.E7])-3;&quot;0&quot;);&quot;], &quot;)" office:value-type="string" office:string-value=":vorrat =&gt; row[4], ">
            <text:p>:vorrat =&gt; row[4], </text:p>
          </table:table-cell>
        </table:table-row>
        <table:table-row table:style-name="ro1">
          <table:table-cell office:value-type="string">
            <text:p>BESCHRIEB</text:p>
          </table:table-cell>
          <table:table-cell table:formula="of:=LOWER([.A8])" office:value-type="string" office:string-value="beschrieb">
            <text:p>beschrieb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8];&quot;,  &quot;;[.C8];&quot;   # &quot;;[.D8];&quot; alt &quot;;[.$A$1];&quot; &quot;;[.A8])" office:value-type="string" office:string-value="  property  :beschrieb,  String   #  alt Steinlag BESCHRIEB">
            <text:p><text:s text:c="2"/>property <text:s/>:beschrieb, <text:s/>String <text:s text:c="2"/># <text:s/>alt Steinlag BESCHRIEB</text:p>
          </table:table-cell>
          <table:table-cell table:formula="of:=CONCATENATE(&quot;:&quot;;[.B8];&quot; =&gt; row[&quot;;TEXT(ROW([.E8])-3;&quot;0&quot;);&quot;], &quot;)" office:value-type="string" office:string-value=":beschrieb =&gt; row[5], ">
            <text:p>:beschrieb =&gt; row[5], </text:p>
          </table:table-cell>
        </table:table-row>
        <table:table-row table:style-name="ro1">
          <table:table-cell office:value-type="string">
            <text:p>EINHEIT</text:p>
          </table:table-cell>
          <table:table-cell table:formula="of:=LOWER([.A9])" office:value-type="string" office:string-value="einheit">
            <text:p>einhei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9];&quot;,  &quot;;[.C9];&quot;   # &quot;;[.D9];&quot; alt &quot;;[.$A$1];&quot; &quot;;[.A9])" office:value-type="string" office:string-value="  property  :einheit,  String   #  alt Steinlag EINHEIT">
            <text:p><text:s text:c="2"/>property <text:s/>:einheit, <text:s/>String <text:s text:c="2"/># <text:s/>alt Steinlag EINHEIT</text:p>
          </table:table-cell>
          <table:table-cell table:formula="of:=CONCATENATE(&quot;:&quot;;[.B9];&quot; =&gt; row[&quot;;TEXT(ROW([.E9])-3;&quot;0&quot;);&quot;], &quot;)" office:value-type="string" office:string-value=":einheit =&gt; row[6], ">
            <text:p>:einheit =&gt; row[6], </text:p>
          </table:table-cell>
        </table:table-row>
        <table:table-row table:style-name="ro1">
          <table:table-cell office:value-type="string">
            <text:p>MATEINH_PREIS</text:p>
          </table:table-cell>
          <table:table-cell table:formula="of:=LOWER([.A10])" office:value-type="string" office:string-value="mateinh_preis">
            <text:p>mateinh_preis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0];&quot;,  &quot;;[.C10];&quot;   # &quot;;[.D10];&quot; alt &quot;;[.$A$1];&quot; &quot;;[.A10])" office:value-type="string" office:string-value="  property  :mateinh_preis,  String   #  alt Steinlag MATEINH_PREIS">
            <text:p><text:s text:c="2"/>property <text:s/>:mateinh_preis, <text:s/>String <text:s text:c="2"/># <text:s/>alt Steinlag MATEINH_PREIS</text:p>
          </table:table-cell>
          <table:table-cell table:formula="of:=CONCATENATE(&quot;:&quot;;[.B10];&quot; =&gt; row[&quot;;TEXT(ROW([.E10])-3;&quot;0&quot;);&quot;], &quot;)" office:value-type="string" office:string-value=":mateinh_preis =&gt; row[7], ">
            <text:p>:mateinh_preis =&gt; row[7], </text:p>
          </table:table-cell>
        </table:table-row>
        <table:table-row table:style-name="ro1">
          <table:table-cell office:value-type="string">
            <text:p>ISTMATPREIS</text:p>
          </table:table-cell>
          <table:table-cell table:formula="of:=LOWER([.A11])" office:value-type="string" office:string-value="istmatpreis">
            <text:p>istmatpreis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1];&quot;,  &quot;;[.C11];&quot;   # &quot;;[.D11];&quot; alt &quot;;[.$A$1];&quot; &quot;;[.A11])" office:value-type="string" office:string-value="  property  :istmatpreis,  String   #  alt Steinlag ISTMATPREIS">
            <text:p><text:s text:c="2"/>property <text:s/>:istmatpreis, <text:s/>String <text:s text:c="2"/># <text:s/>alt Steinlag ISTMATPREIS</text:p>
          </table:table-cell>
          <table:table-cell table:formula="of:=CONCATENATE(&quot;:&quot;;[.B11];&quot; =&gt; row[&quot;;TEXT(ROW([.E11])-3;&quot;0&quot;);&quot;], &quot;)" office:value-type="string" office:string-value=":istmatpreis =&gt; row[8], ">
            <text:p>:istmatpreis =&gt; row[8], </text:p>
          </table:table-cell>
        </table:table-row>
        <table:table-row table:style-name="ro1">
          <table:table-cell office:value-type="string">
            <text:p>MOMGEWTOT</text:p>
          </table:table-cell>
          <table:table-cell table:formula="of:=LOWER([.A12])" office:value-type="string" office:string-value="momgewtot">
            <text:p>momgewto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2];&quot;,  &quot;;[.C12];&quot;   # &quot;;[.D12];&quot; alt &quot;;[.$A$1];&quot; &quot;;[.A12])" office:value-type="string" office:string-value="  property  :momgewtot,  String   #  alt Steinlag MOMGEWTOT">
            <text:p><text:s text:c="2"/>property <text:s/>:momgewtot, <text:s/>String <text:s text:c="2"/># <text:s/>alt Steinlag MOMGEWTOT</text:p>
          </table:table-cell>
          <table:table-cell table:formula="of:=CONCATENATE(&quot;:&quot;;[.B12];&quot; =&gt; row[&quot;;TEXT(ROW([.E12])-3;&quot;0&quot;);&quot;], &quot;)" office:value-type="string" office:string-value=":momgewtot =&gt; row[9], ">
            <text:p>:momgewtot =&gt; row[9], </text:p>
          </table:table-cell>
        </table:table-row>
        <table:table-row table:style-name="ro1">
          <table:table-cell office:value-type="string">
            <text:p>GEWICHTPST</text:p>
          </table:table-cell>
          <table:table-cell table:formula="of:=LOWER([.A13])" office:value-type="string" office:string-value="gewichtpst">
            <text:p>gewichtps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3];&quot;,  &quot;;[.C13];&quot;   # &quot;;[.D13];&quot; alt &quot;;[.$A$1];&quot; &quot;;[.A13])" office:value-type="string" office:string-value="  property  :gewichtpst,  String   #  alt Steinlag GEWICHTPST">
            <text:p><text:s text:c="2"/>property <text:s/>:gewichtpst, <text:s/>String <text:s text:c="2"/># <text:s/>alt Steinlag GEWICHTPST</text:p>
          </table:table-cell>
          <table:table-cell table:formula="of:=CONCATENATE(&quot;:&quot;;[.B13];&quot; =&gt; row[&quot;;TEXT(ROW([.E13])-3;&quot;0&quot;);&quot;], &quot;)" office:value-type="string" office:string-value=":gewichtpst =&gt; row[10], ">
            <text:p>:gewichtpst =&gt; row[10], </text:p>
          </table:table-cell>
        </table:table-row>
        <table:table-row table:style-name="ro1">
          <table:table-cell office:value-type="string">
            <text:p>VK</text:p>
          </table:table-cell>
          <table:table-cell table:formula="of:=LOWER([.A14])" office:value-type="string" office:string-value="vk">
            <text:p>vk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4];&quot;,  &quot;;[.C14];&quot;   # &quot;;[.D14];&quot; alt &quot;;[.$A$1];&quot; &quot;;[.A14])" office:value-type="string" office:string-value="  property  :vk,  String   #  alt Steinlag VK">
            <text:p><text:s text:c="2"/>property <text:s/>:vk, <text:s/>String <text:s text:c="2"/># <text:s/>alt Steinlag VK</text:p>
          </table:table-cell>
          <table:table-cell table:formula="of:=CONCATENATE(&quot;:&quot;;[.B14];&quot; =&gt; row[&quot;;TEXT(ROW([.E14])-3;&quot;0&quot;);&quot;], &quot;)" office:value-type="string" office:string-value=":vk =&gt; row[11], ">
            <text:p>:vk =&gt; row[11], </text:p>
          </table:table-cell>
        </table:table-row>
        <table:table-row table:style-name="ro1">
          <table:table-cell office:value-type="string">
            <text:p>BELEG</text:p>
          </table:table-cell>
          <table:table-cell table:formula="of:=LOWER([.A15])" office:value-type="string" office:string-value="beleg">
            <text:p>beleg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5];&quot;,  &quot;;[.C15];&quot;   # &quot;;[.D15];&quot; alt &quot;;[.$A$1];&quot; &quot;;[.A15])" office:value-type="string" office:string-value="  property  :beleg,  String   #  alt Steinlag BELEG">
            <text:p><text:s text:c="2"/>property <text:s/>:beleg, <text:s/>String <text:s text:c="2"/># <text:s/>alt Steinlag BELEG</text:p>
          </table:table-cell>
          <table:table-cell table:formula="of:=CONCATENATE(&quot;:&quot;;[.B15];&quot; =&gt; row[&quot;;TEXT(ROW([.E15])-3;&quot;0&quot;);&quot;], &quot;)" office:value-type="string" office:string-value=":beleg =&gt; row[12], ">
            <text:p>:beleg =&gt; row[12], </text:p>
          </table:table-cell>
        </table:table-row>
        <table:table-row table:style-name="ro1">
          <table:table-cell office:value-type="string">
            <text:p>Lieferant</text:p>
          </table:table-cell>
          <table:table-cell table:formula="of:=LOWER([.A16])" office:value-type="string" office:string-value="lieferant">
            <text:p>lieferan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6];&quot;,  &quot;;[.C16];&quot;   # &quot;;[.D16];&quot; alt &quot;;[.$A$1];&quot; &quot;;[.A16])" office:value-type="string" office:string-value="  property  :lieferant,  String   #  alt Steinlag Lieferant">
            <text:p><text:s text:c="2"/>property <text:s/>:lieferant, <text:s/>String <text:s text:c="2"/># <text:s/>alt Steinlag Lieferant</text:p>
          </table:table-cell>
          <table:table-cell table:formula="of:=CONCATENATE(&quot;:&quot;;[.B16];&quot; =&gt; row[&quot;;TEXT(ROW([.E16])-3;&quot;0&quot;);&quot;], &quot;)" office:value-type="string" office:string-value=":lieferant =&gt; row[13], ">
            <text:p>:lieferant =&gt; row[13], </text:p>
          </table:table-cell>
        </table:table-row>
        <table:table-row table:style-name="ro1">
          <table:table-cell office:value-type="string">
            <text:p>INVENTARWE</text:p>
          </table:table-cell>
          <table:table-cell table:formula="of:=LOWER([.A17])" office:value-type="string" office:string-value="inventarwe">
            <text:p>inventarw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7];&quot;,  &quot;;[.C17];&quot;   # &quot;;[.D17];&quot; alt &quot;;[.$A$1];&quot; &quot;;[.A17])" office:value-type="string" office:string-value="  property  :inventarwe,  String   #  alt Steinlag INVENTARWE">
            <text:p><text:s text:c="2"/>property <text:s/>:inventarwe, <text:s/>String <text:s text:c="2"/># <text:s/>alt Steinlag INVENTARWE</text:p>
          </table:table-cell>
          <table:table-cell table:formula="of:=CONCATENATE(&quot;:&quot;;[.B17];&quot; =&gt; row[&quot;;TEXT(ROW([.E17])-3;&quot;0&quot;);&quot;], &quot;)" office:value-type="string" office:string-value=":inventarwe =&gt; row[14], ">
            <text:p>:inventarwe =&gt; row[14], </text:p>
          </table:table-cell>
        </table:table-row>
        <table:table-row table:style-name="ro1">
          <table:table-cell office:value-type="string">
            <text:p>WIEVIELRET</text:p>
          </table:table-cell>
          <table:table-cell table:formula="of:=LOWER([.A18])" office:value-type="string" office:string-value="wievielret">
            <text:p>wievielre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8];&quot;,  &quot;;[.C18];&quot;   # &quot;;[.D18];&quot; alt &quot;;[.$A$1];&quot; &quot;;[.A18])" office:value-type="string" office:string-value="  property  :wievielret,  String   #  alt Steinlag WIEVIELRET">
            <text:p><text:s text:c="2"/>property <text:s/>:wievielret, <text:s/>String <text:s text:c="2"/># <text:s/>alt Steinlag WIEVIELRET</text:p>
          </table:table-cell>
          <table:table-cell table:formula="of:=CONCATENATE(&quot;:&quot;;[.B18];&quot; =&gt; row[&quot;;TEXT(ROW([.E18])-3;&quot;0&quot;);&quot;], &quot;)" office:value-type="string" office:string-value=":wievielret =&gt; row[15], ">
            <text:p>:wievielret =&gt; row[15], </text:p>
          </table:table-cell>
        </table:table-row>
        <table:table-row table:style-name="ro1">
          <table:table-cell office:value-type="string">
            <text:p>VORRATDATUM</text:p>
          </table:table-cell>
          <table:table-cell table:formula="of:=LOWER([.A19])" office:value-type="string" office:string-value="vorratdatum">
            <text:p>vorratdatum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9];&quot;,  &quot;;[.C19];&quot;   # &quot;;[.D19];&quot; alt &quot;;[.$A$1];&quot; &quot;;[.A19])" office:value-type="string" office:string-value="  property  :vorratdatum,  String   #  alt Steinlag VORRATDATUM">
            <text:p><text:s text:c="2"/>property <text:s/>:vorratdatum, <text:s/>String <text:s text:c="2"/># <text:s/>alt Steinlag VORRATDATUM</text:p>
          </table:table-cell>
          <table:table-cell table:formula="of:=CONCATENATE(&quot;:&quot;;[.B19];&quot; =&gt; row[&quot;;TEXT(ROW([.E19])-3;&quot;0&quot;);&quot;], &quot;)" office:value-type="string" office:string-value=":vorratdatum =&gt; row[16], ">
            <text:p>:vorratdatum =&gt; row[16], </text:p>
          </table:table-cell>
        </table:table-row>
        <table:table-row table:style-name="ro1">
          <table:table-cell office:value-type="string">
            <text:p>LieferantenNr</text:p>
          </table:table-cell>
          <table:table-cell table:formula="of:=LOWER([.A20])" office:value-type="string" office:string-value="lieferantennr">
            <text:p>lieferantenn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0];&quot;,  &quot;;[.C20];&quot;   # &quot;;[.D20];&quot; alt &quot;;[.$A$1];&quot; &quot;;[.A20])" office:value-type="string" office:string-value="  property  :lieferantennr,  String   #  alt Steinlag LieferantenNr">
            <text:p><text:s text:c="2"/>property <text:s/>:lieferantennr, <text:s/>String <text:s text:c="2"/># <text:s/>alt Steinlag LieferantenNr</text:p>
          </table:table-cell>
          <table:table-cell table:formula="of:=CONCATENATE(&quot;:&quot;;[.B20];&quot; =&gt; row[&quot;;TEXT(ROW([.E20])-3;&quot;0&quot;);&quot;], &quot;)" office:value-type="string" office:string-value=":lieferantennr =&gt; row[17], ">
            <text:p>:lieferantennr =&gt; row[17], </text:p>
          </table:table-cell>
        </table:table-row>
        <table:table-row table:style-name="ro1">
          <table:table-cell office:value-type="string">
            <text:p>DATUM</text:p>
          </table:table-cell>
          <table:table-cell table:formula="of:=LOWER([.A21])" office:value-type="string" office:string-value="datum">
            <text:p>datum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1];&quot;,  &quot;;[.C21];&quot;   # &quot;;[.D21];&quot; alt &quot;;[.$A$1];&quot; &quot;;[.A21])" office:value-type="string" office:string-value="  property  :datum,  String   #  alt Steinlag DATUM">
            <text:p><text:s text:c="2"/>property <text:s/>:datum, <text:s/>String <text:s text:c="2"/># <text:s/>alt Steinlag DATUM</text:p>
          </table:table-cell>
          <table:table-cell table:formula="of:=CONCATENATE(&quot;:&quot;;[.B21];&quot; =&gt; row[&quot;;TEXT(ROW([.E21])-3;&quot;0&quot;);&quot;], &quot;)" office:value-type="string" office:string-value=":datum =&gt; row[18], ">
            <text:p>:datum =&gt; row[18], </text:p>
          </table:table-cell>
        </table:table-row>
        <table:table-row table:style-name="ro1">
          <table:table-cell office:value-type="string">
            <text:p>LIEFERMENGE</text:p>
          </table:table-cell>
          <table:table-cell table:formula="of:=LOWER([.A22])" office:value-type="string" office:string-value="liefermenge">
            <text:p>liefermeng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2];&quot;,  &quot;;[.C22];&quot;   # &quot;;[.D22];&quot; alt &quot;;[.$A$1];&quot; &quot;;[.A22])" office:value-type="string" office:string-value="  property  :liefermenge,  String   #  alt Steinlag LIEFERMENGE">
            <text:p><text:s text:c="2"/>property <text:s/>:liefermenge, <text:s/>String <text:s text:c="2"/># <text:s/>alt Steinlag LIEFERMENGE</text:p>
          </table:table-cell>
          <table:table-cell table:formula="of:=CONCATENATE(&quot;:&quot;;[.B22];&quot; =&gt; row[&quot;;TEXT(ROW([.E22])-3;&quot;0&quot;);&quot;], &quot;)" office:value-type="string" office:string-value=":liefermenge =&gt; row[19], ">
            <text:p>:liefermenge =&gt; row[19], </text:p>
          </table:table-cell>
        </table:table-row>
        <table:table-row table:style-name="ro1">
          <table:table-cell office:value-type="string">
            <text:p>GEBRAUCHTMENGE</text:p>
          </table:table-cell>
          <table:table-cell table:formula="of:=LOWER([.A23])" office:value-type="string" office:string-value="gebrauchtmenge">
            <text:p>gebrauchtmeng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3];&quot;,  &quot;;[.C23];&quot;   # &quot;;[.D23];&quot; alt &quot;;[.$A$1];&quot; &quot;;[.A23])" office:value-type="string" office:string-value="  property  :gebrauchtmenge,  String   #  alt Steinlag GEBRAUCHTMENGE">
            <text:p><text:s text:c="2"/>property <text:s/>:gebrauchtmenge, <text:s/>String <text:s text:c="2"/># <text:s/>alt Steinlag GEBRAUCHTMENGE</text:p>
          </table:table-cell>
          <table:table-cell table:formula="of:=CONCATENATE(&quot;:&quot;;[.B23];&quot; =&gt; row[&quot;;TEXT(ROW([.E23])-3;&quot;0&quot;);&quot;], &quot;)" office:value-type="string" office:string-value=":gebrauchtmenge =&gt; row[20], ">
            <text:p>:gebrauchtmenge =&gt; row[20], </text:p>
          </table:table-cell>
        </table:table-row>
        <table:table-row table:style-name="ro1">
          <table:table-cell office:value-type="string">
            <text:p>VERLUSTMENGE</text:p>
          </table:table-cell>
          <table:table-cell table:formula="of:=LOWER([.A24])" office:value-type="string" office:string-value="verlustmenge">
            <text:p>verlustmeng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4];&quot;,  &quot;;[.C24];&quot;   # &quot;;[.D24];&quot; alt &quot;;[.$A$1];&quot; &quot;;[.A24])" office:value-type="string" office:string-value="  property  :verlustmenge,  String   #  alt Steinlag VERLUSTMENGE">
            <text:p><text:s text:c="2"/>property <text:s/>:verlustmenge, <text:s/>String <text:s text:c="2"/># <text:s/>alt Steinlag VERLUSTMENGE</text:p>
          </table:table-cell>
          <table:table-cell table:formula="of:=CONCATENATE(&quot;:&quot;;[.B24];&quot; =&gt; row[&quot;;TEXT(ROW([.E24])-3;&quot;0&quot;);&quot;], &quot;)" office:value-type="string" office:string-value=":verlustmenge =&gt; row[21], ">
            <text:p>:verlustmenge =&gt; row[21], </text:p>
          </table:table-cell>
        </table:table-row>
        <table:table-row table:style-name="ro1">
          <table:table-cell office:value-type="string">
            <text:p>PREISPRO</text:p>
          </table:table-cell>
          <table:table-cell table:formula="of:=LOWER([.A25])" office:value-type="string" office:string-value="preispro">
            <text:p>preispro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5];&quot;,  &quot;;[.C25];&quot;   # &quot;;[.D25];&quot; alt &quot;;[.$A$1];&quot; &quot;;[.A25])" office:value-type="string" office:string-value="  property  :preispro,  String   #  alt Steinlag PREISPRO">
            <text:p><text:s text:c="2"/>property <text:s/>:preispro, <text:s/>String <text:s text:c="2"/># <text:s/>alt Steinlag PREISPRO</text:p>
          </table:table-cell>
          <table:table-cell table:formula="of:=CONCATENATE(&quot;:&quot;;[.B25];&quot; =&gt; row[&quot;;TEXT(ROW([.E25])-3;&quot;0&quot;);&quot;], &quot;)" office:value-type="string" office:string-value=":preispro =&gt; row[22], ">
            <text:p>:preispro =&gt; row[22], </text:p>
          </table:table-cell>
        </table:table-row>
        <table:table-row table:style-name="ro1">
          <table:table-cell office:value-type="string">
            <text:p>Kurzbeschrieb</text:p>
          </table:table-cell>
          <table:table-cell table:formula="of:=LOWER([.A26])" office:value-type="string" office:string-value="kurzbeschrieb">
            <text:p>kurzbeschrieb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6];&quot;,  &quot;;[.C26];&quot;   # &quot;;[.D26];&quot; alt &quot;;[.$A$1];&quot; &quot;;[.A26])" office:value-type="string" office:string-value="  property  :kurzbeschrieb,  String   #  alt Steinlag Kurzbeschrieb">
            <text:p><text:s text:c="2"/>property <text:s/>:kurzbeschrieb, <text:s/>String <text:s text:c="2"/># <text:s/>alt Steinlag Kurzbeschrieb</text:p>
          </table:table-cell>
          <table:table-cell table:formula="of:=CONCATENATE(&quot;:&quot;;[.B26];&quot; =&gt; row[&quot;;TEXT(ROW([.E26])-3;&quot;0&quot;);&quot;], &quot;)" office:value-type="string" office:string-value=":kurzbeschrieb =&gt; row[23], ">
            <text:p>:kurzbeschrieb =&gt; row[23], </text:p>
          </table:table-cell>
        </table:table-row>
        <table:table-row table:style-name="ro1">
          <table:table-cell office:value-type="string">
            <text:p>PreisProStck</text:p>
          </table:table-cell>
          <table:table-cell table:formula="of:=LOWER([.A27])" office:value-type="string" office:string-value="preisprostck">
            <text:p>preisprostck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7];&quot;,  &quot;;[.C27];&quot;   # &quot;;[.D27];&quot; alt &quot;;[.$A$1];&quot; &quot;;[.A27])" office:value-type="string" office:string-value="  property  :preisprostck,  String   #  alt Steinlag PreisProStck">
            <text:p><text:s text:c="2"/>property <text:s/>:preisprostck, <text:s/>String <text:s text:c="2"/># <text:s/>alt Steinlag PreisProStck</text:p>
          </table:table-cell>
          <table:table-cell table:formula="of:=CONCATENATE(&quot;:&quot;;[.B27];&quot; =&gt; row[&quot;;TEXT(ROW([.E27])-3;&quot;0&quot;);&quot;], &quot;)" office:value-type="string" office:string-value=":preisprostck =&gt; row[24], ">
            <text:p>:preisprostck =&gt; row[24], </text:p>
          </table:table-cell>
        </table:table-row>
        <table:table-row table:style-name="ro1">
          <table:table-cell office:value-type="string">
            <text:p>GEWICHTMENGE</text:p>
          </table:table-cell>
          <table:table-cell table:formula="of:=LOWER([.A28])" office:value-type="string" office:string-value="gewichtmenge">
            <text:p>gewichtmeng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8];&quot;,  &quot;;[.C28];&quot;   # &quot;;[.D28];&quot; alt &quot;;[.$A$1];&quot; &quot;;[.A28])" office:value-type="string" office:string-value="  property  :gewichtmenge,  String   #  alt Steinlag GEWICHTMENGE">
            <text:p><text:s text:c="2"/>property <text:s/>:gewichtmenge, <text:s/>String <text:s text:c="2"/># <text:s/>alt Steinlag GEWICHTMENGE</text:p>
          </table:table-cell>
          <table:table-cell table:formula="of:=CONCATENATE(&quot;:&quot;;[.B28];&quot; =&gt; row[&quot;;TEXT(ROW([.E28])-3;&quot;0&quot;);&quot;], &quot;)" office:value-type="string" office:string-value=":gewichtmenge =&gt; row[25], ">
            <text:p>:gewichtmenge =&gt; row[25], </text:p>
          </table:table-cell>
        </table:table-row>
        <table:table-row table:style-name="ro1">
          <table:table-cell office:value-type="string">
            <text:p>ARTNRZUSATZ</text:p>
          </table:table-cell>
          <table:table-cell table:formula="of:=LOWER([.A29])" office:value-type="string" office:string-value="artnrzusatz">
            <text:p>artnrzusatz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9];&quot;,  &quot;;[.C29];&quot;   # &quot;;[.D29];&quot; alt &quot;;[.$A$1];&quot; &quot;;[.A29])" office:value-type="string" office:string-value="  property  :artnrzusatz,  String   #  alt Steinlag ARTNRZUSATZ">
            <text:p><text:s text:c="2"/>property <text:s/>:artnrzusatz, <text:s/>String <text:s text:c="2"/># <text:s/>alt Steinlag ARTNRZUSATZ</text:p>
          </table:table-cell>
          <table:table-cell table:formula="of:=CONCATENATE(&quot;:&quot;;[.B29];&quot; =&gt; row[&quot;;TEXT(ROW([.E29])-3;&quot;0&quot;);&quot;], &quot;)" office:value-type="string" office:string-value=":artnrzusatz =&gt; row[26], ">
            <text:p>:artnrzusatz =&gt; row[26], </text:p>
          </table:table-cell>
        </table:table-row>
        <table:table-row table:style-name="ro1">
          <table:table-cell office:value-type="string">
            <text:p>FREMDWÄHRUNG</text:p>
          </table:table-cell>
          <table:table-cell office:value-type="string">
            <text:p>fremdwaehrung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0];&quot;,  &quot;;[.C30];&quot;   # &quot;;[.D30];&quot; alt &quot;;[.$A$1];&quot; &quot;;[.A30])" office:value-type="string" office:string-value="  property  :fremdwaehrung,  String   #  alt Steinlag FREMDWÄHRUNG">
            <text:p><text:s text:c="2"/>property <text:s/>:fremdwaehrung, <text:s/>String <text:s text:c="2"/># <text:s/>alt Steinlag FREMDWÄHRUNG</text:p>
          </table:table-cell>
          <table:table-cell table:formula="of:=CONCATENATE(&quot;:&quot;;[.B30];&quot; =&gt; row[&quot;;TEXT(ROW([.E30])-3;&quot;0&quot;);&quot;], &quot;)" office:value-type="string" office:string-value=":fremdwaehrung =&gt; row[27], ">
            <text:p>:fremdwaehrung =&gt; row[27], </text:p>
          </table:table-cell>
        </table:table-row>
        <table:table-row table:style-name="ro1">
          <table:table-cell office:value-type="string">
            <text:p>HINWEIS</text:p>
          </table:table-cell>
          <table:table-cell table:formula="of:=LOWER([.A31])" office:value-type="string" office:string-value="hinweis">
            <text:p>hinweis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1];&quot;,  &quot;;[.C31];&quot;   # &quot;;[.D31];&quot; alt &quot;;[.$A$1];&quot; &quot;;[.A31])" office:value-type="string" office:string-value="  property  :hinweis,  String   #  alt Steinlag HINWEIS">
            <text:p><text:s text:c="2"/>property <text:s/>:hinweis, <text:s/>String <text:s text:c="2"/># <text:s/>alt Steinlag HINWEIS</text:p>
          </table:table-cell>
          <table:table-cell table:formula="of:=CONCATENATE(&quot;:&quot;;[.B31];&quot; =&gt; row[&quot;;TEXT(ROW([.E31])-3;&quot;0&quot;);&quot;], &quot;)" office:value-type="string" office:string-value=":hinweis =&gt; row[28], ">
            <text:p>:hinweis =&gt; row[28], </text:p>
          </table:table-cell>
        </table:table-row>
        <table:table-row table:style-name="ro1">
          <table:table-cell office:value-type="string">
            <text:p>STEINNAME</text:p>
          </table:table-cell>
          <table:table-cell table:formula="of:=LOWER([.A32])" office:value-type="string" office:string-value="steinname">
            <text:p>steinnam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2];&quot;,  &quot;;[.C32];&quot;   # &quot;;[.D32];&quot; alt &quot;;[.$A$1];&quot; &quot;;[.A32])" office:value-type="string" office:string-value="  property  :steinname,  String   #  alt Steinlag STEINNAME">
            <text:p><text:s text:c="2"/>property <text:s/>:steinname, <text:s/>String <text:s text:c="2"/># <text:s/>alt Steinlag STEINNAME</text:p>
          </table:table-cell>
          <table:table-cell table:formula="of:=CONCATENATE(&quot;:&quot;;[.B32];&quot; =&gt; row[&quot;;TEXT(ROW([.E32])-3;&quot;0&quot;);&quot;], &quot;)" office:value-type="string" office:string-value=":steinname =&gt; row[29], ">
            <text:p>:steinname =&gt; row[29], </text:p>
          </table:table-cell>
        </table:table-row>
        <table:table-row table:style-name="ro1">
          <table:table-cell office:value-type="string">
            <text:p>SELEKTION</text:p>
          </table:table-cell>
          <table:table-cell table:formula="of:=LOWER([.A33])" office:value-type="string" office:string-value="selektion">
            <text:p>selektion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3];&quot;,  &quot;;[.C33];&quot;   # &quot;;[.D33];&quot; alt &quot;;[.$A$1];&quot; &quot;;[.A33])" office:value-type="string" office:string-value="  property  :selektion,  String   #  alt Steinlag SELEKTION">
            <text:p><text:s text:c="2"/>property <text:s/>:selektion, <text:s/>String <text:s text:c="2"/># <text:s/>alt Steinlag SELEKTION</text:p>
          </table:table-cell>
          <table:table-cell table:formula="of:=CONCATENATE(&quot;:&quot;;[.B33];&quot; =&gt; row[&quot;;TEXT(ROW([.E33])-3;&quot;0&quot;);&quot;], &quot;)" office:value-type="string" office:string-value=":selektion =&gt; row[30], ">
            <text:p>:selektion =&gt; row[30], </text:p>
          </table:table-cell>
        </table:table-row>
        <table:table-row table:style-name="ro1">
          <table:table-cell office:value-type="string">
            <text:p>Sortier2</text:p>
          </table:table-cell>
          <table:table-cell table:formula="of:=LOWER([.A34])" office:value-type="string" office:string-value="sortier2">
            <text:p>sortier2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4];&quot;,  &quot;;[.C34];&quot;   # &quot;;[.D34];&quot; alt &quot;;[.$A$1];&quot; &quot;;[.A34])" office:value-type="string" office:string-value="  property  :sortier2,  String   #  alt Steinlag Sortier2">
            <text:p><text:s text:c="2"/>property <text:s/>:sortier2, <text:s/>String <text:s text:c="2"/># <text:s/>alt Steinlag Sortier2</text:p>
          </table:table-cell>
          <table:table-cell table:formula="of:=CONCATENATE(&quot;:&quot;;[.B34];&quot; =&gt; row[&quot;;TEXT(ROW([.E34])-3;&quot;0&quot;);&quot;], &quot;)" office:value-type="string" office:string-value=":sortier2 =&gt; row[31], ">
            <text:p>:sortier2 =&gt; row[31], </text:p>
          </table:table-cell>
        </table:table-row>
        <table:table-row table:style-name="ro1">
          <table:table-cell office:value-type="string">
            <text:p>Lager2</text:p>
          </table:table-cell>
          <table:table-cell table:formula="of:=LOWER([.A35])" office:value-type="string" office:string-value="lager2">
            <text:p>lager2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5];&quot;,  &quot;;[.C35];&quot;   # &quot;;[.D35];&quot; alt &quot;;[.$A$1];&quot; &quot;;[.A35])" office:value-type="string" office:string-value="  property  :lager2,  String   #  alt Steinlag Lager2">
            <text:p><text:s text:c="2"/>property <text:s/>:lager2, <text:s/>String <text:s text:c="2"/># <text:s/>alt Steinlag Lager2</text:p>
          </table:table-cell>
          <table:table-cell table:formula="of:=CONCATENATE(&quot;:&quot;;[.B35];&quot; =&gt; row[&quot;;TEXT(ROW([.E35])-3;&quot;0&quot;);&quot;], &quot;)" office:value-type="string" office:string-value=":lager2 =&gt; row[32], ">
            <text:p>:lager2 =&gt; row[32], </text:p>
          </table:table-cell>
        </table:table-row>
        <table:table-row table:style-name="ro1">
          <table:table-cell office:value-type="string">
            <text:p>VORRAT 2</text:p>
          </table:table-cell>
          <table:table-cell office:value-type="string">
            <text:p>vorrat2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6];&quot;,  &quot;;[.C36];&quot;   # &quot;;[.D36];&quot; alt &quot;;[.$A$1];&quot; &quot;;[.A36])" office:value-type="string" office:string-value="  property  :vorrat2,  String   #  alt Steinlag VORRAT 2">
            <text:p><text:s text:c="2"/>property <text:s/>:vorrat2, <text:s/>String <text:s text:c="2"/># <text:s/>alt Steinlag VORRAT 2</text:p>
          </table:table-cell>
          <table:table-cell table:formula="of:=CONCATENATE(&quot;:&quot;;[.B36];&quot; =&gt; row[&quot;;TEXT(ROW([.E36])-3;&quot;0&quot;);&quot;], &quot;)" office:value-type="string" office:string-value=":vorrat2 =&gt; row[33], ">
            <text:p>:vorrat2 =&gt; row[33], </text:p>
          </table:table-cell>
        </table:table-row>
        <table:table-row table:style-name="ro1">
          <table:table-cell office:value-type="string">
            <text:p>Lag2Sum</text:p>
          </table:table-cell>
          <table:table-cell table:formula="of:=LOWER([.A37])" office:value-type="string" office:string-value="lag2sum">
            <text:p>lag2sum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7];&quot;,  &quot;;[.C37];&quot;   # &quot;;[.D37];&quot; alt &quot;;[.$A$1];&quot; &quot;;[.A37])" office:value-type="string" office:string-value="  property  :lag2sum,  String   #  alt Steinlag Lag2Sum">
            <text:p><text:s text:c="2"/>property <text:s/>:lag2sum, <text:s/>String <text:s text:c="2"/># <text:s/>alt Steinlag Lag2Sum</text:p>
          </table:table-cell>
          <table:table-cell table:formula="of:=CONCATENATE(&quot;:&quot;;[.B37];&quot; =&gt; row[&quot;;TEXT(ROW([.E37])-3;&quot;0&quot;);&quot;], &quot;)" office:value-type="string" office:string-value=":lag2sum =&gt; row[34], ">
            <text:p>:lag2sum =&gt; row[34], </text:p>
          </table:table-cell>
        </table:table-row>
        <table:table-row table:style-name="ro1">
          <table:table-cell office:value-type="string">
            <text:p>InvLag2</text:p>
          </table:table-cell>
          <table:table-cell table:formula="of:=LOWER([.A38])" office:value-type="string" office:string-value="invlag2">
            <text:p>invlag2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8];&quot;,  &quot;;[.C38];&quot;   # &quot;;[.D38];&quot; alt &quot;;[.$A$1];&quot; &quot;;[.A38])" office:value-type="string" office:string-value="  property  :invlag2,  String   #  alt Steinlag InvLag2">
            <text:p><text:s text:c="2"/>property <text:s/>:invlag2, <text:s/>String <text:s text:c="2"/># <text:s/>alt Steinlag InvLag2</text:p>
          </table:table-cell>
          <table:table-cell table:formula="of:=CONCATENATE(&quot;:&quot;;[.B38];&quot; =&gt; row[&quot;;TEXT(ROW([.E38])-3;&quot;0&quot;);&quot;], &quot;)" office:value-type="string" office:string-value=":invlag2 =&gt; row[35], ">
            <text:p>:invlag2 =&gt; row[35], </text:p>
          </table:table-cell>
        </table:table-row>
        <table:table-row table:style-name="ro1" table:number-rows-repeated="104853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agbild" table:style-name="ta1">
        <table:table-column table:style-name="co22" table:default-cell-style-name="Default"/>
        <table:table-column table:style-name="co23" table:default-cell-style-name="Default"/>
        <table:table-column table:style-name="co6" table:number-columns-repeated="3" table:default-cell-style-name="Default"/>
        <table:table-row table:style-name="ro2">
          <table:table-cell table:style-name="ce1" office:value-type="string">
            <text:p>Lagbil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uer Name</text:p>
          </table:table-cell>
          <table:table-cell office:value-type="string">
            <text:p>Typ</text:p>
          </table:table-cell>
          <table:table-cell office:value-type="string">
            <text:p>Kommentar</text:p>
          </table:table-cell>
          <table:table-cell office:value-type="string">
            <text:p>Zeile</text:p>
          </table:table-cell>
        </table:table-row>
        <table:table-row table:style-name="ro1">
          <table:table-cell office:value-type="string">
            <text:p>LAG_BLATT_INDEX</text:p>
          </table:table-cell>
          <table:table-cell table:formula="of:=LOWER([.A3])" office:value-type="string" office:string-value="lag_blatt_index">
            <text:p>lag_blatt_index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];&quot;,  &quot;;[.C3];&quot;   # &quot;;[.D3];&quot; alt &quot;;[.$A$1];&quot; &quot;;[.A3])" office:value-type="string" office:string-value="  property  :lag_blatt_index,  String   #  alt Lagbild LAG_BLATT_INDEX">
            <text:p><text:s text:c="2"/>property <text:s/>:lag_blatt_index, <text:s/>String <text:s text:c="2"/># <text:s/>alt Lagbild LAG_BLATT_INDEX</text:p>
          </table:table-cell>
        </table:table-row>
        <table:table-row table:style-name="ro1">
          <table:table-cell office:value-type="string">
            <text:p>LAGBILD_TIF</text:p>
          </table:table-cell>
          <table:table-cell table:formula="of:=LOWER([.A4])" office:value-type="string" office:string-value="lagbild_tif">
            <text:p>lagbild_tif</text:p>
          </table:table-cell>
          <table:table-cell office:value-type="string">
            <text:p>String</text:p>
          </table:table-cell>
          <table:table-cell office:value-type="string">
            <text:p>345 MB Grösse. Separates .git-Repository mit git-annex</text:p>
          </table:table-cell>
          <table:table-cell table:formula="of:=CONCATENATE(&quot;  property  :&quot;;[.B4];&quot;,  &quot;;[.C4];&quot;   # &quot;;[.D4];&quot; alt &quot;;[.$A$1];&quot; &quot;;[.A4])" office:value-type="string" office:string-value="  property  :lagbild_tif,  String   # 345 MB Grösse. Separates .git-Repository mit git-annex alt Lagbild LAGBILD_TIF">
            <text:p><text:s text:c="2"/>property <text:s/>:lagbild_tif, <text:s/>String <text:s text:c="2"/># 345 MB Grösse. Separates .git-Repository mit git-annex alt Lagbild LAGBILD_TIF</text:p>
          </table:table-cell>
        </table:table-row>
        <table:table-row table:style-name="ro1">
          <table:table-cell office:value-type="string">
            <text:p>Artikelnummer</text:p>
          </table:table-cell>
          <table:table-cell table:formula="of:=LOWER([.A5])" office:value-type="string" office:string-value="artikelnummer">
            <text:p>artikelnumme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];&quot;,  &quot;;[.C5];&quot;   # &quot;;[.D5];&quot; alt &quot;;[.$A$1];&quot; &quot;;[.A5])" office:value-type="string" office:string-value="  property  :artikelnummer,  String   #  alt Lagbild Artikelnummer">
            <text:p><text:s text:c="2"/>property <text:s/>:artikelnummer, <text:s/>String <text:s text:c="2"/># <text:s/>alt Lagbild Artikelnummer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Diese Tabelle ist überflüssig, falls alles im gleichen Hauptverzeichniss liegt, da es eine Namesnkonvention gibt!</text:p>
          </table:table-cell>
          <table:table-cell table:number-columns-repeated="4"/>
        </table:table-row>
        <table:table-row table:style-name="ro1">
          <table:table-cell table:style-name="ce3" office:value-type="float" office:value="1217.210002">
            <text:p>1217.210002</text:p>
          </table:table-cell>
          <table:table-cell table:number-columns-repeated="4"/>
        </table:table-row>
        <table:table-row table:style-name="ro1">
          <table:table-cell office:value-type="string">
            <text:p>C:\mueller2\bild_tif\1200\17210002.tif</text:p>
          </table:table-cell>
          <table:table-cell table:number-columns-repeated="4"/>
        </table:table-row>
        <table:table-row table:style-name="ro1">
          <table:table-cell office:value-type="string">
            <text:p>1217-2100-02</text:p>
          </table:table-cell>
          <table:table-cell table:number-columns-repeated="4"/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lgblpos" table:style-name="ta1">
        <table:table-column table:style-name="co32" table:default-cell-style-name="Default"/>
        <table:table-column table:style-name="co33" table:default-cell-style-name="Default"/>
        <table:table-column table:style-name="co6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6" table:default-cell-style-name="Default"/>
        <table:table-row table:style-name="ro2">
          <table:table-cell table:style-name="ce4" office:value-type="string">
            <text:p>Lglblpo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euer Name</text:p>
          </table:table-cell>
          <table:table-cell office:value-type="string">
            <text:p>Typ</text:p>
          </table:table-cell>
          <table:table-cell office:value-type="string">
            <text:p>Kommentar</text:p>
          </table:table-cell>
          <table:table-cell office:value-type="string">
            <text:p>Zeile</text:p>
          </table:table-cell>
          <table:table-cell office:value-type="string">
            <text:p>Für Import-Script</text:p>
          </table:table-cell>
        </table:table-row>
        <table:table-row table:style-name="ro1">
          <table:table-cell office:value-type="string">
            <text:p>BESCHRIEB</text:p>
          </table:table-cell>
          <table:table-cell table:formula="of:=LOWER([.A3])" office:value-type="string" office:string-value="beschrieb">
            <text:p>beschrieb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];&quot;,  &quot;;[.C3];&quot;   # &quot;;[.D3];&quot; alt &quot;;[.$A$1];&quot; &quot;;[.A3])" office:value-type="string" office:string-value="  property  :beschrieb,  String   #  alt Lglblpos BESCHRIEB">
            <text:p><text:s text:c="2"/>property <text:s/>:beschrieb, <text:s/>String <text:s text:c="2"/># <text:s/>alt Lglblpos BESCHRIEB</text:p>
          </table:table-cell>
          <table:table-cell table:formula="of:=CONCATENATE(&quot;:&quot;;[.B3];&quot; =&gt; row[&quot;;TEXT(ROW([.E3])-3;&quot;0&quot;);&quot;], &quot;)" office:value-type="string" office:string-value=":beschrieb =&gt; row[0], ">
            <text:p>:beschrieb =&gt; row[0], </text:p>
          </table:table-cell>
        </table:table-row>
        <table:table-row table:style-name="ro1">
          <table:table-cell office:value-type="string">
            <text:p>MENGE</text:p>
          </table:table-cell>
          <table:table-cell table:formula="of:=LOWER([.A4])" office:value-type="string" office:string-value="menge">
            <text:p>meng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];&quot;,  &quot;;[.C4];&quot;   # &quot;;[.D4];&quot; alt &quot;;[.$A$1];&quot; &quot;;[.A4])" office:value-type="string" office:string-value="  property  :menge,  String   #  alt Lglblpos MENGE">
            <text:p><text:s text:c="2"/>property <text:s/>:menge, <text:s/>String <text:s text:c="2"/># <text:s/>alt Lglblpos MENGE</text:p>
          </table:table-cell>
          <table:table-cell table:formula="of:=CONCATENATE(&quot;:&quot;;[.B4];&quot; =&gt; row[&quot;;TEXT(ROW([.E4])-3;&quot;0&quot;);&quot;], &quot;)" office:value-type="string" office:string-value=":menge =&gt; row[1], ">
            <text:p>:menge =&gt; row[1], </text:p>
          </table:table-cell>
        </table:table-row>
        <table:table-row table:style-name="ro1">
          <table:table-cell office:value-type="string">
            <text:p>PREIS_STK</text:p>
          </table:table-cell>
          <table:table-cell table:formula="of:=LOWER([.A5])" office:value-type="string" office:string-value="preis_stk">
            <text:p>preis_stk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];&quot;,  &quot;;[.C5];&quot;   # &quot;;[.D5];&quot; alt &quot;;[.$A$1];&quot; &quot;;[.A5])" office:value-type="string" office:string-value="  property  :preis_stk,  String   #  alt Lglblpos PREIS_STK">
            <text:p><text:s text:c="2"/>property <text:s/>:preis_stk, <text:s/>String <text:s text:c="2"/># <text:s/>alt Lglblpos PREIS_STK</text:p>
          </table:table-cell>
          <table:table-cell table:formula="of:=CONCATENATE(&quot;:&quot;;[.B5];&quot; =&gt; row[&quot;;TEXT(ROW([.E5])-3;&quot;0&quot;);&quot;], &quot;)" office:value-type="string" office:string-value=":preis_stk =&gt; row[2], ">
            <text:p>:preis_stk =&gt; row[2], </text:p>
          </table:table-cell>
        </table:table-row>
        <table:table-row table:style-name="ro1">
          <table:table-cell office:value-type="string">
            <text:p>PREIS_TOT</text:p>
          </table:table-cell>
          <table:table-cell table:formula="of:=LOWER([.A6])" office:value-type="string" office:string-value="preis_tot">
            <text:p>preis_tot</text:p>
          </table:table-cell>
          <table:table-cell office:value-type="string">
            <text:p>String</text:p>
          </table:table-cell>
          <table:table-cell office:value-type="string">
            <text:p>Ist das redundant?</text:p>
          </table:table-cell>
          <table:table-cell table:formula="of:=CONCATENATE(&quot;  property  :&quot;;[.B6];&quot;,  &quot;;[.C6];&quot;   # &quot;;[.D6];&quot; alt &quot;;[.$A$1];&quot; &quot;;[.A6])" office:value-type="string" office:string-value="  property  :preis_tot,  String   # Ist das redundant? alt Lglblpos PREIS_TOT">
            <text:p><text:s text:c="2"/>property <text:s/>:preis_tot, <text:s/>String <text:s text:c="2"/># Ist das redundant? alt Lglblpos PREIS_TOT</text:p>
          </table:table-cell>
          <table:table-cell table:formula="of:=CONCATENATE(&quot;:&quot;;[.B6];&quot; =&gt; row[&quot;;TEXT(ROW([.E6])-3;&quot;0&quot;);&quot;], &quot;)" office:value-type="string" office:string-value=":preis_tot =&gt; row[3], ">
            <text:p>:preis_tot =&gt; row[3], </text:p>
          </table:table-cell>
        </table:table-row>
        <table:table-row table:style-name="ro1">
          <table:table-cell office:value-type="string">
            <text:p>LIEFERANT</text:p>
          </table:table-cell>
          <table:table-cell table:formula="of:=LOWER([.A7])" office:value-type="string" office:string-value="lieferant">
            <text:p>lieferan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7];&quot;,  &quot;;[.C7];&quot;   # &quot;;[.D7];&quot; alt &quot;;[.$A$1];&quot; &quot;;[.A7])" office:value-type="string" office:string-value="  property  :lieferant,  String   #  alt Lglblpos LIEFERANT">
            <text:p><text:s text:c="2"/>property <text:s/>:lieferant, <text:s/>String <text:s text:c="2"/># <text:s/>alt Lglblpos LIEFERANT</text:p>
          </table:table-cell>
          <table:table-cell table:formula="of:=CONCATENATE(&quot;:&quot;;[.B7];&quot; =&gt; row[&quot;;TEXT(ROW([.E7])-3;&quot;0&quot;);&quot;], &quot;)" office:value-type="string" office:string-value=":lieferant =&gt; row[4], ">
            <text:p>:lieferant =&gt; row[4], </text:p>
          </table:table-cell>
        </table:table-row>
        <table:table-row table:style-name="ro1">
          <table:table-cell office:value-type="string">
            <text:p>LAG_BLATT_INDEX</text:p>
          </table:table-cell>
          <table:table-cell table:formula="of:=LOWER([.A8])" office:value-type="string" office:string-value="lag_blatt_index">
            <text:p>lag_blatt_index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8];&quot;,  &quot;;[.C8];&quot;   # &quot;;[.D8];&quot; alt &quot;;[.$A$1];&quot; &quot;;[.A8])" office:value-type="string" office:string-value="  property  :lag_blatt_index,  String   #  alt Lglblpos LAG_BLATT_INDEX">
            <text:p><text:s text:c="2"/>property <text:s/>:lag_blatt_index, <text:s/>String <text:s text:c="2"/># <text:s/>alt Lglblpos LAG_BLATT_INDEX</text:p>
          </table:table-cell>
          <table:table-cell table:formula="of:=CONCATENATE(&quot;:&quot;;[.B8];&quot; =&gt; row[&quot;;TEXT(ROW([.E8])-3;&quot;0&quot;);&quot;], &quot;)" office:value-type="string" office:string-value=":lag_blatt_index =&gt; row[5], ">
            <text:p>:lag_blatt_index =&gt; row[5], </text:p>
          </table:table-cell>
        </table:table-row>
        <table:table-row table:style-name="ro1">
          <table:table-cell office:value-type="string">
            <text:p>POS_SORT</text:p>
          </table:table-cell>
          <table:table-cell table:formula="of:=LOWER([.A9])" office:value-type="string" office:string-value="pos_sort">
            <text:p>pos_sort</text:p>
          </table:table-cell>
          <table:table-cell office:value-type="string">
            <text:p>String</text:p>
          </table:table-cell>
          <table:table-cell office:value-type="string">
            <text:p>??</text:p>
          </table:table-cell>
          <table:table-cell table:formula="of:=CONCATENATE(&quot;  property  :&quot;;[.B9];&quot;,  &quot;;[.C9];&quot;   # &quot;;[.D9];&quot; alt &quot;;[.$A$1];&quot; &quot;;[.A9])" office:value-type="string" office:string-value="  property  :pos_sort,  String   # ?? alt Lglblpos POS_SORT">
            <text:p><text:s text:c="2"/>property <text:s/>:pos_sort, <text:s/>String <text:s text:c="2"/># ?? alt Lglblpos POS_SORT</text:p>
          </table:table-cell>
          <table:table-cell table:formula="of:=CONCATENATE(&quot;:&quot;;[.B9];&quot; =&gt; row[&quot;;TEXT(ROW([.E9])-3;&quot;0&quot;);&quot;], &quot;)" office:value-type="string" office:string-value=":pos_sort =&gt; row[6], ">
            <text:p>:pos_sort =&gt; row[6], </text:p>
          </table:table-cell>
        </table:table-row>
        <table:table-row table:style-name="ro1">
          <table:table-cell office:value-type="string">
            <text:p>LGBLIDXPOS</text:p>
          </table:table-cell>
          <table:table-cell table:formula="of:=LOWER([.A10])" office:value-type="string" office:string-value="lgblidxpos">
            <text:p>lgblidxpos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0];&quot;,  &quot;;[.C10];&quot;   # &quot;;[.D10];&quot; alt &quot;;[.$A$1];&quot; &quot;;[.A10])" office:value-type="string" office:string-value="  property  :lgblidxpos,  String   #  alt Lglblpos LGBLIDXPOS">
            <text:p><text:s text:c="2"/>property <text:s/>:lgblidxpos, <text:s/>String <text:s text:c="2"/># <text:s/>alt Lglblpos LGBLIDXPOS</text:p>
          </table:table-cell>
          <table:table-cell table:formula="of:=CONCATENATE(&quot;:&quot;;[.B10];&quot; =&gt; row[&quot;;TEXT(ROW([.E10])-3;&quot;0&quot;);&quot;], &quot;)" office:value-type="string" office:string-value=":lgblidxpos =&gt; row[7], ">
            <text:p>:lgblidxpos =&gt; row[7], </text:p>
          </table:table-cell>
        </table:table-row>
        <table:table-row table:style-name="ro1">
          <table:table-cell office:value-type="string">
            <text:p>Artikelnummer</text:p>
          </table:table-cell>
          <table:table-cell table:formula="of:=LOWER([.A11])" office:value-type="string" office:string-value="artikelnummer">
            <text:p>artikelnumme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1];&quot;,  &quot;;[.C11];&quot;   # &quot;;[.D11];&quot; alt &quot;;[.$A$1];&quot; &quot;;[.A11])" office:value-type="string" office:string-value="  property  :artikelnummer,  String   #  alt Lglblpos Artikelnummer">
            <text:p><text:s text:c="2"/>property <text:s/>:artikelnummer, <text:s/>String <text:s text:c="2"/># <text:s/>alt Lglblpos Artikelnummer</text:p>
          </table:table-cell>
          <table:table-cell table:formula="of:=CONCATENATE(&quot;:&quot;;[.B11];&quot; =&gt; row[&quot;;TEXT(ROW([.E11])-3;&quot;0&quot;);&quot;], &quot;)" office:value-type="string" office:string-value=":artikelnummer =&gt; row[8], ">
            <text:p>:artikelnummer =&gt; row[8], </text:p>
          </table:table-cell>
        </table:table-row>
        <table:table-row table:style-name="ro1">
          <table:table-cell office:value-type="string">
            <text:p>Einheit</text:p>
          </table:table-cell>
          <table:table-cell table:formula="of:=LOWER([.A12])" office:value-type="string" office:string-value="einheit">
            <text:p>einhei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2];&quot;,  &quot;;[.C12];&quot;   # &quot;;[.D12];&quot; alt &quot;;[.$A$1];&quot; &quot;;[.A12])" office:value-type="string" office:string-value="  property  :einheit,  String   #  alt Lglblpos Einheit">
            <text:p><text:s text:c="2"/>property <text:s/>:einheit, <text:s/>String <text:s text:c="2"/># <text:s/>alt Lglblpos Einheit</text:p>
          </table:table-cell>
          <table:table-cell table:formula="of:=CONCATENATE(&quot;:&quot;;[.B12];&quot; =&gt; row[&quot;;TEXT(ROW([.E12])-3;&quot;0&quot;);&quot;], &quot;)" office:value-type="string" office:string-value=":einheit =&gt; row[9], ">
            <text:p>:einheit =&gt; row[9], </text:p>
          </table:table-cell>
        </table:table-row>
        <table:table-row table:style-name="ro1">
          <table:table-cell office:value-type="string">
            <text:p>LIEFERANT_NR</text:p>
          </table:table-cell>
          <table:table-cell table:formula="of:=LOWER([.A13])" office:value-type="string" office:string-value="lieferant_nr">
            <text:p>lieferant_nr</text:p>
          </table:table-cell>
          <table:table-cell office:value-type="string">
            <text:p>String</text:p>
          </table:table-cell>
          <table:table-cell office:value-type="string">
            <text:p>Warum Lieferant und Lieferant_nr?</text:p>
          </table:table-cell>
          <table:table-cell table:formula="of:=CONCATENATE(&quot;  property  :&quot;;[.B13];&quot;,  &quot;;[.C13];&quot;   # &quot;;[.D13];&quot; alt &quot;;[.$A$1];&quot; &quot;;[.A13])" office:value-type="string" office:string-value="  property  :lieferant_nr,  String   # Warum Lieferant und Lieferant_nr? alt Lglblpos LIEFERANT_NR">
            <text:p><text:s text:c="2"/>property <text:s/>:lieferant_nr, <text:s/>String <text:s text:c="2"/># Warum Lieferant und Lieferant_nr? alt Lglblpos LIEFERANT_NR</text:p>
          </table:table-cell>
          <table:table-cell table:formula="of:=CONCATENATE(&quot;:&quot;;[.B13];&quot; =&gt; row[&quot;;TEXT(ROW([.E13])-3;&quot;0&quot;);&quot;], &quot;)" office:value-type="string" office:string-value=":lieferant_nr =&gt; row[10], ">
            <text:p>:lieferant_nr =&gt; row[10], </text:p>
          </table:table-cell>
        </table:table-row>
        <table:table-row table:style-name="ro1">
          <table:table-cell office:value-type="string">
            <text:p>EMGK</text:p>
          </table:table-cell>
          <table:table-cell table:formula="of:=LOWER([.A14])" office:value-type="string" office:string-value="emgk">
            <text:p>emgk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4];&quot;,  &quot;;[.C14];&quot;   # &quot;;[.D14];&quot; alt &quot;;[.$A$1];&quot; &quot;;[.A14])" office:value-type="string" office:string-value="  property  :emgk,  String   #  alt Lglblpos EMGK">
            <text:p><text:s text:c="2"/>property <text:s/>:emgk, <text:s/>String <text:s text:c="2"/># <text:s/>alt Lglblpos EMGK</text:p>
          </table:table-cell>
          <table:table-cell table:formula="of:=CONCATENATE(&quot;:&quot;;[.B14];&quot; =&gt; row[&quot;;TEXT(ROW([.E14])-3;&quot;0&quot;);&quot;], &quot;)" office:value-type="string" office:string-value=":emgk =&gt; row[11], ">
            <text:p>:emgk =&gt; row[11], </text:p>
          </table:table-cell>
        </table:table-row>
        <table:table-row table:style-name="ro1">
          <table:table-cell office:value-type="string">
            <text:p>MaGK</text:p>
          </table:table-cell>
          <table:table-cell table:formula="of:=LOWER([.A15])" office:value-type="string" office:string-value="magk">
            <text:p>magk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5];&quot;,  &quot;;[.C15];&quot;   # &quot;;[.D15];&quot; alt &quot;;[.$A$1];&quot; &quot;;[.A15])" office:value-type="string" office:string-value="  property  :magk,  String   #  alt Lglblpos MaGK">
            <text:p><text:s text:c="2"/>property <text:s/>:magk, <text:s/>String <text:s text:c="2"/># <text:s/>alt Lglblpos MaGK</text:p>
          </table:table-cell>
          <table:table-cell table:formula="of:=CONCATENATE(&quot;:&quot;;[.B15];&quot; =&gt; row[&quot;;TEXT(ROW([.E15])-3;&quot;0&quot;);&quot;], &quot;)" office:value-type="string" office:string-value=":magk =&gt; row[12], ">
            <text:p>:magk =&gt; row[12], </text:p>
          </table:table-cell>
        </table:table-row>
        <table:table-row table:style-name="ro1">
          <table:table-cell office:value-type="string">
            <text:p>VVGK</text:p>
          </table:table-cell>
          <table:table-cell table:formula="of:=LOWER([.A16])" office:value-type="string" office:string-value="vvgk">
            <text:p>vvgk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6];&quot;,  &quot;;[.C16];&quot;   # &quot;;[.D16];&quot; alt &quot;;[.$A$1];&quot; &quot;;[.A16])" office:value-type="string" office:string-value="  property  :vvgk,  String   #  alt Lglblpos VVGK">
            <text:p><text:s text:c="2"/>property <text:s/>:vvgk, <text:s/>String <text:s text:c="2"/># <text:s/>alt Lglblpos VVGK</text:p>
          </table:table-cell>
          <table:table-cell table:formula="of:=CONCATENATE(&quot;:&quot;;[.B16];&quot; =&gt; row[&quot;;TEXT(ROW([.E16])-3;&quot;0&quot;);&quot;], &quot;)" office:value-type="string" office:string-value=":vvgk =&gt; row[13], ">
            <text:p>:vvgk =&gt; row[13], </text:p>
          </table:table-cell>
        </table:table-row>
        <table:table-row table:style-name="ro1">
          <table:table-cell office:value-type="string">
            <text:p>GEWINNZU</text:p>
          </table:table-cell>
          <table:table-cell table:formula="of:=LOWER([.A17])" office:value-type="string" office:string-value="gewinnzu">
            <text:p>gewinnzu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7];&quot;,  &quot;;[.C17];&quot;   # &quot;;[.D17];&quot; alt &quot;;[.$A$1];&quot; &quot;;[.A17])" office:value-type="string" office:string-value="  property  :gewinnzu,  String   #  alt Lglblpos GEWINNZU">
            <text:p><text:s text:c="2"/>property <text:s/>:gewinnzu, <text:s/>String <text:s text:c="2"/># <text:s/>alt Lglblpos GEWINNZU</text:p>
          </table:table-cell>
          <table:table-cell table:formula="of:=CONCATENATE(&quot;:&quot;;[.B17];&quot; =&gt; row[&quot;;TEXT(ROW([.E17])-3;&quot;0&quot;);&quot;], &quot;)" office:value-type="string" office:string-value=":gewinnzu =&gt; row[14], ">
            <text:p>:gewinnzu =&gt; row[14], </text:p>
          </table:table-cell>
        </table:table-row>
        <table:table-row table:style-name="ro1">
          <table:table-cell office:value-type="string">
            <text:p>PREIS_EMGK</text:p>
          </table:table-cell>
          <table:table-cell table:formula="of:=LOWER([.A18])" office:value-type="string" office:string-value="preis_emgk">
            <text:p>preis_emgk</text:p>
          </table:table-cell>
          <table:table-cell office:value-type="string">
            <text:p>String</text:p>
          </table:table-cell>
          <table:table-cell office:value-type="string">
            <text:p>Formel oder von Hand?</text:p>
          </table:table-cell>
          <table:table-cell table:formula="of:=CONCATENATE(&quot;  property  :&quot;;[.B18];&quot;,  &quot;;[.C18];&quot;   # &quot;;[.D18];&quot; alt &quot;;[.$A$1];&quot; &quot;;[.A18])" office:value-type="string" office:string-value="  property  :preis_emgk,  String   # Formel oder von Hand? alt Lglblpos PREIS_EMGK">
            <text:p><text:s text:c="2"/>property <text:s/>:preis_emgk, <text:s/>String <text:s text:c="2"/># Formel oder von Hand? alt Lglblpos PREIS_EMGK</text:p>
          </table:table-cell>
          <table:table-cell table:formula="of:=CONCATENATE(&quot;:&quot;;[.B18];&quot; =&gt; row[&quot;;TEXT(ROW([.E18])-3;&quot;0&quot;);&quot;], &quot;)" office:value-type="string" office:string-value=":preis_emgk =&gt; row[15], ">
            <text:p>:preis_emgk =&gt; row[15], </text:p>
          </table:table-cell>
        </table:table-row>
        <table:table-row table:style-name="ro1">
          <table:table-cell office:value-type="string">
            <text:p>PREIS_MaGK</text:p>
          </table:table-cell>
          <table:table-cell table:formula="of:=LOWER([.A19])" office:value-type="string" office:string-value="preis_magk">
            <text:p>preis_magk</text:p>
          </table:table-cell>
          <table:table-cell office:value-type="string">
            <text:p>String</text:p>
          </table:table-cell>
          <table:table-cell office:value-type="string">
            <text:p>Formel oder von Hand?</text:p>
          </table:table-cell>
          <table:table-cell table:formula="of:=CONCATENATE(&quot;  property  :&quot;;[.B19];&quot;,  &quot;;[.C19];&quot;   # &quot;;[.D19];&quot; alt &quot;;[.$A$1];&quot; &quot;;[.A19])" office:value-type="string" office:string-value="  property  :preis_magk,  String   # Formel oder von Hand? alt Lglblpos PREIS_MaGK">
            <text:p><text:s text:c="2"/>property <text:s/>:preis_magk, <text:s/>String <text:s text:c="2"/># Formel oder von Hand? alt Lglblpos PREIS_MaGK</text:p>
          </table:table-cell>
          <table:table-cell table:formula="of:=CONCATENATE(&quot;:&quot;;[.B19];&quot; =&gt; row[&quot;;TEXT(ROW([.E19])-3;&quot;0&quot;);&quot;], &quot;)" office:value-type="string" office:string-value=":preis_magk =&gt; row[16], ">
            <text:p>:preis_magk =&gt; row[16], </text:p>
          </table:table-cell>
        </table:table-row>
        <table:table-row table:style-name="ro1">
          <table:table-cell office:value-type="string">
            <text:p>PREIS_VVGK</text:p>
          </table:table-cell>
          <table:table-cell table:formula="of:=LOWER([.A20])" office:value-type="string" office:string-value="preis_vvgk">
            <text:p>preis_vvgk</text:p>
          </table:table-cell>
          <table:table-cell office:value-type="string">
            <text:p>String</text:p>
          </table:table-cell>
          <table:table-cell office:value-type="string">
            <text:p>Formel oder von Hand?</text:p>
          </table:table-cell>
          <table:table-cell table:formula="of:=CONCATENATE(&quot;  property  :&quot;;[.B20];&quot;,  &quot;;[.C20];&quot;   # &quot;;[.D20];&quot; alt &quot;;[.$A$1];&quot; &quot;;[.A20])" office:value-type="string" office:string-value="  property  :preis_vvgk,  String   # Formel oder von Hand? alt Lglblpos PREIS_VVGK">
            <text:p><text:s text:c="2"/>property <text:s/>:preis_vvgk, <text:s/>String <text:s text:c="2"/># Formel oder von Hand? alt Lglblpos PREIS_VVGK</text:p>
          </table:table-cell>
          <table:table-cell table:formula="of:=CONCATENATE(&quot;:&quot;;[.B20];&quot; =&gt; row[&quot;;TEXT(ROW([.E20])-3;&quot;0&quot;);&quot;], &quot;)" office:value-type="string" office:string-value=":preis_vvgk =&gt; row[17], ">
            <text:p>:preis_vvgk =&gt; row[17], </text:p>
          </table:table-cell>
        </table:table-row>
        <table:table-row table:style-name="ro1">
          <table:table-cell office:value-type="string">
            <text:p>PREIS_GEWZ</text:p>
          </table:table-cell>
          <table:table-cell table:formula="of:=LOWER([.A21])" office:value-type="string" office:string-value="preis_gewz">
            <text:p>preis_gewz</text:p>
          </table:table-cell>
          <table:table-cell office:value-type="string">
            <text:p>String</text:p>
          </table:table-cell>
          <table:table-cell office:value-type="string">
            <text:p>Formel oder von Hand?</text:p>
          </table:table-cell>
          <table:table-cell table:formula="of:=CONCATENATE(&quot;  property  :&quot;;[.B21];&quot;,  &quot;;[.C21];&quot;   # &quot;;[.D21];&quot; alt &quot;;[.$A$1];&quot; &quot;;[.A21])" office:value-type="string" office:string-value="  property  :preis_gewz,  String   # Formel oder von Hand? alt Lglblpos PREIS_GEWZ">
            <text:p><text:s text:c="2"/>property <text:s/>:preis_gewz, <text:s/>String <text:s text:c="2"/># Formel oder von Hand? alt Lglblpos PREIS_GEWZ</text:p>
          </table:table-cell>
          <table:table-cell table:formula="of:=CONCATENATE(&quot;:&quot;;[.B21];&quot; =&gt; row[&quot;;TEXT(ROW([.E21])-3;&quot;0&quot;);&quot;], &quot;)" office:value-type="string" office:string-value=":preis_gewz =&gt; row[18], ">
            <text:p>:preis_gewz =&gt; row[18], </text:p>
          </table:table-cell>
        </table:table-row>
        <table:table-row table:style-name="ro1" table:number-rows-repeated="104855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dress01" table:style-name="ta1">
        <table:table-column table:style-name="co36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6" table:default-cell-style-name="Default"/>
        <table:table-column table:style-name="co37" table:default-cell-style-name="Default"/>
        <table:table-column table:style-name="co38" table:default-cell-style-name="Default"/>
        <table:table-row table:style-name="ro2">
          <table:table-cell/>
          <table:table-cell/>
          <table:table-cell table:style-name="ce5" office:value-type="string">
            <text:p>Tabelle Adress01</text:p>
          </table:table-cell>
          <table:table-cell table:number-columns-repeated="3"/>
        </table:table-row>
        <table:table-row table:style-name="ro1">
          <table:table-cell office:value-type="string">
            <text:p>Feldname</text:p>
          </table:table-cell>
          <table:table-cell office:value-type="string">
            <text:p>Neuer Name</text:p>
          </table:table-cell>
          <table:table-cell office:value-type="string">
            <text:p>Typ</text:p>
          </table:table-cell>
          <table:table-cell office:value-type="string">
            <text:p>Kommentar</text:p>
          </table:table-cell>
          <table:table-cell office:value-type="string">
            <text:p>Zeile</text:p>
          </table:table-cell>
          <table:table-cell office:value-type="string">
            <text:p>Für Import-Script</text:p>
          </table:table-cell>
        </table:table-row>
        <table:table-row table:style-name="ro1">
          <table:table-cell office:value-type="string">
            <text:p>AdrNumIndex</text:p>
          </table:table-cell>
          <table:table-cell table:formula="of:=LOWER([.A3])" office:value-type="string" office:string-value="adrnumindex">
            <text:p>adrnumindex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];&quot;,  &quot;;[.C3];&quot;   # &quot;;[.D3];&quot; alt &quot;;[.$A$1];&quot; &quot;;[.A3])" office:value-type="string" office:string-value="  property  :adrnumindex,  String   #  alt  AdrNumIndex">
            <text:p><text:s text:c="2"/>property <text:s/>:adrnumindex, <text:s/>String <text:s text:c="2"/># <text:s/>alt <text:s/>AdrNumIndex</text:p>
          </table:table-cell>
          <table:table-cell table:formula="of:=CONCATENATE(&quot;:&quot;;[.B3];&quot; =&gt; row[&quot;;TEXT(ROW([.E3])-3;&quot;0&quot;);&quot;], &quot;)" office:value-type="string" office:string-value=":adrnumindex =&gt; row[0], ">
            <text:p>:adrnumindex =&gt; row[0], </text:p>
          </table:table-cell>
        </table:table-row>
        <table:table-row table:style-name="ro1">
          <table:table-cell office:value-type="string">
            <text:p>Firma</text:p>
          </table:table-cell>
          <table:table-cell table:formula="of:=LOWER([.A4])" office:value-type="string" office:string-value="firma">
            <text:p>firma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];&quot;,  &quot;;[.C4];&quot;   # &quot;;[.D4];&quot; alt &quot;;[.$A$1];&quot; &quot;;[.A4])" office:value-type="string" office:string-value="  property  :firma,  String   #  alt  Firma">
            <text:p><text:s text:c="2"/>property <text:s/>:firma, <text:s/>String <text:s text:c="2"/># <text:s/>alt <text:s/>Firma</text:p>
          </table:table-cell>
          <table:table-cell table:formula="of:=CONCATENATE(&quot;:&quot;;[.B4];&quot; =&gt; row[&quot;;TEXT(ROW([.E4])-3;&quot;0&quot;);&quot;], &quot;)" office:value-type="string" office:string-value=":firma =&gt; row[1], ">
            <text:p>:firma =&gt; row[1], </text:p>
          </table:table-cell>
        </table:table-row>
        <table:table-row table:style-name="ro1">
          <table:table-cell office:value-type="string">
            <text:p>Firmenzusatz</text:p>
          </table:table-cell>
          <table:table-cell table:formula="of:=LOWER([.A5])" office:value-type="string" office:string-value="firmenzusatz">
            <text:p>firmenzusatz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];&quot;,  &quot;;[.C5];&quot;   # &quot;;[.D5];&quot; alt &quot;;[.$A$1];&quot; &quot;;[.A5])" office:value-type="string" office:string-value="  property  :firmenzusatz,  String   #  alt  Firmenzusatz">
            <text:p><text:s text:c="2"/>property <text:s/>:firmenzusatz, <text:s/>String <text:s text:c="2"/># <text:s/>alt <text:s/>Firmenzusatz</text:p>
          </table:table-cell>
          <table:table-cell table:formula="of:=CONCATENATE(&quot;:&quot;;[.B5];&quot; =&gt; row[&quot;;TEXT(ROW([.E5])-3;&quot;0&quot;);&quot;], &quot;)" office:value-type="string" office:string-value=":firmenzusatz =&gt; row[2], ">
            <text:p>:firmenzusatz =&gt; row[2], </text:p>
          </table:table-cell>
        </table:table-row>
        <table:table-row table:style-name="ro1">
          <table:table-cell office:value-type="string">
            <text:p>Titel</text:p>
          </table:table-cell>
          <table:table-cell table:formula="of:=LOWER([.A6])" office:value-type="string" office:string-value="titel">
            <text:p>titel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6];&quot;,  &quot;;[.C6];&quot;   # &quot;;[.D6];&quot; alt &quot;;[.$A$1];&quot; &quot;;[.A6])" office:value-type="string" office:string-value="  property  :titel,  String   #  alt  Titel">
            <text:p><text:s text:c="2"/>property <text:s/>:titel, <text:s/>String <text:s text:c="2"/># <text:s/>alt <text:s/>Titel</text:p>
          </table:table-cell>
          <table:table-cell table:formula="of:=CONCATENATE(&quot;:&quot;;[.B6];&quot; =&gt; row[&quot;;TEXT(ROW([.E6])-3;&quot;0&quot;);&quot;], &quot;)" office:value-type="string" office:string-value=":titel =&gt; row[3], ">
            <text:p>:titel =&gt; row[3], </text:p>
          </table:table-cell>
        </table:table-row>
        <table:table-row table:style-name="ro1">
          <table:table-cell office:value-type="string">
            <text:p>Vorname</text:p>
          </table:table-cell>
          <table:table-cell table:formula="of:=LOWER([.A7])" office:value-type="string" office:string-value="vorname">
            <text:p>vornam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7];&quot;,  &quot;;[.C7];&quot;   # &quot;;[.D7];&quot; alt &quot;;[.$A$1];&quot; &quot;;[.A7])" office:value-type="string" office:string-value="  property  :vorname,  String   #  alt  Vorname">
            <text:p><text:s text:c="2"/>property <text:s/>:vorname, <text:s/>String <text:s text:c="2"/># <text:s/>alt <text:s/>Vorname</text:p>
          </table:table-cell>
          <table:table-cell table:formula="of:=CONCATENATE(&quot;:&quot;;[.B7];&quot; =&gt; row[&quot;;TEXT(ROW([.E7])-3;&quot;0&quot;);&quot;], &quot;)" office:value-type="string" office:string-value=":vorname =&gt; row[4], ">
            <text:p>:vorname =&gt; row[4], </text:p>
          </table:table-cell>
        </table:table-row>
        <table:table-row table:style-name="ro1">
          <table:table-cell office:value-type="string">
            <text:p>Name</text:p>
          </table:table-cell>
          <table:table-cell table:formula="of:=LOWER([.A8])" office:value-type="string" office:string-value="name">
            <text:p>nam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8];&quot;,  &quot;;[.C8];&quot;   # &quot;;[.D8];&quot; alt &quot;;[.$A$1];&quot; &quot;;[.A8])" office:value-type="string" office:string-value="  property  :name,  String   #  alt  Name">
            <text:p><text:s text:c="2"/>property <text:s/>:name, <text:s/>String <text:s text:c="2"/># <text:s/>alt <text:s/>Name</text:p>
          </table:table-cell>
          <table:table-cell table:formula="of:=CONCATENATE(&quot;:&quot;;[.B8];&quot; =&gt; row[&quot;;TEXT(ROW([.E8])-3;&quot;0&quot;);&quot;], &quot;)" office:value-type="string" office:string-value=":name =&gt; row[5], ">
            <text:p>:name =&gt; row[5], </text:p>
          </table:table-cell>
        </table:table-row>
        <table:table-row table:style-name="ro1">
          <table:table-cell office:value-type="string">
            <text:p>Strasse</text:p>
          </table:table-cell>
          <table:table-cell table:formula="of:=LOWER([.A9])" office:value-type="string" office:string-value="strasse">
            <text:p>strass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9];&quot;,  &quot;;[.C9];&quot;   # &quot;;[.D9];&quot; alt &quot;;[.$A$1];&quot; &quot;;[.A9])" office:value-type="string" office:string-value="  property  :strasse,  String   #  alt  Strasse">
            <text:p><text:s text:c="2"/>property <text:s/>:strasse, <text:s/>String <text:s text:c="2"/># <text:s/>alt <text:s/>Strasse</text:p>
          </table:table-cell>
          <table:table-cell table:formula="of:=CONCATENATE(&quot;:&quot;;[.B9];&quot; =&gt; row[&quot;;TEXT(ROW([.E9])-3;&quot;0&quot;);&quot;], &quot;)" office:value-type="string" office:string-value=":strasse =&gt; row[6], ">
            <text:p>:strasse =&gt; row[6], </text:p>
          </table:table-cell>
        </table:table-row>
        <table:table-row table:style-name="ro1">
          <table:table-cell office:value-type="string">
            <text:p>Ortzusatz</text:p>
          </table:table-cell>
          <table:table-cell table:formula="of:=LOWER([.A10])" office:value-type="string" office:string-value="ortzusatz">
            <text:p>ortzusatz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0];&quot;,  &quot;;[.C10];&quot;   # &quot;;[.D10];&quot; alt &quot;;[.$A$1];&quot; &quot;;[.A10])" office:value-type="string" office:string-value="  property  :ortzusatz,  String   #  alt  Ortzusatz">
            <text:p><text:s text:c="2"/>property <text:s/>:ortzusatz, <text:s/>String <text:s text:c="2"/># <text:s/>alt <text:s/>Ortzusatz</text:p>
          </table:table-cell>
          <table:table-cell table:formula="of:=CONCATENATE(&quot;:&quot;;[.B10];&quot; =&gt; row[&quot;;TEXT(ROW([.E10])-3;&quot;0&quot;);&quot;], &quot;)" office:value-type="string" office:string-value=":ortzusatz =&gt; row[7], ">
            <text:p>:ortzusatz =&gt; row[7], </text:p>
          </table:table-cell>
        </table:table-row>
        <table:table-row table:style-name="ro1">
          <table:table-cell office:value-type="string">
            <text:p>Staat</text:p>
          </table:table-cell>
          <table:table-cell table:formula="of:=LOWER([.A11])" office:value-type="string" office:string-value="staat">
            <text:p>staa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1];&quot;,  &quot;;[.C11];&quot;   # &quot;;[.D11];&quot; alt &quot;;[.$A$1];&quot; &quot;;[.A11])" office:value-type="string" office:string-value="  property  :staat,  String   #  alt  Staat">
            <text:p><text:s text:c="2"/>property <text:s/>:staat, <text:s/>String <text:s text:c="2"/># <text:s/>alt <text:s/>Staat</text:p>
          </table:table-cell>
          <table:table-cell table:formula="of:=CONCATENATE(&quot;:&quot;;[.B11];&quot; =&gt; row[&quot;;TEXT(ROW([.E11])-3;&quot;0&quot;);&quot;], &quot;)" office:value-type="string" office:string-value=":staat =&gt; row[8], ">
            <text:p>:staat =&gt; row[8], </text:p>
          </table:table-cell>
        </table:table-row>
        <table:table-row table:style-name="ro1">
          <table:table-cell office:value-type="string">
            <text:p>PLZ</text:p>
          </table:table-cell>
          <table:table-cell table:formula="of:=LOWER([.A12])" office:value-type="string" office:string-value="plz">
            <text:p>plz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2];&quot;,  &quot;;[.C12];&quot;   # &quot;;[.D12];&quot; alt &quot;;[.$A$1];&quot; &quot;;[.A12])" office:value-type="string" office:string-value="  property  :plz,  String   #  alt  PLZ">
            <text:p><text:s text:c="2"/>property <text:s/>:plz, <text:s/>String <text:s text:c="2"/># <text:s/>alt <text:s/>PLZ</text:p>
          </table:table-cell>
          <table:table-cell table:formula="of:=CONCATENATE(&quot;:&quot;;[.B12];&quot; =&gt; row[&quot;;TEXT(ROW([.E12])-3;&quot;0&quot;);&quot;], &quot;)" office:value-type="string" office:string-value=":plz =&gt; row[9], ">
            <text:p>:plz =&gt; row[9], </text:p>
          </table:table-cell>
        </table:table-row>
        <table:table-row table:style-name="ro1">
          <table:table-cell office:value-type="string">
            <text:p>Ort</text:p>
          </table:table-cell>
          <table:table-cell table:formula="of:=LOWER([.A13])" office:value-type="string" office:string-value="ort">
            <text:p>or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3];&quot;,  &quot;;[.C13];&quot;   # &quot;;[.D13];&quot; alt &quot;;[.$A$1];&quot; &quot;;[.A13])" office:value-type="string" office:string-value="  property  :ort,  String   #  alt  Ort">
            <text:p><text:s text:c="2"/>property <text:s/>:ort, <text:s/>String <text:s text:c="2"/># <text:s/>alt <text:s/>Ort</text:p>
          </table:table-cell>
          <table:table-cell table:formula="of:=CONCATENATE(&quot;:&quot;;[.B13];&quot; =&gt; row[&quot;;TEXT(ROW([.E13])-3;&quot;0&quot;);&quot;], &quot;)" office:value-type="string" office:string-value=":ort =&gt; row[10], ">
            <text:p>:ort =&gt; row[10], </text:p>
          </table:table-cell>
        </table:table-row>
        <table:table-row table:style-name="ro1">
          <table:table-cell office:value-type="string">
            <text:p>Postadr_Text</text:p>
          </table:table-cell>
          <table:table-cell table:formula="of:=LOWER([.A14])" office:value-type="string" office:string-value="postadr_text">
            <text:p>postadr_tex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4];&quot;,  &quot;;[.C14];&quot;   # &quot;;[.D14];&quot; alt &quot;;[.$A$1];&quot; &quot;;[.A14])" office:value-type="string" office:string-value="  property  :postadr_text,  String   #  alt  Postadr_Text">
            <text:p><text:s text:c="2"/>property <text:s/>:postadr_text, <text:s/>String <text:s text:c="2"/># <text:s/>alt <text:s/>Postadr_Text</text:p>
          </table:table-cell>
          <table:table-cell table:formula="of:=CONCATENATE(&quot;:&quot;;[.B14];&quot; =&gt; row[&quot;;TEXT(ROW([.E14])-3;&quot;0&quot;);&quot;], &quot;)" office:value-type="string" office:string-value=":postadr_text =&gt; row[11], ">
            <text:p>:postadr_text =&gt; row[11], </text:p>
          </table:table-cell>
        </table:table-row>
        <table:table-row table:style-name="ro1">
          <table:table-cell office:value-type="string">
            <text:p>Postadr_Strasse</text:p>
          </table:table-cell>
          <table:table-cell table:formula="of:=LOWER([.A15])" office:value-type="string" office:string-value="postadr_strasse">
            <text:p>postadr_strass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5];&quot;,  &quot;;[.C15];&quot;   # &quot;;[.D15];&quot; alt &quot;;[.$A$1];&quot; &quot;;[.A15])" office:value-type="string" office:string-value="  property  :postadr_strasse,  String   #  alt  Postadr_Strasse">
            <text:p><text:s text:c="2"/>property <text:s/>:postadr_strasse, <text:s/>String <text:s text:c="2"/># <text:s/>alt <text:s/>Postadr_Strasse</text:p>
          </table:table-cell>
          <table:table-cell table:formula="of:=CONCATENATE(&quot;:&quot;;[.B15];&quot; =&gt; row[&quot;;TEXT(ROW([.E15])-3;&quot;0&quot;);&quot;], &quot;)" office:value-type="string" office:string-value=":postadr_strasse =&gt; row[12], ">
            <text:p>:postadr_strasse =&gt; row[12], </text:p>
          </table:table-cell>
        </table:table-row>
        <table:table-row table:style-name="ro1">
          <table:table-cell office:value-type="string">
            <text:p>Postadr_PO_Box</text:p>
          </table:table-cell>
          <table:table-cell table:formula="of:=LOWER([.A16])" office:value-type="string" office:string-value="postadr_po_box">
            <text:p>postadr_po_box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6];&quot;,  &quot;;[.C16];&quot;   # &quot;;[.D16];&quot; alt &quot;;[.$A$1];&quot; &quot;;[.A16])" office:value-type="string" office:string-value="  property  :postadr_po_box,  String   #  alt  Postadr_PO_Box">
            <text:p><text:s text:c="2"/>property <text:s/>:postadr_po_box, <text:s/>String <text:s text:c="2"/># <text:s/>alt <text:s/>Postadr_PO_Box</text:p>
          </table:table-cell>
          <table:table-cell table:formula="of:=CONCATENATE(&quot;:&quot;;[.B16];&quot; =&gt; row[&quot;;TEXT(ROW([.E16])-3;&quot;0&quot;);&quot;], &quot;)" office:value-type="string" office:string-value=":postadr_po_box =&gt; row[13], ">
            <text:p>:postadr_po_box =&gt; row[13], </text:p>
          </table:table-cell>
        </table:table-row>
        <table:table-row table:style-name="ro1">
          <table:table-cell office:value-type="string">
            <text:p>PostadOrtzusatz</text:p>
          </table:table-cell>
          <table:table-cell table:formula="of:=LOWER([.A17])" office:value-type="string" office:string-value="postadortzusatz">
            <text:p>postadortzusatz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7];&quot;,  &quot;;[.C17];&quot;   # &quot;;[.D17];&quot; alt &quot;;[.$A$1];&quot; &quot;;[.A17])" office:value-type="string" office:string-value="  property  :postadortzusatz,  String   #  alt  PostadOrtzusatz">
            <text:p><text:s text:c="2"/>property <text:s/>:postadortzusatz, <text:s/>String <text:s text:c="2"/># <text:s/>alt <text:s/>PostadOrtzusatz</text:p>
          </table:table-cell>
          <table:table-cell table:formula="of:=CONCATENATE(&quot;:&quot;;[.B17];&quot; =&gt; row[&quot;;TEXT(ROW([.E17])-3;&quot;0&quot;);&quot;], &quot;)" office:value-type="string" office:string-value=":postadortzusatz =&gt; row[14], ">
            <text:p>:postadortzusatz =&gt; row[14], </text:p>
          </table:table-cell>
        </table:table-row>
        <table:table-row table:style-name="ro1">
          <table:table-cell office:value-type="string">
            <text:p>Postadr_Staat</text:p>
          </table:table-cell>
          <table:table-cell table:formula="of:=LOWER([.A18])" office:value-type="string" office:string-value="postadr_staat">
            <text:p>postadr_staa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8];&quot;,  &quot;;[.C18];&quot;   # &quot;;[.D18];&quot; alt &quot;;[.$A$1];&quot; &quot;;[.A18])" office:value-type="string" office:string-value="  property  :postadr_staat,  String   #  alt  Postadr_Staat">
            <text:p><text:s text:c="2"/>property <text:s/>:postadr_staat, <text:s/>String <text:s text:c="2"/># <text:s/>alt <text:s/>Postadr_Staat</text:p>
          </table:table-cell>
          <table:table-cell table:formula="of:=CONCATENATE(&quot;:&quot;;[.B18];&quot; =&gt; row[&quot;;TEXT(ROW([.E18])-3;&quot;0&quot;);&quot;], &quot;)" office:value-type="string" office:string-value=":postadr_staat =&gt; row[15], ">
            <text:p>:postadr_staat =&gt; row[15], </text:p>
          </table:table-cell>
        </table:table-row>
        <table:table-row table:style-name="ro1">
          <table:table-cell office:value-type="string">
            <text:p>Postadr_PLZ</text:p>
          </table:table-cell>
          <table:table-cell table:formula="of:=LOWER([.A19])" office:value-type="string" office:string-value="postadr_plz">
            <text:p>postadr_plz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9];&quot;,  &quot;;[.C19];&quot;   # &quot;;[.D19];&quot; alt &quot;;[.$A$1];&quot; &quot;;[.A19])" office:value-type="string" office:string-value="  property  :postadr_plz,  String   #  alt  Postadr_PLZ">
            <text:p><text:s text:c="2"/>property <text:s/>:postadr_plz, <text:s/>String <text:s text:c="2"/># <text:s/>alt <text:s/>Postadr_PLZ</text:p>
          </table:table-cell>
          <table:table-cell table:formula="of:=CONCATENATE(&quot;:&quot;;[.B19];&quot; =&gt; row[&quot;;TEXT(ROW([.E19])-3;&quot;0&quot;);&quot;], &quot;)" office:value-type="string" office:string-value=":postadr_plz =&gt; row[16], ">
            <text:p>:postadr_plz =&gt; row[16], </text:p>
          </table:table-cell>
        </table:table-row>
        <table:table-row table:style-name="ro1">
          <table:table-cell office:value-type="string">
            <text:p>Postadr_Ort</text:p>
          </table:table-cell>
          <table:table-cell table:formula="of:=LOWER([.A20])" office:value-type="string" office:string-value="postadr_ort">
            <text:p>postadr_or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0];&quot;,  &quot;;[.C20];&quot;   # &quot;;[.D20];&quot; alt &quot;;[.$A$1];&quot; &quot;;[.A20])" office:value-type="string" office:string-value="  property  :postadr_ort,  String   #  alt  Postadr_Ort">
            <text:p><text:s text:c="2"/>property <text:s/>:postadr_ort, <text:s/>String <text:s text:c="2"/># <text:s/>alt <text:s/>Postadr_Ort</text:p>
          </table:table-cell>
          <table:table-cell table:formula="of:=CONCATENATE(&quot;:&quot;;[.B20];&quot; =&gt; row[&quot;;TEXT(ROW([.E20])-3;&quot;0&quot;);&quot;], &quot;)" office:value-type="string" office:string-value=":postadr_ort =&gt; row[17], ">
            <text:p>:postadr_ort =&gt; row[17], </text:p>
          </table:table-cell>
        </table:table-row>
        <table:table-row table:style-name="ro1">
          <table:table-cell office:value-type="string">
            <text:p>Adr02_Text</text:p>
          </table:table-cell>
          <table:table-cell table:formula="of:=LOWER([.A21])" office:value-type="string" office:string-value="adr02_text">
            <text:p>adr02_tex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1];&quot;,  &quot;;[.C21];&quot;   # &quot;;[.D21];&quot; alt &quot;;[.$A$1];&quot; &quot;;[.A21])" office:value-type="string" office:string-value="  property  :adr02_text,  String   #  alt  Adr02_Text">
            <text:p><text:s text:c="2"/>property <text:s/>:adr02_text, <text:s/>String <text:s text:c="2"/># <text:s/>alt <text:s/>Adr02_Text</text:p>
          </table:table-cell>
          <table:table-cell table:formula="of:=CONCATENATE(&quot;:&quot;;[.B21];&quot; =&gt; row[&quot;;TEXT(ROW([.E21])-3;&quot;0&quot;);&quot;], &quot;)" office:value-type="string" office:string-value=":adr02_text =&gt; row[18], ">
            <text:p>:adr02_text =&gt; row[18], </text:p>
          </table:table-cell>
        </table:table-row>
        <table:table-row table:style-name="ro1">
          <table:table-cell office:value-type="string">
            <text:p>Adr02_Firma</text:p>
          </table:table-cell>
          <table:table-cell table:formula="of:=LOWER([.A22])" office:value-type="string" office:string-value="adr02_firma">
            <text:p>adr02_firma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2];&quot;,  &quot;;[.C22];&quot;   # &quot;;[.D22];&quot; alt &quot;;[.$A$1];&quot; &quot;;[.A22])" office:value-type="string" office:string-value="  property  :adr02_firma,  String   #  alt  Adr02_Firma">
            <text:p><text:s text:c="2"/>property <text:s/>:adr02_firma, <text:s/>String <text:s text:c="2"/># <text:s/>alt <text:s/>Adr02_Firma</text:p>
          </table:table-cell>
          <table:table-cell table:formula="of:=CONCATENATE(&quot;:&quot;;[.B22];&quot; =&gt; row[&quot;;TEXT(ROW([.E22])-3;&quot;0&quot;);&quot;], &quot;)" office:value-type="string" office:string-value=":adr02_firma =&gt; row[19], ">
            <text:p>:adr02_firma =&gt; row[19], </text:p>
          </table:table-cell>
        </table:table-row>
        <table:table-row table:style-name="ro1">
          <table:table-cell office:value-type="string">
            <text:p>Adr02Firmzusatz</text:p>
          </table:table-cell>
          <table:table-cell table:formula="of:=LOWER([.A23])" office:value-type="string" office:string-value="adr02firmzusatz">
            <text:p>adr02firmzusatz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3];&quot;,  &quot;;[.C23];&quot;   # &quot;;[.D23];&quot; alt &quot;;[.$A$1];&quot; &quot;;[.A23])" office:value-type="string" office:string-value="  property  :adr02firmzusatz,  String   #  alt  Adr02Firmzusatz">
            <text:p><text:s text:c="2"/>property <text:s/>:adr02firmzusatz, <text:s/>String <text:s text:c="2"/># <text:s/>alt <text:s/>Adr02Firmzusatz</text:p>
          </table:table-cell>
          <table:table-cell table:formula="of:=CONCATENATE(&quot;:&quot;;[.B23];&quot; =&gt; row[&quot;;TEXT(ROW([.E23])-3;&quot;0&quot;);&quot;], &quot;)" office:value-type="string" office:string-value=":adr02firmzusatz =&gt; row[20], ">
            <text:p>:adr02firmzusatz =&gt; row[20], </text:p>
          </table:table-cell>
        </table:table-row>
        <table:table-row table:style-name="ro1">
          <table:table-cell office:value-type="string">
            <text:p>Adr02_Titel</text:p>
          </table:table-cell>
          <table:table-cell table:formula="of:=LOWER([.A24])" office:value-type="string" office:string-value="adr02_titel">
            <text:p>adr02_titel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4];&quot;,  &quot;;[.C24];&quot;   # &quot;;[.D24];&quot; alt &quot;;[.$A$1];&quot; &quot;;[.A24])" office:value-type="string" office:string-value="  property  :adr02_titel,  String   #  alt  Adr02_Titel">
            <text:p><text:s text:c="2"/>property <text:s/>:adr02_titel, <text:s/>String <text:s text:c="2"/># <text:s/>alt <text:s/>Adr02_Titel</text:p>
          </table:table-cell>
          <table:table-cell table:formula="of:=CONCATENATE(&quot;:&quot;;[.B24];&quot; =&gt; row[&quot;;TEXT(ROW([.E24])-3;&quot;0&quot;);&quot;], &quot;)" office:value-type="string" office:string-value=":adr02_titel =&gt; row[21], ">
            <text:p>:adr02_titel =&gt; row[21], </text:p>
          </table:table-cell>
        </table:table-row>
        <table:table-row table:style-name="ro1">
          <table:table-cell office:value-type="string">
            <text:p>Adr02_Vorname</text:p>
          </table:table-cell>
          <table:table-cell table:formula="of:=LOWER([.A25])" office:value-type="string" office:string-value="adr02_vorname">
            <text:p>adr02_vornam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5];&quot;,  &quot;;[.C25];&quot;   # &quot;;[.D25];&quot; alt &quot;;[.$A$1];&quot; &quot;;[.A25])" office:value-type="string" office:string-value="  property  :adr02_vorname,  String   #  alt  Adr02_Vorname">
            <text:p><text:s text:c="2"/>property <text:s/>:adr02_vorname, <text:s/>String <text:s text:c="2"/># <text:s/>alt <text:s/>Adr02_Vorname</text:p>
          </table:table-cell>
          <table:table-cell table:formula="of:=CONCATENATE(&quot;:&quot;;[.B25];&quot; =&gt; row[&quot;;TEXT(ROW([.E25])-3;&quot;0&quot;);&quot;], &quot;)" office:value-type="string" office:string-value=":adr02_vorname =&gt; row[22], ">
            <text:p>:adr02_vorname =&gt; row[22], </text:p>
          </table:table-cell>
        </table:table-row>
        <table:table-row table:style-name="ro1">
          <table:table-cell office:value-type="string">
            <text:p>Adr02_Name</text:p>
          </table:table-cell>
          <table:table-cell table:formula="of:=LOWER([.A26])" office:value-type="string" office:string-value="adr02_name">
            <text:p>adr02_nam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6];&quot;,  &quot;;[.C26];&quot;   # &quot;;[.D26];&quot; alt &quot;;[.$A$1];&quot; &quot;;[.A26])" office:value-type="string" office:string-value="  property  :adr02_name,  String   #  alt  Adr02_Name">
            <text:p><text:s text:c="2"/>property <text:s/>:adr02_name, <text:s/>String <text:s text:c="2"/># <text:s/>alt <text:s/>Adr02_Name</text:p>
          </table:table-cell>
          <table:table-cell table:formula="of:=CONCATENATE(&quot;:&quot;;[.B26];&quot; =&gt; row[&quot;;TEXT(ROW([.E26])-3;&quot;0&quot;);&quot;], &quot;)" office:value-type="string" office:string-value=":adr02_name =&gt; row[23], ">
            <text:p>:adr02_name =&gt; row[23], </text:p>
          </table:table-cell>
        </table:table-row>
        <table:table-row table:style-name="ro1">
          <table:table-cell office:value-type="string">
            <text:p>Adr02_Strasse</text:p>
          </table:table-cell>
          <table:table-cell table:formula="of:=LOWER([.A27])" office:value-type="string" office:string-value="adr02_strasse">
            <text:p>adr02_strass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7];&quot;,  &quot;;[.C27];&quot;   # &quot;;[.D27];&quot; alt &quot;;[.$A$1];&quot; &quot;;[.A27])" office:value-type="string" office:string-value="  property  :adr02_strasse,  String   #  alt  Adr02_Strasse">
            <text:p><text:s text:c="2"/>property <text:s/>:adr02_strasse, <text:s/>String <text:s text:c="2"/># <text:s/>alt <text:s/>Adr02_Strasse</text:p>
          </table:table-cell>
          <table:table-cell table:formula="of:=CONCATENATE(&quot;:&quot;;[.B27];&quot; =&gt; row[&quot;;TEXT(ROW([.E27])-3;&quot;0&quot;);&quot;], &quot;)" office:value-type="string" office:string-value=":adr02_strasse =&gt; row[24], ">
            <text:p>:adr02_strasse =&gt; row[24], </text:p>
          </table:table-cell>
        </table:table-row>
        <table:table-row table:style-name="ro1">
          <table:table-cell office:value-type="string">
            <text:p>Adr02_PO_Box</text:p>
          </table:table-cell>
          <table:table-cell table:formula="of:=LOWER([.A28])" office:value-type="string" office:string-value="adr02_po_box">
            <text:p>adr02_po_box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8];&quot;,  &quot;;[.C28];&quot;   # &quot;;[.D28];&quot; alt &quot;;[.$A$1];&quot; &quot;;[.A28])" office:value-type="string" office:string-value="  property  :adr02_po_box,  String   #  alt  Adr02_PO_Box">
            <text:p><text:s text:c="2"/>property <text:s/>:adr02_po_box, <text:s/>String <text:s text:c="2"/># <text:s/>alt <text:s/>Adr02_PO_Box</text:p>
          </table:table-cell>
          <table:table-cell table:formula="of:=CONCATENATE(&quot;:&quot;;[.B28];&quot; =&gt; row[&quot;;TEXT(ROW([.E28])-3;&quot;0&quot;);&quot;], &quot;)" office:value-type="string" office:string-value=":adr02_po_box =&gt; row[25], ">
            <text:p>:adr02_po_box =&gt; row[25], </text:p>
          </table:table-cell>
        </table:table-row>
        <table:table-row table:style-name="ro1">
          <table:table-cell office:value-type="string">
            <text:p>Adr02_Ortzusatz</text:p>
          </table:table-cell>
          <table:table-cell table:formula="of:=LOWER([.A29])" office:value-type="string" office:string-value="adr02_ortzusatz">
            <text:p>adr02_ortzusatz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9];&quot;,  &quot;;[.C29];&quot;   # &quot;;[.D29];&quot; alt &quot;;[.$A$1];&quot; &quot;;[.A29])" office:value-type="string" office:string-value="  property  :adr02_ortzusatz,  String   #  alt  Adr02_Ortzusatz">
            <text:p><text:s text:c="2"/>property <text:s/>:adr02_ortzusatz, <text:s/>String <text:s text:c="2"/># <text:s/>alt <text:s/>Adr02_Ortzusatz</text:p>
          </table:table-cell>
          <table:table-cell table:formula="of:=CONCATENATE(&quot;:&quot;;[.B29];&quot; =&gt; row[&quot;;TEXT(ROW([.E29])-3;&quot;0&quot;);&quot;], &quot;)" office:value-type="string" office:string-value=":adr02_ortzusatz =&gt; row[26], ">
            <text:p>:adr02_ortzusatz =&gt; row[26], </text:p>
          </table:table-cell>
        </table:table-row>
        <table:table-row table:style-name="ro1">
          <table:table-cell office:value-type="string">
            <text:p>Adr02_Staat</text:p>
          </table:table-cell>
          <table:table-cell table:formula="of:=LOWER([.A30])" office:value-type="string" office:string-value="adr02_staat">
            <text:p>adr02_staa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0];&quot;,  &quot;;[.C30];&quot;   # &quot;;[.D30];&quot; alt &quot;;[.$A$1];&quot; &quot;;[.A30])" office:value-type="string" office:string-value="  property  :adr02_staat,  String   #  alt  Adr02_Staat">
            <text:p><text:s text:c="2"/>property <text:s/>:adr02_staat, <text:s/>String <text:s text:c="2"/># <text:s/>alt <text:s/>Adr02_Staat</text:p>
          </table:table-cell>
          <table:table-cell table:formula="of:=CONCATENATE(&quot;:&quot;;[.B30];&quot; =&gt; row[&quot;;TEXT(ROW([.E30])-3;&quot;0&quot;);&quot;], &quot;)" office:value-type="string" office:string-value=":adr02_staat =&gt; row[27], ">
            <text:p>:adr02_staat =&gt; row[27], </text:p>
          </table:table-cell>
        </table:table-row>
        <table:table-row table:style-name="ro1">
          <table:table-cell office:value-type="string">
            <text:p>Adr02_PLZ</text:p>
          </table:table-cell>
          <table:table-cell table:formula="of:=LOWER([.A31])" office:value-type="string" office:string-value="adr02_plz">
            <text:p>adr02_plz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1];&quot;,  &quot;;[.C31];&quot;   # &quot;;[.D31];&quot; alt &quot;;[.$A$1];&quot; &quot;;[.A31])" office:value-type="string" office:string-value="  property  :adr02_plz,  String   #  alt  Adr02_PLZ">
            <text:p><text:s text:c="2"/>property <text:s/>:adr02_plz, <text:s/>String <text:s text:c="2"/># <text:s/>alt <text:s/>Adr02_PLZ</text:p>
          </table:table-cell>
          <table:table-cell table:formula="of:=CONCATENATE(&quot;:&quot;;[.B31];&quot; =&gt; row[&quot;;TEXT(ROW([.E31])-3;&quot;0&quot;);&quot;], &quot;)" office:value-type="string" office:string-value=":adr02_plz =&gt; row[28], ">
            <text:p>:adr02_plz =&gt; row[28], </text:p>
          </table:table-cell>
        </table:table-row>
        <table:table-row table:style-name="ro1">
          <table:table-cell office:value-type="string">
            <text:p>Adr02_Ort</text:p>
          </table:table-cell>
          <table:table-cell table:formula="of:=LOWER([.A32])" office:value-type="string" office:string-value="adr02_ort">
            <text:p>adr02_or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2];&quot;,  &quot;;[.C32];&quot;   # &quot;;[.D32];&quot; alt &quot;;[.$A$1];&quot; &quot;;[.A32])" office:value-type="string" office:string-value="  property  :adr02_ort,  String   #  alt  Adr02_Ort">
            <text:p><text:s text:c="2"/>property <text:s/>:adr02_ort, <text:s/>String <text:s text:c="2"/># <text:s/>alt <text:s/>Adr02_Ort</text:p>
          </table:table-cell>
          <table:table-cell table:formula="of:=CONCATENATE(&quot;:&quot;;[.B32];&quot; =&gt; row[&quot;;TEXT(ROW([.E32])-3;&quot;0&quot;);&quot;], &quot;)" office:value-type="string" office:string-value=":adr02_ort =&gt; row[29], ">
            <text:p>:adr02_ort =&gt; row[29], </text:p>
          </table:table-cell>
        </table:table-row>
        <table:table-row table:style-name="ro1">
          <table:table-cell office:value-type="string">
            <text:p>Tel01_von</text:p>
          </table:table-cell>
          <table:table-cell table:formula="of:=LOWER([.A33])" office:value-type="string" office:string-value="tel01_von">
            <text:p>tel01_von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3];&quot;,  &quot;;[.C33];&quot;   # &quot;;[.D33];&quot; alt &quot;;[.$A$1];&quot; &quot;;[.A33])" office:value-type="string" office:string-value="  property  :tel01_von,  String   #  alt  Tel01_von">
            <text:p><text:s text:c="2"/>property <text:s/>:tel01_von, <text:s/>String <text:s text:c="2"/># <text:s/>alt <text:s/>Tel01_von</text:p>
          </table:table-cell>
          <table:table-cell table:formula="of:=CONCATENATE(&quot;:&quot;;[.B33];&quot; =&gt; row[&quot;;TEXT(ROW([.E33])-3;&quot;0&quot;);&quot;], &quot;)" office:value-type="string" office:string-value=":tel01_von =&gt; row[30], ">
            <text:p>:tel01_von =&gt; row[30], </text:p>
          </table:table-cell>
        </table:table-row>
        <table:table-row table:style-name="ro1">
          <table:table-cell office:value-type="string">
            <text:p>Tel01_Nummer</text:p>
          </table:table-cell>
          <table:table-cell table:formula="of:=LOWER([.A34])" office:value-type="string" office:string-value="tel01_nummer">
            <text:p>tel01_numme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4];&quot;,  &quot;;[.C34];&quot;   # &quot;;[.D34];&quot; alt &quot;;[.$A$1];&quot; &quot;;[.A34])" office:value-type="string" office:string-value="  property  :tel01_nummer,  String   #  alt  Tel01_Nummer">
            <text:p><text:s text:c="2"/>property <text:s/>:tel01_nummer, <text:s/>String <text:s text:c="2"/># <text:s/>alt <text:s/>Tel01_Nummer</text:p>
          </table:table-cell>
          <table:table-cell table:formula="of:=CONCATENATE(&quot;:&quot;;[.B34];&quot; =&gt; row[&quot;;TEXT(ROW([.E34])-3;&quot;0&quot;);&quot;], &quot;)" office:value-type="string" office:string-value=":tel01_nummer =&gt; row[31], ">
            <text:p>:tel01_nummer =&gt; row[31], </text:p>
          </table:table-cell>
        </table:table-row>
        <table:table-row table:style-name="ro1">
          <table:table-cell office:value-type="string">
            <text:p>Tel02_von</text:p>
          </table:table-cell>
          <table:table-cell table:formula="of:=LOWER([.A35])" office:value-type="string" office:string-value="tel02_von">
            <text:p>tel02_von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5];&quot;,  &quot;;[.C35];&quot;   # &quot;;[.D35];&quot; alt &quot;;[.$A$1];&quot; &quot;;[.A35])" office:value-type="string" office:string-value="  property  :tel02_von,  String   #  alt  Tel02_von">
            <text:p><text:s text:c="2"/>property <text:s/>:tel02_von, <text:s/>String <text:s text:c="2"/># <text:s/>alt <text:s/>Tel02_von</text:p>
          </table:table-cell>
          <table:table-cell table:formula="of:=CONCATENATE(&quot;:&quot;;[.B35];&quot; =&gt; row[&quot;;TEXT(ROW([.E35])-3;&quot;0&quot;);&quot;], &quot;)" office:value-type="string" office:string-value=":tel02_von =&gt; row[32], ">
            <text:p>:tel02_von =&gt; row[32], </text:p>
          </table:table-cell>
        </table:table-row>
        <table:table-row table:style-name="ro1">
          <table:table-cell office:value-type="string">
            <text:p>Tel02_Nummer</text:p>
          </table:table-cell>
          <table:table-cell table:formula="of:=LOWER([.A36])" office:value-type="string" office:string-value="tel02_nummer">
            <text:p>tel02_numme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6];&quot;,  &quot;;[.C36];&quot;   # &quot;;[.D36];&quot; alt &quot;;[.$A$1];&quot; &quot;;[.A36])" office:value-type="string" office:string-value="  property  :tel02_nummer,  String   #  alt  Tel02_Nummer">
            <text:p><text:s text:c="2"/>property <text:s/>:tel02_nummer, <text:s/>String <text:s text:c="2"/># <text:s/>alt <text:s/>Tel02_Nummer</text:p>
          </table:table-cell>
          <table:table-cell table:formula="of:=CONCATENATE(&quot;:&quot;;[.B36];&quot; =&gt; row[&quot;;TEXT(ROW([.E36])-3;&quot;0&quot;);&quot;], &quot;)" office:value-type="string" office:string-value=":tel02_nummer =&gt; row[33], ">
            <text:p>:tel02_nummer =&gt; row[33], </text:p>
          </table:table-cell>
        </table:table-row>
        <table:table-row table:style-name="ro1">
          <table:table-cell office:value-type="string">
            <text:p>Tel03_von</text:p>
          </table:table-cell>
          <table:table-cell table:formula="of:=LOWER([.A37])" office:value-type="string" office:string-value="tel03_von">
            <text:p>tel03_von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7];&quot;,  &quot;;[.C37];&quot;   # &quot;;[.D37];&quot; alt &quot;;[.$A$1];&quot; &quot;;[.A37])" office:value-type="string" office:string-value="  property  :tel03_von,  String   #  alt  Tel03_von">
            <text:p><text:s text:c="2"/>property <text:s/>:tel03_von, <text:s/>String <text:s text:c="2"/># <text:s/>alt <text:s/>Tel03_von</text:p>
          </table:table-cell>
          <table:table-cell table:formula="of:=CONCATENATE(&quot;:&quot;;[.B37];&quot; =&gt; row[&quot;;TEXT(ROW([.E37])-3;&quot;0&quot;);&quot;], &quot;)" office:value-type="string" office:string-value=":tel03_von =&gt; row[34], ">
            <text:p>:tel03_von =&gt; row[34], </text:p>
          </table:table-cell>
        </table:table-row>
        <table:table-row table:style-name="ro1">
          <table:table-cell office:value-type="string">
            <text:p>Tel03_Nummer</text:p>
          </table:table-cell>
          <table:table-cell table:formula="of:=LOWER([.A38])" office:value-type="string" office:string-value="tel03_nummer">
            <text:p>tel03_numme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8];&quot;,  &quot;;[.C38];&quot;   # &quot;;[.D38];&quot; alt &quot;;[.$A$1];&quot; &quot;;[.A38])" office:value-type="string" office:string-value="  property  :tel03_nummer,  String   #  alt  Tel03_Nummer">
            <text:p><text:s text:c="2"/>property <text:s/>:tel03_nummer, <text:s/>String <text:s text:c="2"/># <text:s/>alt <text:s/>Tel03_Nummer</text:p>
          </table:table-cell>
          <table:table-cell table:formula="of:=CONCATENATE(&quot;:&quot;;[.B38];&quot; =&gt; row[&quot;;TEXT(ROW([.E38])-3;&quot;0&quot;);&quot;], &quot;)" office:value-type="string" office:string-value=":tel03_nummer =&gt; row[35], ">
            <text:p>:tel03_nummer =&gt; row[35], </text:p>
          </table:table-cell>
        </table:table-row>
        <table:table-row table:style-name="ro1">
          <table:table-cell office:value-type="string">
            <text:p>Tel04_von</text:p>
          </table:table-cell>
          <table:table-cell table:formula="of:=LOWER([.A39])" office:value-type="string" office:string-value="tel04_von">
            <text:p>tel04_von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9];&quot;,  &quot;;[.C39];&quot;   # &quot;;[.D39];&quot; alt &quot;;[.$A$1];&quot; &quot;;[.A39])" office:value-type="string" office:string-value="  property  :tel04_von,  String   #  alt  Tel04_von">
            <text:p><text:s text:c="2"/>property <text:s/>:tel04_von, <text:s/>String <text:s text:c="2"/># <text:s/>alt <text:s/>Tel04_von</text:p>
          </table:table-cell>
          <table:table-cell table:formula="of:=CONCATENATE(&quot;:&quot;;[.B39];&quot; =&gt; row[&quot;;TEXT(ROW([.E39])-3;&quot;0&quot;);&quot;], &quot;)" office:value-type="string" office:string-value=":tel04_von =&gt; row[36], ">
            <text:p>:tel04_von =&gt; row[36], </text:p>
          </table:table-cell>
        </table:table-row>
        <table:table-row table:style-name="ro1">
          <table:table-cell office:value-type="string">
            <text:p>Tel04_Nummer</text:p>
          </table:table-cell>
          <table:table-cell table:formula="of:=LOWER([.A40])" office:value-type="string" office:string-value="tel04_nummer">
            <text:p>tel04_numme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0];&quot;,  &quot;;[.C40];&quot;   # &quot;;[.D40];&quot; alt &quot;;[.$A$1];&quot; &quot;;[.A40])" office:value-type="string" office:string-value="  property  :tel04_nummer,  String   #  alt  Tel04_Nummer">
            <text:p><text:s text:c="2"/>property <text:s/>:tel04_nummer, <text:s/>String <text:s text:c="2"/># <text:s/>alt <text:s/>Tel04_Nummer</text:p>
          </table:table-cell>
          <table:table-cell table:formula="of:=CONCATENATE(&quot;:&quot;;[.B40];&quot; =&gt; row[&quot;;TEXT(ROW([.E40])-3;&quot;0&quot;);&quot;], &quot;)" office:value-type="string" office:string-value=":tel04_nummer =&gt; row[37], ">
            <text:p>:tel04_nummer =&gt; row[37], </text:p>
          </table:table-cell>
        </table:table-row>
        <table:table-row table:style-name="ro1">
          <table:table-cell office:value-type="string">
            <text:p>Fax01_von</text:p>
          </table:table-cell>
          <table:table-cell table:formula="of:=LOWER([.A41])" office:value-type="string" office:string-value="fax01_von">
            <text:p>fax01_von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1];&quot;,  &quot;;[.C41];&quot;   # &quot;;[.D41];&quot; alt &quot;;[.$A$1];&quot; &quot;;[.A41])" office:value-type="string" office:string-value="  property  :fax01_von,  String   #  alt  Fax01_von">
            <text:p><text:s text:c="2"/>property <text:s/>:fax01_von, <text:s/>String <text:s text:c="2"/># <text:s/>alt <text:s/>Fax01_von</text:p>
          </table:table-cell>
          <table:table-cell table:formula="of:=CONCATENATE(&quot;:&quot;;[.B41];&quot; =&gt; row[&quot;;TEXT(ROW([.E41])-3;&quot;0&quot;);&quot;], &quot;)" office:value-type="string" office:string-value=":fax01_von =&gt; row[38], ">
            <text:p>:fax01_von =&gt; row[38], </text:p>
          </table:table-cell>
        </table:table-row>
        <table:table-row table:style-name="ro1">
          <table:table-cell office:value-type="string">
            <text:p>Fax01_Nummer</text:p>
          </table:table-cell>
          <table:table-cell table:formula="of:=LOWER([.A42])" office:value-type="string" office:string-value="fax01_nummer">
            <text:p>fax01_numme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2];&quot;,  &quot;;[.C42];&quot;   # &quot;;[.D42];&quot; alt &quot;;[.$A$1];&quot; &quot;;[.A42])" office:value-type="string" office:string-value="  property  :fax01_nummer,  String   #  alt  Fax01_Nummer">
            <text:p><text:s text:c="2"/>property <text:s/>:fax01_nummer, <text:s/>String <text:s text:c="2"/># <text:s/>alt <text:s/>Fax01_Nummer</text:p>
          </table:table-cell>
          <table:table-cell table:formula="of:=CONCATENATE(&quot;:&quot;;[.B42];&quot; =&gt; row[&quot;;TEXT(ROW([.E42])-3;&quot;0&quot;);&quot;], &quot;)" office:value-type="string" office:string-value=":fax01_nummer =&gt; row[39], ">
            <text:p>:fax01_nummer =&gt; row[39], </text:p>
          </table:table-cell>
        </table:table-row>
        <table:table-row table:style-name="ro1">
          <table:table-cell office:value-type="string">
            <text:p>Handy01_von</text:p>
          </table:table-cell>
          <table:table-cell table:formula="of:=LOWER([.A43])" office:value-type="string" office:string-value="handy01_von">
            <text:p>handy01_von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3];&quot;,  &quot;;[.C43];&quot;   # &quot;;[.D43];&quot; alt &quot;;[.$A$1];&quot; &quot;;[.A43])" office:value-type="string" office:string-value="  property  :handy01_von,  String   #  alt  Handy01_von">
            <text:p><text:s text:c="2"/>property <text:s/>:handy01_von, <text:s/>String <text:s text:c="2"/># <text:s/>alt <text:s/>Handy01_von</text:p>
          </table:table-cell>
          <table:table-cell table:formula="of:=CONCATENATE(&quot;:&quot;;[.B43];&quot; =&gt; row[&quot;;TEXT(ROW([.E43])-3;&quot;0&quot;);&quot;], &quot;)" office:value-type="string" office:string-value=":handy01_von =&gt; row[40], ">
            <text:p>:handy01_von =&gt; row[40], </text:p>
          </table:table-cell>
        </table:table-row>
        <table:table-row table:style-name="ro1">
          <table:table-cell office:value-type="string">
            <text:p>Handy01_Nummer</text:p>
          </table:table-cell>
          <table:table-cell table:formula="of:=LOWER([.A44])" office:value-type="string" office:string-value="handy01_nummer">
            <text:p>handy01_numme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4];&quot;,  &quot;;[.C44];&quot;   # &quot;;[.D44];&quot; alt &quot;;[.$A$1];&quot; &quot;;[.A44])" office:value-type="string" office:string-value="  property  :handy01_nummer,  String   #  alt  Handy01_Nummer">
            <text:p><text:s text:c="2"/>property <text:s/>:handy01_nummer, <text:s/>String <text:s text:c="2"/># <text:s/>alt <text:s/>Handy01_Nummer</text:p>
          </table:table-cell>
          <table:table-cell table:formula="of:=CONCATENATE(&quot;:&quot;;[.B44];&quot; =&gt; row[&quot;;TEXT(ROW([.E44])-3;&quot;0&quot;);&quot;], &quot;)" office:value-type="string" office:string-value=":handy01_nummer =&gt; row[41], ">
            <text:p>:handy01_nummer =&gt; row[41], </text:p>
          </table:table-cell>
        </table:table-row>
        <table:table-row table:style-name="ro1">
          <table:table-cell office:value-type="string">
            <text:p>Handy02_von</text:p>
          </table:table-cell>
          <table:table-cell table:formula="of:=LOWER([.A45])" office:value-type="string" office:string-value="handy02_von">
            <text:p>handy02_von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5];&quot;,  &quot;;[.C45];&quot;   # &quot;;[.D45];&quot; alt &quot;;[.$A$1];&quot; &quot;;[.A45])" office:value-type="string" office:string-value="  property  :handy02_von,  String   #  alt  Handy02_von">
            <text:p><text:s text:c="2"/>property <text:s/>:handy02_von, <text:s/>String <text:s text:c="2"/># <text:s/>alt <text:s/>Handy02_von</text:p>
          </table:table-cell>
          <table:table-cell table:formula="of:=CONCATENATE(&quot;:&quot;;[.B45];&quot; =&gt; row[&quot;;TEXT(ROW([.E45])-3;&quot;0&quot;);&quot;], &quot;)" office:value-type="string" office:string-value=":handy02_von =&gt; row[42], ">
            <text:p>:handy02_von =&gt; row[42], </text:p>
          </table:table-cell>
        </table:table-row>
        <table:table-row table:style-name="ro1">
          <table:table-cell office:value-type="string">
            <text:p>Handy02_Nummer</text:p>
          </table:table-cell>
          <table:table-cell table:formula="of:=LOWER([.A46])" office:value-type="string" office:string-value="handy02_nummer">
            <text:p>handy02_numme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6];&quot;,  &quot;;[.C46];&quot;   # &quot;;[.D46];&quot; alt &quot;;[.$A$1];&quot; &quot;;[.A46])" office:value-type="string" office:string-value="  property  :handy02_nummer,  String   #  alt  Handy02_Nummer">
            <text:p><text:s text:c="2"/>property <text:s/>:handy02_nummer, <text:s/>String <text:s text:c="2"/># <text:s/>alt <text:s/>Handy02_Nummer</text:p>
          </table:table-cell>
          <table:table-cell table:formula="of:=CONCATENATE(&quot;:&quot;;[.B46];&quot; =&gt; row[&quot;;TEXT(ROW([.E46])-3;&quot;0&quot;);&quot;], &quot;)" office:value-type="string" office:string-value=":handy02_nummer =&gt; row[43], ">
            <text:p>:handy02_nummer =&gt; row[43], </text:p>
          </table:table-cell>
        </table:table-row>
        <table:table-row table:style-name="ro1">
          <table:table-cell office:value-type="string">
            <text:p>Email01_von</text:p>
          </table:table-cell>
          <table:table-cell table:formula="of:=LOWER([.A47])" office:value-type="string" office:string-value="email01_von">
            <text:p>email01_von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7];&quot;,  &quot;;[.C47];&quot;   # &quot;;[.D47];&quot; alt &quot;;[.$A$1];&quot; &quot;;[.A47])" office:value-type="string" office:string-value="  property  :email01_von,  String   #  alt  Email01_von">
            <text:p><text:s text:c="2"/>property <text:s/>:email01_von, <text:s/>String <text:s text:c="2"/># <text:s/>alt <text:s/>Email01_von</text:p>
          </table:table-cell>
          <table:table-cell table:formula="of:=CONCATENATE(&quot;:&quot;;[.B47];&quot; =&gt; row[&quot;;TEXT(ROW([.E47])-3;&quot;0&quot;);&quot;], &quot;)" office:value-type="string" office:string-value=":email01_von =&gt; row[44], ">
            <text:p>:email01_von =&gt; row[44], </text:p>
          </table:table-cell>
        </table:table-row>
        <table:table-row table:style-name="ro1">
          <table:table-cell office:value-type="string">
            <text:p>Email01_Text</text:p>
          </table:table-cell>
          <table:table-cell table:formula="of:=LOWER([.A48])" office:value-type="string" office:string-value="email01_text">
            <text:p>email01_tex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8];&quot;,  &quot;;[.C48];&quot;   # &quot;;[.D48];&quot; alt &quot;;[.$A$1];&quot; &quot;;[.A48])" office:value-type="string" office:string-value="  property  :email01_text,  String   #  alt  Email01_Text">
            <text:p><text:s text:c="2"/>property <text:s/>:email01_text, <text:s/>String <text:s text:c="2"/># <text:s/>alt <text:s/>Email01_Text</text:p>
          </table:table-cell>
          <table:table-cell table:formula="of:=CONCATENATE(&quot;:&quot;;[.B48];&quot; =&gt; row[&quot;;TEXT(ROW([.E48])-3;&quot;0&quot;);&quot;], &quot;)" office:value-type="string" office:string-value=":email01_text =&gt; row[45], ">
            <text:p>:email01_text =&gt; row[45], </text:p>
          </table:table-cell>
        </table:table-row>
        <table:table-row table:style-name="ro1">
          <table:table-cell office:value-type="string">
            <text:p>Email02_von</text:p>
          </table:table-cell>
          <table:table-cell table:formula="of:=LOWER([.A49])" office:value-type="string" office:string-value="email02_von">
            <text:p>email02_von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9];&quot;,  &quot;;[.C49];&quot;   # &quot;;[.D49];&quot; alt &quot;;[.$A$1];&quot; &quot;;[.A49])" office:value-type="string" office:string-value="  property  :email02_von,  String   #  alt  Email02_von">
            <text:p><text:s text:c="2"/>property <text:s/>:email02_von, <text:s/>String <text:s text:c="2"/># <text:s/>alt <text:s/>Email02_von</text:p>
          </table:table-cell>
          <table:table-cell table:formula="of:=CONCATENATE(&quot;:&quot;;[.B49];&quot; =&gt; row[&quot;;TEXT(ROW([.E49])-3;&quot;0&quot;);&quot;], &quot;)" office:value-type="string" office:string-value=":email02_von =&gt; row[46], ">
            <text:p>:email02_von =&gt; row[46], </text:p>
          </table:table-cell>
        </table:table-row>
        <table:table-row table:style-name="ro1">
          <table:table-cell office:value-type="string">
            <text:p>Email02_Text</text:p>
          </table:table-cell>
          <table:table-cell table:formula="of:=LOWER([.A50])" office:value-type="string" office:string-value="email02_text">
            <text:p>email02_tex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0];&quot;,  &quot;;[.C50];&quot;   # &quot;;[.D50];&quot; alt &quot;;[.$A$1];&quot; &quot;;[.A50])" office:value-type="string" office:string-value="  property  :email02_text,  String   #  alt  Email02_Text">
            <text:p><text:s text:c="2"/>property <text:s/>:email02_text, <text:s/>String <text:s text:c="2"/># <text:s/>alt <text:s/>Email02_Text</text:p>
          </table:table-cell>
          <table:table-cell table:formula="of:=CONCATENATE(&quot;:&quot;;[.B50];&quot; =&gt; row[&quot;;TEXT(ROW([.E50])-3;&quot;0&quot;);&quot;], &quot;)" office:value-type="string" office:string-value=":email02_text =&gt; row[47], ">
            <text:p>:email02_text =&gt; row[47], </text:p>
          </table:table-cell>
        </table:table-row>
        <table:table-row table:style-name="ro1">
          <table:table-cell office:value-type="string">
            <text:p>Internet01</text:p>
          </table:table-cell>
          <table:table-cell table:formula="of:=LOWER([.A51])" office:value-type="string" office:string-value="internet01">
            <text:p>internet01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1];&quot;,  &quot;;[.C51];&quot;   # &quot;;[.D51];&quot; alt &quot;;[.$A$1];&quot; &quot;;[.A51])" office:value-type="string" office:string-value="  property  :internet01,  String   #  alt  Internet01">
            <text:p><text:s text:c="2"/>property <text:s/>:internet01, <text:s/>String <text:s text:c="2"/># <text:s/>alt <text:s/>Internet01</text:p>
          </table:table-cell>
          <table:table-cell table:formula="of:=CONCATENATE(&quot;:&quot;;[.B51];&quot; =&gt; row[&quot;;TEXT(ROW([.E51])-3;&quot;0&quot;);&quot;], &quot;)" office:value-type="string" office:string-value=":internet01 =&gt; row[48], ">
            <text:p>:internet01 =&gt; row[48], </text:p>
          </table:table-cell>
        </table:table-row>
        <table:table-row table:style-name="ro1">
          <table:table-cell office:value-type="string">
            <text:p>Internet02</text:p>
          </table:table-cell>
          <table:table-cell table:formula="of:=LOWER([.A52])" office:value-type="string" office:string-value="internet02">
            <text:p>internet02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2];&quot;,  &quot;;[.C52];&quot;   # &quot;;[.D52];&quot; alt &quot;;[.$A$1];&quot; &quot;;[.A52])" office:value-type="string" office:string-value="  property  :internet02,  String   #  alt  Internet02">
            <text:p><text:s text:c="2"/>property <text:s/>:internet02, <text:s/>String <text:s text:c="2"/># <text:s/>alt <text:s/>Internet02</text:p>
          </table:table-cell>
          <table:table-cell table:formula="of:=CONCATENATE(&quot;:&quot;;[.B52];&quot; =&gt; row[&quot;;TEXT(ROW([.E52])-3;&quot;0&quot;);&quot;], &quot;)" office:value-type="string" office:string-value=":internet02 =&gt; row[49], ">
            <text:p>:internet02 =&gt; row[49], </text:p>
          </table:table-cell>
        </table:table-row>
        <table:table-row table:style-name="ro1">
          <table:table-cell office:value-type="string">
            <text:p>AdrNum</text:p>
          </table:table-cell>
          <table:table-cell table:formula="of:=LOWER([.A53])" office:value-type="string" office:string-value="adrnum">
            <text:p>adrnum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3];&quot;,  &quot;;[.C53];&quot;   # &quot;;[.D53];&quot; alt &quot;;[.$A$1];&quot; &quot;;[.A53])" office:value-type="string" office:string-value="  property  :adrnum,  String   #  alt  AdrNum">
            <text:p><text:s text:c="2"/>property <text:s/>:adrnum, <text:s/>String <text:s text:c="2"/># <text:s/>alt <text:s/>AdrNum</text:p>
          </table:table-cell>
          <table:table-cell table:formula="of:=CONCATENATE(&quot;:&quot;;[.B53];&quot; =&gt; row[&quot;;TEXT(ROW([.E53])-3;&quot;0&quot;);&quot;], &quot;)" office:value-type="string" office:string-value=":adrnum =&gt; row[50], ">
            <text:p>:adrnum =&gt; row[50], </text:p>
          </table:table-cell>
        </table:table-row>
        <table:table-row table:style-name="ro1">
          <table:table-cell office:value-type="string">
            <text:p>Code</text:p>
          </table:table-cell>
          <table:table-cell table:formula="of:=LOWER([.A54])" office:value-type="string" office:string-value="code">
            <text:p>cod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4];&quot;,  &quot;;[.C54];&quot;   # &quot;;[.D54];&quot; alt &quot;;[.$A$1];&quot; &quot;;[.A54])" office:value-type="string" office:string-value="  property  :code,  String   #  alt  Code">
            <text:p><text:s text:c="2"/>property <text:s/>:code, <text:s/>String <text:s text:c="2"/># <text:s/>alt <text:s/>Code</text:p>
          </table:table-cell>
          <table:table-cell table:formula="of:=CONCATENATE(&quot;:&quot;;[.B54];&quot; =&gt; row[&quot;;TEXT(ROW([.E54])-3;&quot;0&quot;);&quot;], &quot;)" office:value-type="string" office:string-value=":code =&gt; row[51], ">
            <text:p>:code =&gt; row[51], </text:p>
          </table:table-cell>
        </table:table-row>
        <table:table-row table:style-name="ro1">
          <table:table-cell office:value-type="string">
            <text:p>Sortier</text:p>
          </table:table-cell>
          <table:table-cell table:formula="of:=LOWER([.A55])" office:value-type="string" office:string-value="sortier">
            <text:p>sortie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5];&quot;,  &quot;;[.C55];&quot;   # &quot;;[.D55];&quot; alt &quot;;[.$A$1];&quot; &quot;;[.A55])" office:value-type="string" office:string-value="  property  :sortier,  String   #  alt  Sortier">
            <text:p><text:s text:c="2"/>property <text:s/>:sortier, <text:s/>String <text:s text:c="2"/># <text:s/>alt <text:s/>Sortier</text:p>
          </table:table-cell>
          <table:table-cell table:formula="of:=CONCATENATE(&quot;:&quot;;[.B55];&quot; =&gt; row[&quot;;TEXT(ROW([.E55])-3;&quot;0&quot;);&quot;], &quot;)" office:value-type="string" office:string-value=":sortier =&gt; row[52], ">
            <text:p>:sortier =&gt; row[52], </text:p>
          </table:table-cell>
        </table:table-row>
        <table:table-row table:style-name="ro1">
          <table:table-cell office:value-type="string">
            <text:p>Fax02_von</text:p>
          </table:table-cell>
          <table:table-cell table:formula="of:=LOWER([.A56])" office:value-type="string" office:string-value="fax02_von">
            <text:p>fax02_von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6];&quot;,  &quot;;[.C56];&quot;   # &quot;;[.D56];&quot; alt &quot;;[.$A$1];&quot; &quot;;[.A56])" office:value-type="string" office:string-value="  property  :fax02_von,  String   #  alt  Fax02_von">
            <text:p><text:s text:c="2"/>property <text:s/>:fax02_von, <text:s/>String <text:s text:c="2"/># <text:s/>alt <text:s/>Fax02_von</text:p>
          </table:table-cell>
          <table:table-cell table:formula="of:=CONCATENATE(&quot;:&quot;;[.B56];&quot; =&gt; row[&quot;;TEXT(ROW([.E56])-3;&quot;0&quot;);&quot;], &quot;)" office:value-type="string" office:string-value=":fax02_von =&gt; row[53], ">
            <text:p>:fax02_von =&gt; row[53], </text:p>
          </table:table-cell>
        </table:table-row>
        <table:table-row table:style-name="ro1">
          <table:table-cell office:value-type="string">
            <text:p>Fax02_Nummer</text:p>
          </table:table-cell>
          <table:table-cell table:formula="of:=LOWER([.A57])" office:value-type="string" office:string-value="fax02_nummer">
            <text:p>fax02_numme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7];&quot;,  &quot;;[.C57];&quot;   # &quot;;[.D57];&quot; alt &quot;;[.$A$1];&quot; &quot;;[.A57])" office:value-type="string" office:string-value="  property  :fax02_nummer,  String   #  alt  Fax02_Nummer">
            <text:p><text:s text:c="2"/>property <text:s/>:fax02_nummer, <text:s/>String <text:s text:c="2"/># <text:s/>alt <text:s/>Fax02_Nummer</text:p>
          </table:table-cell>
          <table:table-cell table:formula="of:=CONCATENATE(&quot;:&quot;;[.B57];&quot; =&gt; row[&quot;;TEXT(ROW([.E57])-3;&quot;0&quot;);&quot;], &quot;)" office:value-type="string" office:string-value=":fax02_nummer =&gt; row[54], ">
            <text:p>:fax02_nummer =&gt; row[54], </text:p>
          </table:table-cell>
        </table:table-row>
        <table:table-row table:style-name="ro1">
          <table:table-cell office:value-type="string">
            <text:p>Bild1</text:p>
          </table:table-cell>
          <table:table-cell table:formula="of:=LOWER([.A58])" office:value-type="string" office:string-value="bild1">
            <text:p>bild1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8];&quot;,  &quot;;[.C58];&quot;   # &quot;;[.D58];&quot; alt &quot;;[.$A$1];&quot; &quot;;[.A58])" office:value-type="string" office:string-value="  property  :bild1,  String   #  alt  Bild1">
            <text:p><text:s text:c="2"/>property <text:s/>:bild1, <text:s/>String <text:s text:c="2"/># <text:s/>alt <text:s/>Bild1</text:p>
          </table:table-cell>
          <table:table-cell table:formula="of:=CONCATENATE(&quot;:&quot;;[.B58];&quot; =&gt; row[&quot;;TEXT(ROW([.E58])-3;&quot;0&quot;);&quot;], &quot;)" office:value-type="string" office:string-value=":bild1 =&gt; row[55], ">
            <text:p>:bild1 =&gt; row[55], </text:p>
          </table:table-cell>
        </table:table-row>
        <table:table-row table:style-name="ro1">
          <table:table-cell office:value-type="string">
            <text:p>Bild2</text:p>
          </table:table-cell>
          <table:table-cell table:formula="of:=LOWER([.A59])" office:value-type="string" office:string-value="bild2">
            <text:p>bild2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9];&quot;,  &quot;;[.C59];&quot;   # &quot;;[.D59];&quot; alt &quot;;[.$A$1];&quot; &quot;;[.A59])" office:value-type="string" office:string-value="  property  :bild2,  String   #  alt  Bild2">
            <text:p><text:s text:c="2"/>property <text:s/>:bild2, <text:s/>String <text:s text:c="2"/># <text:s/>alt <text:s/>Bild2</text:p>
          </table:table-cell>
          <table:table-cell table:formula="of:=CONCATENATE(&quot;:&quot;;[.B59];&quot; =&gt; row[&quot;;TEXT(ROW([.E59])-3;&quot;0&quot;);&quot;], &quot;)" office:value-type="string" office:string-value=":bild2 =&gt; row[56], ">
            <text:p>:bild2 =&gt; row[56], </text:p>
          </table:table-cell>
        </table:table-row>
        <table:table-row table:style-name="ro1">
          <table:table-cell office:value-type="string">
            <text:p>Email03_von</text:p>
          </table:table-cell>
          <table:table-cell table:formula="of:=LOWER([.A60])" office:value-type="string" office:string-value="email03_von">
            <text:p>email03_von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60];&quot;,  &quot;;[.C60];&quot;   # &quot;;[.D60];&quot; alt &quot;;[.$A$1];&quot; &quot;;[.A60])" office:value-type="string" office:string-value="  property  :email03_von,  String   #  alt  Email03_von">
            <text:p><text:s text:c="2"/>property <text:s/>:email03_von, <text:s/>String <text:s text:c="2"/># <text:s/>alt <text:s/>Email03_von</text:p>
          </table:table-cell>
          <table:table-cell table:formula="of:=CONCATENATE(&quot;:&quot;;[.B60];&quot; =&gt; row[&quot;;TEXT(ROW([.E60])-3;&quot;0&quot;);&quot;], &quot;)" office:value-type="string" office:string-value=":email03_von =&gt; row[57], ">
            <text:p>:email03_von =&gt; row[57], </text:p>
          </table:table-cell>
        </table:table-row>
        <table:table-row table:style-name="ro1">
          <table:table-cell office:value-type="string">
            <text:p>Email03_Text</text:p>
          </table:table-cell>
          <table:table-cell table:formula="of:=LOWER([.A61])" office:value-type="string" office:string-value="email03_text">
            <text:p>email03_tex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61];&quot;,  &quot;;[.C61];&quot;   # &quot;;[.D61];&quot; alt &quot;;[.$A$1];&quot; &quot;;[.A61])" office:value-type="string" office:string-value="  property  :email03_text,  String   #  alt  Email03_Text">
            <text:p><text:s text:c="2"/>property <text:s/>:email03_text, <text:s/>String <text:s text:c="2"/># <text:s/>alt <text:s/>Email03_Text</text:p>
          </table:table-cell>
          <table:table-cell table:formula="of:=CONCATENATE(&quot;:&quot;;[.B61];&quot; =&gt; row[&quot;;TEXT(ROW([.E61])-3;&quot;0&quot;);&quot;], &quot;)" office:value-type="string" office:string-value=":email03_text =&gt; row[58], ">
            <text:p>:email03_text =&gt; row[58], </text:p>
          </table:table-cell>
        </table:table-row>
        <table:table-row table:style-name="ro1" table:number-rows-repeated="104851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ersonal" table:style-name="ta1">
        <table:table-column table:style-name="co38" table:default-cell-style-name="Default"/>
        <table:table-column table:style-name="co23" table:default-cell-style-name="Default"/>
        <table:table-column table:style-name="co6" table:number-columns-repeated="2" table:default-cell-style-name="Default"/>
        <table:table-column table:style-name="co39" table:default-cell-style-name="Default"/>
        <table:table-column table:style-name="co6" table:default-cell-style-name="Default"/>
        <table:table-row table:style-name="ro2">
          <table:table-cell table:number-columns-repeated="2" table:style-name="ce5" office:value-type="string">
            <text:p>Persona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uer Name</text:p>
          </table:table-cell>
          <table:table-cell office:value-type="string">
            <text:p>Typ</text:p>
          </table:table-cell>
          <table:table-cell office:value-type="string">
            <text:p>Kommentar</text:p>
          </table:table-cell>
          <table:table-cell office:value-type="string">
            <text:p>Zeile</text:p>
          </table:table-cell>
          <table:table-cell office:value-type="string">
            <text:p>Für Importscript</text:p>
          </table:table-cell>
        </table:table-row>
        <table:table-row table:style-name="ro1">
          <table:table-cell office:value-type="string">
            <text:p>AdrNum</text:p>
          </table:table-cell>
          <table:table-cell table:formula="of:=LOWER([.A3])" office:value-type="string" office:string-value="adrnum">
            <text:p>adrnum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3];&quot;,  &quot;;[.C3];&quot;   # &quot;;[.D3];&quot; alt &quot;;[.$A$1];&quot; &quot;;[.A3])" office:value-type="string" office:string-value="  property  :adrnum,  String   #  alt Personal AdrNum">
            <text:p><text:s text:c="2"/>property <text:s/>:adrnum, <text:s/>String <text:s text:c="2"/># <text:s/>alt Personal AdrNum</text:p>
          </table:table-cell>
          <table:table-cell table:formula="of:=CONCATENATE(&quot;:&quot;;[.B3];&quot; =&gt; row[&quot;;TEXT(ROW([.E3])-3;&quot;0&quot;);&quot;], &quot;)" office:value-type="string" office:string-value=":adrnum =&gt; row[0], ">
            <text:p>:adrnum =&gt; row[0], </text:p>
          </table:table-cell>
        </table:table-row>
        <table:table-row table:style-name="ro1">
          <table:table-cell office:value-type="string">
            <text:p>AdrZusatzNr</text:p>
          </table:table-cell>
          <table:table-cell table:formula="of:=LOWER([.A4])" office:value-type="string" office:string-value="adrzusatznr">
            <text:p>adrzusatzn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4];&quot;,  &quot;;[.C4];&quot;   # &quot;;[.D4];&quot; alt &quot;;[.$A$1];&quot; &quot;;[.A4])" office:value-type="string" office:string-value="  property  :adrzusatznr,  String   #  alt Personal AdrZusatzNr">
            <text:p><text:s text:c="2"/>property <text:s/>:adrzusatznr, <text:s/>String <text:s text:c="2"/># <text:s/>alt Personal AdrZusatzNr</text:p>
          </table:table-cell>
          <table:table-cell table:formula="of:=CONCATENATE(&quot;:&quot;;[.B4];&quot; =&gt; row[&quot;;TEXT(ROW([.E4])-3;&quot;0&quot;);&quot;], &quot;)" office:value-type="string" office:string-value=":adrzusatznr =&gt; row[1], ">
            <text:p>:adrzusatznr =&gt; row[1], </text:p>
          </table:table-cell>
        </table:table-row>
        <table:table-row table:style-name="ro1">
          <table:table-cell office:value-type="string">
            <text:p>AdrNumIndex</text:p>
          </table:table-cell>
          <table:table-cell table:formula="of:=LOWER([.A5])" office:value-type="string" office:string-value="adrnumindex">
            <text:p>adrnumindex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5];&quot;,  &quot;;[.C5];&quot;   # &quot;;[.D5];&quot; alt &quot;;[.$A$1];&quot; &quot;;[.A5])" office:value-type="string" office:string-value="  property  :adrnumindex,  String   #  alt Personal AdrNumIndex">
            <text:p><text:s text:c="2"/>property <text:s/>:adrnumindex, <text:s/>String <text:s text:c="2"/># <text:s/>alt Personal AdrNumIndex</text:p>
          </table:table-cell>
          <table:table-cell table:formula="of:=CONCATENATE(&quot;:&quot;;[.B5];&quot; =&gt; row[&quot;;TEXT(ROW([.E5])-3;&quot;0&quot;);&quot;], &quot;)" office:value-type="string" office:string-value=":adrnumindex =&gt; row[2], ">
            <text:p>:adrnumindex =&gt; row[2], </text:p>
          </table:table-cell>
        </table:table-row>
        <table:table-row table:style-name="ro1">
          <table:table-cell office:value-type="string">
            <text:p>Kürzel</text:p>
          </table:table-cell>
          <table:table-cell office:value-type="string">
            <text:p>kuerzel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6];&quot;,  &quot;;[.C6];&quot;   # &quot;;[.D6];&quot; alt &quot;;[.$A$1];&quot; &quot;;[.A6])" office:value-type="string" office:string-value="  property  :kuerzel,  String   #  alt Personal Kürzel">
            <text:p><text:s text:c="2"/>property <text:s/>:kuerzel, <text:s/>String <text:s text:c="2"/># <text:s/>alt Personal Kürzel</text:p>
          </table:table-cell>
          <table:table-cell table:formula="of:=CONCATENATE(&quot;:&quot;;[.B6];&quot; =&gt; row[&quot;;TEXT(ROW([.E6])-3;&quot;0&quot;);&quot;], &quot;)" office:value-type="string" office:string-value=":kuerzel =&gt; row[3], ">
            <text:p>:kuerzel =&gt; row[3], </text:p>
          </table:table-cell>
        </table:table-row>
        <table:table-row table:style-name="ro1">
          <table:table-cell office:value-type="string">
            <text:p>Geburtstag</text:p>
          </table:table-cell>
          <table:table-cell table:formula="of:=LOWER([.A7])" office:value-type="string" office:string-value="geburtstag">
            <text:p>geburtstag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7];&quot;,  &quot;;[.C7];&quot;   # &quot;;[.D7];&quot; alt &quot;;[.$A$1];&quot; &quot;;[.A7])" office:value-type="string" office:string-value="  property  :geburtstag,  String   #  alt Personal Geburtstag">
            <text:p><text:s text:c="2"/>property <text:s/>:geburtstag, <text:s/>String <text:s text:c="2"/># <text:s/>alt Personal Geburtstag</text:p>
          </table:table-cell>
          <table:table-cell table:formula="of:=CONCATENATE(&quot;:&quot;;[.B7];&quot; =&gt; row[&quot;;TEXT(ROW([.E7])-3;&quot;0&quot;);&quot;], &quot;)" office:value-type="string" office:string-value=":geburtstag =&gt; row[4], ">
            <text:p>:geburtstag =&gt; row[4], </text:p>
          </table:table-cell>
        </table:table-row>
        <table:table-row table:style-name="ro1">
          <table:table-cell office:value-type="string">
            <text:p>Nationalität</text:p>
          </table:table-cell>
          <table:table-cell office:value-type="string">
            <text:p>nationalitae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8];&quot;,  &quot;;[.C8];&quot;   # &quot;;[.D8];&quot; alt &quot;;[.$A$1];&quot; &quot;;[.A8])" office:value-type="string" office:string-value="  property  :nationalitaet,  String   #  alt Personal Nationalität">
            <text:p><text:s text:c="2"/>property <text:s/>:nationalitaet, <text:s/>String <text:s text:c="2"/># <text:s/>alt Personal Nationalität</text:p>
          </table:table-cell>
          <table:table-cell table:formula="of:=CONCATENATE(&quot;:&quot;;[.B8];&quot; =&gt; row[&quot;;TEXT(ROW([.E8])-3;&quot;0&quot;);&quot;], &quot;)" office:value-type="string" office:string-value=":nationalitaet =&gt; row[5], ">
            <text:p>:nationalitaet =&gt; row[5], </text:p>
          </table:table-cell>
        </table:table-row>
        <table:table-row table:style-name="ro1">
          <table:table-cell office:value-type="string">
            <text:p>Konfession</text:p>
          </table:table-cell>
          <table:table-cell table:formula="of:=LOWER([.A9])" office:value-type="string" office:string-value="konfession">
            <text:p>konfession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9];&quot;,  &quot;;[.C9];&quot;   # &quot;;[.D9];&quot; alt &quot;;[.$A$1];&quot; &quot;;[.A9])" office:value-type="string" office:string-value="  property  :konfession,  String   #  alt Personal Konfession">
            <text:p><text:s text:c="2"/>property <text:s/>:konfession, <text:s/>String <text:s text:c="2"/># <text:s/>alt Personal Konfession</text:p>
          </table:table-cell>
          <table:table-cell table:formula="of:=CONCATENATE(&quot;:&quot;;[.B9];&quot; =&gt; row[&quot;;TEXT(ROW([.E9])-3;&quot;0&quot;);&quot;], &quot;)" office:value-type="string" office:string-value=":konfession =&gt; row[6], ">
            <text:p>:konfession =&gt; row[6], </text:p>
          </table:table-cell>
        </table:table-row>
        <table:table-row table:style-name="ro1">
          <table:table-cell office:value-type="string">
            <text:p>AHV_Nummer</text:p>
          </table:table-cell>
          <table:table-cell table:formula="of:=LOWER([.A10])" office:value-type="string" office:string-value="ahv_nummer">
            <text:p>ahv_numme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0];&quot;,  &quot;;[.C10];&quot;   # &quot;;[.D10];&quot; alt &quot;;[.$A$1];&quot; &quot;;[.A10])" office:value-type="string" office:string-value="  property  :ahv_nummer,  String   #  alt Personal AHV_Nummer">
            <text:p><text:s text:c="2"/>property <text:s/>:ahv_nummer, <text:s/>String <text:s text:c="2"/># <text:s/>alt Personal AHV_Nummer</text:p>
          </table:table-cell>
          <table:table-cell table:formula="of:=CONCATENATE(&quot;:&quot;;[.B10];&quot; =&gt; row[&quot;;TEXT(ROW([.E10])-3;&quot;0&quot;);&quot;], &quot;)" office:value-type="string" office:string-value=":ahv_nummer =&gt; row[7], ">
            <text:p>:ahv_nummer =&gt; row[7], </text:p>
          </table:table-cell>
        </table:table-row>
        <table:table-row table:style-name="ro1">
          <table:table-cell office:value-type="string">
            <text:p>BVG_Nummer</text:p>
          </table:table-cell>
          <table:table-cell table:formula="of:=LOWER([.A11])" office:value-type="string" office:string-value="bvg_nummer">
            <text:p>bvg_numme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1];&quot;,  &quot;;[.C11];&quot;   # &quot;;[.D11];&quot; alt &quot;;[.$A$1];&quot; &quot;;[.A11])" office:value-type="string" office:string-value="  property  :bvg_nummer,  String   #  alt Personal BVG_Nummer">
            <text:p><text:s text:c="2"/>property <text:s/>:bvg_nummer, <text:s/>String <text:s text:c="2"/># <text:s/>alt Personal BVG_Nummer</text:p>
          </table:table-cell>
          <table:table-cell table:formula="of:=CONCATENATE(&quot;:&quot;;[.B11];&quot; =&gt; row[&quot;;TEXT(ROW([.E11])-3;&quot;0&quot;);&quot;], &quot;)" office:value-type="string" office:string-value=":bvg_nummer =&gt; row[8], ">
            <text:p>:bvg_nummer =&gt; row[8], </text:p>
          </table:table-cell>
        </table:table-row>
        <table:table-row table:style-name="ro1">
          <table:table-cell office:value-type="string">
            <text:p>Stellenantritt</text:p>
          </table:table-cell>
          <table:table-cell table:formula="of:=LOWER([.A12])" office:value-type="string" office:string-value="stellenantritt">
            <text:p>stellenantrit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2];&quot;,  &quot;;[.C12];&quot;   # &quot;;[.D12];&quot; alt &quot;;[.$A$1];&quot; &quot;;[.A12])" office:value-type="string" office:string-value="  property  :stellenantritt,  String   #  alt Personal Stellenantritt">
            <text:p><text:s text:c="2"/>property <text:s/>:stellenantritt, <text:s/>String <text:s text:c="2"/># <text:s/>alt Personal Stellenantritt</text:p>
          </table:table-cell>
          <table:table-cell table:formula="of:=CONCATENATE(&quot;:&quot;;[.B12];&quot; =&gt; row[&quot;;TEXT(ROW([.E12])-3;&quot;0&quot;);&quot;], &quot;)" office:value-type="string" office:string-value=":stellenantritt =&gt; row[9], ">
            <text:p>:stellenantritt =&gt; row[9], </text:p>
          </table:table-cell>
        </table:table-row>
        <table:table-row table:style-name="ro1">
          <table:table-cell office:value-type="string">
            <text:p>Stellenaustritt</text:p>
          </table:table-cell>
          <table:table-cell table:formula="of:=LOWER([.A13])" office:value-type="string" office:string-value="stellenaustritt">
            <text:p>stellenaustrit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3];&quot;,  &quot;;[.C13];&quot;   # &quot;;[.D13];&quot; alt &quot;;[.$A$1];&quot; &quot;;[.A13])" office:value-type="string" office:string-value="  property  :stellenaustritt,  String   #  alt Personal Stellenaustritt">
            <text:p><text:s text:c="2"/>property <text:s/>:stellenaustritt, <text:s/>String <text:s text:c="2"/># <text:s/>alt Personal Stellenaustritt</text:p>
          </table:table-cell>
          <table:table-cell table:formula="of:=CONCATENATE(&quot;:&quot;;[.B13];&quot; =&gt; row[&quot;;TEXT(ROW([.E13])-3;&quot;0&quot;);&quot;], &quot;)" office:value-type="string" office:string-value=":stellenaustritt =&gt; row[10], ">
            <text:p>:stellenaustritt =&gt; row[10], </text:p>
          </table:table-cell>
        </table:table-row>
        <table:table-row table:style-name="ro1">
          <table:table-cell office:value-type="string">
            <text:p>Stundenansatz</text:p>
          </table:table-cell>
          <table:table-cell table:formula="of:=LOWER([.A14])" office:value-type="string" office:string-value="stundenansatz">
            <text:p>stundenansatz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4];&quot;,  &quot;;[.C14];&quot;   # &quot;;[.D14];&quot; alt &quot;;[.$A$1];&quot; &quot;;[.A14])" office:value-type="string" office:string-value="  property  :stundenansatz,  String   #  alt Personal Stundenansatz">
            <text:p><text:s text:c="2"/>property <text:s/>:stundenansatz, <text:s/>String <text:s text:c="2"/># <text:s/>alt Personal Stundenansatz</text:p>
          </table:table-cell>
          <table:table-cell table:formula="of:=CONCATENATE(&quot;:&quot;;[.B14];&quot; =&gt; row[&quot;;TEXT(ROW([.E14])-3;&quot;0&quot;);&quot;], &quot;)" office:value-type="string" office:string-value=":stundenansatz =&gt; row[11], ">
            <text:p>:stundenansatz =&gt; row[11], </text:p>
          </table:table-cell>
        </table:table-row>
        <table:table-row table:style-name="ro1">
          <table:table-cell office:value-type="string">
            <text:p>Zivilstand</text:p>
          </table:table-cell>
          <table:table-cell table:formula="of:=LOWER([.A15])" office:value-type="string" office:string-value="zivilstand">
            <text:p>zivilstand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5];&quot;,  &quot;;[.C15];&quot;   # &quot;;[.D15];&quot; alt &quot;;[.$A$1];&quot; &quot;;[.A15])" office:value-type="string" office:string-value="  property  :zivilstand,  String   #  alt Personal Zivilstand">
            <text:p><text:s text:c="2"/>property <text:s/>:zivilstand, <text:s/>String <text:s text:c="2"/># <text:s/>alt Personal Zivilstand</text:p>
          </table:table-cell>
          <table:table-cell table:formula="of:=CONCATENATE(&quot;:&quot;;[.B15];&quot; =&gt; row[&quot;;TEXT(ROW([.E15])-3;&quot;0&quot;);&quot;], &quot;)" office:value-type="string" office:string-value=":zivilstand =&gt; row[12], ">
            <text:p>:zivilstand =&gt; row[12], </text:p>
          </table:table-cell>
        </table:table-row>
        <table:table-row table:style-name="ro1">
          <table:table-cell office:value-type="string">
            <text:p>Berufe</text:p>
          </table:table-cell>
          <table:table-cell table:formula="of:=LOWER([.A16])" office:value-type="string" office:string-value="berufe">
            <text:p>beruf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6];&quot;,  &quot;;[.C16];&quot;   # &quot;;[.D16];&quot; alt &quot;;[.$A$1];&quot; &quot;;[.A16])" office:value-type="string" office:string-value="  property  :berufe,  String   #  alt Personal Berufe">
            <text:p><text:s text:c="2"/>property <text:s/>:berufe, <text:s/>String <text:s text:c="2"/># <text:s/>alt Personal Berufe</text:p>
          </table:table-cell>
          <table:table-cell table:formula="of:=CONCATENATE(&quot;:&quot;;[.B16];&quot; =&gt; row[&quot;;TEXT(ROW([.E16])-3;&quot;0&quot;);&quot;], &quot;)" office:value-type="string" office:string-value=":berufe =&gt; row[13], ">
            <text:p>:berufe =&gt; row[13], </text:p>
          </table:table-cell>
        </table:table-row>
        <table:table-row table:style-name="ro1">
          <table:table-cell office:value-type="string">
            <text:p>Lehre_von_bis</text:p>
          </table:table-cell>
          <table:table-cell table:formula="of:=LOWER([.A17])" office:value-type="string" office:string-value="lehre_von_bis">
            <text:p>lehre_von_bis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7];&quot;,  &quot;;[.C17];&quot;   # &quot;;[.D17];&quot; alt &quot;;[.$A$1];&quot; &quot;;[.A17])" office:value-type="string" office:string-value="  property  :lehre_von_bis,  String   #  alt Personal Lehre_von_bis">
            <text:p><text:s text:c="2"/>property <text:s/>:lehre_von_bis, <text:s/>String <text:s text:c="2"/># <text:s/>alt Personal Lehre_von_bis</text:p>
          </table:table-cell>
          <table:table-cell table:formula="of:=CONCATENATE(&quot;:&quot;;[.B17];&quot; =&gt; row[&quot;;TEXT(ROW([.E17])-3;&quot;0&quot;);&quot;], &quot;)" office:value-type="string" office:string-value=":lehre_von_bis =&gt; row[14], ">
            <text:p>:lehre_von_bis =&gt; row[14], </text:p>
          </table:table-cell>
        </table:table-row>
        <table:table-row table:style-name="ro1">
          <table:table-cell office:value-type="string">
            <text:p>Lehre_wo</text:p>
          </table:table-cell>
          <table:table-cell table:formula="of:=LOWER([.A18])" office:value-type="string" office:string-value="lehre_wo">
            <text:p>lehre_wo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8];&quot;,  &quot;;[.C18];&quot;   # &quot;;[.D18];&quot; alt &quot;;[.$A$1];&quot; &quot;;[.A18])" office:value-type="string" office:string-value="  property  :lehre_wo,  String   #  alt Personal Lehre_wo">
            <text:p><text:s text:c="2"/>property <text:s/>:lehre_wo, <text:s/>String <text:s text:c="2"/># <text:s/>alt Personal Lehre_wo</text:p>
          </table:table-cell>
          <table:table-cell table:formula="of:=CONCATENATE(&quot;:&quot;;[.B18];&quot; =&gt; row[&quot;;TEXT(ROW([.E18])-3;&quot;0&quot;);&quot;], &quot;)" office:value-type="string" office:string-value=":lehre_wo =&gt; row[15], ">
            <text:p>:lehre_wo =&gt; row[15], </text:p>
          </table:table-cell>
        </table:table-row>
        <table:table-row table:style-name="ro1">
          <table:table-cell office:value-type="string">
            <text:p>Bank01</text:p>
          </table:table-cell>
          <table:table-cell table:formula="of:=LOWER([.A19])" office:value-type="string" office:string-value="bank01">
            <text:p>bank01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19];&quot;,  &quot;;[.C19];&quot;   # &quot;;[.D19];&quot; alt &quot;;[.$A$1];&quot; &quot;;[.A19])" office:value-type="string" office:string-value="  property  :bank01,  String   #  alt Personal Bank01">
            <text:p><text:s text:c="2"/>property <text:s/>:bank01, <text:s/>String <text:s text:c="2"/># <text:s/>alt Personal Bank01</text:p>
          </table:table-cell>
          <table:table-cell table:formula="of:=CONCATENATE(&quot;:&quot;;[.B19];&quot; =&gt; row[&quot;;TEXT(ROW([.E19])-3;&quot;0&quot;);&quot;], &quot;)" office:value-type="string" office:string-value=":bank01 =&gt; row[16], ">
            <text:p>:bank01 =&gt; row[16], </text:p>
          </table:table-cell>
        </table:table-row>
        <table:table-row table:style-name="ro1">
          <table:table-cell office:value-type="string">
            <text:p>Postcheque</text:p>
          </table:table-cell>
          <table:table-cell table:formula="of:=LOWER([.A20])" office:value-type="string" office:string-value="postcheque">
            <text:p>postcheque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0];&quot;,  &quot;;[.C20];&quot;   # &quot;;[.D20];&quot; alt &quot;;[.$A$1];&quot; &quot;;[.A20])" office:value-type="string" office:string-value="  property  :postcheque,  String   #  alt Personal Postcheque">
            <text:p><text:s text:c="2"/>property <text:s/>:postcheque, <text:s/>String <text:s text:c="2"/># <text:s/>alt Personal Postcheque</text:p>
          </table:table-cell>
          <table:table-cell table:formula="of:=CONCATENATE(&quot;:&quot;;[.B20];&quot; =&gt; row[&quot;;TEXT(ROW([.E20])-3;&quot;0&quot;);&quot;], &quot;)" office:value-type="string" office:string-value=":postcheque =&gt; row[17], ">
            <text:p>:postcheque =&gt; row[17], </text:p>
          </table:table-cell>
        </table:table-row>
        <table:table-row table:style-name="ro1">
          <table:table-cell office:value-type="string">
            <text:p>Heimatort</text:p>
          </table:table-cell>
          <table:table-cell table:formula="of:=LOWER([.A21])" office:value-type="string" office:string-value="heimatort">
            <text:p>heimatort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1];&quot;,  &quot;;[.C21];&quot;   # &quot;;[.D21];&quot; alt &quot;;[.$A$1];&quot; &quot;;[.A21])" office:value-type="string" office:string-value="  property  :heimatort,  String   #  alt Personal Heimatort">
            <text:p><text:s text:c="2"/>property <text:s/>:heimatort, <text:s/>String <text:s text:c="2"/># <text:s/>alt Personal Heimatort</text:p>
          </table:table-cell>
          <table:table-cell table:formula="of:=CONCATENATE(&quot;:&quot;;[.B21];&quot; =&gt; row[&quot;;TEXT(ROW([.E21])-3;&quot;0&quot;);&quot;], &quot;)" office:value-type="string" office:string-value=":heimatort =&gt; row[18], ">
            <text:p>:heimatort =&gt; row[18], </text:p>
          </table:table-cell>
        </table:table-row>
        <table:table-row table:style-name="ro1">
          <table:table-cell office:value-type="string">
            <text:p>Angestellt_als</text:p>
          </table:table-cell>
          <table:table-cell table:formula="of:=LOWER([.A22])" office:value-type="string" office:string-value="angestellt_als">
            <text:p>angestellt_als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2];&quot;,  &quot;;[.C22];&quot;   # &quot;;[.D22];&quot; alt &quot;;[.$A$1];&quot; &quot;;[.A22])" office:value-type="string" office:string-value="  property  :angestellt_als,  String   #  alt Personal Angestellt_als">
            <text:p><text:s text:c="2"/>property <text:s/>:angestellt_als, <text:s/>String <text:s text:c="2"/># <text:s/>alt Personal Angestellt_als</text:p>
          </table:table-cell>
          <table:table-cell table:formula="of:=CONCATENATE(&quot;:&quot;;[.B22];&quot; =&gt; row[&quot;;TEXT(ROW([.E22])-3;&quot;0&quot;);&quot;], &quot;)" office:value-type="string" office:string-value=":angestellt_als =&gt; row[19], ">
            <text:p>:angestellt_als =&gt; row[19], </text:p>
          </table:table-cell>
        </table:table-row>
        <table:table-row table:style-name="ro1">
          <table:table-cell office:value-type="string">
            <text:p>Sortier</text:p>
          </table:table-cell>
          <table:table-cell table:formula="of:=LOWER([.A23])" office:value-type="string" office:string-value="sortier">
            <text:p>sortier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3];&quot;,  &quot;;[.C23];&quot;   # &quot;;[.D23];&quot; alt &quot;;[.$A$1];&quot; &quot;;[.A23])" office:value-type="string" office:string-value="  property  :sortier,  String   #  alt Personal Sortier">
            <text:p><text:s text:c="2"/>property <text:s/>:sortier, <text:s/>String <text:s text:c="2"/># <text:s/>alt Personal Sortier</text:p>
          </table:table-cell>
          <table:table-cell table:formula="of:=CONCATENATE(&quot;:&quot;;[.B23];&quot; =&gt; row[&quot;;TEXT(ROW([.E23])-3;&quot;0&quot;);&quot;], &quot;)" office:value-type="string" office:string-value=":sortier =&gt; row[20], ">
            <text:p>:sortier =&gt; row[20], </text:p>
          </table:table-cell>
        </table:table-row>
        <table:table-row table:style-name="ro1">
          <table:table-cell office:value-type="string">
            <text:p>Notiz</text:p>
          </table:table-cell>
          <table:table-cell table:formula="of:=LOWER([.A24])" office:value-type="string" office:string-value="notiz">
            <text:p>notiz</text:p>
          </table:table-cell>
          <table:table-cell office:value-type="string">
            <text:p>String</text:p>
          </table:table-cell>
          <table:table-cell/>
          <table:table-cell table:formula="of:=CONCATENATE(&quot;  property  :&quot;;[.B24];&quot;,  &quot;;[.C24];&quot;   # &quot;;[.D24];&quot; alt &quot;;[.$A$1];&quot; &quot;;[.A24])" office:value-type="string" office:string-value="  property  :notiz,  String   #  alt Personal Notiz">
            <text:p><text:s text:c="2"/>property <text:s/>:notiz, <text:s/>String <text:s text:c="2"/># <text:s/>alt Personal Notiz</text:p>
          </table:table-cell>
          <table:table-cell table:formula="of:=CONCATENATE(&quot;:&quot;;[.B24];&quot; =&gt; row[&quot;;TEXT(ROW([.E24])-3;&quot;0&quot;);&quot;], &quot;)" office:value-type="string" office:string-value=":notiz =&gt; row[21], ">
            <text:p>:notiz =&gt; row[21], </text:p>
          </table:table-cell>
        </table:table-row>
        <table:table-row table:style-name="ro1" table:number-rows-repeated="104855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8T18:07:47</dc:date>
    <meta:generator>LibreOffice/3.5$Linux_X86_64 LibreOffice_project/350m1$Build-2</meta:generator>
    <meta:editing-duration>PT3H57M13S</meta:editing-duration>
    <meta:editing-cycles>81</meta:editing-cycles>
    <meta:document-statistic meta:table-count="11" meta:cell-count="2232" meta:object-count="0"/>
  </office:meta>
</office:document-meta>
</file>